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85" style:family="table-column">
      <style:table-column-properties fo:break-before="auto" style:column-width="2.3339in"/>
    </style:style>
    <style:style style:name="co65" style:family="table-column">
      <style:table-column-properties fo:break-before="auto" style:column-width="0.6181in"/>
    </style:style>
    <style:style style:name="co86" style:family="table-column">
      <style:table-column-properties fo:break-before="auto" style:column-width="2.489in"/>
    </style:style>
    <style:style style:name="co87" style:family="table-column">
      <style:table-column-properties fo:break-before="auto" style:column-width="0.3772in"/>
    </style:style>
    <style:style style:name="co88" style:family="table-column">
      <style:table-column-properties fo:break-before="auto" style:column-width="2.0291in"/>
    </style:style>
    <style:style style:name="co89" style:family="table-column">
      <style:table-column-properties fo:break-before="auto" style:column-width="2.7091in"/>
    </style:style>
    <style:style style:name="co90" style:family="table-column">
      <style:table-column-properties fo:break-before="auto" style:column-width="0.3516in"/>
    </style:style>
    <style:style style:name="co91" style:family="table-column">
      <style:table-column-properties fo:break-before="auto" style:column-width="1.3181in"/>
    </style:style>
    <style:style style:name="co92" style:family="table-column">
      <style:table-column-properties fo:break-before="auto" style:column-width="1.1909in"/>
    </style:style>
    <style:style style:name="co93" style:family="table-column">
      <style:table-column-properties fo:break-before="auto" style:column-width="2.4311in"/>
    </style:style>
    <style:style style:name="co94" style:family="table-column">
      <style:table-column-properties fo:break-before="auto" style:column-width="0.3008in"/>
    </style:style>
    <style:style style:name="co95" style:family="table-column">
      <style:table-column-properties fo:break-before="auto" style:column-width="2.2043in"/>
    </style:style>
    <style:style style:name="co96" style:family="table-column">
      <style:table-column-properties fo:break-before="auto" style:column-width="0.748in"/>
    </style:style>
    <style:style style:name="co97" style:family="table-column">
      <style:table-column-properties fo:break-before="auto" style:column-width="0.3571in"/>
    </style:style>
    <style:style style:name="co98" style:family="table-column">
      <style:table-column-properties fo:break-before="auto" style:column-width="1.572in"/>
    </style:style>
    <style:style style:name="co8" style:family="table-column">
      <style:table-column-properties fo:break-before="auto" style:column-width="0.4528in"/>
    </style:style>
    <style:style style:name="co99" style:family="table-column">
      <style:table-column-properties fo:break-before="auto" style:column-width="0.9701in"/>
    </style:style>
    <style:style style:name="co100" style:family="table-column">
      <style:table-column-properties fo:break-before="auto" style:column-width="10.1783in"/>
    </style:style>
    <style:style style:name="co41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889in"/>
    </style:style>
    <style:style style:name="co101" style:family="table-column">
      <style:table-column-properties fo:break-before="auto" style:column-width="10.839in"/>
    </style:style>
    <style:style style:name="co120" style:family="table-column">
      <style:table-column-properties fo:break-before="auto" style:column-width="6.0535in"/>
    </style:style>
    <style:style style:name="co23" style:family="table-column">
      <style:table-column-properties fo:break-before="auto" style:column-width="0.9492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4335in"/>
    </style:style>
    <style:style style:name="co26" style:family="table-column">
      <style:table-column-properties fo:break-before="auto" style:column-width="0.4327in"/>
    </style:style>
    <style:style style:name="co27" style:family="table-column">
      <style:table-column-properties fo:break-before="auto" style:column-width="0.4937in"/>
    </style:style>
    <style:style style:name="co28" style:family="table-column">
      <style:table-column-properties fo:break-before="auto" style:column-width="0.2071in"/>
    </style:style>
    <style:style style:name="co29" style:family="table-column">
      <style:table-column-properties fo:break-before="auto" style:column-width="1.5744in"/>
    </style:style>
    <style:style style:name="co30" style:family="table-column">
      <style:table-column-properties fo:break-before="auto" style:column-width="0.4945in"/>
    </style:style>
    <style:style style:name="co31" style:family="table-column">
      <style:table-column-properties fo:break-before="auto" style:column-width="0.502in"/>
    </style:style>
    <style:style style:name="co32" style:family="table-column">
      <style:table-column-properties fo:break-before="auto" style:column-width="1.9409in"/>
    </style:style>
    <style:style style:name="co33" style:family="table-column">
      <style:table-column-properties fo:break-before="auto" style:column-width="1.7189in"/>
    </style:style>
    <style:style style:name="co34" style:family="table-column">
      <style:table-column-properties fo:break-before="auto" style:column-width="1.0264in"/>
    </style:style>
    <style:style style:name="co35" style:family="table-column">
      <style:table-column-properties fo:break-before="auto" style:column-width="0.6953in"/>
    </style:style>
    <style:style style:name="co36" style:family="table-column">
      <style:table-column-properties fo:break-before="auto" style:column-width="0.8035in"/>
    </style:style>
    <style:style style:name="co37" style:family="table-column">
      <style:table-column-properties fo:break-before="auto" style:column-width="0.4783in"/>
    </style:style>
    <style:style style:name="co38" style:family="table-column">
      <style:table-column-properties fo:break-before="auto" style:column-width="1.278in"/>
    </style:style>
    <style:style style:name="co39" style:family="table-column">
      <style:table-column-properties fo:break-before="auto" style:column-width="2.65in"/>
    </style:style>
    <style:style style:name="co40" style:family="table-column">
      <style:table-column-properties fo:break-before="auto" style:column-width="1.1429in"/>
    </style:style>
    <style:style style:name="co42" style:family="table-column">
      <style:table-column-properties fo:break-before="auto" style:column-width="0.9953in"/>
    </style:style>
    <style:style style:name="co43" style:family="table-column">
      <style:table-column-properties fo:break-before="auto" style:column-width="3.0402in"/>
    </style:style>
    <style:style style:name="co44" style:family="table-column">
      <style:table-column-properties fo:break-before="auto" style:column-width="0.55in"/>
    </style:style>
    <style:style style:name="co45" style:family="table-column">
      <style:table-column-properties fo:break-before="auto" style:column-width="1.5181in"/>
    </style:style>
    <style:style style:name="co46" style:family="table-column">
      <style:table-column-properties fo:break-before="auto" style:column-width="0.6429in"/>
    </style:style>
    <style:style style:name="co47" style:family="table-column">
      <style:table-column-properties fo:break-before="auto" style:column-width="0.7035in"/>
    </style:style>
    <style:style style:name="co48" style:family="table-column">
      <style:table-column-properties fo:break-before="auto" style:column-width="0.9201in"/>
    </style:style>
    <style:style style:name="co49" style:family="table-column">
      <style:table-column-properties fo:break-before="auto" style:column-width="0.9083in"/>
    </style:style>
    <style:style style:name="co50" style:family="table-column">
      <style:table-column-properties fo:break-before="auto" style:column-width="1.0228in"/>
    </style:style>
    <style:style style:name="co51" style:family="table-column">
      <style:table-column-properties fo:break-before="auto" style:column-width="0.5256in"/>
    </style:style>
    <style:style style:name="co52" style:family="table-column">
      <style:table-column-properties fo:break-before="auto" style:column-width="0.9146in"/>
    </style:style>
    <style:style style:name="co53" style:family="table-column">
      <style:table-column-properties fo:break-before="auto" style:column-width="1.028in"/>
    </style:style>
    <style:style style:name="co54" style:family="table-column">
      <style:table-column-properties fo:break-before="auto" style:column-width="1.0161in"/>
    </style:style>
    <style:style style:name="co55" style:family="table-column">
      <style:table-column-properties fo:break-before="auto" style:column-width="1.0925in"/>
    </style:style>
    <style:style style:name="co56" style:family="table-column">
      <style:table-column-properties fo:break-before="auto" style:column-width="0.9445in"/>
    </style:style>
    <style:style style:name="co57" style:family="table-column">
      <style:table-column-properties fo:break-before="auto" style:column-width="0.9563in"/>
    </style:style>
    <style:style style:name="co58" style:family="table-column">
      <style:table-column-properties fo:break-before="auto" style:column-width="0.6992in"/>
    </style:style>
    <style:style style:name="co59" style:family="table-column">
      <style:table-column-properties fo:break-before="auto" style:column-width="0.6091in"/>
    </style:style>
    <style:style style:name="co60" style:family="table-column">
      <style:table-column-properties fo:break-before="auto" style:column-width="0.5902in"/>
    </style:style>
    <style:style style:name="co61" style:family="table-column">
      <style:table-column-properties fo:break-before="auto" style:column-width="0.6362in"/>
    </style:style>
    <style:style style:name="co62" style:family="table-column">
      <style:table-column-properties fo:break-before="auto" style:column-width="0.4965in"/>
    </style:style>
    <style:style style:name="co63" style:family="table-column">
      <style:table-column-properties fo:break-before="auto" style:column-width="0.5181in"/>
    </style:style>
    <style:style style:name="co64" style:family="table-column">
      <style:table-column-properties fo:break-before="auto" style:column-width="0.4811in"/>
    </style:style>
    <style:style style:name="co66" style:family="table-column">
      <style:table-column-properties fo:break-before="auto" style:column-width="0.4902in"/>
    </style:style>
    <style:style style:name="co67" style:family="table-column">
      <style:table-column-properties fo:break-before="auto" style:column-width="1.2102in"/>
    </style:style>
    <style:style style:name="co68" style:family="table-column">
      <style:table-column-properties fo:break-before="auto" style:column-width="0.6535in"/>
    </style:style>
    <style:style style:name="co69" style:family="table-column">
      <style:table-column-properties fo:break-before="auto" style:column-width="0.5244in"/>
    </style:style>
    <style:style style:name="co70" style:family="table-column">
      <style:table-column-properties fo:break-before="auto" style:column-width="0.4744in"/>
    </style:style>
    <style:style style:name="co71" style:family="table-column">
      <style:table-column-properties fo:break-before="auto" style:column-width="0.5063in"/>
    </style:style>
    <style:style style:name="co72" style:family="table-column">
      <style:table-column-properties fo:break-before="auto" style:column-width="0.5134in"/>
    </style:style>
    <style:style style:name="co73" style:family="table-column">
      <style:table-column-properties fo:break-before="auto" style:column-width="0.3165in"/>
    </style:style>
    <style:style style:name="co74" style:family="table-column">
      <style:table-column-properties fo:break-before="auto" style:column-width="0.6638in"/>
    </style:style>
    <style:style style:name="co75" style:family="table-column">
      <style:table-column-properties fo:break-before="auto" style:column-width="1.0898in"/>
    </style:style>
    <style:style style:name="co76" style:family="table-column">
      <style:table-column-properties fo:break-before="auto" style:column-width="0.4972in"/>
    </style:style>
    <style:style style:name="co77" style:family="table-column">
      <style:table-column-properties fo:break-before="auto" style:column-width="0.4839in"/>
    </style:style>
    <style:style style:name="co78" style:family="table-column">
      <style:table-column-properties fo:break-before="auto" style:column-width="1.5075in"/>
    </style:style>
    <style:style style:name="co79" style:family="table-column">
      <style:table-column-properties fo:break-before="auto" style:column-width="1.2953in"/>
    </style:style>
    <style:style style:name="co80" style:family="table-column">
      <style:table-column-properties fo:break-before="auto" style:column-width="1.3429in"/>
    </style:style>
    <style:style style:name="co81" style:family="table-column">
      <style:table-column-properties fo:break-before="auto" style:column-width="1.2465in"/>
    </style:style>
    <style:style style:name="co82" style:family="table-column">
      <style:table-column-properties fo:break-before="auto" style:column-width="1.3902in"/>
    </style:style>
    <style:style style:name="co83" style:family="table-column">
      <style:table-column-properties fo:break-before="auto" style:column-width="1.5256in"/>
    </style:style>
    <style:style style:name="co84" style:family="table-column">
      <style:table-column-properties fo:break-before="auto" style:column-width="0.5217in"/>
    </style:style>
    <style:style style:name="co102" style:family="table-column">
      <style:table-column-properties fo:break-before="auto" style:column-width="0.5126in"/>
    </style:style>
    <style:style style:name="co103" style:family="table-column">
      <style:table-column-properties fo:break-before="auto" style:column-width="0.5319in"/>
    </style:style>
    <style:style style:name="co104" style:family="table-column">
      <style:table-column-properties fo:break-before="auto" style:column-width="0.7929in"/>
    </style:style>
    <style:style style:name="co105" style:family="table-column">
      <style:table-column-properties fo:break-before="auto" style:column-width="0.7063in"/>
    </style:style>
    <style:style style:name="co106" style:family="table-column">
      <style:table-column-properties fo:break-before="auto" style:column-width="0.628in"/>
    </style:style>
    <style:style style:name="co107" style:family="table-column">
      <style:table-column-properties fo:break-before="auto" style:column-width="0.3874in"/>
    </style:style>
    <style:style style:name="co108" style:family="table-column">
      <style:table-column-properties fo:break-before="auto" style:column-width="0.3484in"/>
    </style:style>
    <style:style style:name="co109" style:family="table-column">
      <style:table-column-properties fo:break-before="auto" style:column-width="0.3764in"/>
    </style:style>
    <style:style style:name="co110" style:family="table-column">
      <style:table-column-properties fo:break-before="auto" style:column-width="1.002in"/>
    </style:style>
    <style:style style:name="co111" style:family="table-column">
      <style:table-column-properties fo:break-before="auto" style:column-width="3.9417in"/>
    </style:style>
    <style:style style:name="co112" style:family="table-column">
      <style:table-column-properties fo:break-before="auto" style:column-width="5.9764in"/>
    </style:style>
    <style:style style:name="co113" style:family="table-column">
      <style:table-column-properties fo:break-before="auto" style:column-width="2.1772in"/>
    </style:style>
    <style:style style:name="co114" style:family="table-column">
      <style:table-column-properties fo:break-before="auto" style:column-width="0.3862in"/>
    </style:style>
    <style:style style:name="co115" style:family="table-column">
      <style:table-column-properties fo:break-before="auto" style:column-width="1.8071in"/>
    </style:style>
    <style:style style:name="co116" style:family="table-column">
      <style:table-column-properties fo:break-before="auto" style:column-width="1.0374in"/>
    </style:style>
    <style:style style:name="co117" style:family="table-column">
      <style:table-column-properties fo:break-before="auto" style:column-width="1.7339in"/>
    </style:style>
    <style:style style:name="co118" style:family="table-column">
      <style:table-column-properties fo:break-before="auto" style:column-width="0.7126in"/>
    </style:style>
    <style:style style:name="co119" style:family="table-column">
      <style:table-column-properties fo:break-before="auto" style:column-width="0.3752in"/>
    </style:style>
    <style:style style:name="co121" style:family="table-column">
      <style:table-column-properties fo:break-before="auto" style:column-width="2.3283in"/>
    </style:style>
    <style:style style:name="co122" style:family="table-column">
      <style:table-column-properties fo:break-before="auto" style:column-width="0.2744in"/>
    </style:style>
    <style:style style:name="co123" style:family="table-column">
      <style:table-column-properties fo:break-before="auto" style:column-width="0.2138in"/>
    </style:style>
    <style:style style:name="co124" style:family="table-column">
      <style:table-column-properties fo:break-before="auto" style:column-width="2.0472in"/>
    </style:style>
    <style:style style:name="co125" style:family="table-column">
      <style:table-column-properties fo:break-before="auto" style:column-width="0.5457in"/>
    </style:style>
    <style:style style:name="co126" style:family="table-column">
      <style:table-column-properties fo:break-before="auto" style:column-width="0.652in"/>
    </style:style>
    <style:style style:name="co127" style:family="table-column">
      <style:table-column-properties fo:break-before="auto" style:column-width="0.5701in"/>
    </style:style>
    <style:style style:name="co128" style:family="table-column">
      <style:table-column-properties fo:break-before="auto" style:column-width="0.5819in"/>
    </style:style>
    <style:style style:name="co129" style:family="table-column">
      <style:table-column-properties fo:break-before="auto" style:column-width="0.7264in"/>
    </style:style>
    <style:style style:name="co130" style:family="table-column">
      <style:table-column-properties fo:break-before="auto" style:column-width="0.6272in"/>
    </style:style>
    <style:style style:name="co131" style:family="table-column">
      <style:table-column-properties fo:break-before="auto" style:column-width="0.5472in"/>
    </style:style>
    <style:style style:name="co132" style:family="table-column">
      <style:table-column-properties fo:break-before="auto" style:column-width="0.6661in"/>
    </style:style>
    <style:style style:name="co133" style:family="table-column">
      <style:table-column-properties fo:break-before="auto" style:column-width="1.4209in"/>
    </style:style>
    <style:style style:name="co134" style:family="table-column">
      <style:table-column-properties fo:break-before="auto" style:column-width="1.0138in"/>
    </style:style>
    <style:style style:name="co135" style:family="table-column">
      <style:table-column-properties fo:break-before="auto" style:column-width="0.8307in"/>
    </style:style>
    <style:style style:name="co136" style:family="table-column">
      <style:table-column-properties fo:break-before="auto" style:column-width="0.8492in"/>
    </style:style>
    <style:style style:name="co137" style:family="table-column">
      <style:table-column-properties fo:break-before="auto" style:column-width="0.4728in"/>
    </style:style>
    <style:style style:name="co138" style:family="table-column">
      <style:table-column-properties fo:break-before="auto" style:column-width="1.6992in"/>
    </style:style>
    <style:style style:name="co139" style:family="table-column">
      <style:table-column-properties fo:break-before="auto" style:column-width="0.7244in"/>
    </style:style>
    <style:style style:name="co140" style:family="table-column">
      <style:table-column-properties fo:break-before="auto" style:column-width="0.5898in"/>
    </style:style>
    <style:style style:name="ro3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218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1" style:family="table-row">
      <style:table-row-properties style:row-height="0.4146in" fo:break-before="auto" style:use-optimal-row-height="true"/>
    </style:style>
    <style:style style:name="ro22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3in" fo:break-before="auto" style:use-optimal-row-height="true"/>
    </style:style>
    <style:style style:name="ro24" style:family="table-row">
      <style:table-row-properties style:row-height="0.4071in" fo:break-before="auto" style:use-optimal-row-height="true"/>
    </style:style>
    <style:style style:name="ro25" style:family="table-row">
      <style:table-row-properties style:row-height="0.3925in" fo:break-before="auto" style:use-optimal-row-height="true"/>
    </style:style>
    <style:style style:name="ro26" style:family="table-row">
      <style:table-row-properties style:row-height="0.9535in" fo:break-before="auto" style:use-optimal-row-height="true"/>
    </style:style>
    <style:style style:name="ro27" style:family="table-row">
      <style:table-row-properties style:row-height="0.7665in" fo:break-before="auto" style:use-optimal-row-height="true"/>
    </style:style>
    <style:style style:name="ro28" style:family="table-row">
      <style:table-row-properties style:row-height="0.5799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0.2154in" fo:break-before="auto" style:use-optimal-row-height="true"/>
    </style:style>
    <style:style style:name="ro49" style:family="table-row">
      <style:table-row-properties style:row-height="0.2071in" fo:break-before="auto" style:use-optimal-row-height="true"/>
    </style:style>
    <style:style style:name="ro32" style:family="table-row">
      <style:table-row-properties style:row-height="0.3937in" fo:break-before="auto" style:use-optimal-row-height="true"/>
    </style:style>
    <style:style style:name="ro19" style:family="table-row">
      <style:table-row-properties style:row-height="0.1035in" fo:break-before="auto" style:use-optimal-row-height="false"/>
    </style:style>
    <style:style style:name="ro20" style:family="table-row">
      <style:table-row-properties style:row-height="0.2409in" fo:break-before="auto" style:use-optimal-row-height="true"/>
    </style:style>
    <style:style style:name="ro31" style:family="table-row">
      <style:table-row-properties style:row-height="0.2083in" fo:break-before="auto" style:use-optimal-row-height="true"/>
    </style:style>
    <style:style style:name="ro33" style:family="table-row">
      <style:table-row-properties style:row-height="0.1862in" fo:break-before="auto" style:use-optimal-row-height="true"/>
    </style:style>
    <style:style style:name="ro34" style:family="table-row">
      <style:table-row-properties style:row-height="0.1839in" fo:break-before="auto" style:use-optimal-row-height="true"/>
    </style:style>
    <style:style style:name="ro35" style:family="table-row">
      <style:table-row-properties style:row-height="0.2071in" fo:break-before="auto" style:use-optimal-row-height="false"/>
    </style:style>
    <style:style style:name="ro36" style:family="table-row">
      <style:table-row-properties style:row-height="0.2693in" fo:break-before="auto" style:use-optimal-row-height="true"/>
    </style:style>
    <style:style style:name="ro37" style:family="table-row">
      <style:table-row-properties style:row-height="0.1854in" fo:break-before="auto" style:use-optimal-row-height="true"/>
    </style:style>
    <style:style style:name="ro38" style:family="table-row">
      <style:table-row-properties style:row-height="0.1965in" fo:break-before="auto" style:use-optimal-row-height="false"/>
    </style:style>
    <style:style style:name="ro39" style:family="table-row">
      <style:table-row-properties style:row-height="0.2244in" fo:break-before="auto" style:use-optimal-row-height="true"/>
    </style:style>
    <style:style style:name="ro40" style:family="table-row">
      <style:table-row-properties style:row-height="0.1835in" fo:break-before="auto" style:use-optimal-row-height="true"/>
    </style:style>
    <style:style style:name="ro41" style:family="table-row">
      <style:table-row-properties style:row-height="0.352in" fo:break-before="auto" style:use-optimal-row-height="true"/>
    </style:style>
    <style:style style:name="ro42" style:family="table-row">
      <style:table-row-properties style:row-height="0.6839in" fo:break-before="auto" style:use-optimal-row-height="true"/>
    </style:style>
    <style:style style:name="ro43" style:family="table-row">
      <style:table-row-properties style:row-height="0.8492in" fo:break-before="auto" style:use-optimal-row-height="true"/>
    </style:style>
    <style:style style:name="ro44" style:family="table-row">
      <style:table-row-properties style:row-height="0.5181in" fo:break-before="auto" style:use-optimal-row-height="true"/>
    </style:style>
    <style:style style:name="ro45" style:family="table-row">
      <style:table-row-properties style:row-height="0.3898in" fo:break-before="auto" style:use-optimal-row-height="true"/>
    </style:style>
    <style:style style:name="ro46" style:family="table-row">
      <style:table-row-properties style:row-height="0.3091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219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2194" style:family="table-cell" style:parent-style-name="Default">
      <style:table-cell-properties style:vertical-align="middle"/>
      <style:text-properties style:font-name="Avenir3"/>
    </style:style>
    <style:style style:name="ce2195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2196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21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98" style:family="table-cell" style:parent-style-name="Default">
      <style:table-cell-properties style:vertical-align="middle"/>
      <style:text-properties style:font-name="Avenir6"/>
    </style:style>
    <style:style style:name="ce21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22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20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2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2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/>
    </style:style>
    <style:style style:name="ce22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3"/>
    </style:style>
    <style:style style:name="ce22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2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3" fo:font-weight="bold" style:font-weight-asian="bold" style:font-weight-complex="bold"/>
    </style:style>
    <style:style style:name="ce221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2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21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2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21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2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21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2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20" style:family="table-cell" style:parent-style-name="Default">
      <style:table-cell-properties fo:background-color="transparent" style:vertical-align="middle"/>
      <style:text-properties style:font-name="Avenir3"/>
    </style:style>
    <style:style style:name="ce2221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2222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2223" style:family="table-cell" style:parent-style-name="Default">
      <style:table-cell-properties style:vertical-align="middle"/>
      <style:text-properties style:use-window-font-color="true" style:font-name="Avenir3"/>
    </style:style>
    <style:style style:name="ce224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47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248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22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5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2252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2253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22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55" style:family="table-cell" style:parent-style-name="Default">
      <style:text-properties fo:font-size="8pt" style:font-size-asian="8pt" style:font-size-complex="8pt"/>
    </style:style>
    <style:style style:name="ce52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7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56" style:family="table-cell" style:parent-style-name="Default">
      <style:table-cell-properties fo:wrap-option="no-wrap" style:vertical-align="middle"/>
    </style:style>
    <style:style style:name="ce2257" style:family="table-cell" style:parent-style-name="Default">
      <style:table-cell-properties fo:wrap-option="wrap" style:vertical-align="middle"/>
    </style:style>
    <style:style style:name="ce163" style:family="table-cell" style:parent-style-name="Default">
      <style:text-properties style:font-name="Avenir"/>
    </style:style>
    <style:style style:name="ce2258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259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260" style:family="table-cell" style:parent-style-name="Default" style:data-style-name="N100">
      <style:table-cell-properties fo:wrap-option="wrap"/>
      <style:text-properties style:use-window-font-color="true" style:font-name="Avenir" fo:font-weight="normal" style:font-weight-asian="normal" style:font-weight-complex="normal"/>
    </style:style>
    <style:style style:name="ce2261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262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263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264" style:family="table-cell" style:parent-style-name="Default" style:data-style-name="N100">
      <style:text-properties style:font-name="Avenir" fo:font-weight="bold"/>
    </style:style>
    <style:style style:name="ce2265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266" style:family="table-cell" style:parent-style-name="Default" style:data-style-name="N100">
      <style:text-properties style:font-name="Avenir" fo:font-weight="normal"/>
    </style:style>
    <style:style style:name="ce2267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268" style:family="table-cell" style:parent-style-name="Default" style:data-style-name="N100">
      <style:text-properties fo:color="#ff0000" style:font-name="Avenir" fo:font-weight="bold"/>
    </style:style>
    <style:style style:name="ce2269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270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272" style:family="table-cell" style:parent-style-name="Default">
      <style:text-properties style:font-name="Avenir" fo:font-weight="normal"/>
    </style:style>
    <style:style style:name="ce544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27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4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15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164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99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58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58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1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101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3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27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51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6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37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7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19" style:family="table-cell" style:parent-style-name="Default">
      <style:table-cell-properties fo:background-color="#ffffd7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23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2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4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873" style:family="table-cell" style:parent-style-name="Default">
      <style:table-cell-properties fo:background-color="transparent" style:vertical-align="middle"/>
      <style:text-properties style:font-name="Avenir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4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4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"/>
    </style:style>
    <style:style style:name="ce524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526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52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3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3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53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54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4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54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550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45" style:family="table-cell" style:parent-style-name="Default">
      <style:table-cell-properties fo:border="0.74pt solid #000000" style:vertical-align="middle"/>
    </style:style>
    <style:style style:name="ce946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5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5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5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8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57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98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5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9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9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4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4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6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626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62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63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63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64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style="normal" fo:font-weight="bold" style:font-size-asian="14pt" style:font-style-asian="normal" style:font-size-complex="14pt" style:font-style-complex="normal"/>
    </style:style>
    <style:style style:name="ce684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70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71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13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74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3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3" fo:font-style="normal" style:font-style-asian="normal" style:font-style-complex="normal"/>
    </style:style>
    <style:style style:name="ce761" style:family="table-cell" style:parent-style-name="Default">
      <style:text-properties style:font-name="Avenir3" fo:font-style="normal" style:font-style-asian="normal" style:font-style-complex="normal"/>
    </style:style>
    <style:style style:name="ce7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7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87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3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0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81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3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84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50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8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3" fo:font-style="normal" fo:font-weight="bold" style:font-style-asian="normal" style:font-weight-asian="bold" style:font-style-complex="normal" style:font-weight-complex="bold"/>
    </style:style>
    <style:style style:name="ce8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3" fo:font-style="normal" style:font-style-asian="normal" style:font-style-complex="normal"/>
    </style:style>
    <style:style style:name="ce8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9pt" fo:font-style="normal" fo:font-weight="bold" style:font-style-asian="normal" style:font-style-complex="normal"/>
    </style:style>
    <style:style style:name="ce9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9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2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853" style:family="table-cell" style:parent-style-name="Default" style:data-style-name="N146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3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5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  <style:map style:condition="cell-content()=0" style:apply-style-name="Piros_5f_háttér" style:base-cell-address="Harcértékek.E65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)" style:apply-style-name="Szürke_5f_háttér" style:base-cell-address="Harcértékek.E80"/>
    </style:style>
    <style:style style:name="ce152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5)" style:apply-style-name="Szürke_5f_háttér" style:base-cell-address="Harcértékek.E81"/>
    </style:style>
    <style:style style:name="ce152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9)" style:apply-style-name="Szürke_5f_háttér" style:base-cell-address="Harcértékek.E82"/>
    </style:style>
    <style:style style:name="ce153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3)" style:apply-style-name="Szürke_5f_háttér" style:base-cell-address="Harcértékek.E83"/>
    </style:style>
    <style:style style:name="ce15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7)" style:apply-style-name="Szürke_5f_háttér" style:base-cell-address="Harcértékek.E84"/>
    </style:style>
    <style:style style:name="ce15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927" style:family="table-cell" style:parent-style-name="Default" style:data-style-name="N19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3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)" style:apply-style-name="Szürke_5f_háttér" style:base-cell-address="Harcértékek.F80"/>
    </style:style>
    <style:style style:name="ce156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6)" style:apply-style-name="Szürke_5f_háttér" style:base-cell-address="Harcértékek.F81"/>
    </style:style>
    <style:style style:name="ce156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0)" style:apply-style-name="Szürke_5f_háttér" style:base-cell-address="Harcértékek.F82"/>
    </style:style>
    <style:style style:name="ce157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4)" style:apply-style-name="Szürke_5f_háttér" style:base-cell-address="Harcértékek.F83"/>
    </style:style>
    <style:style style:name="ce157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8)" style:apply-style-name="Szürke_5f_háttér" style:base-cell-address="Harcértékek.F84"/>
    </style:style>
    <style:style style:name="ce157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3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06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08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8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3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3)" style:apply-style-name="Szürke_5f_háttér" style:base-cell-address="Harcértékek.G80"/>
    </style:style>
    <style:style style:name="ce160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7)" style:apply-style-name="Szürke_5f_háttér" style:base-cell-address="Harcértékek.G81"/>
    </style:style>
    <style:style style:name="ce160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1)" style:apply-style-name="Szürke_5f_háttér" style:base-cell-address="Harcértékek.G82"/>
    </style:style>
    <style:style style:name="ce160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5)" style:apply-style-name="Szürke_5f_háttér" style:base-cell-address="Harcértékek.G83"/>
    </style:style>
    <style:style style:name="ce160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9)" style:apply-style-name="Szürke_5f_háttér" style:base-cell-address="Harcértékek.G84"/>
    </style:style>
    <style:style style:name="ce160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3)" style:apply-style-name="Szürke_5f_háttér" style:base-cell-address="Harcértékek.G85"/>
    </style:style>
    <style:style style:name="ce16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64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4)" style:apply-style-name="Szürke_5f_háttér" style:base-cell-address="Harcértékek.H80"/>
    </style:style>
    <style:style style:name="ce165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8)" style:apply-style-name="Szürke_5f_háttér" style:base-cell-address="Harcértékek.H81"/>
    </style:style>
    <style:style style:name="ce165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12)" style:apply-style-name="Szürke_5f_háttér" style:base-cell-address="Harcértékek.H82"/>
    </style:style>
    <style:style style:name="ce165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16)" style:apply-style-name="Szürke_5f_háttér" style:base-cell-address="Harcértékek.H83"/>
    </style:style>
    <style:style style:name="ce165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20)" style:apply-style-name="Szürke_5f_háttér" style:base-cell-address="Harcértékek.H84"/>
    </style:style>
    <style:style style:name="ce165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0" style:family="table-cell" style:parent-style-name="Default" style:data-style-name="N172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91" style:family="table-cell" style:parent-style-name="Default" style:data-style-name="N172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</style:style>
    <style:style style:name="ce1071" style:family="table-cell" style:parent-style-name="Default" style:data-style-name="N172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</style:style>
    <style:style style:name="ce1072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3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1106" style:family="table-cell" style:parent-style-name="Default">
      <style:text-properties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3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3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741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3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3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3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3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3" fo:font-size="10pt" style:font-size-asian="10pt" style:font-size-complex="10pt"/>
    </style:style>
    <style:style style:name="ce137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7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3" fo:font-size="10pt" style:font-size-asian="10pt" style:font-size-complex="10pt"/>
    </style:style>
    <style:style style:name="ce1409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3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3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3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3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3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3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3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3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58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59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5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63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64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7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73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3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3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3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241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945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3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 fo:font-size="10pt" style:font-size-asian="10pt" style:font-size-complex="10pt"/>
    </style:style>
    <style:style style:name="ce1701" style:family="table-cell" style:parent-style-name="Default">
      <style:table-cell-properties fo:background-color="transparent" fo:border="none"/>
      <style:text-properties style:font-name="Avenir3" fo:font-size="10pt" style:font-size-asian="10pt" style:font-size-complex="10pt"/>
    </style:style>
    <style:style style:name="ce1702" style:family="table-cell" style:parent-style-name="Default">
      <style:table-cell-properties fo:background-color="transparent" fo:border="none"/>
      <style:text-properties style:font-name="Avenir3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733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" fo:font-size="13pt" fo:font-weight="bold" style:font-size-asian="13pt" style:font-weight-asian="bold" style:font-size-complex="13pt" style:font-weight-complex="bold"/>
    </style:style>
    <style:style style:name="ce2044" style:family="table-cell" style:parent-style-name="Default">
      <style:table-cell-properties fo:border="none" style:vertical-align="middle"/>
      <style:text-properties style:font-name="Avenir"/>
    </style:style>
    <style:style style:name="ce1679" style:family="table-cell" style:parent-style-name="Default" style:data-style-name="N219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5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5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60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2061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062" style:family="table-cell" style:parent-style-name="Default">
      <style:table-cell-properties fo:wrap-option="wrap" style:vertical-align="middle"/>
      <style:text-properties style:font-name="Avenir" fo:font-size="9pt" style:font-size-asian="9pt" style:font-size-complex="9pt"/>
    </style:style>
    <style:style style:name="ce2063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069" style:family="table-cell" style:parent-style-name="Default">
      <style:table-cell-properties fo:background-color="#81d41a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2070" style:family="table-cell" style:parent-style-name="Default">
      <style:table-cell-properties fo:border="none" style:vertical-align="middle"/>
      <style:text-properties style:font-name="Avenir" fo:font-size="9pt" style:font-size-asian="9pt" style:font-size-complex="9pt"/>
    </style:style>
    <style:style style:name="ce207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20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2073" style:family="table-cell" style:parent-style-name="Default">
      <style:table-cell-properties fo:background-color="#729fcf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20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8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8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20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9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1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93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10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1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1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2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3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7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8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9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4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0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0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5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5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5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5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52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25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2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3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7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4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4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55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555" style:family="table-cell" style:parent-style-name="Default">
      <style:table-cell-properties fo:border="0.74pt solid #000000" style:vertical-align="middle"/>
      <style:text-properties style:font-name="Avenir" fo:font-size="9pt" style:font-size-asian="9pt" style:font-size-complex="9pt"/>
    </style:style>
    <style:style style:name="ce255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55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55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5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5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6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6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569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"/>
    </style:style>
    <style:style style:name="ce257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25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57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2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2182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4"/>
    <style:style style:name="ce227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2274" style:family="table-cell" style:parent-style-name="Default">
      <style:table-cell-properties style:vertical-align="middle"/>
      <style:text-properties style:font-name="Avenir3"/>
    </style:style>
    <style:style style:name="ce2275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2276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227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79" style:family="table-cell" style:parent-style-name="Default">
      <style:table-cell-properties style:vertical-align="middle"/>
      <style:text-properties style:font-name="Avenir6"/>
    </style:style>
    <style:style style:name="ce22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228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28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2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/>
    </style:style>
    <style:style style:name="ce22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3"/>
    </style:style>
    <style:style style:name="ce22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3" fo:font-weight="bold" style:font-weight-asian="bold" style:font-weight-complex="bold"/>
    </style:style>
    <style:style style:name="ce229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29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29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29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30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30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30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3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04" style:family="table-cell" style:parent-style-name="Default">
      <style:table-cell-properties fo:background-color="transparent" style:vertical-align="middle"/>
      <style:text-properties style:font-name="Avenir3"/>
    </style:style>
    <style:style style:name="ce2305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2306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2307" style:family="table-cell" style:parent-style-name="Default">
      <style:table-cell-properties style:vertical-align="middle"/>
      <style:text-properties style:use-window-font-color="true" style:font-name="Avenir3"/>
    </style:style>
    <style:style style:name="ce230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09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310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23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2314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2315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23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7" style:family="table-cell" style:parent-style-name="Default">
      <style:text-properties fo:font-size="8pt" style:font-size-asian="8pt" style:font-size-complex="8pt"/>
    </style:style>
    <style:style style:name="ce2318" style:family="table-cell" style:parent-style-name="Default">
      <style:table-cell-properties fo:wrap-option="no-wrap" style:vertical-align="middle"/>
    </style:style>
    <style:style style:name="ce2319" style:family="table-cell" style:parent-style-name="Default">
      <style:table-cell-properties fo:wrap-option="wrap" style:vertical-align="middle"/>
    </style:style>
    <style:style style:name="ce2320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321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322" style:family="table-cell" style:parent-style-name="Default" style:data-style-name="N100">
      <style:table-cell-properties fo:wrap-option="wrap"/>
      <style:text-properties style:use-window-font-color="true" style:font-name="Avenir" fo:font-weight="normal" style:font-weight-asian="normal" style:font-weight-complex="normal"/>
    </style:style>
    <style:style style:name="ce2323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324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325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326" style:family="table-cell" style:parent-style-name="Default" style:data-style-name="N100">
      <style:text-properties style:font-name="Avenir" fo:font-weight="bold"/>
    </style:style>
    <style:style style:name="ce2327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328" style:family="table-cell" style:parent-style-name="Default" style:data-style-name="N100">
      <style:text-properties style:font-name="Avenir" fo:font-weight="normal"/>
    </style:style>
    <style:style style:name="ce2329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330" style:family="table-cell" style:parent-style-name="Default" style:data-style-name="N100">
      <style:text-properties fo:color="#ff0000" style:font-name="Avenir" fo:font-weight="bold"/>
    </style:style>
    <style:style style:name="ce2331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332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333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7pt"/>
    </style:style>
    <style:style style:name="ce2059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3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3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3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7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38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38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3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3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431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328" style:family="table-cell" style:parent-style-name="Default" style:data-style-name="N14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76" style:family="table-cell" style:parent-style-name="Default" style:data-style-name="N21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330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331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332" style:family="table-cell" style:parent-style-name="Default" style:data-style-name="N14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640" style:family="table-cell" style:parent-style-name="Default" style:data-style-name="N14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641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230" style:family="table-cell" style:parent-style-name="Default" style:data-style-name="N21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2420" style:family="table-cell" style:parent-style-name="Default">
      <style:table-cell-properties fo:border="0.06pt solid #000000" style:vertical-align="middle"/>
      <style:text-properties style:font-name="Avenir3"/>
    </style:style>
    <style:style style:name="ce24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097" style:family="table-cell" style:parent-style-name="Default">
      <style:table-cell-properties fo:border="0.74pt solid #000000" style:vertical-align="middle"/>
      <style:text-properties style:font-name="Avenir3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43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weight="bold"/>
    </style:style>
    <style:style style:name="ce24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4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4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44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4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4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4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8pt"/>
    </style:style>
    <style:style style:name="ce24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4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3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247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3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3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3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3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229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3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3" fo:font-weight="bold"/>
    </style:style>
    <style:style style:name="ce1808" style:family="table-cell" style:parent-style-name="Default" style:data-style-name="N150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6pt"/>
    </style:style>
    <style:style style:name="ce258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3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3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style:font-style-asian="normal" style:font-style-complex="normal"/>
    </style:style>
    <style:style style:name="ce2427" style:family="table-cell" style:parent-style-name="Default" style:data-style-name="N20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444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3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04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4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3"/>
    </style:style>
    <style:style style:name="ce2529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65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54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text-outline="false" style:text-line-through-style="none" style:text-line-through-type="none" style:font-name="Avenir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158466" loext:opacity="100%"/>
    </style:style>
    <style:style style:name="T73" style:family="text">
      <style:text-properties fo:color="#bf0041" loext:opacity="100%"/>
    </style:style>
    <style:style style:name="T66" style:family="text">
      <style:text-properties fo:color="#158466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bf0041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7pt" style:font-size-asian="7pt" style:font-size-complex="7pt"/>
    </style:style>
    <style:style style:name="T83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bf0041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158466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58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59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53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text-line-through-style="solid" style:text-line-through-type="single"/>
    </style:style>
    <style:style style:name="T17" style:family="text">
      <style:text-properties fo:font-weight="bold" style:font-weight-asian="bold" style:font-weight-complex="bold"/>
    </style:style>
    <style:style style:name="T48" style:family="text">
      <style:text-properties fo:font-weight="normal" style:font-weight-asian="normal" style:font-weight-complex="normal"/>
    </style:style>
    <style:style style:name="T86" style:family="text">
      <style:text-properties fo:color="#ff0000" loext:opacity="100%" fo:font-weight="bold" style:font-weight-asian="bold" style:font-weight-complex="bold"/>
    </style:style>
    <style:style style:name="T87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8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9" style:family="text">
      <style:text-properties style:font-name="Avenir"/>
    </style:style>
    <style:style style:name="T90" style:family="text">
      <style:text-properties style:font-name="Avenir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5" style:family="text">
      <style:text-properties fo:font-size="8pt" style:font-size-asian="8pt" style:font-size-complex="8pt"/>
    </style:style>
    <style:style style:name="T3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8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9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0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2" style:family="text">
      <style:text-properties fo:font-size="7pt"/>
    </style:style>
    <style:style style:name="T4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5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1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2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6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6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94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9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9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9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fo:color="#158466"/>
    </style:style>
    <style:style style:name="T101" style:family="text">
      <style:text-properties fo:color="#bf0041"/>
    </style:style>
    <style:style style:name="T102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3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10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10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10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10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110" style:family="text">
      <style:text-properties style:text-line-through-type="single"/>
    </style:style>
    <style:style style:name="T111" style:family="text">
      <style:text-properties fo:color="#ff0000" fo:font-weight="bold" style:font-weight-asian="bold" style:font-weight-complex="bold"/>
    </style:style>
    <style:style style:name="T11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4" style:family="text">
      <style:text-properties style:font-name="Avenir"/>
    </style:style>
    <style:style style:name="T115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6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1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2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3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5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6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9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base-cell-address="Speciális.A14">
          <table:help-message table:display="true"/>
          <table:error-message table:message-type="stop" table:display="true"/>
        </table:content-validation>
        <table:content-validation table:name="val104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5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7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8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9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0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1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2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5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6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7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3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4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5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7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9" table:base-cell-address="Harcértékek.E65">
          <table:help-message table:title="Kétkezes harc - Harckeret" table:display="true">
            <text:p>Ha 0, akkor már NEM is támadhatsz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2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3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4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5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6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7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8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9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0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1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2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3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5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6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7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8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9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0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1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2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3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4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5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6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7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8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0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7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3" table:default-cell-style-name="ce164"/>
        <table:table-column table:style-name="co24" table:default-cell-style-name="ce164"/>
        <table:table-column table:style-name="co25" table:default-cell-style-name="ce164"/>
        <table:table-column table:style-name="co26" table:default-cell-style-name="ce164"/>
        <table:table-column table:style-name="co27" table:default-cell-style-name="ce164"/>
        <table:table-column table:style-name="co28" table:default-cell-style-name="ce164"/>
        <table:table-column table:style-name="co29" table:default-cell-style-name="ce164"/>
        <table:table-column table:style-name="co8" table:number-columns-repeated="2" table:default-cell-style-name="ce164"/>
        <table:table-column table:style-name="co30" table:default-cell-style-name="ce164"/>
        <table:table-column table:style-name="co31" table:default-cell-style-name="ce164"/>
        <table:table-column table:style-name="co32" table:default-cell-style-name="ce164"/>
        <table:table-column table:style-name="co33" table:default-cell-style-name="ce164"/>
        <table:table-column table:style-name="co34" table:default-cell-style-name="ce164"/>
        <table:table-column table:style-name="co14" table:default-cell-style-name="ce164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7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5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27" table:number-columns-spanned="11" table:number-rows-spanned="1"/>
          <table:covered-table-cell/>
          <table:covered-table-cell table:number-columns-repeated="9" table:style-name="ce12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2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19">
          <table:table-cell table:style-name="ce24" table:number-columns-spanned="11" table:number-rows-spanned="1"/>
          <table:covered-table-cell/>
          <table:covered-table-cell table:number-columns-repeated="8" table:style-name="ce12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99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12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9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2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9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1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80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12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4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40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4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40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27"/>
          <table:table-cell table:style-name="ce5"/>
          <table:table-cell table:style-name="ce224" table:number-columns-spanned="5" table:number-rows-spanned="1"/>
          <table:covered-table-cell table:number-columns-repeated="4" table:style-name="ce12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82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36">Harcmodor képzettségek </text:span><text:span text:style-name="T39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377"/>
          <table:covered-table-cell table:style-name="Default"/>
          <table:table-cell table:style-name="ce37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206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379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20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379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20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379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20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379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20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20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3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20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08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20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127"/>
          <table:covered-table-cell table:style-name="ce273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99" table:content-validation-name="val22"/>
          <table:table-cell table:style-name="ce273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379" table:content-validation-name="val7"/>
          <table:covered-table-cell table:style-name="Default"/>
          <table:table-cell table:style-name="ce779" table:content-validation-name="val5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1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88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127" table:number-columns-spanned="5" table:number-rows-spanned="1"/>
          <table:covered-table-cell/>
          <table:covered-table-cell table:number-columns-repeated="3" table:style-name="ce12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36">Primer világi képzettségek</text:span><text:span text:style-name="T37"> </text:span><text:span text:style-name="T38">🅿️</text:span></text:p>
          </table:table-cell>
          <table:covered-table-cell table:number-columns-repeated="2" table:style-name="ce223"/>
          <table:covered-table-cell table:style-name="ce101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40">Harci fortélyok  </text:span><text:span text:style-name="T41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182" table:content-validation-name="val7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1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23" table:content-validation-name="val44" table:formula="of:=[$Fortélylista.B73]" office:value-type="float" office:value="3" calcext:value-type="float">
            <text:p>3</text:p>
          </table:table-cell>
          <table:table-cell table:style-name="ce291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524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1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23" table:content-validation-name="val45" table:formula="of:=[$Fortélylista.B67]" office:value-type="float" office:value="4" calcext:value-type="float">
            <text:p>4</text:p>
          </table:table-cell>
          <table:table-cell table:style-name="ce296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24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1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23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524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1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23" table:content-validation-name="val47" office:value-type="float" office:value="3" calcext:value-type="float">
            <text:p>3</text:p>
          </table:table-cell>
          <table:table-cell table:style-name="ce300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24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1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23" table:content-validation-name="val48" table:formula="of:=[$Fortélylista.B72]" office:value-type="float" office:value="3" calcext:value-type="float">
            <text:p>3</text:p>
          </table:table-cell>
          <table:table-cell table:style-name="ce305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524" table:content-validation-name="val7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1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23" table:content-validation-name="val49" table:formula="of:=[$Fortélylista.B68]" office:value-type="float" office:value="3" calcext:value-type="float">
            <text:p>3</text:p>
          </table:table-cell>
          <table:table-cell table:style-name="ce306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24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1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23" table:content-validation-name="val50" table:formula="of:=[$Fortélylista.B69]" office:value-type="float" office:value="1" calcext:value-type="float">
            <text:p>1</text:p>
          </table:table-cell>
          <table:table-cell table:style-name="ce307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24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1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9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1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0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41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1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28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182" table:content-validation-name="val9"/>
          <table:table-cell table:style-name="ce11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182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127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425" table:content-validation-name="val52" table:formula="of:=[$Fortélylista.B51]" office:value-type="float" office:value="1" calcext:value-type="float">
            <text:p>1</text:p>
          </table:table-cell>
          <table:table-cell table:style-name="ce333" table:content-validation-name="val68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526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5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6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6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6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6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6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6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6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6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6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6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6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6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6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6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6" table:content-validation-name="val75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6" table:content-validation-name="val75"/>
        </table:table-row>
        <table:table-row table:style-name="ro1">
          <table:table-cell table:style-name="ce159" table:content-validation-name="val5" office:value-type="string" calcext:value-type="string">
            <text:p>Szakma:</text:p>
          </table:table-cell>
          <table:table-cell table:style-name="ce186" table:content-validation-name="val10" table:number-columns-spanned="2" table:number-rows-spanned="1"/>
          <table:covered-table-cell table:style-name="ce18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6" table:content-validation-name="val75"/>
        </table:table-row>
        <table:table-row table:style-name="ro1">
          <table:table-cell table:style-name="ce159" table:content-validation-name="val5" office:value-type="string" calcext:value-type="string">
            <text:p>Szakma:</text:p>
          </table:table-cell>
          <table:table-cell table:style-name="ce186" table:content-validation-name="val10" table:number-columns-spanned="2" table:number-rows-spanned="1"/>
          <table:covered-table-cell table:style-name="ce18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526" table:content-validation-name="val75"/>
        </table:table-row>
        <table:table-row table:style-name="ro1">
          <table:table-cell table:style-name="ce159" table:content-validation-name="val5" office:value-type="string" calcext:value-type="string">
            <text:p>Szakma:</text:p>
          </table:table-cell>
          <table:table-cell table:style-name="ce186" table:content-validation-name="val10" table:number-columns-spanned="2" table:number-rows-spanned="1"/>
          <table:covered-table-cell table:style-name="ce18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190" table:content-validation-name="val10" table:number-columns-spanned="2" table:number-rows-spanned="1"/>
          <table:covered-table-cell table:style-name="ce190" table:content-validation-name="val10"/>
          <table:table-cell table:style-name="ce118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6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425" table:content-validation-name="val53" office:value-type="float" office:value="5" calcext:value-type="float">
            <text:p>5</text:p>
          </table:table-cell>
          <table:table-cell table:style-name="ce458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36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425" table:content-validation-name="val53" office:value-type="float" office:value="1" calcext:value-type="float">
            <text:p>1</text:p>
          </table:table-cell>
          <table:table-cell table:style-name="ce458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3" table:print="false">
        <table:table-column table:style-name="co35" table:default-cell-style-name="ce550"/>
        <table:table-column table:style-name="co36" table:default-cell-style-name="ce550"/>
        <table:table-column table:style-name="co14" table:default-cell-style-name="ce550"/>
        <table:table-column table:style-name="co37" table:default-cell-style-name="ce550"/>
        <table:table-column table:style-name="co38" table:default-cell-style-name="ce550"/>
        <table:table-column table:style-name="co39" table:default-cell-style-name="ce550"/>
        <table:table-column table:style-name="co40" table:default-cell-style-name="ce550"/>
        <table:table-column table:style-name="co42" table:default-cell-style-name="ce550"/>
        <table:table-column table:style-name="co43" table:default-cell-style-name="ce550"/>
        <table:table-column table:style-name="co44" table:default-cell-style-name="ce550"/>
        <table:table-row table:style-name="ro20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127"/>
          <table:covered-table-cell table:number-columns-repeated="6" table:style-name="ce127" table:content-validation-name="val5"/>
          <table:covered-table-cell table:number-columns-repeated="2" table:style-name="ce545"/>
        </table:table-row>
        <table:table-row table:style-name="ro2">
          <table:table-cell table:style-name="ce529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98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45"/>
          <table:covered-table-cell table:style-name="ce977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626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626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45"/>
          <table:covered-table-cell table:style-name="ce977"/>
          <table:table-cell table:style-name="ce389" table:content-validation-name="val84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627" table:content-validation-name="val93" office:value-type="string" calcext:value-type="string" table:number-columns-spanned="2" table:number-rows-spanned="1">
            <text:p>Ember</text:p>
          </table:table-cell>
          <table:covered-table-cell table:style-name="ce627" table:content-validation-name="val93"/>
          <table:table-cell table:style-name="ce446" table:content-validation-name="val9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577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1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46"/>
          <table:covered-table-cell table:style-name="ce359"/>
          <table:covered-table-cell table:style-name="ce372"/>
          <table:covered-table-cell table:number-columns-repeated="4" table:style-name="ce946"/>
          <table:covered-table-cell table:style-name="ce483"/>
          <table:table-cell table:style-name="Default"/>
        </table:table-row>
        <table:table-row table:style-name="ro2">
          <table:table-cell table:style-name="ce53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55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554"/>
          <table:table-cell table:style-name="ce596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5" table:content-validation-name="val80"/>
          <table:table-cell table:style-name="ce548" table:content-validation-name="val85"/>
          <table:table-cell table:style-name="ce593" table:content-validation-name="val89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3" table:content-validation-name="val89"/>
          <table:table-cell table:style-name="ce629" table:content-validation-name="val94" table:number-columns-spanned="3" table:number-rows-spanned="1"/>
          <table:covered-table-cell table:style-name="ce629" table:content-validation-name="val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5" table:content-validation-name="val80"/>
          <table:table-cell table:style-name="ce548" table:content-validation-name="val85"/>
          <table:table-cell table:style-name="ce593" table:content-validation-name="val89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3" table:content-validation-name="val89"/>
          <table:table-cell table:style-name="ce629" table:number-columns-spanned="3" table:number-rows-spanned="1"/>
          <table:covered-table-cell table:style-name="ce6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5" table:content-validation-name="val80"/>
          <table:table-cell table:style-name="ce548" table:content-validation-name="val85"/>
          <table:table-cell table:style-name="ce593" table:content-validation-name="val89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3" table:content-validation-name="val89"/>
          <table:table-cell table:style-name="ce629" table:number-columns-spanned="3" table:number-rows-spanned="1"/>
          <table:covered-table-cell table:style-name="ce6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5" table:content-validation-name="val80"/>
          <table:table-cell table:style-name="ce548" table:content-validation-name="val85"/>
          <table:table-cell table:style-name="ce593" table:content-validation-name="val89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3" table:content-validation-name="val89"/>
          <table:table-cell table:style-name="ce629" table:number-columns-spanned="3" table:number-rows-spanned="1"/>
          <table:covered-table-cell table:style-name="ce6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5" table:content-validation-name="val80"/>
          <table:table-cell table:style-name="ce548" table:content-validation-name="val85"/>
          <table:table-cell table:style-name="ce593" table:content-validation-name="val89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3" table:content-validation-name="val89"/>
          <table:table-cell table:style-name="ce629" table:number-columns-spanned="3" table:number-rows-spanned="1"/>
          <table:covered-table-cell table:style-name="ce6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5" table:content-validation-name="val80"/>
          <table:table-cell table:style-name="ce548" table:content-validation-name="val85"/>
          <table:table-cell table:style-name="ce593" table:content-validation-name="val89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3" table:content-validation-name="val89"/>
          <table:table-cell table:style-name="ce629" table:number-columns-spanned="3" table:number-rows-spanned="1"/>
          <table:covered-table-cell table:style-name="ce6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5" table:content-validation-name="val80"/>
          <table:table-cell table:style-name="ce548" table:content-validation-name="val85"/>
          <table:table-cell table:style-name="ce593" table:content-validation-name="val89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3" table:content-validation-name="val89"/>
          <table:table-cell table:style-name="ce629" table:number-columns-spanned="3" table:number-rows-spanned="1"/>
          <table:covered-table-cell table:style-name="ce6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5" table:content-validation-name="val80"/>
          <table:table-cell table:style-name="ce548" table:content-validation-name="val85"/>
          <table:table-cell table:style-name="ce593" table:content-validation-name="val89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3" table:content-validation-name="val89"/>
          <table:table-cell table:style-name="ce629" table:number-columns-spanned="3" table:number-rows-spanned="1"/>
          <table:covered-table-cell table:style-name="ce6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5" table:content-validation-name="val80"/>
          <table:table-cell table:style-name="ce548" table:content-validation-name="val85"/>
          <table:table-cell table:style-name="ce593" table:content-validation-name="val8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3" table:content-validation-name="val89"/>
          <table:table-cell table:style-name="ce629" table:number-columns-spanned="3" table:number-rows-spanned="1"/>
          <table:covered-table-cell table:style-name="ce6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5" table:content-validation-name="val80"/>
          <table:table-cell table:style-name="ce548" table:content-validation-name="val85"/>
          <table:table-cell table:style-name="ce593" table:content-validation-name="val8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3" table:content-validation-name="val89"/>
          <table:table-cell table:style-name="ce629" table:number-columns-spanned="3" table:number-rows-spanned="1"/>
          <table:covered-table-cell table:style-name="ce6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5" table:content-validation-name="val80"/>
          <table:table-cell table:style-name="ce548" table:content-validation-name="val85"/>
          <table:table-cell table:style-name="ce593" table:content-validation-name="val8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3" table:content-validation-name="val89"/>
          <table:table-cell table:style-name="ce629" table:number-columns-spanned="3" table:number-rows-spanned="1"/>
          <table:covered-table-cell table:style-name="ce6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5" table:content-validation-name="val80"/>
          <table:table-cell table:style-name="ce548" table:content-validation-name="val85"/>
          <table:table-cell table:style-name="ce593" table:content-validation-name="val8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3" table:content-validation-name="val89"/>
          <table:table-cell table:style-name="ce629" table:number-columns-spanned="3" table:number-rows-spanned="1"/>
          <table:covered-table-cell table:style-name="ce6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555" table:content-validation-name="val80"/>
          <table:table-cell table:style-name="ce548" table:content-validation-name="val85"/>
          <table:table-cell table:style-name="ce593" table:content-validation-name="val8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3" table:content-validation-name="val89"/>
          <table:table-cell table:style-name="ce629" table:number-columns-spanned="3" table:number-rows-spanned="1"/>
          <table:covered-table-cell table:style-name="ce629"/>
          <table:covered-table-cell table:style-name="ce812"/>
          <table:table-cell table:style-name="ce490" table:content-validation-name="val98" office:value-type="string" calcext:value-type="string">
            <text:p>SzF KP</text:p>
          </table:table-cell>
        </table:table-row>
        <table:table-row table:style-name="ro2">
          <table:table-cell table:style-name="ce534" table:content-validation-name="val80" table:number-columns-spanned="3" table:number-rows-spanned="1"/>
          <table:covered-table-cell table:number-columns-repeated="2" table:style-name="ce556" table:content-validation-name="val80"/>
          <table:table-cell table:style-name="ce374" table:content-validation-name="val86"/>
          <table:table-cell table:style-name="ce595" table:content-validation-name="val8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5" table:content-validation-name="val89"/>
          <table:table-cell table:style-name="ce630" table:number-columns-spanned="3" table:number-rows-spanned="1"/>
          <table:covered-table-cell table:style-name="ce630"/>
          <table:covered-table-cell table:style-name="ce813"/>
          <table:table-cell table:style-name="ce490" table:content-validation-name="val9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1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8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532" office:value-type="string" calcext:value-type="string" table:number-columns-spanned="3" table:number-rows-spanned="1">
            <text:p>Kultúrkör</text:p>
          </table:table-cell>
          <table:covered-table-cell table:style-name="ce945"/>
          <table:covered-table-cell table:style-name="ce554"/>
          <table:table-cell table:style-name="ce376" table:content-validation-name="val87" table:formula="of:=ROUNDUP([$Alapértékek.D8]/2)-COUNTA([.A25:.C34])" office:value-type="float" office:value="3" calcext:value-type="float">
            <text:p>3</text:p>
          </table:table-cell>
          <table:table-cell table:style-name="ce59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539" table:content-validation-name="val81"/>
          <table:covered-table-cell table:style-name="ce548" table:content-validation-name="val81"/>
          <table:table-cell table:style-name="ce555" table:number-columns-spanned="2" table:number-rows-spanned="1"/>
          <table:covered-table-cell table:style-name="ce669"/>
          <table:table-cell table:style-name="ce637" table:content-validation-name="val95" table:number-columns-spanned="2" table:number-rows-spanned="1"/>
          <table:covered-table-cell table:style-name="ce63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539" table:content-validation-name="val81"/>
          <table:covered-table-cell table:style-name="ce548" table:content-validation-name="val81"/>
          <table:table-cell table:style-name="ce555" table:number-columns-spanned="2" table:number-rows-spanned="1"/>
          <table:covered-table-cell table:style-name="ce669"/>
          <table:table-cell table:style-name="ce637" table:content-validation-name="val95" table:number-columns-spanned="2" table:number-rows-spanned="1"/>
          <table:covered-table-cell table:style-name="ce63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539" table:content-validation-name="val81"/>
          <table:covered-table-cell table:style-name="ce548" table:content-validation-name="val81"/>
          <table:table-cell table:style-name="ce555" table:number-columns-spanned="2" table:number-rows-spanned="1"/>
          <table:covered-table-cell table:style-name="ce669"/>
          <table:table-cell table:style-name="ce637" table:content-validation-name="val95" table:number-columns-spanned="2" table:number-rows-spanned="1"/>
          <table:covered-table-cell table:style-name="ce63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539" table:content-validation-name="val81"/>
          <table:covered-table-cell table:style-name="ce548" table:content-validation-name="val81"/>
          <table:table-cell table:style-name="ce555" table:number-columns-spanned="2" table:number-rows-spanned="1"/>
          <table:covered-table-cell table:style-name="ce669"/>
          <table:table-cell table:style-name="ce637" table:content-validation-name="val95" table:number-columns-spanned="2" table:number-rows-spanned="1"/>
          <table:covered-table-cell table:style-name="ce63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539" table:content-validation-name="val81"/>
          <table:covered-table-cell table:style-name="ce548" table:content-validation-name="val81"/>
          <table:table-cell table:style-name="ce555" table:number-columns-spanned="2" table:number-rows-spanned="1"/>
          <table:covered-table-cell table:style-name="ce669"/>
          <table:table-cell table:style-name="ce637" table:content-validation-name="val95" table:number-columns-spanned="2" table:number-rows-spanned="1"/>
          <table:covered-table-cell table:style-name="ce63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539" table:content-validation-name="val81"/>
          <table:covered-table-cell table:style-name="ce548" table:content-validation-name="val81"/>
          <table:table-cell table:style-name="ce555" table:number-columns-spanned="2" table:number-rows-spanned="1"/>
          <table:covered-table-cell table:style-name="ce669"/>
          <table:table-cell table:style-name="ce637" table:content-validation-name="val95" table:number-columns-spanned="2" table:number-rows-spanned="1"/>
          <table:covered-table-cell table:style-name="ce63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539" table:content-validation-name="val81"/>
          <table:covered-table-cell table:style-name="ce548" table:content-validation-name="val81"/>
          <table:table-cell table:style-name="ce555" table:number-columns-spanned="2" table:number-rows-spanned="1"/>
          <table:covered-table-cell table:style-name="ce669"/>
          <table:table-cell table:style-name="ce637" table:content-validation-name="val95" table:number-columns-spanned="2" table:number-rows-spanned="1"/>
          <table:covered-table-cell table:style-name="ce63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539" table:content-validation-name="val81"/>
          <table:covered-table-cell table:style-name="ce548" table:content-validation-name="val81"/>
          <table:table-cell table:style-name="ce555" table:number-columns-spanned="2" table:number-rows-spanned="1"/>
          <table:covered-table-cell table:style-name="ce669"/>
          <table:table-cell table:style-name="ce637" table:content-validation-name="val95" table:number-columns-spanned="2" table:number-rows-spanned="1"/>
          <table:covered-table-cell table:style-name="ce63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539" table:content-validation-name="val81"/>
          <table:covered-table-cell table:style-name="ce548" table:content-validation-name="val81"/>
          <table:table-cell table:style-name="ce555" table:number-columns-spanned="2" table:number-rows-spanned="1"/>
          <table:covered-table-cell table:style-name="ce669"/>
          <table:table-cell table:style-name="ce637" table:content-validation-name="val95" table:number-columns-spanned="2" table:number-rows-spanned="1"/>
          <table:covered-table-cell table:style-name="ce637" table:content-validation-name="val95"/>
          <table:table-cell table:style-name="ce822"/>
          <table:table-cell table:style-name="Default"/>
        </table:table-row>
        <table:table-row table:style-name="ro2">
          <table:table-cell table:style-name="ce539" table:content-validation-name="val81" table:number-columns-spanned="4" table:number-rows-spanned="1"/>
          <table:covered-table-cell table:style-name="ce422" table:content-validation-name="val81"/>
          <table:covered-table-cell table:style-name="ce539" table:content-validation-name="val81"/>
          <table:covered-table-cell table:style-name="ce548" table:content-validation-name="val81"/>
          <table:table-cell table:style-name="ce555" table:number-columns-spanned="2" table:number-rows-spanned="1"/>
          <table:covered-table-cell table:style-name="ce669"/>
          <table:table-cell table:style-name="ce637" table:content-validation-name="val95" table:number-columns-spanned="2" table:number-rows-spanned="1"/>
          <table:covered-table-cell table:style-name="ce637" table:content-validation-name="val95"/>
          <table:table-cell table:style-name="ce822"/>
          <table:table-cell table:style-name="Default"/>
        </table:table-row>
        <table:table-row table:style-name="ro2">
          <table:table-cell table:style-name="ce529" table:number-columns-spanned="5" table:number-rows-spanned="1"/>
          <table:covered-table-cell table:number-columns-repeated="4" table:style-name="ce547"/>
          <table:table-cell table:style-name="ce209"/>
          <table:table-cell table:style-name="ce637" table:content-validation-name="val95" table:number-columns-spanned="2" table:number-rows-spanned="1"/>
          <table:covered-table-cell table:style-name="ce637" table:content-validation-name="val95"/>
          <table:table-cell table:style-name="ce822"/>
          <table:table-cell table:style-name="Default"/>
        </table:table-row>
        <table:table-row table:style-name="ro31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80"/>
          <table:covered-table-cell table:style-name="ce205"/>
          <table:covered-table-cell table:style-name="ce349"/>
          <table:covered-table-cell table:style-name="ce402"/>
          <table:table-cell table:style-name="ce637" table:content-validation-name="val95" table:number-columns-spanned="2" table:number-rows-spanned="1"/>
          <table:covered-table-cell table:style-name="ce637" table:content-validation-name="val95"/>
          <table:table-cell table:style-name="ce822"/>
          <table:table-cell table:style-name="Default"/>
        </table:table-row>
        <table:table-row table:style-name="ro1">
          <table:table-cell table:style-name="ce532" office:value-type="string" calcext:value-type="string" table:number-columns-spanned="3" table:number-rows-spanned="1">
            <text:p>Hely</text:p>
          </table:table-cell>
          <table:covered-table-cell table:style-name="ce945"/>
          <table:covered-table-cell table:style-name="ce554" table:content-validation-name="val5"/>
          <table:table-cell table:style-name="ce378" table:content-validation-name="val88" table:formula="of:=ROUNDUP([$Alapértékek.D8]/2)-COUNTA([.A38:.A48])" office:value-type="float" office:value="3" calcext:value-type="float">
            <text:p>3</text:p>
          </table:table-cell>
          <table:table-cell table:style-name="ce59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637" table:content-validation-name="val95" table:number-columns-spanned="2" table:number-rows-spanned="1"/>
          <table:covered-table-cell table:style-name="ce637" table:content-validation-name="val95"/>
          <table:table-cell table:style-name="ce822"/>
          <table:table-cell table:style-name="Default"/>
        </table:table-row>
        <table:table-row table:style-name="ro2">
          <table:table-cell table:style-name="ce540" table:content-validation-name="val82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8" table:content-validation-name="val5"/>
          <table:table-cell table:style-name="ce55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623"/>
          <table:covered-table-cell table:style-name="ce484"/>
          <table:table-cell table:style-name="Default"/>
        </table:table-row>
        <table:table-row table:style-name="ro31">
          <table:table-cell table:style-name="ce54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8" table:content-validation-name="val5"/>
          <table:table-cell table:style-name="ce55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54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8" table:content-validation-name="val5"/>
          <table:table-cell table:style-name="ce555" table:number-columns-spanned="2" table:number-rows-spanned="1"/>
          <table:covered-table-cell table:style-name="ce669"/>
          <table:table-cell table:style-name="ce53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54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8" table:content-validation-name="val5"/>
          <table:table-cell table:style-name="ce555" table:number-columns-spanned="2" table:number-rows-spanned="1"/>
          <table:covered-table-cell table:style-name="ce669"/>
          <table:table-cell table:style-name="ce637" table:content-validation-name="val96" table:number-columns-spanned="2" table:number-rows-spanned="1"/>
          <table:covered-table-cell table:style-name="ce637" table:content-validation-name="val96"/>
          <table:table-cell table:style-name="ce822"/>
          <table:table-cell table:style-name="Default"/>
        </table:table-row>
        <table:table-row table:style-name="ro2">
          <table:table-cell table:style-name="ce54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8" table:content-validation-name="val5"/>
          <table:table-cell table:style-name="ce555" table:number-columns-spanned="2" table:number-rows-spanned="1"/>
          <table:covered-table-cell table:style-name="ce669"/>
          <table:table-cell table:style-name="ce637" table:content-validation-name="val96" table:number-columns-spanned="2" table:number-rows-spanned="1"/>
          <table:covered-table-cell table:style-name="ce637" table:content-validation-name="val96"/>
          <table:table-cell table:style-name="ce822"/>
          <table:table-cell table:style-name="Default"/>
        </table:table-row>
        <table:table-row table:style-name="ro2">
          <table:table-cell table:style-name="ce54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8" table:content-validation-name="val5"/>
          <table:table-cell table:style-name="ce555" table:number-columns-spanned="2" table:number-rows-spanned="1"/>
          <table:covered-table-cell table:style-name="ce669"/>
          <table:table-cell table:style-name="ce637" table:content-validation-name="val96" table:number-columns-spanned="2" table:number-rows-spanned="1"/>
          <table:covered-table-cell table:style-name="ce637" table:content-validation-name="val96"/>
          <table:table-cell table:style-name="ce822"/>
          <table:table-cell table:style-name="Default"/>
        </table:table-row>
        <table:table-row table:style-name="ro2">
          <table:table-cell table:style-name="ce54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8" table:content-validation-name="val5"/>
          <table:table-cell table:style-name="ce555" table:number-columns-spanned="2" table:number-rows-spanned="1"/>
          <table:covered-table-cell table:style-name="ce669"/>
          <table:table-cell table:style-name="ce637" table:content-validation-name="val96" table:number-columns-spanned="2" table:number-rows-spanned="1"/>
          <table:covered-table-cell table:style-name="ce637" table:content-validation-name="val96"/>
          <table:table-cell table:style-name="ce822"/>
          <table:table-cell table:style-name="Default"/>
        </table:table-row>
        <table:table-row table:style-name="ro2">
          <table:table-cell table:style-name="ce54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8" table:content-validation-name="val5"/>
          <table:table-cell table:style-name="ce555" table:number-columns-spanned="2" table:number-rows-spanned="1"/>
          <table:covered-table-cell table:style-name="ce669"/>
          <table:table-cell table:style-name="ce637" table:content-validation-name="val96" table:number-columns-spanned="2" table:number-rows-spanned="1"/>
          <table:covered-table-cell table:style-name="ce637" table:content-validation-name="val96"/>
          <table:table-cell table:style-name="ce822"/>
          <table:table-cell table:style-name="Default"/>
        </table:table-row>
        <table:table-row table:style-name="ro2">
          <table:table-cell table:style-name="ce54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8" table:content-validation-name="val5"/>
          <table:table-cell table:style-name="ce555" table:number-columns-spanned="2" table:number-rows-spanned="1"/>
          <table:covered-table-cell table:style-name="ce669"/>
          <table:table-cell table:style-name="ce637" table:content-validation-name="val96" table:number-columns-spanned="2" table:number-rows-spanned="1"/>
          <table:covered-table-cell table:style-name="ce637" table:content-validation-name="val96"/>
          <table:table-cell table:style-name="ce822"/>
          <table:table-cell table:style-name="Default"/>
        </table:table-row>
        <table:table-row table:style-name="ro2">
          <table:table-cell table:style-name="ce54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8" table:content-validation-name="val5"/>
          <table:table-cell table:style-name="ce555" table:number-columns-spanned="2" table:number-rows-spanned="1"/>
          <table:covered-table-cell table:style-name="ce669"/>
          <table:table-cell table:style-name="ce637" table:content-validation-name="val96" table:number-columns-spanned="2" table:number-rows-spanned="1"/>
          <table:covered-table-cell table:style-name="ce637" table:content-validation-name="val96"/>
          <table:table-cell table:style-name="ce822"/>
          <table:table-cell table:style-name="Default"/>
        </table:table-row>
        <table:table-row table:style-name="ro2">
          <table:table-cell table:style-name="ce53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556" table:content-validation-name="val5"/>
          <table:table-cell table:style-name="ce644" table:number-columns-spanned="2" table:number-rows-spanned="1"/>
          <table:covered-table-cell table:style-name="ce670"/>
          <table:table-cell table:style-name="ce647" table:content-validation-name="val96" table:number-columns-spanned="2" table:number-rows-spanned="1"/>
          <table:covered-table-cell table:style-name="ce647" table:content-validation-name="val96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1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543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548"/>
          <table:covered-table-cell table:style-name="ce706"/>
          <table:table-cell table:style-name="ce548" table:content-validation-name="val90" office:value-type="string" calcext:value-type="string">
            <text:p>alap</text:p>
          </table:table-cell>
          <table:table-cell table:style-name="ce623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543"/>
          <table:covered-table-cell table:style-name="ce399"/>
          <table:table-cell table:style-name="ce548" table:content-validation-name="val91" office:value-type="string" calcext:value-type="string">
            <text:p>alap</text:p>
          </table:table-cell>
          <table:table-cell table:style-name="ce623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8" table:content-validation-name="val83" table:number-columns-spanned="4" table:number-rows-spanned="1"/>
          <table:covered-table-cell table:number-columns-repeated="2" table:style-name="ce548" table:content-validation-name="val83"/>
          <table:covered-table-cell table:style-name="ce706" table:content-validation-name="val83"/>
          <table:table-cell table:style-name="ce54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8" table:content-validation-name="val83" table:number-columns-spanned="4" table:number-rows-spanned="1"/>
          <table:covered-table-cell table:number-columns-repeated="2" table:style-name="ce548" table:content-validation-name="val83"/>
          <table:covered-table-cell table:style-name="ce706" table:content-validation-name="val83"/>
          <table:table-cell table:style-name="ce54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8" table:content-validation-name="val83" table:number-columns-spanned="4" table:number-rows-spanned="1"/>
          <table:covered-table-cell table:number-columns-repeated="2" table:style-name="ce548" table:content-validation-name="val83"/>
          <table:covered-table-cell table:style-name="ce706" table:content-validation-name="val83"/>
          <table:table-cell table:style-name="ce54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8" table:content-validation-name="val83" table:number-columns-spanned="4" table:number-rows-spanned="1"/>
          <table:covered-table-cell table:number-columns-repeated="2" table:style-name="ce548" table:content-validation-name="val83"/>
          <table:covered-table-cell table:style-name="ce706" table:content-validation-name="val83"/>
          <table:table-cell table:style-name="ce54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8" table:content-validation-name="val83" table:number-columns-spanned="4" table:number-rows-spanned="1"/>
          <table:covered-table-cell table:number-columns-repeated="2" table:style-name="ce548" table:content-validation-name="val83"/>
          <table:covered-table-cell table:style-name="ce706" table:content-validation-name="val83"/>
          <table:table-cell table:style-name="ce54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8" table:content-validation-name="val83" table:number-columns-spanned="4" table:number-rows-spanned="1"/>
          <table:covered-table-cell table:number-columns-repeated="2" table:style-name="ce548" table:content-validation-name="val83"/>
          <table:covered-table-cell table:style-name="ce706" table:content-validation-name="val83"/>
          <table:table-cell table:style-name="ce54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8" table:content-validation-name="val83" table:number-columns-spanned="4" table:number-rows-spanned="1"/>
          <table:covered-table-cell table:number-columns-repeated="2" table:style-name="ce548" table:content-validation-name="val83"/>
          <table:covered-table-cell table:style-name="ce706" table:content-validation-name="val83"/>
          <table:table-cell table:style-name="ce54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8" table:content-validation-name="val83" table:number-columns-spanned="4" table:number-rows-spanned="1"/>
          <table:covered-table-cell table:number-columns-repeated="2" table:style-name="ce548" table:content-validation-name="val83"/>
          <table:covered-table-cell table:style-name="ce706" table:content-validation-name="val83"/>
          <table:table-cell table:style-name="ce54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8" table:content-validation-name="val83" table:number-columns-spanned="4" table:number-rows-spanned="1"/>
          <table:covered-table-cell table:number-columns-repeated="2" table:style-name="ce548" table:content-validation-name="val83"/>
          <table:covered-table-cell table:style-name="ce706" table:content-validation-name="val83"/>
          <table:table-cell table:style-name="ce54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8" table:content-validation-name="val83" table:number-columns-spanned="4" table:number-rows-spanned="1"/>
          <table:covered-table-cell table:number-columns-repeated="2" table:style-name="ce548" table:content-validation-name="val83"/>
          <table:covered-table-cell table:style-name="ce706" table:content-validation-name="val83"/>
          <table:table-cell table:style-name="ce54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8" table:content-validation-name="val83" table:number-columns-spanned="4" table:number-rows-spanned="1"/>
          <table:covered-table-cell table:number-columns-repeated="2" table:style-name="ce548" table:content-validation-name="val83"/>
          <table:covered-table-cell table:style-name="ce706" table:content-validation-name="val83"/>
          <table:table-cell table:style-name="ce54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8" table:content-validation-name="val83" table:number-columns-spanned="4" table:number-rows-spanned="1"/>
          <table:covered-table-cell table:number-columns-repeated="2" table:style-name="ce548" table:content-validation-name="val83"/>
          <table:covered-table-cell table:style-name="ce706" table:content-validation-name="val83"/>
          <table:table-cell table:style-name="ce54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8" table:content-validation-name="val83" table:number-columns-spanned="4" table:number-rows-spanned="1"/>
          <table:covered-table-cell table:number-columns-repeated="2" table:style-name="ce548" table:content-validation-name="val83"/>
          <table:covered-table-cell table:style-name="ce706" table:content-validation-name="val83"/>
          <table:table-cell table:style-name="ce54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2:Harcértékek.E62">
        <table:table-column table:style-name="co45" table:default-cell-style-name="ce761"/>
        <table:table-column table:style-name="co46" table:default-cell-style-name="ce761"/>
        <table:table-column table:style-name="co47" table:default-cell-style-name="ce761"/>
        <table:table-column table:style-name="co48" table:default-cell-style-name="ce761"/>
        <table:table-column table:style-name="co49" table:default-cell-style-name="ce761"/>
        <table:table-column table:style-name="co50" table:default-cell-style-name="ce761"/>
        <table:table-column table:style-name="co49" table:number-columns-repeated="3" table:default-cell-style-name="ce761"/>
        <table:table-column table:style-name="co51" table:default-cell-style-name="ce761"/>
        <table:table-column table:style-name="co52" table:default-cell-style-name="ce761"/>
        <table:table-column table:style-name="co53" table:default-cell-style-name="ce761"/>
        <table:table-column table:style-name="co54" table:default-cell-style-name="ce761"/>
        <table:table-column table:style-name="co55" table:default-cell-style-name="ce761"/>
        <table:table-column table:style-name="co56" table:default-cell-style-name="ce761"/>
        <table:table-column table:style-name="co57" table:default-cell-style-name="ce894"/>
        <table:table-column table:style-name="co58" table:default-cell-style-name="ce633"/>
        <table:table-column table:style-name="co59" table:default-cell-style-name="ce641"/>
        <table:table-column table:style-name="co60" table:default-cell-style-name="ce640"/>
        <table:table-column table:style-name="co61" table:default-cell-style-name="ce641"/>
        <table:table-column table:style-name="co41" table:default-cell-style-name="ce641"/>
        <table:table-column table:style-name="co62" table:default-cell-style-name="ce641"/>
        <table:table-column table:style-name="co63" table:default-cell-style-name="ce641"/>
        <table:table-column table:style-name="co64" table:default-cell-style-name="ce641"/>
        <table:table-column table:style-name="co66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20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84"/>
          <table:covered-table-cell table:number-columns-repeated="5" table:style-name="ce770"/>
          <table:covered-table-cell table:number-columns-repeated="2" table:style-name="ce684"/>
          <table:table-cell table:style-name="ce684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19">
          <table:table-cell table:style-name="ce684"/>
          <table:table-cell table:style-name="ce684" table:number-columns-spanned="6" table:number-rows-spanned="1"/>
          <table:covered-table-cell table:number-columns-repeated="5" table:style-name="ce684"/>
          <table:table-cell table:style-name="ce684" table:number-columns-repeated="3"/>
          <table:table-cell table:style-name="ce1195" table:number-columns-spanned="5" table:number-rows-spanned="1"/>
          <table:covered-table-cell table:number-columns-repeated="3" table:style-name="ce684"/>
          <table:covered-table-cell table:style-name="ce1388"/>
          <table:table-cell table:style-name="ce640"/>
          <table:table-cell table:number-columns-repeated="243"/>
        </table:table-row>
        <table:table-row table:style-name="ro33">
          <table:table-cell table:style-name="ce586"/>
          <table:table-cell table:style-name="ce762" table:content-validation-name="val111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762" table:content-validation-name="val144" office:value-type="string" calcext:value-type="string">
            <text:p>Módosítók</text:p>
          </table:table-cell>
          <table:table-cell table:style-name="ce762" table:content-validation-name="val151" office:value-type="string" calcext:value-type="string">
            <text:p>Összesen</text:p>
          </table:table-cell>
          <table:table-cell table:style-name="ce684"/>
          <table:table-cell table:style-name="ce898" office:value-type="string" calcext:value-type="string" table:number-columns-spanned="2" table:number-rows-spanned="1">
            <text:p>Összesen felvett HM:</text:p>
          </table:table-cell>
          <table:covered-table-cell table:style-name="ce684"/>
          <table:table-cell table:style-name="ce1080" table:content-validation-name="val184" table:formula="of:=SUM([.B4:.B5])" office:value-type="float" office:value="0" calcext:value-type="float">
            <text:p>0 HM</text:p>
          </table:table-cell>
          <table:table-cell table:style-name="ce684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55" table:content-validation-name="val112" office:value-type="float" office:value="0" calcext:value-type="float">
            <text:p>0</text:p>
          </table:table-cell>
          <table:table-cell table:style-name="ce835" table:content-validation-name="val128" office:value-type="float" office:value="7" calcext:value-type="float">
            <text:p>7</text:p>
          </table:table-cell>
          <table:table-cell table:style-name="ce835" table:content-validation-name="val145" table:formula="of:=[Alapértékek.$C$18]+[Alapértékek.$C$20]+[Alapértékek.$C$21]" office:value-type="float" office:value="0" calcext:value-type="float">
            <text:p>0</text:p>
          </table:table-cell>
          <table:table-cell table:style-name="ce936" table:content-validation-name="val152" table:formula="of:=[.C4]+[.B4]+[.D4]" office:value-type="float" office:value="7" calcext:value-type="float">
            <text:p>7</text:p>
          </table:table-cell>
          <table:table-cell table:style-name="ce684"/>
          <table:table-cell table:style-name="ce898" office:value-type="string" calcext:value-type="string" table:number-columns-spanned="2" table:number-rows-spanned="1">
            <text:p>Max felvehető HM:</text:p>
          </table:table-cell>
          <table:covered-table-cell table:style-name="ce684"/>
          <table:table-cell table:style-name="ce1191" table:content-validation-name="val185" table:formula="of:=SUM([$Alapértékek.J32:.J52]; [$Alapértékek.J28])+SUM([$Alapértékek.J18:.J22])" office:value-type="float" office:value="0" calcext:value-type="float">
            <text:p>0 HM</text:p>
          </table:table-cell>
          <table:table-cell table:style-name="ce684"/>
          <table:table-cell table:style-name="ce1124" table:content-validation-name="val188" office:value-type="float" office:value="10" calcext:value-type="float">
            <text:p>10 méter</text:p>
          </table:table-cell>
          <table:table-cell table:style-name="ce1779" table:content-validation-name="val191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6" table:content-validation-name="val113" office:value-type="float" office:value="0" calcext:value-type="float">
            <text:p>0</text:p>
          </table:table-cell>
          <table:table-cell table:style-name="ce835" table:content-validation-name="val128" office:value-type="float" office:value="30" calcext:value-type="float">
            <text:p>30</text:p>
          </table:table-cell>
          <table:table-cell table:style-name="ce835" table:content-validation-name="val146" table:formula="of:=[Alapértékek.$C$20]+[Alapértékek.$C$21]" office:value-type="float" office:value="0" calcext:value-type="float">
            <text:p>0</text:p>
          </table:table-cell>
          <table:table-cell table:style-name="ce936" table:content-validation-name="val153" table:formula="of:=[.C5]+[.B5]+[.D5]" office:value-type="float" office:value="30" calcext:value-type="float">
            <text:p>30</text:p>
          </table:table-cell>
          <table:table-cell table:style-name="ce684" table:number-columns-repeated="5"/>
          <table:table-cell table:style-name="ce1125"/>
          <table:table-cell table:style-name="ce787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684" table:number-columns-repeated="6"/>
          <table:table-cell table:style-name="ce898" office:value-type="string" calcext:value-type="string" table:number-columns-spanned="2" table:number-rows-spanned="1">
            <text:p>Össz felvett CM:</text:p>
          </table:table-cell>
          <table:covered-table-cell table:style-name="ce684"/>
          <table:table-cell table:style-name="ce1071" table:content-validation-name="val115" table:formula="of:=[.B7]" office:value-type="float" office:value="0" calcext:value-type="float">
            <text:p>0 HM</text:p>
          </table:table-cell>
          <table:table-cell table:style-name="ce684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60" table:content-validation-name="val114" office:value-type="float" office:value="0" calcext:value-type="float">
            <text:p>0</text:p>
          </table:table-cell>
          <table:table-cell table:style-name="ce835" table:content-validation-name="val129" office:value-type="float" office:value="-10" calcext:value-type="float">
            <text:p>-10</text:p>
          </table:table-cell>
          <table:table-cell table:style-name="ce693" table:content-validation-name="val147" table:formula="of:=[Alapértékek.C24]" office:value-type="float" office:value="0" calcext:value-type="float">
            <text:p>0</text:p>
          </table:table-cell>
          <table:table-cell table:style-name="ce936" table:content-validation-name="val154" table:formula="of:=[.C7]+[.B7]+[.D7]" office:value-type="float" office:value="-10" calcext:value-type="float">
            <text:p>-10</text:p>
          </table:table-cell>
          <table:table-cell table:style-name="ce684"/>
          <table:table-cell table:style-name="ce898" office:value-type="string" calcext:value-type="string" table:number-columns-spanned="2" table:number-rows-spanned="1">
            <text:p>Max felvehető CM:</text:p>
          </table:table-cell>
          <table:covered-table-cell table:style-name="ce684"/>
          <table:table-cell table:style-name="ce1191" table:content-validation-name="val186" table:formula="of:=[Data.C19]*[Alapértékek.$D$8]" office:value-type="float" office:value="10" calcext:value-type="float">
            <text:p>10 HM</text:p>
          </table:table-cell>
          <table:table-cell table:style-name="ce684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373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684"/>
          <table:table-cell table:style-name="ce770" table:number-columns-repeated="4"/>
          <table:table-cell table:style-name="ce684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33">
          <table:table-cell table:style-name="ce589" office:value-type="string" calcext:value-type="string">
            <text:p>Maradt KP:</text:p>
          </table:table-cell>
          <table:table-cell table:style-name="ce665" table:content-validation-name="val115" table:formula="of:=[Alapértékek.E10]" office:value-type="float" office:value="350" calcext:value-type="float">
            <text:p>350</text:p>
          </table:table-cell>
          <table:table-cell table:style-name="ce684"/>
          <table:table-cell table:style-name="ce898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0" calcext:value-type="float">
            <text:p>0 KP</text:p>
          </table:table-cell>
          <table:table-cell table:style-name="ce770"/>
          <table:table-cell table:style-name="ce898" office:value-type="string" calcext:value-type="string" table:number-columns-spanned="2" table:number-rows-spanned="1">
            <text:p>Átlag HM</text:p>
          </table:table-cell>
          <table:covered-table-cell table:style-name="ce684"/>
          <table:table-cell table:style-name="ce1072" table:content-validation-name="val187" table:formula="of:=(([.I3]+[.I6])/[Alapértékek.D8])" office:value-type="float" office:value="0" calcext:value-type="float">
            <text:p>0 HM</text:p>
          </table:table-cell>
          <table:table-cell table:style-name="ce684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377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684"/>
          <table:table-cell table:style-name="Default" table:number-columns-repeated="3"/>
          <table:table-cell table:style-name="ce684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684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373" table:content-validation-name="val194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4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840" table:content-validation-name="val130" office:value-type="string" calcext:value-type="string">
            <text:p>Szint</text:p>
          </table:table-cell>
          <table:table-cell table:style-name="ce840" office:value-type="string" calcext:value-type="string">
            <text:p>TÉ/CÉ</text:p>
          </table:table-cell>
          <table:table-cell table:style-name="ce840" office:value-type="string" calcext:value-type="string">
            <text:p>VÉ</text:p>
          </table:table-cell>
          <table:table-cell table:style-name="ce840" table:content-validation-name="val167" office:value-type="string" calcext:value-type="string">
            <text:p>Harckeret</text:p>
          </table:table-cell>
          <table:table-cell table:style-name="ce840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97"/>
          <table:table-cell table:number-columns-repeated="240"/>
        </table:table-row>
        <table:table-row table:style-name="ro35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0" table:formula="of:=[Alapértékek.$J18]" office:value-type="float" office:value="0" calcext:value-type="float">
            <text:p>0</text:p>
          </table:table-cell>
          <table:table-cell table:style-name="ce900" table:content-validation-name="val115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3];harcmodorok;1)+[.$E$5]" office:value-type="float" office:value="30" calcext:value-type="float">
            <text:p>30</text:p>
          </table:table-cell>
          <table:table-cell table:style-name="ce1555" table:content-validation-name="val168" table:formula="of:=MAX(0; ([.C13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ce1073"/>
          <table:table-cell table:style-name="ce684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377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409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4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0" table:formula="of:=[Alapértékek.$J19]" office:value-type="float" office:value="0" calcext:value-type="float">
            <text:p>0</text:p>
          </table:table-cell>
          <table:table-cell table:style-name="ce900" table:content-validation-name="val115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4];harcmodorok;1)+[.$E$5]" office:value-type="float" office:value="30" calcext:value-type="float">
            <text:p>30</text:p>
          </table:table-cell>
          <table:table-cell table:style-name="ce900" table:content-validation-name="val168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0" table:formula="of:=[Alapértékek.$J20]" office:value-type="float" office:value="0" calcext:value-type="float">
            <text:p>0</text:p>
          </table:table-cell>
          <table:table-cell table:style-name="ce900" table:content-validation-name="val115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5];harcmodorok;1)+[.$E$5]" office:value-type="float" office:value="30" calcext:value-type="float">
            <text:p>30</text:p>
          </table:table-cell>
          <table:table-cell table:style-name="ce900" table:content-validation-name="val168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684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377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409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0" table:formula="of:=[Alapértékek.$J21]" office:value-type="float" office:value="0" calcext:value-type="float">
            <text:p>0</text:p>
          </table:table-cell>
          <table:table-cell table:style-name="ce900" table:content-validation-name="val115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6];harcmodorok;1)+[.$E$5]" office:value-type="float" office:value="30" calcext:value-type="float">
            <text:p>30</text:p>
          </table:table-cell>
          <table:table-cell table:style-name="ce900" table:content-validation-name="val168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684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30" table:formula="of:=[Alapértékek.$J22]" office:value-type="float" office:value="0" calcext:value-type="float">
            <text:p>0</text:p>
          </table:table-cell>
          <table:table-cell table:style-name="ce900" table:content-validation-name="val115" table:formula="of:=VLOOKUP([.$C17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7];harcmodorok;1)+[.$E$5]" office:value-type="float" office:value="30" calcext:value-type="float">
            <text:p>30</text:p>
          </table:table-cell>
          <table:table-cell table:style-name="ce900" table:content-validation-name="val168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684"/>
          <table:table-cell table:style-name="ce1139" table:content-validation-name="val189" office:value-type="float" office:value="0" calcext:value-type="float">
            <text:p>0</text:p>
          </table:table-cell>
          <table:table-cell table:style-name="ce1409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0" table:formula="of:=[Alapértékek.$J23]" office:value-type="float" office:value="0" calcext:value-type="float">
            <text:p>0</text:p>
          </table:table-cell>
          <table:table-cell table:style-name="ce904" table:content-validation-name="val115" table:formula="of:=VLOOKUP([.$C18];harcmodorok;1)+[.$E$7]" office:value-type="float" office:value="-10" calcext:value-type="float">
            <text:p>-10</text:p>
          </table:table-cell>
          <table:table-cell table:style-name="ce1329" table:content-validation-name="val115" office:value-type="string" calcext:value-type="string">
            <text:p>-</text:p>
          </table:table-cell>
          <table:table-cell table:style-name="ce904" table:content-validation-name="val168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1592" table:content-validation-name="val115" table:number-columns-spanned="2" table:number-rows-spanned="1"/>
          <table:covered-table-cell table:style-name="ce1647" table:content-validation-name="val115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0" table:formula="of:=[Alapértékek.$J24]" office:value-type="float" office:value="0" calcext:value-type="float">
            <text:p>0</text:p>
          </table:table-cell>
          <table:table-cell table:style-name="ce900" table:content-validation-name="val115" table:formula="of:=VLOOKUP([.$C19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900" table:content-validation-name="val168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684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0" table:formula="of:=[Alapértékek.$J25]" office:value-type="float" office:value="0" calcext:value-type="float">
            <text:p>0</text:p>
          </table:table-cell>
          <table:table-cell table:style-name="ce900" table:content-validation-name="val115" table:formula="of:=VLOOKUP([.$C20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900" table:content-validation-name="val168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684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1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0" table:formula="of:=[Alapértékek.$J27]" office:value-type="float" office:value="0" calcext:value-type="float">
            <text:p>0</text:p>
          </table:table-cell>
          <table:table-cell table:style-name="ce900" table:content-validation-name="val115" table:formula="of:=VLOOKUP([.$C21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900" table:content-validation-name="val168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684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684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704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848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848" office:value-type="string" calcext:value-type="string">
            <text:p>SP</text:p>
          </table:table-cell>
          <table:table-cell table:style-name="ce848" office:value-type="string" calcext:value-type="string" table:number-columns-spanned="2" table:number-rows-spanned="1">
            <text:p>Komment</text:p>
          </table:table-cell>
          <table:covered-table-cell table:style-name="ce787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6">
          <table:table-cell table:style-name="ce609" table:content-validation-name="val99" office:value-type="string" calcext:value-type="string">
            <text:p>Puszta kéz</text:p>
          </table:table-cell>
          <table:table-cell table:style-name="ce702" table:content-validation-name="val116" table:formula="of:=VLOOKUP([.$A25];kezifegyverek_all;5;0)" office:value-type="float" office:value="6" calcext:value-type="float">
            <text:p>6</text:p>
          </table:table-cell>
          <table:table-cell table:style-name="ce850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5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9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97"/>
          <table:table-cell table:number-columns-repeated="8"/>
          <table:table-cell table:style-name="Default"/>
          <table:table-cell table:number-columns-repeated="231"/>
        </table:table-row>
        <table:table-row table:style-name="ro36">
          <table:table-cell table:style-name="ce610" table:content-validation-name="val99" office:value-type="string" calcext:value-type="string">
            <text:p>Puszta kéz Belharcban</text:p>
          </table:table-cell>
          <table:table-cell table:style-name="ce702" table:content-validation-name="val116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776" table:content-validation-name="val115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5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0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11" table:content-validation-name="val100"/>
          <table:table-cell table:style-name="ce702" table:content-validation-name="val116" table:formula="of:=VLOOKUP([.$A27];kezifegyverek_all;5;0)" office:value-type="string" office:string-value="" calcext:value-type="error">
            <text:p>#N/A</text:p>
          </table:table-cell>
          <table:table-cell table:style-name="ce850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0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585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59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90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633" table:formula="of:=IF([.$X27] = 1; &quot;/&quot; &amp; ([.$U27] + 2); &quot;&quot;)">
            <text:p/>
          </table:table-cell>
          <table:table-cell table:style-name="ce1640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11" table:content-validation-name="val100"/>
          <table:table-cell table:style-name="ce702" table:content-validation-name="val116" table:formula="of:=VLOOKUP([.$A28];kezifegyverek_all;5;0)" office:value-type="string" office:string-value="" calcext:value-type="error">
            <text:p>#N/A</text:p>
          </table:table-cell>
          <table:table-cell table:style-name="ce850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0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59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90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633" table:formula="of:=IF([.$X28] = 1; &quot;/&quot; &amp; ([.$U28] + 2); &quot;&quot;)">
            <text:p/>
          </table:table-cell>
          <table:table-cell table:style-name="ce1640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11" table:content-validation-name="val100"/>
          <table:table-cell table:style-name="ce702" table:content-validation-name="val116" table:formula="of:=VLOOKUP([.$A29];kezifegyverek_all;5;0)" office:value-type="string" office:string-value="" calcext:value-type="error">
            <text:p>#N/A</text:p>
          </table:table-cell>
          <table:table-cell table:style-name="ce850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0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585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59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90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633" table:formula="of:=IF([.$X29] = 1; &quot;/&quot; &amp; ([.$U29] + 2); &quot;&quot;)" office:value-type="string" office:string-value="" calcext:value-type="error">
            <text:p>#N/A</text:p>
          </table:table-cell>
          <table:table-cell table:style-name="ce1640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11" table:content-validation-name="val100"/>
          <table:table-cell table:style-name="ce702" table:content-validation-name="val116" table:formula="of:=VLOOKUP([.$A30];kezifegyverek_all;5;0)" office:value-type="string" office:string-value="" calcext:value-type="error">
            <text:p>#N/A</text:p>
          </table:table-cell>
          <table:table-cell table:style-name="ce850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0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585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59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90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633" table:formula="of:=IF([.$X30] = 1; &quot;/&quot; &amp; ([.$U30] + 2); &quot;&quot;)" office:value-type="string" office:string-value="" calcext:value-type="error">
            <text:p>#N/A</text:p>
          </table:table-cell>
          <table:table-cell table:style-name="ce1640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11" table:content-validation-name="val101"/>
          <table:table-cell table:style-name="ce702" table:content-validation-name="val116" table:formula="of:=VLOOKUP([.$A31];kezifegyverek_all;5;0)" office:value-type="string" office:string-value="" calcext:value-type="error">
            <text:p>#N/A</text:p>
          </table:table-cell>
          <table:table-cell table:style-name="ce850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585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59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90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633" table:formula="of:=IF([.$X31] = 1; &quot;/&quot; &amp; ([.$U31] + 2); &quot;&quot;)" office:value-type="string" office:string-value="" calcext:value-type="error">
            <text:p>#N/A</text:p>
          </table:table-cell>
          <table:table-cell table:style-name="ce1640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11" table:content-validation-name="val102"/>
          <table:table-cell table:style-name="ce702" table:content-validation-name="val116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6"/>
          <table:table-cell table:style-name="ce776" table:content-validation-name="val115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585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59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90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633" table:formula="of:=IF([.$X32] = 1; &quot;/&quot; &amp; ([.$U32] + 2); &quot;&quot;)" office:value-type="string" office:string-value="" calcext:value-type="error">
            <text:p>#N/A</text:p>
          </table:table-cell>
          <table:table-cell table:style-name="ce1640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13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713"/>
          <table:table-cell table:style-name="ce854" office:value-type="string" calcext:value-type="string">
            <text:p>Erőbónusz</text:p>
          </table:table-cell>
          <table:table-cell table:style-name="ce923" table:content-validation-name="val171" table:formula="of:=[$Data.$C$31]" office:value-type="float" office:value="0" calcext:value-type="float">
            <text:p>0</text:p>
          </table:table-cell>
          <table:table-cell table:style-name="ce713" table:number-columns-spanned="2" table:number-rows-spanned="1"/>
          <table:covered-table-cell table:style-name="ce713"/>
          <table:table-cell table:style-name="Default" table:number-columns-repeated="5"/>
          <table:table-cell table:style-name="ce770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585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59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90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633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640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770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526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787"/>
          <table:table-cell table:style-name="ce787"/>
          <table:table-cell table:style-name="Default" table:number-columns-repeated="4"/>
          <table:table-cell table:style-name="ce770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526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704" table:content-validation-name="val103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848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848" office:value-type="string" calcext:value-type="string">
            <text:p>SP</text:p>
          </table:table-cell>
          <table:table-cell table:style-name="ce848" office:value-type="string" calcext:value-type="string" table:number-columns-spanned="2" table:number-rows-spanned="1">
            <text:p>Hatótáv + Komment</text:p>
          </table:table-cell>
          <table:covered-table-cell table:style-name="ce787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526"/>
          <table:table-cell table:style-name="Default"/>
          <table:table-cell table:number-columns-repeated="232"/>
        </table:table-row>
        <table:table-row table:style-name="ro37">
          <table:table-cell table:style-name="ce711" table:content-validation-name="val104"/>
          <table:table-cell table:style-name="ce702" table:content-validation-name="val116" table:formula="of:=VLOOKUP([.$A37];tavolsagi_fegyverek_all;5;0)" office:value-type="string" office:string-value="" calcext:value-type="error">
            <text:p>#N/A</text:p>
          </table:table-cell>
          <table:table-cell table:style-name="ce850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526"/>
          <table:table-cell table:style-name="Default"/>
          <table:table-cell table:number-columns-repeated="232"/>
        </table:table-row>
        <table:table-row table:style-name="ro1">
          <table:table-cell table:style-name="ce711" table:content-validation-name="val104"/>
          <table:table-cell table:style-name="ce702" table:content-validation-name="val116" table:formula="of:=VLOOKUP([.$A38];tavolsagi_fegyverek_all;5;0)" office:value-type="string" office:string-value="" calcext:value-type="error">
            <text:p>#N/A</text:p>
          </table:table-cell>
          <table:table-cell table:style-name="ce850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585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9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90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640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6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684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4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38">
          <table:table-cell table:style-name="ce621" table:content-validation-name="val105" office:value-type="string" calcext:value-type="string" table:number-columns-spanned="2" table:number-rows-spanned="1">
            <text:p>Fegyver<text:span text:style-name="T42"> (harcmodor)</text:span></text:p>
          </table:table-cell>
          <table:covered-table-cell table:style-name="ce708" table:content-validation-name="val117"/>
          <table:table-cell table:style-name="ce1398" table:content-validation-name="val138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684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684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6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5];kezifegyverek_all;14;0); harcmodor_harcertekek;4;0 ) + [.$D25] + [.$H92]" office:value-type="float" office:value="4" calcext:value-type="float">
            <text:p>4</text:p>
          </table:table-cell>
          <table:table-cell table:style-name="ce856" table:content-validation-name="val148" table:formula="of:=VLOOKUP( VLOOKUP([.$A25];kezifegyverek_all;14;0); harcmodor_harcertekek;5;0 ) + [.$E25] + [.$M$71]" office:value-type="float" office:value="27" calcext:value-type="float">
            <text:p>27</text:p>
          </table:table-cell>
          <table:table-cell table:style-name="ce927" table:content-validation-name="val173" table:formula="of:=[.F25]" office:value-type="string" office:string-value="-5 Z" calcext:value-type="string">
            <text:p>-5 Z</text:p>
          </table:table-cell>
          <table:table-cell table:style-name="ce1068" table:content-validation-name="val106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684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684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6];kezifegyverek_all;14;0); harcmodor_harcertekek;4;0 ) + [.$D26] + [.$H92]" office:value-type="float" office:value="7" calcext:value-type="float">
            <text:p>7</text:p>
          </table:table-cell>
          <table:table-cell table:style-name="ce856" table:content-validation-name="val148" table:formula="of:=VLOOKUP( VLOOKUP([.$A26];kezifegyverek_all;14;0); harcmodor_harcertekek;5;0 )+[.$E26] + [.$S$45] + [.$M$71]" office:value-type="float" office:value="30" calcext:value-type="float">
            <text:p>30</text:p>
          </table:table-cell>
          <table:table-cell table:style-name="ce1402" table:content-validation-name="val170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684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684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7];kezifegyverek_all;14;0); harcmodor_harcertekek;4;0 ) + [.$D27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7];kezifegyverek_all;14;0); harcmodor_harcertekek;5;0 ) + [.$E27] + [.$M$71]" office:value-type="string" office:string-value="" calcext:value-type="error">
            <text:p>#N/A</text:p>
          </table:table-cell>
          <table:table-cell table:style-name="ce1402" table:content-validation-name="val170" table:formula="of:=[.F27]" office:value-type="string" office:string-value="N/A" calcext:value-type="string">
            <text:p>N/A</text:p>
          </table:table-cell>
          <table:table-cell table:style-name="ce1068" table:number-columns-spanned="2" table:number-rows-spanned="1"/>
          <table:covered-table-cell table:style-name="ce1028"/>
          <table:table-cell table:style-name="Default"/>
          <table:table-cell table:style-name="ce684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684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8];kezifegyverek_all;14;0); harcmodor_harcertekek;4;0 ) + [.$D28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8];kezifegyverek_all;14;0); harcmodor_harcertekek;5;0 ) + [.$E28] + [.$M$71]" office:value-type="string" office:string-value="" calcext:value-type="error">
            <text:p>#N/A</text:p>
          </table:table-cell>
          <table:table-cell table:style-name="ce1402" table:content-validation-name="val170" table:formula="of:=[.F28]" office:value-type="string" office:string-value="N/A" calcext:value-type="string">
            <text:p>N/A</text:p>
          </table:table-cell>
          <table:table-cell table:style-name="ce1068" table:number-columns-spanned="2" table:number-rows-spanned="1"/>
          <table:covered-table-cell table:style-name="ce1028"/>
          <table:table-cell table:style-name="Default"/>
          <table:table-cell table:style-name="ce684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684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9];kezifegyverek_all;14;0); harcmodor_harcertekek;4;0 ) + [.$D29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9];kezifegyverek_all;14;0); harcmodor_harcertekek;5;0 ) + [.$E29] + [.$M$71]" office:value-type="string" office:string-value="" calcext:value-type="error">
            <text:p>#N/A</text:p>
          </table:table-cell>
          <table:table-cell table:style-name="ce1402" table:content-validation-name="val170" table:formula="of:=[.F29]" office:value-type="string" office:string-value="N/A" calcext:value-type="string">
            <text:p>N/A</text:p>
          </table:table-cell>
          <table:table-cell table:style-name="ce1068" table:number-columns-spanned="2" table:number-rows-spanned="1"/>
          <table:covered-table-cell table:style-name="ce1028"/>
          <table:table-cell table:style-name="Default"/>
          <table:table-cell table:style-name="ce684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6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0];kezifegyverek_all;14;0); harcmodor_harcertekek;4;0 ) + [.$D30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30];kezifegyverek_all;14;0); harcmodor_harcertekek;5;0 ) + [.$E30] + [.$M$71]" office:value-type="string" office:string-value="" calcext:value-type="error">
            <text:p>#N/A</text:p>
          </table:table-cell>
          <table:table-cell table:style-name="ce1402" table:content-validation-name="val170" table:formula="of:=[.F30]" office:value-type="string" office:string-value="N/A" calcext:value-type="string">
            <text:p>N/A</text:p>
          </table:table-cell>
          <table:table-cell table:style-name="ce1068" table:number-columns-spanned="2" table:number-rows-spanned="1"/>
          <table:covered-table-cell table:style-name="ce1028"/>
          <table:table-cell table:style-name="Default"/>
          <table:table-cell table:style-name="ce684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6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1];kezifegyverek_all;14;0); harcmodor_harcertekek;4;0 ) + [.$D31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31];kezifegyverek_all;14;0); harcmodor_harcertekek;5;0 ) + [.$E31] + [.$M$71]" office:value-type="string" office:string-value="" calcext:value-type="error">
            <text:p>#N/A</text:p>
          </table:table-cell>
          <table:table-cell table:style-name="ce1402" table:content-validation-name="val170" table:formula="of:=[.F31]" office:value-type="string" office:string-value="N/A" calcext:value-type="string">
            <text:p>N/A</text:p>
          </table:table-cell>
          <table:table-cell table:style-name="ce1068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6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7"/>
          <table:table-cell table:style-name="ce862" table:content-validation-name="val139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8" table:formula="of:=VLOOKUP( VLOOKUP([.$A32];kezifegyverek_all;14;0); harcmodor_harcertekek;4;0 ) + [.$D32] + [.$H92]" office:value-type="string" office:string-value="" calcext:value-type="error">
            <text:p>#N/A</text:p>
          </table:table-cell>
          <table:table-cell table:style-name="ce1528" table:content-validation-name="val148" table:formula="of:=VLOOKUP( VLOOKUP([.$A32];kezifegyverek_all;14;0); harcmodor_harcertekek;5;0 ) + [.$E32] + [.$M$71]" office:value-type="string" office:string-value="" calcext:value-type="error">
            <text:p>#N/A</text:p>
          </table:table-cell>
          <table:table-cell table:style-name="ce862" table:content-validation-name="val170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684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863" table:content-validation-name="val139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7]; tavolsagi_fegyverek_all;14;0); harcmodor_harcertekek;4;0 ) + [.$D37] + [.$H92]" office:value-type="string" office:string-value="" calcext:value-type="error">
            <text:p>#N/A</text:p>
          </table:table-cell>
          <table:table-cell table:style-name="ce872" table:content-validation-name="val148" table:formula="of:=&quot;Osztó: &quot;&amp;[.E37]" office:value-type="string" office:string-value="" calcext:value-type="error">
            <text:p>#N/A</text:p>
          </table:table-cell>
          <table:table-cell table:style-name="ce863" table:content-validation-name="val172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684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863" table:content-validation-name="val139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8]; tavolsagi_fegyverek_all;14;0); harcmodor_harcertekek;4;0 ) + [.$D38] + [.$H92]" office:value-type="string" office:string-value="" calcext:value-type="error">
            <text:p>#N/A</text:p>
          </table:table-cell>
          <table:table-cell table:style-name="ce874" table:content-validation-name="val148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2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684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684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684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8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8" table:number-columns-spanned="2" table:number-rows-spanned="1"/>
          <table:covered-table-cell table:style-name="ce945" table:content-validation-name="val108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083" table:number-columns-spanned="2" table:number-rows-spanned="1"/>
          <table:covered-table-cell table:style-name="ce1083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8" table:number-columns-spanned="2" table:number-rows-spanned="1"/>
          <table:covered-table-cell table:style-name="ce353" table:content-validation-name="val108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084" table:number-columns-spanned="2" table:number-rows-spanned="1"/>
          <table:covered-table-cell table:style-name="ce1084"/>
          <table:table-cell table:style-name="Default" table:number-columns-repeated="2"/>
          <table:table-cell table:style-name="ce1151"/>
          <table:table-cell table:style-name="ce577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0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8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9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684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13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9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958" table:content-validation-name="val138" office:value-type="string" calcext:value-type="string">
            <text:p>Tám/kör</text:p>
          </table:table-cell>
          <table:table-cell table:style-name="ce958" office:value-type="string" calcext:value-type="string">
            <text:p>TÉ</text:p>
          </table:table-cell>
          <table:table-cell table:style-name="ce958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97"/>
          <table:table-cell table:number-columns-repeated="7"/>
          <table:table-cell table:style-name="Default"/>
          <table:table-cell table:number-columns-repeated="232"/>
        </table:table-row>
        <table:table-row table:style-name="ro36">
          <table:table-cell table:style-name="ce740" table:content-validation-name="val109" office:value-type="string" calcext:value-type="string">
            <text:p><text:s text:c="3"/>Elsődleges fegyver</text:p>
          </table:table-cell>
          <table:table-cell table:style-name="ce805" table:content-validation-name="val120" table:number-columns-spanned="2" table:number-rows-spanned="1"/>
          <table:covered-table-cell table:style-name="ce792" table:content-validation-name="val141"/>
          <table:table-cell table:style-name="Default"/>
          <table:table-cell table:style-name="ce824" table:formula="of:=IF(ISNUMBER([.E65]/[.O63])=1;(1+ROUNDDOWN([.E65]/[.O63]));&quot;N/A&quot;)" office:value-type="string" office:string-value="N/A" calcext:value-type="string">
            <text:p>N/A</text:p>
          </table:table-cell>
          <table:table-cell table:style-name="ce889" table:formula="of:=VLOOKUP(VLOOKUP([.$B$62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2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0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740" table:content-validation-name="val109" office:value-type="string" calcext:value-type="string">
            <text:p><text:s text:c="3"/>Másodlagos fegyver</text:p>
          </table:table-cell>
          <table:table-cell table:style-name="ce805" table:content-validation-name="val121" table:number-columns-spanned="2" table:number-rows-spanned="1"/>
          <table:covered-table-cell table:style-name="ce795" table:content-validation-name="val141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90" table:formula="of:=VLOOKUP([.$B62];kezifegyverek_all;2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1173" table:content-validation-name="val190" table:formula="of:=VLOOKUP([.$B62];kezifegyverek_all;3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21" table:content-validation-name="val190" table:formula="of:=VLOOKUP([.$B62];kezifegyverek_all;4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68" table:formula="of:=VLOOKUP([.$B62];kezifegyverek_all;7;0)" office:value-type="string" office:string-value="" calcext:value-type="error">
            <text:p>#N/A</text:p>
          </table:table-cell>
          <table:table-cell table:style-name="ce1390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2]; kezifegyverek_all; 4; 0)" office:value-type="string" office:string-value="" calcext:value-type="error">
            <text:p>#N/A</text:p>
          </table:table-cell>
          <table:table-cell table:style-name="ce1590" table:formula="of:=VLOOKUP([.$B62];valasztott_fegyverek_all;3;0) * [Data.$T$6]" office:value-type="string" office:string-value="" calcext:value-type="error">
            <text:p>#N/A</text:p>
          </table:table-cell>
          <table:table-cell table:style-name="ce1358" table:formula="of:=VLOOKUP([.$B62]; kezifegyverek_all; 6; 0)" office:value-type="string" office:string-value="" calcext:value-type="error">
            <text:p>#N/A</text:p>
          </table:table-cell>
          <table:table-cell table:style-name="ce1382" table:formula="of:=MIN([Data.$C$31]; VLOOKUP([.$B62]; kezifegyverek_all; 9; 0))" office:value-type="string" office:string-value="" calcext:value-type="error">
            <text:p>#N/A</text:p>
          </table:table-cell>
          <table:table-cell table:style-name="ce159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2]; kezifegyverek_all; 10; 0)" office:value-type="string" office:string-value="" calcext:value-type="error">
            <text:p>#N/A</text:p>
          </table:table-cell>
          <table:table-cell table:style-name="ce159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2]; kezifegyverek_all; 11; 0)" office:value-type="string" office:string-value="" calcext:value-type="error">
            <text:p>#N/A</text:p>
          </table:table-cell>
          <table:table-cell table:style-name="ce1633" table:formula="of:=IF([.$X63] = 1; &quot;/&quot; &amp; ([.$U63] + 2); &quot;&quot;)" office:value-type="string" office:string-value="" calcext:value-type="error">
            <text:p>#N/A</text:p>
          </table:table-cell>
          <table:table-cell table:style-name="ce1640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2"/>
          <table:table-cell table:style-name="ce787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string" office:string-value="" calcext:value-type="error">
            <text:p>#N/A</text:p>
          </table:table-cell>
          <table:table-cell table:style-name="ce1456" table:formula="of:=VLOOKUP([.$B63]; kezifegyverek_all; 6; 0)" office:value-type="string" office:string-value="" calcext:value-type="error">
            <text:p>#N/A</text:p>
          </table:table-cell>
          <table:table-cell table:style-name="ce1474" table:formula="of:=MIN([Data.$C$31]; VLOOKUP([.$B63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3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3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2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920" office:value-type="string" calcext:value-type="string">
            <text:p>Harckeret</text:p>
          </table:table-cell>
          <table:table-cell table:style-name="ce837" table:content-validation-name="val159" table:formula="of:=IF(ISNUMBER([.$E$65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920"/>
          <table:table-cell table:style-name="ce1649" table:content-validation-name="val181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97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90"/>
          <table:table-cell table:style-name="ce1356"/>
          <table:table-cell table:style-name="ce163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0" table:formula="of:=VLOOKUP([.$B63];kezifegyverek_all;2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1263" table:content-validation-name="val190" table:formula="of:=VLOOKUP([.$B63];kezifegyverek_all;3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1263" table:content-validation-name="val190" table:formula="of:=VLOOKUP([.$B63];kezifegyverek_all;4;0) + IF([.B61]&gt;=[$Data.$S$30];VLOOKUP([.$B$63];valasztott_fegyverek_all;3;0)*[Data.T$6];0)" office:value-type="string" office:string-value="" calcext:value-type="error">
            <text:p>#N/A</text:p>
          </table:table-cell>
          <table:table-cell table:style-name="ce1334" table:formula="of:=VLOOKUP([.$B63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2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90"/>
          <table:table-cell table:style-name="ce1356"/>
          <table:table-cell table:style-name="ce1633"/>
          <table:table-cell table:style-name="Default" table:number-columns-repeated="2"/>
          <table:table-cell table:number-columns-repeated="231"/>
        </table:table-row>
        <table:table-row table:style-name="ro37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2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810" table:content-validation-name="val123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810" table:content-validation-name="val160" table:formula="of:=ROUNDUP(SUM([Alapértékek.$J18:.$J22])/[Alapértékek.$D$8])" office:value-type="float" office:value="0" calcext:value-type="float">
            <text:p>0</text:p>
          </table:table-cell>
          <table:table-cell table:style-name="ce947" table:content-validation-name="val174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1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5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811" table:number-columns-spanned="2" table:number-rows-spanned="1"/>
          <table:covered-table-cell table:style-name="ce811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2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7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5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10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1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3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74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4" table:number-columns-spanned="2" table:number-rows-spanned="1"/>
          <table:covered-table-cell table:style-name="ce881"/>
          <table:table-cell table:style-name="ce845" office:value-type="string" calcext:value-type="string">
            <text:p>MGT full</text:p>
          </table:table-cell>
          <table:table-cell table:style-name="ce899" table:content-validation-name="val162" office:value-type="float" office:value="0" calcext:value-type="float">
            <text:p>0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684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74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3" table:formula="of:=IFNA(VLOOKUP([.$H$72];vertviselet_fortely_mgt_csokk_all;3;0); 0)" office:value-type="float" office:value="0" calcext:value-type="float">
            <text:p>0</text:p>
          </table:table-cell>
          <table:table-cell table:style-name="ce890" table:content-validation-name="val175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684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74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6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4" table:formula="of:=2*[$Alapértékek.$C$18]" office:value-type="float" office:value="0" calcext:value-type="float">
            <text:p>0</text:p>
          </table:table-cell>
          <table:table-cell table:style-name="ce891" office:value-type="string" calcext:value-type="string">
            <text:p>Szúró</text:p>
          </table:table-cell>
          <table:table-cell table:style-name="ce881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817" table:content-validation-name="val127" table:number-columns-spanned="2" table:number-rows-spanned="1"/>
          <table:covered-table-cell table:style-name="ce817"/>
          <table:table-cell table:style-name="ce851" table:content-validation-name="val150" office:value-type="string" calcext:value-type="string">
            <text:p>Akt MGT</text:p>
          </table:table-cell>
          <table:table-cell table:style-name="ce903" table:content-validation-name="val165" table:formula="of:=MAX(0; [.E73]-[.E74]-[.E75]+[.C89])" office:value-type="float" office:value="0" calcext:value-type="float">
            <text:p>0</text:p>
          </table:table-cell>
          <table:table-cell table:style-name="ce892" table:content-validation-name="val176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6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42" table:content-validation-name="val176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Default"/>
          <table:table-cell table:style-name="ce684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7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684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684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3"/>
          <table:table-cell table:style-name="ce1566"/>
          <table:table-cell table:style-name="ce1604"/>
          <table:table-cell table:style-name="ce1653"/>
          <table:table-cell table:style-name="ce684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4"/>
          <table:table-cell table:style-name="ce1567"/>
          <table:table-cell table:style-name="ce1605"/>
          <table:table-cell table:style-name="ce1654"/>
          <table:table-cell table:style-name="ce684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5"/>
          <table:table-cell table:style-name="ce1568"/>
          <table:table-cell table:style-name="ce1606"/>
          <table:table-cell table:style-name="ce1655"/>
          <table:table-cell table:style-name="ce684" table:number-columns-repeated="4"/>
          <table:table-cell table:style-name="Default"/>
          <table:table-cell table:style-name="ce68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1533"/>
          <table:table-cell table:style-name="ce1570"/>
          <table:table-cell table:style-name="ce1607"/>
          <table:table-cell table:style-name="ce1656"/>
          <table:table-cell table:style-name="ce684" table:number-columns-repeated="4"/>
          <table:table-cell table:style-name="Default"/>
          <table:table-cell table:style-name="ce68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2" office:value-type="string" calcext:value-type="string">
            <text:p>MGT</text:p>
          </table:table-cell>
          <table:table-cell table:style-name="Default"/>
          <table:table-cell table:style-name="ce1535"/>
          <table:table-cell table:style-name="ce1571"/>
          <table:table-cell table:style-name="ce1608"/>
          <table:table-cell table:style-name="ce1657"/>
          <table:table-cell table:style-name="ce684" table:number-columns-repeated="4"/>
          <table:table-cell table:style-name="Default"/>
          <table:table-cell table:style-name="ce68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1536"/>
          <table:table-cell table:style-name="ce1572"/>
          <table:table-cell table:style-name="ce1609"/>
          <table:table-cell table:style-name="ce1658"/>
          <table:table-cell table:style-name="Default" table:number-columns-repeated="3"/>
          <table:table-cell table:style-name="ce684"/>
          <table:table-cell table:style-name="Default"/>
          <table:table-cell table:style-name="ce68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684" table:number-columns-repeated="2"/>
          <table:table-cell table:style-name="ce640"/>
          <table:table-cell table:number-columns-repeated="243"/>
        </table:table-row>
        <table:table-row table:style-name="ro33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6" office:value-type="string" calcext:value-type="string">
            <text:p>-</text:p>
          </table:table-cell>
          <table:table-cell table:style-name="ce932" table:content-validation-name="val178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8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8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5"/>
          <table:table-cell table:style-name="ce684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2" calcext:value-type="float">
            <text:p>2</text:p>
          </table:table-cell>
          <table:table-cell table:style-name="ce772" table:content-validation-name="val143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1660" office:value-type="string" calcext:value-type="string">
            <text:p>Hátrány-1</text:p>
          </table:table-cell>
          <table:table-cell table:style-name="ce1660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741"/>
          <table:table-cell table:style-name="ce1170" table:number-columns-repeated="2"/>
          <table:table-cell table:style-name="Default"/>
          <table:table-cell table:style-name="ce68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68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84" table:number-columns-repeated="5"/>
          <table:table-cell table:style-name="ce1575" table:formula="of:=SUMPRODUCT(LEN(TRIM([.$F$80:.$F$85]))&gt;0) &gt; 0" office:value-type="boolean" office:boolean-value="false" calcext:value-type="boolean">
            <text:p>FALSE</text:p>
          </table:table-cell>
          <table:table-cell table:style-name="ce1575" table:formula="of:=SUMPRODUCT(LEN(TRIM([.$G$80:.$G$85]))&gt;0) &gt; 0" office:value-type="boolean" office:boolean-value="false" calcext:value-type="boolean">
            <text:p>FALSE</text:p>
          </table:table-cell>
          <table:table-cell table:style-name="ce1575" table:formula="of:=SUMPRODUCT(LEN(TRIM([.$H$80:.$H$85]))&gt;0) &gt; 0" office:value-type="boolean" office:boolean-value="false" calcext:value-type="boolean">
            <text:p>FALSE</text:p>
          </table:table-cell>
          <table:table-cell table:style-name="ce684"/>
          <table:table-cell table:style-name="Default" table:number-columns-repeated="4"/>
          <table:table-cell table:style-name="ce68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98"/>
          <table:table-cell table:style-name="ce1576" table:formula="of:=[.F87]*[.F90]" office:value-type="float" office:value="-0" calcext:value-type="float">
            <text:p>0</text:p>
          </table:table-cell>
          <table:table-cell table:style-name="ce1576" table:formula="of:=[.G87]*[.G90]" office:value-type="float" office:value="-0" calcext:value-type="float">
            <text:p>0</text:p>
          </table:table-cell>
          <table:table-cell table:style-name="ce1576" table:formula="of:=[.H87]*[.H90]" office:value-type="float" office:value="-0" calcext:value-type="float">
            <text:p>0</text:p>
          </table:table-cell>
          <table:table-cell table:style-name="Default" table:number-columns-repeated="5"/>
          <table:table-cell table:style-name="ce68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84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1:.H91])" office:value-type="float" office:value="-0" calcext:value-type="float">
            <text:p>0</text:p>
          </table:table-cell>
          <table:table-cell table:style-name="Default" table:number-columns-repeated="4"/>
          <table:table-cell table:style-name="ce684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684" table:number-columns-repeated="6"/>
          <table:table-cell table:style-name="Default" table:number-columns-repeated="4"/>
          <table:table-cell table:style-name="ce684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684"/>
          <table:table-cell table:style-name="Default" table:number-columns-repeated="3"/>
          <table:table-cell table:style-name="ce684"/>
          <table:table-cell table:style-name="Default"/>
          <table:table-cell table:style-name="ce684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684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684" table:number-columns-repeated="4"/>
          <table:table-cell table:style-name="Default" table:number-columns-repeated="5"/>
          <table:table-cell table:style-name="ce684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684" table:number-columns-repeated="15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684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684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684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  <calcext:conditional-format calcext:target-range-address="Harcértékek.E65:Harcértékek.E65">
            <calcext:condition calcext:apply-style-name="Piros_háttér" calcext:value="=0" calcext:base-cell-address="Harcértékek.E65"/>
          </calcext:conditional-format>
        </calcext:conditional-formats>
      </table:table>
      <table:table table:name="Misztikus" table:style-name="ta6" table:print="false">
        <table:table-column table:style-name="co67" table:default-cell-style-name="ce127"/>
        <table:table-column table:style-name="co68" table:default-cell-style-name="ce127"/>
        <table:table-column table:style-name="co69" table:default-cell-style-name="ce127"/>
        <table:table-column table:style-name="co70" table:default-cell-style-name="ce127"/>
        <table:table-column table:style-name="co71" table:default-cell-style-name="ce127"/>
        <table:table-column table:style-name="co72" table:default-cell-style-name="ce127"/>
        <table:table-column table:style-name="co73" table:default-cell-style-name="ce1733"/>
        <table:table-column table:style-name="co74" table:default-cell-style-name="ce127"/>
        <table:table-column table:style-name="co75" table:default-cell-style-name="ce127"/>
        <table:table-column table:style-name="co76" table:number-columns-repeated="4" table:default-cell-style-name="ce127"/>
        <table:table-column table:style-name="co77" table:default-cell-style-name="ce549"/>
        <table:table-column table:style-name="co78" table:default-cell-style-name="ce127"/>
        <table:table-column table:style-name="co41" table:number-columns-repeated="2" table:default-cell-style-name="ce127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41" table:number-columns-repeated="236" table:default-cell-style-name="Default"/>
        <table:table-row table:style-name="ro20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9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5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5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5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5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5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5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9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701"/>
          <table:covered-table-cell table:style-name="ce1147" table:content-validation-name="val115"/>
          <table:covered-table-cell table:style-name="ce1701" table:content-validation-name="val115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702"/>
          <table:covered-table-cell table:style-name="ce1148" table:content-validation-name="val115"/>
          <table:covered-table-cell table:style-name="ce1702" table:content-validation-name="val115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702"/>
          <table:covered-table-cell table:style-name="ce1148" table:content-validation-name="val115"/>
          <table:covered-table-cell table:style-name="ce1702" table:content-validation-name="val115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43">Tradíció képzettségek </text:span><text:span text:style-name="T44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5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45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82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45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27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5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43">Szféra  / Arkánum képzettségek </text:span><text:span text:style-name="T44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4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5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44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44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5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5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5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5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5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70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5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5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5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5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5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5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5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5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5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5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5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5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5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5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5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5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5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70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5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82" table:default-cell-style-name="ce2061"/>
        <table:table-column table:style-name="co83" table:default-cell-style-name="ce1945"/>
        <table:table-column table:style-name="co84" table:default-cell-style-name="ce1945"/>
        <table:table-column table:style-name="co102" table:default-cell-style-name="ce1945"/>
        <table:table-column table:style-name="co27" table:default-cell-style-name="ce1945"/>
        <table:table-column table:style-name="co65" table:default-cell-style-name="ce1945"/>
        <table:table-column table:style-name="co103" table:default-cell-style-name="ce1945"/>
        <table:table-column table:style-name="co104" table:default-cell-style-name="ce1945"/>
        <table:table-column table:style-name="co105" table:default-cell-style-name="ce1945"/>
        <table:table-column table:style-name="co106" table:default-cell-style-name="ce1945"/>
        <table:table-column table:style-name="co27" table:default-cell-style-name="ce1945"/>
        <table:table-column table:style-name="co107" table:default-cell-style-name="ce1945"/>
        <table:table-column table:style-name="co108" table:default-cell-style-name="ce1945"/>
        <table:table-column table:style-name="co109" table:default-cell-style-name="ce1945"/>
        <table:table-column table:style-name="co110" table:default-cell-style-name="ce1945"/>
        <table:table-column table:style-name="co111" table:default-cell-style-name="ce1945"/>
        <table:table-column table:style-name="co41" table:default-cell-style-name="ce1945"/>
        <table:table-column table:style-name="co41" table:number-columns-repeated="3" table:default-cell-style-name="ce2117"/>
        <table:table-column table:style-name="co41" table:number-columns-repeated="2" table:default-cell-style-name="ce1945"/>
        <table:table-column table:style-name="co112" table:default-cell-style-name="ce2061"/>
        <table:table-column table:style-name="co41" table:number-columns-repeated="241" table:default-cell-style-name="ce9"/>
        <table:table-column table:style-name="co14" table:default-cell-style-name="ce550"/>
        <table:table-column table:style-name="co14" table:number-columns-repeated="16119"/>
        <table:table-row table:style-name="ro2">
          <table:table-cell table:style-name="ce2055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41"/>
          <table:table-cell table:style-name="ce1741" table:number-columns-repeated="9"/>
          <table:table-cell table:style-name="ce550" table:number-columns-repeated="248"/>
          <table:table-cell/>
          <table:table-cell table:style-name="ce9" table:number-columns-repeated="16119"/>
        </table:table-row>
        <table:table-row table:style-name="ro41">
          <table:table-cell table:style-name="ce2056"/>
          <table:table-cell table:style-name="ce2074" office:value-type="string" calcext:value-type="string">
            <text:p>Fegyver</text:p>
          </table:table-cell>
          <table:table-cell table:style-name="ce2106" office:value-type="string" calcext:value-type="string">
            <text:p>TÉ</text:p>
          </table:table-cell>
          <table:table-cell table:style-name="ce2106" office:value-type="string" calcext:value-type="string">
            <text:p>VÉ</text:p>
          </table:table-cell>
          <table:table-cell table:style-name="ce2074" office:value-type="string" calcext:value-type="string">
            <text:p>SP</text:p>
          </table:table-cell>
          <table:table-cell table:style-name="ce2146" office:value-type="string" calcext:value-type="string">
            <text:p>Sebesség</text:p>
          </table:table-cell>
          <table:table-cell table:style-name="ce2159" office:value-type="string" calcext:value-type="string">
            <text:p>Sebzés</text:p>
            <text:p>Módja</text:p>
          </table:table-cell>
          <table:table-cell table:style-name="ce2231" office:value-type="string" calcext:value-type="string">
            <text:p>Pengehossz</text:p>
          </table:table-cell>
          <table:table-cell table:style-name="ce2237" office:value-type="string" calcext:value-type="string">
            <text:p>Forgatás</text:p>
            <text:p>Módja</text:p>
          </table:table-cell>
          <table:table-cell table:style-name="ce2432" office:value-type="string" calcext:value-type="string">
            <text:p>Erőbónusz</text:p>
            <text:p>Max</text:p>
          </table:table-cell>
          <table:table-cell table:style-name="ce2146" office:value-type="string" calcext:value-type="string">
            <text:p>Átütés</text:p>
          </table:table-cell>
          <table:table-cell table:style-name="ce2438" office:value-type="string" calcext:value-type="string">
            <text:p>Íves</text:p>
          </table:table-cell>
          <table:table-cell table:style-name="ce2438" office:value-type="string" calcext:value-type="string">
            <text:p>MK</text:p>
          </table:table-cell>
          <table:table-cell table:style-name="ce2438" office:value-type="string" calcext:value-type="string">
            <text:p>KF</text:p>
          </table:table-cell>
          <table:table-cell table:style-name="ce2504" office:value-type="string" calcext:value-type="string">
            <text:p>Harcmodor</text:p>
          </table:table-cell>
          <table:table-cell table:style-name="ce2519" office:value-type="string" calcext:value-type="string">
            <text:p>Megjegyzés</text:p>
          </table:table-cell>
          <table:table-cell table:style-name="ce2569"/>
          <table:table-cell table:style-name="ce550" table:number-columns-repeated="111"/>
          <table:table-cell table:style-name="ce2061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Közelharci fegyverek</text:p>
          </table:table-cell>
          <table:table-cell table:style-name="ce2075"/>
          <table:table-cell table:style-name="ce2107" table:number-columns-repeated="2"/>
          <table:table-cell table:style-name="ce2075"/>
          <table:table-cell table:style-name="ce2147"/>
          <table:table-cell table:style-name="ce2160"/>
          <table:table-cell table:style-name="ce2147"/>
          <table:table-cell table:style-name="ce2238"/>
          <table:table-cell table:style-name="ce2160"/>
          <table:table-cell table:style-name="ce2147" table:number-columns-repeated="4"/>
          <table:table-cell table:style-name="ce2238"/>
          <table:table-cell table:style-name="ce2520"/>
          <table:table-cell table:style-name="ce2569"/>
          <table:table-cell table:style-name="ce550" table:number-columns-repeated="111"/>
          <table:table-cell table:style-name="ce2571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76" office:value-type="string" calcext:value-type="string">
            <text:p>Puszta kéz</text:p>
          </table:table-cell>
          <table:table-cell table:number-columns-repeated="2" table:style-name="ce977" office:value-type="float" office:value="-3" calcext:value-type="float">
            <text:p>-3</text:p>
          </table:table-cell>
          <table:table-cell table:style-name="ce2121" office:value-type="float" office:value="-5" calcext:value-type="float">
            <text:p>-5</text:p>
          </table:table-cell>
          <table:table-cell table:style-name="ce2121" office:value-type="float" office:value="6" calcext:value-type="float">
            <text:p>6</text:p>
          </table:table-cell>
          <table:table-cell table:style-name="ce2121" office:value-type="string" calcext:value-type="string">
            <text:p>Z</text:p>
          </table:table-cell>
          <table:table-cell table:style-name="ce2232" office:value-type="float" office:value="0" calcext:value-type="float">
            <text:p>0</text:p>
          </table:table-cell>
          <table:table-cell table:style-name="ce2121" office:value-type="string" calcext:value-type="string">
            <text:p>egykezes</text:p>
          </table:table-cell>
          <table:table-cell table:style-name="ce2121" office:value-type="float" office:value="99" calcext:value-type="float">
            <text:p>99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469" office:value-type="float" office:value="0" calcext:value-type="float">
            <text:p>0</text:p>
          </table:table-cell>
          <table:table-cell table:style-name="ce2505" office:value-type="string" calcext:value-type="string">
            <text:p>közelharc</text:p>
          </table:table-cell>
          <table:table-cell table:style-name="ce2524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47">Páncélkesztyűvel SP:-3 a (-5) helyett.</text:span>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77" office:value-type="string" calcext:value-type="string">
            <text:p>Puszta kéz Belharcban</text:p>
          </table:table-cell>
          <table:table-cell table:number-columns-repeated="2" table:style-name="ce977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string" calcext:value-type="string">
            <text:p>Z</text:p>
          </table:table-cell>
          <table:table-cell table:style-name="ce2233" office:value-type="float" office:value="0" calcext:value-type="float">
            <text:p>0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99" calcext:value-type="float">
            <text:p>99</text:p>
          </table:table-cell>
          <table:table-cell table:number-columns-repeated="4" table:style-name="ce2123" office:value-type="float" office:value="0" calcext:value-type="float">
            <text:p>0</text:p>
          </table:table-cell>
          <table:table-cell table:style-name="ce2506" office:value-type="string" calcext:value-type="string">
            <text:p>közelharc</text:p>
          </table:table-cell>
          <table:table-cell table:style-name="ce2525" office:value-type="string" calcext:value-type="string">
            <text:p>FP sebesülést okoz. 5.FP = 1 ÉP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2"/>
          <table:table-cell table:style-name="ce2078" office:value-type="string" calcext:value-type="string">
            <text:p>Tőr</text:p>
          </table:table-cell>
          <table:table-cell table:number-columns-repeated="2" table:style-name="ce977" office:value-type="float" office:value="2" calcext:value-type="float">
            <text:p>2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469" office:value-type="float" office:value="0" calcext:value-type="float">
            <text:p>0</text:p>
          </table:table-cell>
          <table:table-cell table:style-name="ce2505" office:value-type="string" calcext:value-type="string">
            <text:p>közelharc</text:p>
          </table:table-cell>
          <table:table-cell table:style-name="ce2524" office:value-type="string" calcext:value-type="string">
            <text:p>-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3">
          <table:table-cell/>
          <table:table-cell table:style-name="ce2078" office:value-type="string" calcext:value-type="string">
            <text:p>Béltépő</text:p>
          </table:table-cell>
          <table:table-cell table:style-name="ce977" office:value-type="float" office:value="2" calcext:value-type="float">
            <text:p>2</text:p>
          </table:table-cell>
          <table:table-cell table:style-name="ce977" office:value-type="float" office:value="1" calcext:value-type="float">
            <text:p>1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469" office:value-type="float" office:value="0" calcext:value-type="float">
            <text:p>0</text:p>
          </table:table-cell>
          <table:table-cell table:style-name="ce2505" office:value-type="string" calcext:value-type="string">
            <text:p>közelharc</text:p>
          </table:table-cell>
          <table:table-cell table:style-name="ce252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Dzsambia</text:p>
          </table:table-cell>
          <table:table-cell table:number-columns-repeated="2" table:style-name="ce977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number-columns-repeated="2" table:style-name="ce2124" office:value-type="float" office:value="0" calcext:value-type="float">
            <text:p>0</text:p>
          </table:table-cell>
          <table:table-cell table:style-name="ce2473" office:value-type="float" office:value="1" calcext:value-type="float">
            <text:p>1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505" office:value-type="string" calcext:value-type="string">
            <text:p>közelharc</text:p>
          </table:table-cell>
          <table:table-cell table:style-name="ce2526"/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078" office:value-type="string" calcext:value-type="string">
            <text:p>Garott</text:p>
          </table:table-cell>
          <table:table-cell table:number-columns-repeated="2" table:style-name="ce977" office:value-type="float" office:value="0" calcext:value-type="float">
            <text:p>0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-</text:p>
          </table:table-cell>
          <table:table-cell table:style-name="ce2124" office:value-type="string" calcext:value-type="string">
            <text:p>V</text:p>
          </table:table-cell>
          <table:table-cell table:style-name="ce2124" office:value-type="string" calcext:value-type="string">
            <text:p>spec.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469" office:value-type="float" office:value="0" calcext:value-type="float">
            <text:p>0</text:p>
          </table:table-cell>
          <table:table-cell table:style-name="ce2505" office:value-type="string" calcext:value-type="string">
            <text:p>közelharc</text:p>
          </table:table-cell>
          <table:table-cell table:style-name="ce2526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33">
          <table:table-cell/>
          <table:table-cell table:style-name="ce2078" office:value-type="string" calcext:value-type="string">
            <text:p>Kés</text:p>
          </table:table-cell>
          <table:table-cell table:number-columns-repeated="2" table:style-name="ce977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469" office:value-type="float" office:value="0" calcext:value-type="float">
            <text:p>0</text:p>
          </table:table-cell>
          <table:table-cell table:style-name="ce2505" office:value-type="string" calcext:value-type="string">
            <text:p>közelharc</text:p>
          </table:table-cell>
          <table:table-cell table:style-name="ce2526" office:value-type="string" calcext:value-type="string">
            <text:p>-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78" office:value-type="string" calcext:value-type="string">
            <text:p>Kriszkés</text:p>
          </table:table-cell>
          <table:table-cell table:style-name="ce977" office:value-type="float" office:value="2" calcext:value-type="float">
            <text:p>2</text:p>
          </table:table-cell>
          <table:table-cell table:style-name="ce977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469" office:value-type="float" office:value="0" calcext:value-type="float">
            <text:p>0</text:p>
          </table:table-cell>
          <table:table-cell table:style-name="ce2505" office:value-type="string" calcext:value-type="string">
            <text:p>közelharc</text:p>
          </table:table-cell>
          <table:table-cell table:style-name="ce252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33">
          <table:table-cell/>
          <table:table-cell table:style-name="ce2078" office:value-type="string" calcext:value-type="string">
            <text:p>Levéltőr</text:p>
          </table:table-cell>
          <table:table-cell table:style-name="ce977" office:value-type="float" office:value="2" calcext:value-type="float">
            <text:p>2</text:p>
          </table:table-cell>
          <table:table-cell table:style-name="ce977" office:value-type="float" office:value="3" calcext:value-type="float">
            <text:p>3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469" office:value-type="float" office:value="0" calcext:value-type="float">
            <text:p>0</text:p>
          </table:table-cell>
          <table:table-cell table:style-name="ce2505" office:value-type="string" calcext:value-type="string">
            <text:p>közelharc</text:p>
          </table:table-cell>
          <table:table-cell table:style-name="ce2526" office:value-type="string" calcext:value-type="string">
            <text:p>-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Markolatgomb</text:p>
          </table:table-cell>
          <table:table-cell table:style-name="ce977" office:value-type="float" office:value="-1" calcext:value-type="float">
            <text:p>-1</text:p>
          </table:table-cell>
          <table:table-cell table:style-name="ce977" office:value-type="float" office:value="-2" calcext:value-type="float">
            <text:p>-2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Z</text:p>
          </table:table-cell>
          <table:table-cell table:style-name="ce2125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469" office:value-type="float" office:value="0" calcext:value-type="float">
            <text:p>0</text:p>
          </table:table-cell>
          <table:table-cell table:style-name="ce2505" office:value-type="string" calcext:value-type="string">
            <text:p>közelharc</text:p>
          </table:table-cell>
          <table:table-cell table:style-name="ce2524" office:value-type="string" calcext:value-type="string">
            <text:p>Ugyanazok az értékei, mint a Vasökölnek.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Méregfog</text:p>
          </table:table-cell>
          <table:table-cell table:number-columns-repeated="2" table:style-name="ce977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number-columns-repeated="3" table:style-name="ce2469" office:value-type="float" office:value="0" calcext:value-type="float">
            <text:p>0</text:p>
          </table:table-cell>
          <table:table-cell table:style-name="ce2505" office:value-type="string" calcext:value-type="string">
            <text:p>közelharc</text:p>
          </table:table-cell>
          <table:table-cell table:style-name="ce2524" office:value-type="string" calcext:value-type="string">
            <text:p>Ha sebzést okoz, befecskendezi a benne tárolt mérget.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078" office:value-type="string" calcext:value-type="string">
            <text:p>Pugoss</text:p>
          </table:table-cell>
          <table:table-cell table:style-name="ce977" office:value-type="float" office:value="3" calcext:value-type="float">
            <text:p>3</text:p>
          </table:table-cell>
          <table:table-cell table:style-name="ce977" office:value-type="float" office:value="2" calcext:value-type="float">
            <text:p>2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77" office:value-type="string" calcext:value-type="string">
            <text:p>F6</text:p>
          </table:table-cell>
          <table:table-cell table:style-name="ce2505" office:value-type="string" calcext:value-type="string">
            <text:p>közelharc</text:p>
          </table:table-cell>
          <table:table-cell table:style-name="ce2526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078" office:value-type="string" calcext:value-type="string">
            <text:p>Ramiera</text:p>
          </table:table-cell>
          <table:table-cell table:number-columns-repeated="2" table:style-name="ce977" office:value-type="float" office:value="3" calcext:value-type="float">
            <text:p>3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77" office:value-type="string" calcext:value-type="string">
            <text:p>F6</text:p>
          </table:table-cell>
          <table:table-cell table:style-name="ce2505" office:value-type="string" calcext:value-type="string">
            <text:p>közelharc</text:p>
          </table:table-cell>
          <table:table-cell table:style-name="ce2526" office:value-type="string" calcext:value-type="string">
            <text:p><text:span text:style-name="T49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33">
          <table:table-cell/>
          <table:table-cell table:style-name="ce2078" office:value-type="string" calcext:value-type="string">
            <text:p>Tőr, hárító</text:p>
          </table:table-cell>
          <table:table-cell table:style-name="ce977" office:value-type="float" office:value="1" calcext:value-type="float">
            <text:p>1</text:p>
          </table:table-cell>
          <table:table-cell table:style-name="ce977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number-columns-repeated="2" table:style-name="ce2124" office:value-type="float" office:value="0" calcext:value-type="float">
            <text:p>0</text:p>
          </table:table-cell>
          <table:table-cell table:number-columns-repeated="3" table:style-name="ce2469" office:value-type="float" office:value="0" calcext:value-type="float">
            <text:p>0</text:p>
          </table:table-cell>
          <table:table-cell table:style-name="ce2505" office:value-type="string" calcext:value-type="string">
            <text:p>közelharc</text:p>
          </table:table-cell>
          <table:table-cell table:style-name="ce2530" office:value-type="string" calcext:value-type="string">
            <text:p><text:span text:style-name="T50">Nagyon</text:span><text:span text:style-name="T51"> drága!</text:span>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078" office:value-type="string" calcext:value-type="string">
            <text:p>Tőr, kígyó</text:p>
          </table:table-cell>
          <table:table-cell table:number-columns-repeated="2" table:style-name="ce977" office:value-type="float" office:value="2" calcext:value-type="float">
            <text:p>2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469" office:value-type="float" office:value="0" calcext:value-type="float">
            <text:p>0</text:p>
          </table:table-cell>
          <table:table-cell table:style-name="ce2505" office:value-type="string" calcext:value-type="string">
            <text:p>közelharc</text:p>
          </table:table-cell>
          <table:table-cell table:style-name="ce2526" office:value-type="string" calcext:value-type="string">
            <text:p>Áldozótőr</text:p>
            <text:p>Vágásnál: +0 SP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/>
          <table:table-cell table:style-name="ce2078" office:value-type="string" calcext:value-type="string">
            <text:p>Tőr, ököl</text:p>
          </table:table-cell>
          <table:table-cell table:style-name="ce977" office:value-type="float" office:value="0" calcext:value-type="float">
            <text:p>0</text:p>
          </table:table-cell>
          <table:table-cell table:style-name="ce977" office:value-type="float" office:value="-3" calcext:value-type="float">
            <text:p>-3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469" office:value-type="float" office:value="0" calcext:value-type="float">
            <text:p>0</text:p>
          </table:table-cell>
          <table:table-cell table:style-name="ce2505" office:value-type="string" calcext:value-type="string">
            <text:p>közelharc</text:p>
          </table:table-cell>
          <table:table-cell table:style-name="ce2526"/>
          <table:table-cell table:style-name="ce2569"/>
          <table:table-cell table:style-name="ce550" table:number-columns-repeated="111"/>
          <table:table-cell table:style-name="ce873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079" office:value-type="string" calcext:value-type="string">
            <text:p>Tőr, páncélszúró</text:p>
          </table:table-cell>
          <table:table-cell table:style-name="ce977" office:value-type="float" office:value="3" calcext:value-type="float">
            <text:p>3</text:p>
          </table:table-cell>
          <table:table-cell table:style-name="ce977" office:value-type="float" office:value="0" calcext:value-type="float">
            <text:p>0</text:p>
          </table:table-cell>
          <table:table-cell table:style-name="ce2126" office:value-type="float" office:value="1" calcext:value-type="float">
            <text:p>1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0.5" calcext:value-type="float">
            <text:p>0.5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5" calcext:value-type="float">
            <text:p>5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469" office:value-type="float" office:value="0" calcext:value-type="float">
            <text:p>0</text:p>
          </table:table-cell>
          <table:table-cell table:style-name="ce2507" office:value-type="string" calcext:value-type="string">
            <text:p>közelharc</text:p>
          </table:table-cell>
          <table:table-cell table:style-name="ce2531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Tőr, Slan</text:p>
          </table:table-cell>
          <table:table-cell table:style-name="ce977" office:value-type="float" office:value="2" calcext:value-type="float">
            <text:p>2</text:p>
          </table:table-cell>
          <table:table-cell table:style-name="ce977" office:value-type="float" office:value="1" calcext:value-type="float">
            <text:p>1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3" table:style-name="ce2469" office:value-type="float" office:value="0" calcext:value-type="float">
            <text:p>0</text:p>
          </table:table-cell>
          <table:table-cell table:style-name="ce2505" office:value-type="string" calcext:value-type="string">
            <text:p>közelharc</text:p>
          </table:table-cell>
          <table:table-cell table:style-name="ce2526"/>
          <table:table-cell table:style-name="ce2569"/>
          <table:table-cell table:style-name="ce550" table:number-columns-repeated="111"/>
          <table:table-cell table:style-name="ce580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56"/>
          <table:table-cell table:style-name="ce2080" office:value-type="string" calcext:value-type="string">
            <text:p>Vasököl / p.kesztyű</text:p>
          </table:table-cell>
          <table:table-cell table:style-name="ce977" office:value-type="float" office:value="-1" calcext:value-type="float">
            <text:p>-1</text:p>
          </table:table-cell>
          <table:table-cell table:style-name="ce977" office:value-type="float" office:value="-2" calcext:value-type="float">
            <text:p>-2</text:p>
          </table:table-cell>
          <table:table-cell table:style-name="ce2127" office:value-type="float" office:value="0" calcext:value-type="float">
            <text:p>0</text:p>
          </table:table-cell>
          <table:table-cell table:style-name="ce2127" office:value-type="float" office:value="6" calcext:value-type="float">
            <text:p>6</text:p>
          </table:table-cell>
          <table:table-cell table:style-name="ce2127" office:value-type="string" calcext:value-type="string">
            <text:p>Z</text:p>
          </table:table-cell>
          <table:table-cell table:style-name="ce2127" office:value-type="float" office:value="0" calcext:value-type="float">
            <text:p>0</text:p>
          </table:table-cell>
          <table:table-cell table:style-name="ce2127" office:value-type="string" calcext:value-type="string">
            <text:p>egykezes</text:p>
          </table:table-cell>
          <table:table-cell table:style-name="ce2127" office:value-type="float" office:value="3" calcext:value-type="float">
            <text:p>3</text:p>
          </table:table-cell>
          <table:table-cell table:style-name="ce2436" office:value-type="float" office:value="0" calcext:value-type="float">
            <text:p>0</text:p>
          </table:table-cell>
          <table:table-cell table:number-columns-repeated="3" table:style-name="ce2474" office:value-type="float" office:value="0" calcext:value-type="float">
            <text:p>0</text:p>
          </table:table-cell>
          <table:table-cell table:style-name="ce2508" office:value-type="string" calcext:value-type="string">
            <text:p>közelharc</text:p>
          </table:table-cell>
          <table:table-cell table:style-name="ce2532"/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Kardvívó fegyverek</text:p>
          </table:table-cell>
          <table:table-cell table:style-name="ce2081" office:value-type="string" calcext:value-type="string">
            <text:p>Kard, dzsenn szablya</text:p>
          </table:table-cell>
          <table:table-cell table:number-columns-repeated="2" table:style-name="ce980" office:value-type="float" office:value="5" calcext:value-type="float">
            <text:p>5</text:p>
          </table:table-cell>
          <table:table-cell table:style-name="ce2128" office:value-type="float" office:value="4" calcext:value-type="float">
            <text:p>4</text:p>
          </table:table-cell>
          <table:table-cell table:style-name="ce2128" office:value-type="float" office:value="6" calcext:value-type="float">
            <text:p>6</text:p>
          </table:table-cell>
          <table:table-cell table:style-name="ce2128" office:value-type="string" calcext:value-type="string">
            <text:p>V/S</text:p>
          </table:table-cell>
          <table:table-cell table:style-name="ce2128" office:value-type="float" office:value="1" calcext:value-type="float">
            <text:p>1</text:p>
          </table:table-cell>
          <table:table-cell table:style-name="ce2128" office:value-type="string" calcext:value-type="string">
            <text:p>egykezes</text:p>
          </table:table-cell>
          <table:table-cell table:style-name="ce2128" office:value-type="float" office:value="99" calcext:value-type="float">
            <text:p>99</text:p>
          </table:table-cell>
          <table:table-cell table:style-name="ce2128" office:value-type="float" office:value="0" calcext:value-type="float">
            <text:p>0</text:p>
          </table:table-cell>
          <table:table-cell table:style-name="ce2476" office:value-type="float" office:value="1" calcext:value-type="float">
            <text:p>1</text:p>
          </table:table-cell>
          <table:table-cell table:style-name="ce2482" office:value-type="float" office:value="0" calcext:value-type="float">
            <text:p>0</text:p>
          </table:table-cell>
          <table:table-cell table:style-name="ce2476" office:value-type="string" calcext:value-type="string">
            <text:p>D6</text:p>
          </table:table-cell>
          <table:table-cell table:style-name="ce2509" office:value-type="string" calcext:value-type="string">
            <text:p>kardvívás</text:p>
          </table:table-cell>
          <table:table-cell table:style-name="ce2533"/>
          <table:table-cell table:style-name="ce2569"/>
          <table:table-cell table:style-name="ce550" table:number-columns-repeated="111"/>
          <table:table-cell table:style-name="ce582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emrelin</text:p>
          </table:table-cell>
          <table:table-cell table:style-name="ce977" office:value-type="float" office:value="5" calcext:value-type="float">
            <text:p>5</text:p>
          </table:table-cell>
          <table:table-cell table:style-name="ce977" office:value-type="float" office:value="4" calcext:value-type="float">
            <text:p>4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kardvívás</text:p>
          </table:table-cell>
          <table:table-cell table:style-name="ce2534"/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78" office:value-type="string" calcext:value-type="string">
            <text:p>Kard, fejvadász</text:p>
          </table:table-cell>
          <table:table-cell table:style-name="ce977" office:value-type="float" office:value="3" calcext:value-type="float">
            <text:p>3</text:p>
          </table:table-cell>
          <table:table-cell table:style-name="ce977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style-name="ce2497" office:value-type="float" office:value="0" calcext:value-type="float">
            <text:p>0</text:p>
          </table:table-cell>
          <table:table-cell table:style-name="ce2478" office:value-type="string" calcext:value-type="string">
            <text:p>F6</text:p>
          </table:table-cell>
          <table:table-cell table:style-name="ce2505" office:value-type="string" calcext:value-type="string">
            <text:p>kardvívás</text:p>
          </table:table-cell>
          <table:table-cell table:style-name="ce2534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handzsár</text:p>
          </table:table-cell>
          <table:table-cell table:style-name="ce977" office:value-type="float" office:value="5" calcext:value-type="float">
            <text:p>5</text:p>
          </table:table-cell>
          <table:table-cell table:style-name="ce977" office:value-type="float" office:value="3" calcext:value-type="float">
            <text:p>3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style-name="ce2473" office:value-type="float" office:value="1" calcext:value-type="float">
            <text:p>1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kardvívás</text:p>
          </table:table-cell>
          <table:table-cell table:style-name="ce2535" office:value-type="string" calcext:value-type="string">
            <text:p>Erő követelmény: +2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hiequar</text:p>
          </table:table-cell>
          <table:table-cell table:style-name="ce977" office:value-type="float" office:value="4" calcext:value-type="float">
            <text:p>4</text:p>
          </table:table-cell>
          <table:table-cell table:style-name="ce977" office:value-type="float" office:value="3" calcext:value-type="float">
            <text:p>3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S/V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2" calcext:value-type="float">
            <text:p>2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kardvívás</text:p>
          </table:table-cell>
          <table:table-cell table:style-name="ce2535" office:value-type="string" calcext:value-type="string">
            <text:p>Elfek használják. Előtörténet!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3" office:value-type="string" calcext:value-type="string">
            <text:p>Kard, hosszú</text:p>
          </table:table-cell>
          <table:table-cell table:number-columns-repeated="2" table:style-name="ce941" office:value-type="float" office:value="4" calcext:value-type="float">
            <text:p>4</text:p>
          </table:table-cell>
          <table:table-cell table:style-name="ce2129" office:value-type="float" office:value="4" calcext:value-type="float">
            <text:p>4</text:p>
          </table:table-cell>
          <table:table-cell table:style-name="ce2129" office:value-type="float" office:value="7" calcext:value-type="float">
            <text:p>7</text:p>
          </table:table-cell>
          <table:table-cell table:style-name="ce2161" office:value-type="string" calcext:value-type="string">
            <text:p>V/S</text:p>
          </table:table-cell>
          <table:table-cell table:style-name="ce2123" office:value-type="float" office:value="1" calcext:value-type="float">
            <text:p>1</text:p>
          </table:table-cell>
          <table:table-cell table:style-name="ce2129" office:value-type="string" calcext:value-type="string">
            <text:p>egykezes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506" office:value-type="string" calcext:value-type="string">
            <text:p>kardvívás</text:p>
          </table:table-cell>
          <table:table-cell table:style-name="ce2536" office:value-type="string" calcext:value-type="string">
            <text:p>A legelterjedtebb kard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jatagán</text:p>
          </table:table-cell>
          <table:table-cell table:style-name="ce977" office:value-type="float" office:value="3" calcext:value-type="float">
            <text:p>3</text:p>
          </table:table-cell>
          <table:table-cell table:style-name="ce977" office:value-type="float" office:value="2" calcext:value-type="float">
            <text:p>2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224" office:value-type="string" calcext:value-type="string">
            <text:p>V/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473" office:value-type="float" office:value="1" calcext:value-type="float">
            <text:p>1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kardvívás</text:p>
          </table:table-cell>
          <table:table-cell table:style-name="ce2535"/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582" table:number-columns-repeated="16119"/>
        </table:table-row>
        <table:table-row table:style-name="ro44">
          <table:table-cell/>
          <table:table-cell table:style-name="ce2083" office:value-type="string" calcext:value-type="string">
            <text:p>Kard, kétkezes</text:p>
          </table:table-cell>
          <table:table-cell table:style-name="ce941" office:value-type="float" office:value="7" calcext:value-type="float">
            <text:p>7</text:p>
          </table:table-cell>
          <table:table-cell table:style-name="ce941" office:value-type="float" office:value="5" calcext:value-type="float">
            <text:p>5</text:p>
          </table:table-cell>
          <table:table-cell table:style-name="ce2129" office:value-type="float" office:value="8" calcext:value-type="float">
            <text:p>8</text:p>
          </table:table-cell>
          <table:table-cell table:style-name="ce2129" office:value-type="float" office:value="9" calcext:value-type="float">
            <text:p>9</text:p>
          </table:table-cell>
          <table:table-cell table:style-name="ce2129" office:value-type="string" calcext:value-type="string">
            <text:p>V/S</text:p>
          </table:table-cell>
          <table:table-cell table:style-name="ce2129" office:value-type="float" office:value="2" calcext:value-type="float">
            <text:p>2</text:p>
          </table:table-cell>
          <table:table-cell table:style-name="ce2129" office:value-type="string" calcext:value-type="string">
            <text:p>kétkezes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506" office:value-type="string" calcext:value-type="string">
            <text:p>kardvívás</text:p>
          </table:table-cell>
          <table:table-cell table:style-name="ce253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khossas</text:p>
          </table:table-cell>
          <table:table-cell table:style-name="ce977" office:value-type="float" office:value="4" calcext:value-type="float">
            <text:p>4</text:p>
          </table:table-cell>
          <table:table-cell table:style-name="ce977" office:value-type="float" office:value="3" calcext:value-type="float">
            <text:p>3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kardvívás</text:p>
          </table:table-cell>
          <table:table-cell table:style-name="ce2535" office:value-type="string" calcext:value-type="string">
            <text:p>Elfek használják. Előtörténet!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078" office:value-type="string" calcext:value-type="string">
            <text:p>Kard, kígyó</text:p>
          </table:table-cell>
          <table:table-cell table:style-name="ce977" office:value-type="float" office:value="3" calcext:value-type="float">
            <text:p>3</text:p>
          </table:table-cell>
          <table:table-cell table:style-name="ce977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7" calcext:value-type="float">
            <text:p>7</text:p>
          </table:table-cell>
          <table:table-cell table:style-name="ce22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0" calcext:value-type="float">
            <text:p>0</text:p>
          </table:table-cell>
          <table:table-cell table:style-name="ce2473" office:value-type="float" office:value="1" calcext:value-type="float">
            <text:p>1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kardvívás</text:p>
          </table:table-cell>
          <table:table-cell table:style-name="ce2535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Lagoss </text:p>
          </table:table-cell>
          <table:table-cell table:style-name="ce977" office:value-type="float" office:value="6" calcext:value-type="float">
            <text:p>6</text:p>
          </table:table-cell>
          <table:table-cell table:style-name="ce977" office:value-type="float" office:value="5" calcext:value-type="float">
            <text:p>5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2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6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style-name="ce2497" office:value-type="float" office:value="0" calcext:value-type="float">
            <text:p>0</text:p>
          </table:table-cell>
          <table:table-cell table:style-name="ce2478" office:value-type="string" calcext:value-type="string">
            <text:p>F9</text:p>
          </table:table-cell>
          <table:table-cell table:style-name="ce2505" office:value-type="string" calcext:value-type="string">
            <text:p>kardvívás</text:p>
          </table:table-cell>
          <table:table-cell table:style-name="ce2535" office:value-type="string" calcext:value-type="string">
            <text:p>Egyébként Hosszúkard értékei.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lovag</text:p>
          </table:table-cell>
          <table:table-cell table:style-name="ce977" office:value-type="float" office:value="6" calcext:value-type="float">
            <text:p>6</text:p>
          </table:table-cell>
          <table:table-cell table:style-name="ce977" office:value-type="float" office:value="4" calcext:value-type="float">
            <text:p>4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1" calcext:value-type="float">
            <text:p>1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kardvívás</text:p>
          </table:table-cell>
          <table:table-cell table:style-name="ce2535" office:value-type="string" calcext:value-type="string">
            <text:p>Erő követelmény: +2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33">
          <table:table-cell/>
          <table:table-cell table:style-name="ce2083" office:value-type="string" calcext:value-type="string">
            <text:p>Kard, másfélkezes 2K</text:p>
          </table:table-cell>
          <table:table-cell table:style-name="ce941" office:value-type="float" office:value="6" calcext:value-type="float">
            <text:p>6</text:p>
          </table:table-cell>
          <table:table-cell table:style-name="ce941" office:value-type="float" office:value="5" calcext:value-type="float">
            <text:p>5</text:p>
          </table:table-cell>
          <table:table-cell table:style-name="ce2129" office:value-type="float" office:value="5" calcext:value-type="float">
            <text:p>5</text:p>
          </table:table-cell>
          <table:table-cell table:style-name="ce2129" office:value-type="float" office:value="8" calcext:value-type="float">
            <text:p>8</text:p>
          </table:table-cell>
          <table:table-cell table:style-name="ce2129" office:value-type="string" calcext:value-type="string">
            <text:p>V/S</text:p>
          </table:table-cell>
          <table:table-cell table:style-name="ce2129" office:value-type="float" office:value="1.5" calcext:value-type="float">
            <text:p>1.5</text:p>
          </table:table-cell>
          <table:table-cell table:style-name="ce2129" office:value-type="string" calcext:value-type="string">
            <text:p>kétkezes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506" office:value-type="string" calcext:value-type="string">
            <text:p>kardvívás</text:p>
          </table:table-cell>
          <table:table-cell table:style-name="ce2537" office:value-type="string" calcext:value-type="string">
            <text:p>Erő követelmény: +2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33">
          <table:table-cell/>
          <table:table-cell table:style-name="ce2078" office:value-type="string" calcext:value-type="string">
            <text:p>Kard, másfélkezes 1K</text:p>
          </table:table-cell>
          <table:table-cell table:style-name="ce977" office:value-type="float" office:value="4" calcext:value-type="float">
            <text:p>4</text:p>
          </table:table-cell>
          <table:table-cell table:style-name="ce977" office:value-type="float" office:value="3" calcext:value-type="float">
            <text:p>3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style-name="ce2473" office:value-type="float" office:value="1" calcext:value-type="float">
            <text:p>1</text:p>
          </table:table-cell>
          <table:table-cell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kardvívás</text:p>
          </table:table-cell>
          <table:table-cell table:style-name="ce2534" office:value-type="string" calcext:value-type="string">
            <text:p>Erő követelmény: +2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33">
          <table:table-cell/>
          <table:table-cell table:style-name="ce2078" office:value-type="string" calcext:value-type="string">
            <text:p>Kard, mesterkard 2K</text:p>
          </table:table-cell>
          <table:table-cell table:style-name="ce977" office:value-type="float" office:value="7" calcext:value-type="float">
            <text:p>7</text:p>
          </table:table-cell>
          <table:table-cell table:style-name="ce977" office:value-type="float" office:value="4" calcext:value-type="float">
            <text:p>4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kardvívás</text:p>
          </table:table-cell>
          <table:table-cell table:style-name="ce2534" office:value-type="string" calcext:value-type="string">
            <text:p>Erő követelmény: +2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33">
          <table:table-cell/>
          <table:table-cell table:style-name="ce2078" office:value-type="string" calcext:value-type="string">
            <text:p>Kard, mesterkard 1K</text:p>
          </table:table-cell>
          <table:table-cell table:style-name="ce977" office:value-type="float" office:value="5" calcext:value-type="float">
            <text:p>5</text:p>
          </table:table-cell>
          <table:table-cell table:style-name="ce977" office:value-type="float" office:value="2" calcext:value-type="float">
            <text:p>2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style-name="ce2473" office:value-type="float" office:value="1" calcext:value-type="float">
            <text:p>1</text:p>
          </table:table-cell>
          <table:table-cell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kardvívás</text:p>
          </table:table-cell>
          <table:table-cell table:style-name="ce2534" office:value-type="string" calcext:value-type="string">
            <text:p>Erő követelmény: +2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Pugoss </text:p>
          </table:table-cell>
          <table:table-cell table:number-columns-repeated="2" table:style-name="ce977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style-name="ce2497" office:value-type="float" office:value="0" calcext:value-type="float">
            <text:p>0</text:p>
          </table:table-cell>
          <table:table-cell table:style-name="ce2478" office:value-type="string" calcext:value-type="string">
            <text:p>F6</text:p>
          </table:table-cell>
          <table:table-cell table:style-name="ce2505" office:value-type="string" calcext:value-type="string">
            <text:p>kardvívás</text:p>
          </table:table-cell>
          <table:table-cell table:style-name="ce2538"/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078" office:value-type="string" calcext:value-type="string">
            <text:p>Kard, rapír</text:p>
          </table:table-cell>
          <table:table-cell table:number-columns-repeated="2" table:style-name="ce977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kardvívás</text:p>
          </table:table-cell>
          <table:table-cell table:style-name="ce2538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rövid</text:p>
          </table:table-cell>
          <table:table-cell table:style-name="ce977" office:value-type="float" office:value="3" calcext:value-type="float">
            <text:p>3</text:p>
          </table:table-cell>
          <table:table-cell table:style-name="ce977" office:value-type="float" office:value="2" calcext:value-type="float">
            <text:p>2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S/V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kardvívás</text:p>
          </table:table-cell>
          <table:table-cell table:style-name="ce2535" office:value-type="string" calcext:value-type="string">
            <text:p>-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78" office:value-type="string" calcext:value-type="string">
            <text:p>Kard, Slan 2K</text:p>
          </table:table-cell>
          <table:table-cell table:style-name="ce977" office:value-type="float" office:value="7" calcext:value-type="float">
            <text:p>7</text:p>
          </table:table-cell>
          <table:table-cell table:style-name="ce977" office:value-type="float" office:value="4" calcext:value-type="float">
            <text:p>4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number-columns-repeated="2" table:style-name="ce2124" office:value-type="float" office:value="2" calcext:value-type="float">
            <text:p>2</text:p>
          </table:table-cell>
          <table:table-cell table:style-name="ce2469" office:value-type="float" office:value="0" calcext:value-type="float">
            <text:p>0</text:p>
          </table:table-cell>
          <table:table-cell table:style-name="ce2497" office:value-type="float" office:value="0" calcext:value-type="float">
            <text:p>0</text:p>
          </table:table-cell>
          <table:table-cell table:style-name="ce2478" office:value-type="string" calcext:value-type="string">
            <text:p>S6</text:p>
          </table:table-cell>
          <table:table-cell table:style-name="ce2505" office:value-type="string" calcext:value-type="string">
            <text:p>kardvívás</text:p>
          </table:table-cell>
          <table:table-cell table:style-name="ce2534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78" office:value-type="string" calcext:value-type="string">
            <text:p>Kard, Slan 1K</text:p>
          </table:table-cell>
          <table:table-cell table:style-name="ce977" office:value-type="float" office:value="5" calcext:value-type="float">
            <text:p>5</text:p>
          </table:table-cell>
          <table:table-cell table:style-name="ce977" office:value-type="float" office:value="3" calcext:value-type="float">
            <text:p>3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number-columns-repeated="2" table:style-name="ce2124" office:value-type="float" office:value="2" calcext:value-type="float">
            <text:p>2</text:p>
          </table:table-cell>
          <table:table-cell table:style-name="ce2469" office:value-type="float" office:value="0" calcext:value-type="float">
            <text:p>0</text:p>
          </table:table-cell>
          <table:table-cell table:style-name="ce2473" office:value-type="float" office:value="1" calcext:value-type="float">
            <text:p>1</text:p>
          </table:table-cell>
          <table:table-cell table:style-name="ce2478" office:value-type="string" calcext:value-type="string">
            <text:p>S6</text:p>
          </table:table-cell>
          <table:table-cell table:style-name="ce2505" office:value-type="string" calcext:value-type="string">
            <text:p>kardvívás</text:p>
          </table:table-cell>
          <table:table-cell table:style-name="ce2534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Slan rövid</text:p>
          </table:table-cell>
          <table:table-cell table:style-name="ce977" office:value-type="float" office:value="3" calcext:value-type="float">
            <text:p>3</text:p>
          </table:table-cell>
          <table:table-cell table:style-name="ce977" office:value-type="float" office:value="2" calcext:value-type="float">
            <text:p>2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style-name="ce2497" office:value-type="float" office:value="0" calcext:value-type="float">
            <text:p>0</text:p>
          </table:table-cell>
          <table:table-cell table:style-name="ce2478" office:value-type="string" calcext:value-type="string">
            <text:p>S6</text:p>
          </table:table-cell>
          <table:table-cell table:style-name="ce2505" office:value-type="string" calcext:value-type="string">
            <text:p>kardvívás</text:p>
          </table:table-cell>
          <table:table-cell table:style-name="ce2535"/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078" office:value-type="string" calcext:value-type="string">
            <text:p>Kard, Slan csatakard</text:p>
          </table:table-cell>
          <table:table-cell table:style-name="ce977" office:value-type="float" office:value="8" calcext:value-type="float">
            <text:p>8</text:p>
          </table:table-cell>
          <table:table-cell table:style-name="ce977" office:value-type="float" office:value="7" calcext:value-type="float">
            <text:p>7</text:p>
          </table:table-cell>
          <table:table-cell table:number-columns-repeated="2" table:style-name="ce2124" office:value-type="float" office:value="9" calcext:value-type="float">
            <text:p>9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2" calcext:value-type="float">
            <text:p>2</text:p>
          </table:table-cell>
          <table:table-cell table:style-name="ce2469" office:value-type="float" office:value="0" calcext:value-type="float">
            <text:p>0</text:p>
          </table:table-cell>
          <table:table-cell table:style-name="ce2497" office:value-type="float" office:value="0" calcext:value-type="float">
            <text:p>0</text:p>
          </table:table-cell>
          <table:table-cell table:style-name="ce2478" office:value-type="string" calcext:value-type="string">
            <text:p>S9</text:p>
          </table:table-cell>
          <table:table-cell table:style-name="ce2505" office:value-type="string" calcext:value-type="string">
            <text:p>kardvívás</text:p>
          </table:table-cell>
          <table:table-cell table:style-name="ce2535" office:value-type="string" calcext:value-type="string">
            <text:p>Hihetetlen drága és ritka.</text:p>
            <text:p>Csak két kézzel forgatható.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Kard, szablya</text:p>
          </table:table-cell>
          <table:table-cell table:number-columns-repeated="2" table:style-name="ce977" office:value-type="float" office:value="4" calcext:value-type="float">
            <text:p>4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9" calcext:value-type="float">
            <text:p>9</text:p>
          </table:table-cell>
          <table:table-cell table:style-name="ce2124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0" calcext:value-type="float">
            <text:p>0</text:p>
          </table:table-cell>
          <table:table-cell table:style-name="ce2473" office:value-type="float" office:value="1" calcext:value-type="float">
            <text:p>1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kardvívás</text:p>
          </table:table-cell>
          <table:table-cell table:style-name="ce2535"/>
          <table:table-cell table:style-name="ce2569"/>
          <table:table-cell table:style-name="ce550" table:number-columns-repeated="111"/>
          <table:table-cell table:style-name="ce873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/>
          <table:table-cell table:style-name="ce2079" office:value-type="string" calcext:value-type="string">
            <text:p>Mara-sequor 1K</text:p>
          </table:table-cell>
          <table:table-cell table:style-name="ce977" office:value-type="float" office:value="6" calcext:value-type="float">
            <text:p>6</text:p>
          </table:table-cell>
          <table:table-cell table:style-name="ce977" office:value-type="float" office:value="4" calcext:value-type="float">
            <text:p>4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float" office:value="7" calcext:value-type="float">
            <text:p>7</text:p>
          </table:table-cell>
          <table:table-cell table:style-name="ce2126"/>
          <table:table-cell table:style-name="ce2126" office:value-type="float" office:value="1.5" calcext:value-type="float">
            <text:p>1.5</text:p>
          </table:table-cell>
          <table:table-cell table:style-name="ce2126" office:value-type="string" calcext:value-type="string">
            <text:p>egykezes</text:p>
          </table:table-cell>
          <table:table-cell table:style-name="ce2126" table:number-columns-repeated="2"/>
          <table:table-cell table:style-name="ce2469" office:value-type="float" office:value="0" calcext:value-type="float">
            <text:p>0</text:p>
          </table:table-cell>
          <table:table-cell table:style-name="ce2478" office:value-type="float" office:value="1" calcext:value-type="float">
            <text:p>1</text:p>
          </table:table-cell>
          <table:table-cell table:style-name="ce2478" office:value-type="string" calcext:value-type="string">
            <text:p>F9</text:p>
          </table:table-cell>
          <table:table-cell table:style-name="ce2507" office:value-type="string" calcext:value-type="string">
            <text:p>kardvívás</text:p>
          </table:table-cell>
          <table:table-cell table:style-name="ce2538" office:value-type="string" calcext:value-type="string">
            <text:p>Mágikus fém jellege már benne van a harcértékekben.</text:p>
          </table:table-cell>
          <table:table-cell table:style-name="ce2569"/>
          <table:table-cell table:style-name="ce550" table:number-columns-repeated="111"/>
          <table:table-cell table:style-name="ce873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/>
          <table:table-cell table:style-name="ce2079" office:value-type="string" calcext:value-type="string">
            <text:p>Mara-sequor 2K</text:p>
          </table:table-cell>
          <table:table-cell table:style-name="ce977" office:value-type="float" office:value="7" calcext:value-type="float">
            <text:p>7</text:p>
          </table:table-cell>
          <table:table-cell table:style-name="ce977" office:value-type="float" office:value="5" calcext:value-type="float">
            <text:p>5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V/S</text:p>
          </table:table-cell>
          <table:table-cell table:style-name="ce2126" office:value-type="float" office:value="1.5" calcext:value-type="float">
            <text:p>1.5</text:p>
          </table:table-cell>
          <table:table-cell table:style-name="ce2126" office:value-type="string" calcext:value-type="string">
            <text:p>két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2" calcext:value-type="float">
            <text:p>2</text:p>
          </table:table-cell>
          <table:table-cell table:style-name="ce2469" office:value-type="float" office:value="0" calcext:value-type="float">
            <text:p>0</text:p>
          </table:table-cell>
          <table:table-cell table:style-name="ce2497" office:value-type="float" office:value="0" calcext:value-type="float">
            <text:p>0</text:p>
          </table:table-cell>
          <table:table-cell table:style-name="ce2478" office:value-type="string" calcext:value-type="string">
            <text:p>F9</text:p>
          </table:table-cell>
          <table:table-cell table:style-name="ce2507" office:value-type="string" calcext:value-type="string">
            <text:p>kardvívás</text:p>
          </table:table-cell>
          <table:table-cell table:style-name="ce2538" office:value-type="string" calcext:value-type="string">
            <text:p>Mágikus fém jellege már benne van a harcértékekben.</text:p>
          </table:table-cell>
          <table:table-cell table:style-name="ce2569"/>
          <table:table-cell table:style-name="ce550" table:number-columns-repeated="111"/>
          <table:table-cell table:style-name="ce873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1">
          <table:table-cell table:style-name="ce2063"/>
          <table:table-cell table:style-name="ce2079" office:value-type="string" calcext:value-type="string">
            <text:p>Meneth</text:p>
          </table:table-cell>
          <table:table-cell table:style-name="ce977" office:value-type="float" office:value="3" calcext:value-type="float">
            <text:p>3</text:p>
          </table:table-cell>
          <table:table-cell table:style-name="ce977" office:value-type="float" office:value="2" calcext:value-type="float">
            <text:p>2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V</text:p>
          </table:table-cell>
          <table:table-cell table:style-name="ce2126" office:value-type="float" office:value="0.5" calcext:value-type="float">
            <text:p>0.5</text:p>
          </table:table-cell>
          <table:table-cell table:style-name="ce2126" office:value-type="string" calcext:value-type="string">
            <text:p>egykezes</text:p>
          </table:table-cell>
          <table:table-cell table:number-columns-repeated="2" table:style-name="ce2126" office:value-type="float" office:value="0" calcext:value-type="float">
            <text:p>0</text:p>
          </table:table-cell>
          <table:table-cell table:style-name="ce2477" office:value-type="float" office:value="1" calcext:value-type="float">
            <text:p>1</text:p>
          </table:table-cell>
          <table:table-cell table:style-name="ce2497" office:value-type="float" office:value="0" calcext:value-type="float">
            <text:p>0</text:p>
          </table:table-cell>
          <table:table-cell table:style-name="ce2478" office:value-type="string" calcext:value-type="string">
            <text:p>A3</text:p>
          </table:table-cell>
          <table:table-cell table:style-name="ce2507" office:value-type="string" calcext:value-type="string">
            <text:p>kardvívás</text:p>
          </table:table-cell>
          <table:table-cell table:style-name="ce2538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Predoci egyeneskard</text:p>
          </table:table-cell>
          <table:table-cell table:style-name="ce977" office:value-type="float" office:value="5" calcext:value-type="float">
            <text:p>5</text:p>
          </table:table-cell>
          <table:table-cell table:style-name="ce977" office:value-type="float" office:value="4" calcext:value-type="float">
            <text:p>4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kardvívás</text:p>
          </table:table-cell>
          <table:table-cell table:style-name="ce2538" office:value-type="string" calcext:value-type="string">
            <text:p>-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Sequor </text:p>
          </table:table-cell>
          <table:table-cell table:style-name="ce977" office:value-type="float" office:value="4" calcext:value-type="float">
            <text:p>4</text:p>
          </table:table-cell>
          <table:table-cell table:style-name="ce977" office:value-type="float" office:value="3" calcext:value-type="float">
            <text:p>3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string" calcext:value-type="string">
            <text:p>V/S</text:p>
          </table:table-cell>
          <table:table-cell table:style-name="ce2126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478" office:value-type="float" office:value="1" calcext:value-type="float">
            <text:p>1</text:p>
          </table:table-cell>
          <table:table-cell table:style-name="ce2497" office:value-type="float" office:value="0" calcext:value-type="float">
            <text:p>0</text:p>
          </table:table-cell>
          <table:table-cell table:style-name="ce2478" office:value-type="string" calcext:value-type="string">
            <text:p>F9</text:p>
          </table:table-cell>
          <table:table-cell table:style-name="ce2505" office:value-type="string" calcext:value-type="string">
            <text:p>kardvívás</text:p>
          </table:table-cell>
          <table:table-cell table:style-name="ce2539"/>
          <table:table-cell table:style-name="ce2569"/>
          <table:table-cell table:style-name="ce550" table:number-columns-repeated="111"/>
          <table:table-cell table:style-name="ce2572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3">
          <table:table-cell table:style-name="ce2056"/>
          <table:table-cell table:style-name="ce2084" office:value-type="string" calcext:value-type="string">
            <text:p>Tőrkard</text:p>
          </table:table-cell>
          <table:table-cell table:number-columns-repeated="2" table:style-name="ce977" office:value-type="float" office:value="4" calcext:value-type="float">
            <text:p>4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style-name="ce2474" office:value-type="float" office:value="0" calcext:value-type="float">
            <text:p>0</text:p>
          </table:table-cell>
          <table:table-cell table:number-columns-repeated="2" table:style-name="ce2498" office:value-type="float" office:value="0" calcext:value-type="float">
            <text:p>0</text:p>
          </table:table-cell>
          <table:table-cell table:style-name="ce2510" office:value-type="string" calcext:value-type="string">
            <text:p>kardvívás</text:p>
          </table:table-cell>
          <table:table-cell table:style-name="ce2545" office:value-type="string" calcext:value-type="string">
            <text:p>- Az áldozat Páncéldobás: -1 büntetés</text:p>
            <text:p><text:span text:style-name="T52">- Területre/Pontra támadás manőver: Ellenpróba: -2</text:span></text:p>
            <text:p>- Ha az ellenfél is tőrkardos, mindketten: VÉ csökkentés: Kiskocka.</text:p>
            <text:p><text:span text:style-name="T52">- Könnyebb ellene a </text:span><text:span text:style-name="T52"><text:a xlink:href="https://github.com/kaktusztea/szilankrpg/blob/master/md/066_05_altalanos_manoverek.md#lefegyverzés--fegyvertörés" xlink:type="simple">Fegyvertörés</text:a></text:span><text:span text:style-name="T52"> manőver: Ellenpróba: -2</text:span></text:p>
            <text:p>- Zúzó fegyverek ellen: VÉ veszteség duplázódik</text:p>
          </table:table-cell>
          <table:table-cell table:style-name="ce2569"/>
          <table:table-cell table:style-name="ce550" table:number-columns-repeated="111"/>
          <table:table-cell table:style-name="ce873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Lándzsavívó fegyverek</text:p>
          </table:table-cell>
          <table:table-cell table:style-name="ce2086" office:value-type="string" calcext:value-type="string">
            <text:p>Alabárd SV</text:p>
          </table:table-cell>
          <table:table-cell table:number-columns-repeated="2" table:style-name="ce2108" office:value-type="float" office:value="10" calcext:value-type="float">
            <text:p>10</text:p>
          </table:table-cell>
          <table:table-cell table:style-name="ce2131" office:value-type="float" office:value="4" calcext:value-type="float">
            <text:p>4</text:p>
          </table:table-cell>
          <table:table-cell table:style-name="ce2131" office:value-type="float" office:value="9" calcext:value-type="float">
            <text:p>9</text:p>
          </table:table-cell>
          <table:table-cell table:style-name="ce2131" office:value-type="string" calcext:value-type="string">
            <text:p>S+V</text:p>
          </table:table-cell>
          <table:table-cell table:style-name="ce2131" office:value-type="float" office:value="3" calcext:value-type="float">
            <text:p>3</text:p>
          </table:table-cell>
          <table:table-cell table:style-name="ce2131" office:value-type="string" calcext:value-type="string">
            <text:p>kétkezes</text:p>
          </table:table-cell>
          <table:table-cell table:style-name="ce2131" office:value-type="float" office:value="99" calcext:value-type="float">
            <text:p>99</text:p>
          </table:table-cell>
          <table:table-cell table:style-name="ce2131" office:value-type="float" office:value="0" calcext:value-type="float">
            <text:p>0</text:p>
          </table:table-cell>
          <table:table-cell table:number-columns-repeated="3" table:style-name="ce2482" office:value-type="float" office:value="0" calcext:value-type="float">
            <text:p>0</text:p>
          </table:table-cell>
          <table:table-cell table:style-name="ce2511" office:value-type="string" calcext:value-type="string">
            <text:p>lándzsavívás</text:p>
          </table:table-cell>
          <table:table-cell table:style-name="ce2546" office:value-type="string" calcext:value-type="string">
            <text:p>Szúró és Vágó módban</text:p>
          </table:table-cell>
          <table:table-cell table:style-name="ce2569"/>
          <table:table-cell table:style-name="ce550" table:number-columns-repeated="111"/>
          <table:table-cell table:style-name="ce2573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/>
          <table:table-cell table:style-name="ce2087" office:value-type="string" calcext:value-type="string">
            <text:p>Alabárd Z</text:p>
          </table:table-cell>
          <table:table-cell table:style-name="ce939" office:value-type="float" office:value="7" calcext:value-type="float">
            <text:p>7</text:p>
          </table:table-cell>
          <table:table-cell table:style-name="ce939" office:value-type="float" office:value="8" calcext:value-type="float">
            <text:p>8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10" calcext:value-type="float">
            <text:p>10</text:p>
          </table:table-cell>
          <table:table-cell table:style-name="ce2132" office:value-type="string" calcext:value-type="string">
            <text:p>Z</text:p>
          </table:table-cell>
          <table:table-cell table:style-name="ce2126" office:value-type="float" office:value="3" calcext:value-type="float">
            <text:p>3</text:p>
          </table:table-cell>
          <table:table-cell table:style-name="ce2132" office:value-type="string" calcext:value-type="string">
            <text:p>kétkezes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float" office:value="6" calcext:value-type="float">
            <text:p>6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97" office:value-type="float" office:value="0" calcext:value-type="float">
            <text:p>0</text:p>
          </table:table-cell>
          <table:table-cell table:style-name="ce2507" office:value-type="string" calcext:value-type="string">
            <text:p>lándzsavívás</text:p>
          </table:table-cell>
          <table:table-cell table:style-name="ce2550" office:value-type="string" calcext:value-type="string">
            <text:p>Zúzó módban. Talán a legjobb a páncélok ellen az Átütéssel.</text:p>
          </table:table-cell>
          <table:table-cell table:style-name="ce2569"/>
          <table:table-cell table:style-name="ce550" table:number-columns-repeated="111"/>
          <table:table-cell table:style-name="ce873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63"/>
          <table:table-cell table:style-name="ce2079" office:value-type="string" calcext:value-type="string">
            <text:p>Bot, hosszú</text:p>
          </table:table-cell>
          <table:table-cell table:style-name="ce939" office:value-type="float" office:value="6" calcext:value-type="float">
            <text:p>6</text:p>
          </table:table-cell>
          <table:table-cell table:style-name="ce939" office:value-type="float" office:value="8" calcext:value-type="float">
            <text:p>8</text:p>
          </table:table-cell>
          <table:table-cell table:style-name="ce2133" office:value-type="float" office:value="1" calcext:value-type="float">
            <text:p>1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string" calcext:value-type="string">
            <text:p>kétkezes</text:p>
          </table:table-cell>
          <table:table-cell table:style-name="ce2133" office:value-type="float" office:value="2" calcext:value-type="float">
            <text:p>2</text:p>
          </table:table-cell>
          <table:table-cell table:style-name="ce2126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7" office:value-type="string" calcext:value-type="string">
            <text:p>lándzsavívás</text:p>
          </table:table-cell>
          <table:table-cell table:style-name="ce2063" office:value-type="string" calcext:value-type="string">
            <text:p>Könnyű és fürge</text:p>
          </table:table-cell>
          <table:table-cell table:style-name="ce2569"/>
          <table:table-cell table:style-name="ce550" table:number-columns-repeated="111"/>
          <table:table-cell table:style-name="ce873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63"/>
          <table:table-cell table:style-name="ce2079" office:value-type="string" calcext:value-type="string">
            <text:p>Kopja</text:p>
          </table:table-cell>
          <table:table-cell table:number-columns-repeated="2" table:style-name="ce939" office:value-type="float" office:value="13" calcext:value-type="float">
            <text:p>13</text:p>
          </table:table-cell>
          <table:table-cell table:style-name="ce2133" office:value-type="float" office:value="10" calcext:value-type="float">
            <text:p>10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string" calcext:value-type="string">
            <text:p>kétkezes</text:p>
          </table:table-cell>
          <table:table-cell table:style-name="ce2133" office:value-type="float" office:value="0" calcext:value-type="float">
            <text:p>0</text:p>
          </table:table-cell>
          <table:table-cell table:style-name="ce2126" office:value-type="float" office:value="5" calcext:value-type="float">
            <text:p>5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7" office:value-type="string" calcext:value-type="string">
            <text:p>lándzsavívás</text:p>
          </table:table-cell>
          <table:table-cell table:style-name="ce2063" office:value-type="string" calcext:value-type="string">
            <text:p>Csak lovon használható.Csak Lovas rohamból használható.</text:p>
          </table:table-cell>
          <table:table-cell table:style-name="ce2569"/>
          <table:table-cell table:style-name="ce550" table:number-columns-repeated="111"/>
          <table:table-cell table:style-name="ce873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1">
          <table:table-cell table:style-name="ce2063"/>
          <table:table-cell table:style-name="ce2079" office:value-type="string" calcext:value-type="string">
            <text:p>Lándzsa</text:p>
          </table:table-cell>
          <table:table-cell table:style-name="ce939" office:value-type="float" office:value="12" calcext:value-type="float">
            <text:p>12</text:p>
          </table:table-cell>
          <table:table-cell table:style-name="ce939" office:value-type="float" office:value="13" calcext:value-type="float">
            <text:p>13</text:p>
          </table:table-cell>
          <table:table-cell table:style-name="ce2134" office:value-type="float" office:value="2" calcext:value-type="float">
            <text:p>2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string" calcext:value-type="string">
            <text:p>kétkezes</text:p>
          </table:table-cell>
          <table:table-cell table:style-name="ce2134" office:value-type="float" office:value="99" calcext:value-type="float">
            <text:p>99</text:p>
          </table:table-cell>
          <table:table-cell table:style-name="ce2126" office:value-type="string" calcext:value-type="string">
            <text:p>4/0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7" office:value-type="string" calcext:value-type="string">
            <text:p>lándzsavívás</text:p>
          </table:table-cell>
          <table:table-cell table:style-name="ce2531" office:value-type="string" calcext:value-type="string">
            <text:p>Keskeny: +2</text:p>
            <text:p>Széles hegyű: +2</text:p>
          </table:table-cell>
          <table:table-cell table:style-name="ce2569"/>
          <table:table-cell table:style-name="ce550" table:number-columns-repeated="111"/>
          <table:table-cell table:style-name="ce873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1">
          <table:table-cell table:style-name="ce2063"/>
          <table:table-cell table:style-name="ce2079" office:value-type="string" calcext:value-type="string">
            <text:p>Pika</text:p>
          </table:table-cell>
          <table:table-cell table:number-columns-repeated="2" table:style-name="ce939" office:value-type="float" office:value="16" calcext:value-type="float">
            <text:p>16</text:p>
          </table:table-cell>
          <table:table-cell table:style-name="ce2134" office:value-type="float" office:value="2" calcext:value-type="float">
            <text:p>2</text:p>
          </table:table-cell>
          <table:table-cell table:style-name="ce2126" office:value-type="float" office:value="10" calcext:value-type="float">
            <text:p>10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5" calcext:value-type="float">
            <text:p>5</text:p>
          </table:table-cell>
          <table:table-cell table:style-name="ce2126" office:value-type="string" calcext:value-type="string">
            <text:p>kétkezes</text:p>
          </table:table-cell>
          <table:table-cell table:style-name="ce2134" office:value-type="float" office:value="3" calcext:value-type="float">
            <text:p>3</text:p>
          </table:table-cell>
          <table:table-cell table:style-name="ce2126" office:value-type="string" calcext:value-type="string">
            <text:p>4/0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7" office:value-type="string" calcext:value-type="string">
            <text:p>lándzsavívás</text:p>
          </table:table-cell>
          <table:table-cell table:style-name="ce2531" office:value-type="string" calcext:value-type="string">
            <text:p>Ha közrefognak, a fegyver az egyik (választott) támadó ellen 0 harcértékű lesz.</text:p>
          </table:table-cell>
          <table:table-cell table:style-name="ce2569"/>
          <table:table-cell table:style-name="ce550" table:number-columns-repeated="111"/>
          <table:table-cell table:style-name="ce873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/>
          <table:table-cell table:style-name="ce2079" office:value-type="string" calcext:value-type="string">
            <text:p>Szigony, egykezes</text:p>
          </table:table-cell>
          <table:table-cell table:style-name="ce939" office:value-type="float" office:value="4" calcext:value-type="float">
            <text:p>4</text:p>
          </table:table-cell>
          <table:table-cell table:style-name="ce939" office:value-type="float" office:value="5" calcext:value-type="float">
            <text:p>5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float" office:value="8" calcext:value-type="float">
            <text:p>8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7" office:value-type="string" calcext:value-type="string">
            <text:p>lándzsavívás</text:p>
          </table:table-cell>
          <table:table-cell table:style-name="ce2063"/>
          <table:table-cell table:style-name="ce2569"/>
          <table:table-cell table:style-name="ce550" table:number-columns-repeated="111"/>
          <table:table-cell table:style-name="ce873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79" office:value-type="string" calcext:value-type="string">
            <text:p>Szigony, kétkezes</text:p>
          </table:table-cell>
          <table:table-cell table:style-name="ce939" office:value-type="float" office:value="7" calcext:value-type="float">
            <text:p>7</text:p>
          </table:table-cell>
          <table:table-cell table:style-name="ce939" office:value-type="float" office:value="9" calcext:value-type="float">
            <text:p>9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9" calcext:value-type="float">
            <text:p>9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string" calcext:value-type="string">
            <text:p>két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2" calcext:value-type="float">
            <text:p>2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7" office:value-type="string" calcext:value-type="string">
            <text:p>lándzsavívás</text:p>
          </table:table-cell>
          <table:table-cell table:style-name="ce2063"/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Zúzó fegyverek</text:p>
          </table:table-cell>
          <table:table-cell table:style-name="ce2088" office:value-type="string" calcext:value-type="string">
            <text:p>Balta</text:p>
          </table:table-cell>
          <table:table-cell table:style-name="ce980" office:value-type="float" office:value="2" calcext:value-type="float">
            <text:p>2</text:p>
          </table:table-cell>
          <table:table-cell table:style-name="ce980" office:value-type="float" office:value="0" calcext:value-type="float">
            <text:p>0</text:p>
          </table:table-cell>
          <table:table-cell table:style-name="ce2115" office:value-type="float" office:value="2" calcext:value-type="float">
            <text:p>2</text:p>
          </table:table-cell>
          <table:table-cell table:style-name="ce2131" office:value-type="float" office:value="7" calcext:value-type="float">
            <text:p>7</text:p>
          </table:table-cell>
          <table:table-cell table:style-name="ce2131" office:value-type="string" calcext:value-type="string">
            <text:p>Z</text:p>
          </table:table-cell>
          <table:table-cell table:style-name="ce2128" office:value-type="float" office:value="0" calcext:value-type="float">
            <text:p>0</text:p>
          </table:table-cell>
          <table:table-cell table:style-name="ce2128" office:value-type="string" calcext:value-type="string">
            <text:p>egykezes</text:p>
          </table:table-cell>
          <table:table-cell table:style-name="ce2115" office:value-type="float" office:value="99" calcext:value-type="float">
            <text:p>99</text:p>
          </table:table-cell>
          <table:table-cell table:style-name="ce2131" office:value-type="float" office:value="0" calcext:value-type="float">
            <text:p>0</text:p>
          </table:table-cell>
          <table:table-cell table:number-columns-repeated="3" table:style-name="ce2482" office:value-type="float" office:value="0" calcext:value-type="float">
            <text:p>0</text:p>
          </table:table-cell>
          <table:table-cell table:style-name="ce2509" office:value-type="string" calcext:value-type="string">
            <text:p>zúzás</text:p>
          </table:table-cell>
          <table:table-cell table:style-name="ce2551"/>
          <table:table-cell table:style-name="ce2569"/>
          <table:table-cell table:style-name="ce550" table:number-columns-repeated="111"/>
          <table:table-cell table:style-name="ce582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/>
          <table:table-cell table:style-name="ce2076" office:value-type="string" calcext:value-type="string">
            <text:p>Bot, rövid</text:p>
          </table:table-cell>
          <table:table-cell table:style-name="ce977" office:value-type="float" office:value="3" calcext:value-type="float">
            <text:p>3</text:p>
          </table:table-cell>
          <table:table-cell table:style-name="ce977" office:value-type="float" office:value="2" calcext:value-type="float">
            <text:p>2</text:p>
          </table:table-cell>
          <table:table-cell table:style-name="ce2132" office:value-type="float" office:value="-3" calcext:value-type="float">
            <text:p>-3</text:p>
          </table:table-cell>
          <table:table-cell table:style-name="ce2132" office:value-type="float" office:value="6" calcext:value-type="float">
            <text:p>6</text:p>
          </table:table-cell>
          <table:table-cell table:style-name="ce2132" office:value-type="string" calcext:value-type="string">
            <text:p>Z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1" office:value-type="string" calcext:value-type="string">
            <text:p>egykezes</text:p>
          </table:table-cell>
          <table:table-cell table:number-columns-repeated="2" table:style-name="ce2132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zúzás</text:p>
          </table:table-cell>
          <table:table-cell table:style-name="ce2531"/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Bot, furkós</text:p>
          </table:table-cell>
          <table:table-cell table:style-name="ce977" office:value-type="float" office:value="3" calcext:value-type="float">
            <text:p>3</text:p>
          </table:table-cell>
          <table:table-cell table:style-name="ce977" office:value-type="float" office:value="2" calcext:value-type="float">
            <text:p>2</text:p>
          </table:table-cell>
          <table:table-cell table:style-name="ce2126" office:value-type="float" office:value="-1" calcext:value-type="float">
            <text:p>-1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1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zúzás</text:p>
          </table:table-cell>
          <table:table-cell table:style-name="ce2538"/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78" office:value-type="string" calcext:value-type="string">
            <text:p>Buzogány, egykezes</text:p>
          </table:table-cell>
          <table:table-cell table:style-name="ce977" office:value-type="float" office:value="4" calcext:value-type="float">
            <text:p>4</text:p>
          </table:table-cell>
          <table:table-cell table:style-name="ce977" office:value-type="float" office:value="2" calcext:value-type="float">
            <text:p>2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225" office:value-type="string" calcext:value-type="string">
            <text:p>Z</text:p>
          </table:table-cell>
          <table:table-cell table:style-name="ce2132" office:value-type="float" office:value="1" calcext:value-type="float">
            <text:p>1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7" office:value-type="string" calcext:value-type="string">
            <text:p>zúzás</text:p>
          </table:table-cell>
          <table:table-cell table:style-name="ce2538"/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Buzogány, kétkezes</text:p>
          </table:table-cell>
          <table:table-cell table:style-name="ce977" office:value-type="float" office:value="7" calcext:value-type="float">
            <text:p>7</text:p>
          </table:table-cell>
          <table:table-cell table:style-name="ce977" office:value-type="float" office:value="2" calcext:value-type="float">
            <text:p>2</text:p>
          </table:table-cell>
          <table:table-cell table:style-name="ce2126" office:value-type="float" office:value="8" calcext:value-type="float">
            <text:p>8</text:p>
          </table:table-cell>
          <table:table-cell table:style-name="ce2126" office:value-type="float" office:value="9" calcext:value-type="float">
            <text:p>9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1.5" calcext:value-type="float">
            <text:p>1.5</text:p>
          </table:table-cell>
          <table:table-cell table:style-name="ce2126" office:value-type="string" calcext:value-type="string">
            <text:p>két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5" calcext:value-type="float">
            <text:p>5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7" office:value-type="string" calcext:value-type="string">
            <text:p>zúzás</text:p>
          </table:table-cell>
          <table:table-cell table:style-name="ce2538" office:value-type="string" calcext:value-type="string">
            <text:p>Erő követelmény: +2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Buzogány, láncos</text:p>
          </table:table-cell>
          <table:table-cell table:style-name="ce977" office:value-type="float" office:value="6" calcext:value-type="float">
            <text:p>6</text:p>
          </table:table-cell>
          <table:table-cell table:style-name="ce977" office:value-type="float" office:value="2" calcext:value-type="float">
            <text:p>2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zúzás</text:p>
          </table:table-cell>
          <table:table-cell table:style-name="ce2538" office:value-type="string" calcext:value-type="string">
            <text:p>Ellene az ellenfél Pajzs VÉ fele számít csak!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Buzogány, shadleki</text:p>
          </table:table-cell>
          <table:table-cell table:style-name="ce977" office:value-type="float" office:value="6" calcext:value-type="float">
            <text:p>6</text:p>
          </table:table-cell>
          <table:table-cell table:style-name="ce977" office:value-type="float" office:value="3" calcext:value-type="float">
            <text:p>3</text:p>
          </table:table-cell>
          <table:table-cell table:style-name="ce2126" office:value-type="float" office:value="5" calcext:value-type="float">
            <text:p>5</text:p>
          </table:table-cell>
          <table:table-cell table:style-name="ce2126" office:value-type="float" office:value="7" calcext:value-type="float">
            <text:p>7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3" calcext:value-type="float">
            <text:p>3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zúzás</text:p>
          </table:table-cell>
          <table:table-cell table:style-name="ce2538"/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8" office:value-type="string" calcext:value-type="string">
            <text:p>Buzogány, tollas</text:p>
          </table:table-cell>
          <table:table-cell table:style-name="ce977" office:value-type="float" office:value="3" calcext:value-type="float">
            <text:p>3</text:p>
          </table:table-cell>
          <table:table-cell table:style-name="ce977" office:value-type="float" office:value="1" calcext:value-type="float">
            <text:p>1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2" calcext:value-type="float">
            <text:p>2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zúzás</text:p>
          </table:table-cell>
          <table:table-cell table:style-name="ce2538"/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550" table:number-columns-repeated="16119"/>
        </table:table-row>
        <table:table-row table:style-name="ro2">
          <table:table-cell/>
          <table:table-cell table:style-name="ce2078" office:value-type="string" calcext:value-type="string">
            <text:p>Csatabárd, egykezes</text:p>
          </table:table-cell>
          <table:table-cell table:style-name="ce977" office:value-type="float" office:value="4" calcext:value-type="float">
            <text:p>4</text:p>
          </table:table-cell>
          <table:table-cell table:style-name="ce977" office:value-type="float" office:value="2" calcext:value-type="float">
            <text:p>2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226" office:value-type="string" calcext:value-type="string">
            <text:p>Z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2" calcext:value-type="float">
            <text:p>2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zúzás</text:p>
          </table:table-cell>
          <table:table-cell table:style-name="ce2538"/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582" table:number-columns-repeated="16119"/>
        </table:table-row>
        <table:table-row table:style-name="ro2">
          <table:table-cell/>
          <table:table-cell table:style-name="ce2078" office:value-type="string" calcext:value-type="string">
            <text:p>Csatabárd, kétkezes</text:p>
          </table:table-cell>
          <table:table-cell table:style-name="ce977" office:value-type="float" office:value="6" calcext:value-type="float">
            <text:p>6</text:p>
          </table:table-cell>
          <table:table-cell table:style-name="ce977" office:value-type="float" office:value="3" calcext:value-type="float">
            <text:p>3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float" office:value="9" calcext:value-type="float">
            <text:p>9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1.5" calcext:value-type="float">
            <text:p>1.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4" calcext:value-type="float">
            <text:p>4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zúzás</text:p>
          </table:table-cell>
          <table:table-cell table:style-name="ce2535"/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078" office:value-type="string" calcext:value-type="string">
            <text:p>Csatacsákány</text:p>
          </table:table-cell>
          <table:table-cell table:style-name="ce977" office:value-type="float" office:value="5" calcext:value-type="float">
            <text:p>5</text:p>
          </table:table-cell>
          <table:table-cell table:style-name="ce977" office:value-type="float" office:value="2" calcext:value-type="float">
            <text:p>2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0.5" calcext:value-type="float">
            <text:p>0.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10" calcext:value-type="float">
            <text:p>10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5" office:value-type="string" calcext:value-type="string">
            <text:p>zúzás</text:p>
          </table:table-cell>
          <table:table-cell table:style-name="ce2535" office:value-type="string" calcext:value-type="string">
            <text:p>Nagyon vérzik</text:p>
            <text:p>50% az esély, hogy beragad és nem lehet kihúzni harc közben</text:p>
          </table:table-cell>
          <table:table-cell table:style-name="ce2569"/>
          <table:table-cell table:style-name="ce550" table:number-columns-repeated="111"/>
          <table:table-cell table:style-name="ce2572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84" office:value-type="string" calcext:value-type="string">
            <text:p>Harci kalapács</text:p>
          </table:table-cell>
          <table:table-cell table:style-name="ce977" office:value-type="float" office:value="7" calcext:value-type="float">
            <text:p>7</text:p>
          </table:table-cell>
          <table:table-cell table:style-name="ce977" office:value-type="float" office:value="2" calcext:value-type="float">
            <text:p>2</text:p>
          </table:table-cell>
          <table:table-cell table:style-name="ce2135" office:value-type="float" office:value="7" calcext:value-type="float">
            <text:p>7</text:p>
          </table:table-cell>
          <table:table-cell table:style-name="ce2135" office:value-type="float" office:value="9" calcext:value-type="float">
            <text:p>9</text:p>
          </table:table-cell>
          <table:table-cell table:style-name="ce2135" office:value-type="string" calcext:value-type="string">
            <text:p>Z</text:p>
          </table:table-cell>
          <table:table-cell table:style-name="ce2135" office:value-type="float" office:value="1.5" calcext:value-type="float">
            <text:p>1.5</text:p>
          </table:table-cell>
          <table:table-cell table:style-name="ce2135" office:value-type="string" calcext:value-type="string">
            <text:p>kétkezes</text:p>
          </table:table-cell>
          <table:table-cell table:style-name="ce2135" office:value-type="float" office:value="99" calcext:value-type="float">
            <text:p>99</text:p>
          </table:table-cell>
          <table:table-cell table:style-name="ce2135" office:value-type="float" office:value="0" calcext:value-type="float">
            <text:p>0</text:p>
          </table:table-cell>
          <table:table-cell table:style-name="ce2474" office:value-type="float" office:value="0" calcext:value-type="float">
            <text:p>0</text:p>
          </table:table-cell>
          <table:table-cell table:number-columns-repeated="2" table:style-name="ce2498" office:value-type="float" office:value="0" calcext:value-type="float">
            <text:p>0</text:p>
          </table:table-cell>
          <table:table-cell table:style-name="ce2512" office:value-type="string" calcext:value-type="string">
            <text:p>zúzás</text:p>
          </table:table-cell>
          <table:table-cell table:style-name="ce2553" office:value-type="string" calcext:value-type="string">
            <text:p>Erő követelmény: +2</text:p>
          </table:table-cell>
          <table:table-cell table:style-name="ce2569"/>
          <table:table-cell table:style-name="ce550" table:number-columns-repeated="111"/>
          <table:table-cell table:style-name="ce873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Ostorharcos fegyverek</text:p>
          </table:table-cell>
          <table:table-cell table:style-name="ce2086" office:value-type="string" calcext:value-type="string">
            <text:p>Korbács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0" calcext:value-type="float">
            <text:p>0</text:p>
          </table:table-cell>
          <table:table-cell table:style-name="ce2131" office:value-type="float" office:value="-1" calcext:value-type="float">
            <text:p>-1</text:p>
          </table:table-cell>
          <table:table-cell table:style-name="ce2131" office:value-type="float" office:value="6" calcext:value-type="float">
            <text:p>6</text:p>
          </table:table-cell>
          <table:table-cell table:style-name="ce2131" office:value-type="string" calcext:value-type="string">
            <text:p>Z</text:p>
          </table:table-cell>
          <table:table-cell table:style-name="ce2128" office:value-type="float" office:value="1" calcext:value-type="float">
            <text:p>1</text:p>
          </table:table-cell>
          <table:table-cell table:style-name="ce2131" office:value-type="string" calcext:value-type="string">
            <text:p>egykezes</text:p>
          </table:table-cell>
          <table:table-cell table:style-name="ce2131" office:value-type="float" office:value="2" calcext:value-type="float">
            <text:p>2</text:p>
          </table:table-cell>
          <table:table-cell table:style-name="ce2131" office:value-type="float" office:value="0" calcext:value-type="float">
            <text:p>0</text:p>
          </table:table-cell>
          <table:table-cell table:style-name="ce2476" office:value-type="float" office:value="1" calcext:value-type="float">
            <text:p>1</text:p>
          </table:table-cell>
          <table:table-cell table:number-columns-repeated="2" table:style-name="ce2482" office:value-type="float" office:value="0" calcext:value-type="float">
            <text:p>0</text:p>
          </table:table-cell>
          <table:table-cell table:style-name="ce2511" office:value-type="string" calcext:value-type="string">
            <text:p>ostorharc</text:p>
          </table:table-cell>
          <table:table-cell table:style-name="ce2554"/>
          <table:table-cell table:style-name="ce2569"/>
          <table:table-cell table:style-name="ce550" table:number-columns-repeated="111"/>
          <table:table-cell table:style-name="ce2573" table:number-columns-repeated="129"/>
          <table:table-cell table:style-name="ce550" table:number-columns-repeated="7"/>
          <table:table-cell/>
          <table:table-cell table:style-name="ce550" table:number-columns-repeated="16119"/>
        </table:table-row>
        <table:table-row table:style-name="ro2">
          <table:table-cell table:style-name="ce2069"/>
          <table:table-cell table:style-name="ce2079" office:value-type="string" calcext:value-type="string">
            <text:p>Ostor</text:p>
          </table:table-cell>
          <table:table-cell table:style-name="ce977" office:value-type="float" office:value="5" calcext:value-type="float">
            <text:p>5</text:p>
          </table:table-cell>
          <table:table-cell table:style-name="ce977" office:value-type="float" office:value="2" calcext:value-type="float">
            <text:p>2</text:p>
          </table:table-cell>
          <table:table-cell table:style-name="ce2126" office:value-type="float" office:value="1" calcext:value-type="float">
            <text:p>1</text:p>
          </table:table-cell>
          <table:table-cell table:style-name="ce2126" office:value-type="float" office:value="8" calcext:value-type="float">
            <text:p>8</text:p>
          </table:table-cell>
          <table:table-cell table:style-name="ce2126" office:value-type="string" calcext:value-type="string">
            <text:p>Z</text:p>
          </table:table-cell>
          <table:table-cell table:style-name="ce2124" office:value-type="float" office:value="3" calcext:value-type="float">
            <text:p>3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style-name="ce2478" office:value-type="float" office:value="1" calcext:value-type="float">
            <text:p>1</text:p>
          </table:table-cell>
          <table:table-cell table:number-columns-repeated="2" table:style-name="ce2497" office:value-type="float" office:value="0" calcext:value-type="float">
            <text:p>0</text:p>
          </table:table-cell>
          <table:table-cell table:style-name="ce2507" office:value-type="string" calcext:value-type="string">
            <text:p>ostorharc</text:p>
          </table:table-cell>
          <table:table-cell table:style-name="ce2063"/>
          <table:table-cell table:style-name="ce2569"/>
          <table:table-cell table:style-name="ce550" table:number-columns-repeated="111"/>
          <table:table-cell table:style-name="ce580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89" office:value-type="string" calcext:value-type="string">
            <text:p>Ostorkard</text:p>
          </table:table-cell>
          <table:table-cell table:number-columns-repeated="2" table:style-name="ce977" office:value-type="float" office:value="10" calcext:value-type="float">
            <text:p>10</text:p>
          </table:table-cell>
          <table:table-cell table:style-name="ce2136" office:value-type="float" office:value="3" calcext:value-type="float">
            <text:p>3</text:p>
          </table:table-cell>
          <table:table-cell table:style-name="ce2148" office:value-type="float" office:value="8" calcext:value-type="float">
            <text:p>8</text:p>
          </table:table-cell>
          <table:table-cell table:style-name="ce2136" office:value-type="string" calcext:value-type="string">
            <text:p>V</text:p>
          </table:table-cell>
          <table:table-cell table:style-name="ce2136" office:value-type="float" office:value="3" calcext:value-type="float">
            <text:p>3</text:p>
          </table:table-cell>
          <table:table-cell table:style-name="ce2239" office:value-type="string" calcext:value-type="string">
            <text:p>egykezes</text:p>
          </table:table-cell>
          <table:table-cell table:style-name="ce2136" office:value-type="float" office:value="2" calcext:value-type="float">
            <text:p>2</text:p>
          </table:table-cell>
          <table:table-cell table:style-name="ce2136" office:value-type="float" office:value="0" calcext:value-type="float">
            <text:p>0</text:p>
          </table:table-cell>
          <table:table-cell table:style-name="ce2486" office:value-type="float" office:value="1" calcext:value-type="float">
            <text:p>1</text:p>
          </table:table-cell>
          <table:table-cell table:number-columns-repeated="2" table:style-name="ce2488" office:value-type="float" office:value="0" calcext:value-type="float">
            <text:p>0</text:p>
          </table:table-cell>
          <table:table-cell table:style-name="ce2513" office:value-type="string" calcext:value-type="string">
            <text:p>ostorharc</text:p>
          </table:table-cell>
          <table:table-cell table:style-name="ce2555" office:value-type="string" calcext:value-type="string">
            <text:p>Önveszélyes, lásd a leírását. </text:p>
          </table:table-cell>
          <table:table-cell table:style-name="ce2569"/>
          <table:table-cell table:style-name="ce550" table:number-columns-repeated="111"/>
          <table:table-cell table:style-name="ce2572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Hárítófegyverek</text:p>
          </table:table-cell>
          <table:table-cell table:style-name="ce2090" office:value-type="string" calcext:value-type="string">
            <text:p>Hárító: Alkarvédő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string" calcext:value-type="string">
            <text:p>3/2/0</text:p>
          </table:table-cell>
          <table:table-cell table:style-name="ce2137" office:value-type="string" calcext:value-type="string">
            <text:p>-</text:p>
          </table:table-cell>
          <table:table-cell table:style-name="ce2149" office:value-type="float" office:value="99" calcext:value-type="float">
            <text:p>99</text:p>
          </table:table-cell>
          <table:table-cell table:style-name="ce2137" office:value-type="string" calcext:value-type="string">
            <text:p>-</text:p>
          </table:table-cell>
          <table:table-cell table:style-name="ce2137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number-columns-repeated="3" table:style-name="ce2487" office:value-type="float" office:value="0" calcext:value-type="float">
            <text:p>0</text:p>
          </table:table-cell>
          <table:table-cell table:style-name="ce2514" office:value-type="string" calcext:value-type="string">
            <text:p>közelharci</text:p>
          </table:table-cell>
          <table:table-cell table:style-name="ce2556"/>
          <table:table-cell table:style-name="ce2569"/>
          <table:table-cell table:style-name="ce550" table:number-columns-repeated="111"/>
          <table:table-cell table:style-name="ce2044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/>
          <table:table-cell table:style-name="ce2089" office:value-type="string" calcext:value-type="string">
            <text:p>Hárító: Csatakesztyű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float" office:value="2" calcext:value-type="float">
            <text:p>2</text:p>
          </table:table-cell>
          <table:table-cell table:style-name="ce2136" office:value-type="string" calcext:value-type="string">
            <text:p>-</text:p>
          </table:table-cell>
          <table:table-cell table:style-name="ce2148" office:value-type="float" office:value="99" calcext:value-type="float">
            <text:p>99</text:p>
          </table:table-cell>
          <table:table-cell table:style-name="ce2136" office:value-type="string" calcext:value-type="string">
            <text:p>-</text:p>
          </table:table-cell>
          <table:table-cell table:style-name="ce2136" office:value-type="float" office:value="0" calcext:value-type="float">
            <text:p>0</text:p>
          </table:table-cell>
          <table:table-cell table:style-name="ce2241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number-columns-repeated="3" table:style-name="ce2488" office:value-type="float" office:value="0" calcext:value-type="float">
            <text:p>0</text:p>
          </table:table-cell>
          <table:table-cell table:style-name="ce2513" office:value-type="string" calcext:value-type="string">
            <text:p>kardvívás</text:p>
          </table:table-cell>
          <table:table-cell table:style-name="ce2070"/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0"/>
          <table:table-cell table:style-name="ce2089" office:value-type="string" calcext:value-type="string">
            <text:p>Hárító: Köpeny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float" office:value="3" calcext:value-type="float">
            <text:p>3</text:p>
          </table:table-cell>
          <table:table-cell table:style-name="ce2136" office:value-type="string" calcext:value-type="string">
            <text:p>-</text:p>
          </table:table-cell>
          <table:table-cell table:style-name="ce2148" office:value-type="float" office:value="99" calcext:value-type="float">
            <text:p>99</text:p>
          </table:table-cell>
          <table:table-cell table:style-name="ce2136" office:value-type="string" calcext:value-type="string">
            <text:p>-</text:p>
          </table:table-cell>
          <table:table-cell table:style-name="ce2136" office:value-type="float" office:value="0" calcext:value-type="float">
            <text:p>0</text:p>
          </table:table-cell>
          <table:table-cell table:style-name="ce2241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number-columns-repeated="3" table:style-name="ce2488" office:value-type="float" office:value="0" calcext:value-type="float">
            <text:p>0</text:p>
          </table:table-cell>
          <table:table-cell table:style-name="ce2513" office:value-type="string" calcext:value-type="string">
            <text:p>kardvívás</text:p>
          </table:table-cell>
          <table:table-cell table:style-name="ce2070" office:value-type="string" calcext:value-type="string">
            <text:p>Legfeljebb 1 penge hosszú fegyverek ellen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0"/>
          <table:table-cell table:style-name="ce2089" office:value-type="string" calcext:value-type="string">
            <text:p>Hárító: Tonfa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string" calcext:value-type="string">
            <text:p>3/2/0</text:p>
          </table:table-cell>
          <table:table-cell table:style-name="ce2136" office:value-type="float" office:value="-3" calcext:value-type="float">
            <text:p>-3</text:p>
          </table:table-cell>
          <table:table-cell table:style-name="ce2148" office:value-type="float" office:value="6" calcext:value-type="float">
            <text:p>6</text:p>
          </table:table-cell>
          <table:table-cell table:style-name="ce2136" office:value-type="string" calcext:value-type="string">
            <text:p>Z</text:p>
          </table:table-cell>
          <table:table-cell table:style-name="ce2136" office:value-type="float" office:value="0" calcext:value-type="float">
            <text:p>0</text:p>
          </table:table-cell>
          <table:table-cell table:style-name="ce2241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number-columns-repeated="3" table:style-name="ce2488" office:value-type="float" office:value="0" calcext:value-type="float">
            <text:p>0</text:p>
          </table:table-cell>
          <table:table-cell table:style-name="ce2513" office:value-type="string" calcext:value-type="string">
            <text:p>közelharci</text:p>
          </table:table-cell>
          <table:table-cell table:style-name="ce2070"/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550" table:number-columns-repeated="15"/>
          <table:table-cell table:style-name="ce2569"/>
          <table:table-cell table:style-name="ce550" table:number-columns-repeated="247"/>
          <table:table-cell/>
          <table:table-cell table:style-name="ce9" table:number-columns-repeated="16119"/>
        </table:table-row>
        <table:table-row table:style-name="ro41">
          <table:table-cell table:style-name="ce2060" office:value-type="string" calcext:value-type="string">
            <text:p>Pajzsok</text:p>
          </table:table-cell>
          <table:table-cell table:style-name="ce2091" office:value-type="string" calcext:value-type="string">
            <text:p>Pajzs típus</text:p>
          </table:table-cell>
          <table:table-cell table:style-name="ce2111" office:value-type="string" calcext:value-type="string">
            <text:p>TÉ</text:p>
          </table:table-cell>
          <table:table-cell table:style-name="ce2111" office:value-type="string" calcext:value-type="string">
            <text:p>VÉ</text:p>
          </table:table-cell>
          <table:table-cell table:style-name="ce2091" office:value-type="string" calcext:value-type="string">
            <text:p>SP</text:p>
          </table:table-cell>
          <table:table-cell table:style-name="ce2150" office:value-type="string" calcext:value-type="string">
            <text:p>Sebesség</text:p>
          </table:table-cell>
          <table:table-cell table:style-name="ce2227" office:value-type="string" calcext:value-type="string">
            <text:p>Sebzés</text:p>
            <text:p>Módja</text:p>
          </table:table-cell>
          <table:table-cell table:style-name="ce2234" office:value-type="string" calcext:value-type="string">
            <text:p>Pengehossz</text:p>
          </table:table-cell>
          <table:table-cell table:style-name="ce2242" office:value-type="string" calcext:value-type="string">
            <text:p>Típus</text:p>
          </table:table-cell>
          <table:table-cell table:style-name="ce2433" office:value-type="string" calcext:value-type="string">
            <text:p>Erőbónusz</text:p>
            <text:p>Max</text:p>
          </table:table-cell>
          <table:table-cell table:style-name="ce2150" office:value-type="string" calcext:value-type="string">
            <text:p>Átütés</text:p>
          </table:table-cell>
          <table:table-cell table:style-name="ce2489" office:value-type="string" calcext:value-type="string">
            <text:p>Íves</text:p>
          </table:table-cell>
          <table:table-cell table:style-name="ce2489" office:value-type="string" calcext:value-type="string">
            <text:p>MF</text:p>
          </table:table-cell>
          <table:table-cell table:style-name="ce2489" office:value-type="string" calcext:value-type="string">
            <text:p>KF</text:p>
          </table:table-cell>
          <table:table-cell table:style-name="ce2515" office:value-type="string" calcext:value-type="string">
            <text:p>Harcmodor</text:p>
          </table:table-cell>
          <table:table-cell table:style-name="ce2556"/>
          <table:table-cell table:style-name="ce2569"/>
          <table:table-cell table:style-name="ce550" table:number-columns-repeated="111"/>
          <table:table-cell table:style-name="ce582" table:number-columns-repeated="129"/>
          <table:table-cell table:style-name="ce946" table:number-columns-repeated="8"/>
          <table:table-cell table:style-name="ce9" table:number-columns-repeated="16119"/>
        </table:table-row>
        <table:table-row table:style-name="ro2">
          <table:table-cell table:style-name="ce2056"/>
          <table:table-cell table:style-name="ce2092" office:value-type="string" calcext:value-type="string">
            <text:p>Kis pajzs</text:p>
          </table:table-cell>
          <table:table-cell table:style-name="ce2112" office:value-type="float" office:value="1" calcext:value-type="float">
            <text:p>1</text:p>
          </table:table-cell>
          <table:table-cell table:style-name="ce2112" office:value-type="float" office:value="3" calcext:value-type="float">
            <text:p>3</text:p>
          </table:table-cell>
          <table:table-cell table:style-name="ce2112" office:value-type="float" office:value="0" calcext:value-type="float">
            <text:p>0</text:p>
          </table:table-cell>
          <table:table-cell table:style-name="ce2151" office:value-type="float" office:value="6" calcext:value-type="float">
            <text:p>6</text:p>
          </table:table-cell>
          <table:table-cell table:style-name="ce2228" office:value-type="string" calcext:value-type="string">
            <text:p>Z</text:p>
          </table:table-cell>
          <table:table-cell table:style-name="ce2228" office:value-type="float" office:value="0" calcext:value-type="float">
            <text:p>0</text:p>
          </table:table-cell>
          <table:table-cell table:style-name="ce2243" office:value-type="string" calcext:value-type="string">
            <text:p>egykezes</text:p>
          </table:table-cell>
          <table:table-cell table:style-name="ce2112" office:value-type="float" office:value="0" calcext:value-type="float">
            <text:p>0</text:p>
          </table:table-cell>
          <table:table-cell table:style-name="ce2228" office:value-type="float" office:value="0" calcext:value-type="float">
            <text:p>0</text:p>
          </table:table-cell>
          <table:table-cell table:style-name="ce2490" office:value-type="float" office:value="0" calcext:value-type="float">
            <text:p>0</text:p>
          </table:table-cell>
          <table:table-cell table:number-columns-repeated="2" table:style-name="ce2499" office:value-type="float" office:value="0" calcext:value-type="float">
            <text:p>0</text:p>
          </table:table-cell>
          <table:table-cell table:style-name="ce2505" office:value-type="string" calcext:value-type="string">
            <text:p>zúzás</text:p>
          </table:table-cell>
          <table:table-cell table:style-name="ce2555"/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2"/>
          <table:table-cell table:style-name="ce2092" office:value-type="string" calcext:value-type="string">
            <text:p>Közepes pajzs</text:p>
          </table:table-cell>
          <table:table-cell table:style-name="ce2112" office:value-type="float" office:value="1" calcext:value-type="float">
            <text:p>1</text:p>
          </table:table-cell>
          <table:table-cell table:style-name="ce2112" office:value-type="float" office:value="10" calcext:value-type="float">
            <text:p>10</text:p>
          </table:table-cell>
          <table:table-cell table:style-name="ce2112" office:value-type="float" office:value="0" calcext:value-type="float">
            <text:p>0</text:p>
          </table:table-cell>
          <table:table-cell table:style-name="ce2151" office:value-type="float" office:value="7" calcext:value-type="float">
            <text:p>7</text:p>
          </table:table-cell>
          <table:table-cell table:style-name="ce2228" office:value-type="string" calcext:value-type="string">
            <text:p>Z</text:p>
          </table:table-cell>
          <table:table-cell table:style-name="ce2228" office:value-type="float" office:value="0" calcext:value-type="float">
            <text:p>0</text:p>
          </table:table-cell>
          <table:table-cell table:style-name="ce2243" office:value-type="string" calcext:value-type="string">
            <text:p>egykezes</text:p>
          </table:table-cell>
          <table:table-cell table:style-name="ce2112" office:value-type="float" office:value="2" calcext:value-type="float">
            <text:p>2</text:p>
          </table:table-cell>
          <table:table-cell table:style-name="ce2228" office:value-type="float" office:value="0" calcext:value-type="float">
            <text:p>0</text:p>
          </table:table-cell>
          <table:table-cell table:style-name="ce2490" office:value-type="float" office:value="0" calcext:value-type="float">
            <text:p>0</text:p>
          </table:table-cell>
          <table:table-cell table:number-columns-repeated="2" table:style-name="ce2499" office:value-type="float" office:value="0" calcext:value-type="float">
            <text:p>0</text:p>
          </table:table-cell>
          <table:table-cell table:style-name="ce2505" office:value-type="string" calcext:value-type="string">
            <text:p>zúzás</text:p>
          </table:table-cell>
          <table:table-cell table:style-name="ce2555" office:value-type="string" calcext:value-type="string">
            <text:p>Erő követelmény: +1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092" office:value-type="string" calcext:value-type="string">
            <text:p>Nagy pajzs</text:p>
          </table:table-cell>
          <table:table-cell table:style-name="ce2112" office:value-type="float" office:value="1" calcext:value-type="float">
            <text:p>1</text:p>
          </table:table-cell>
          <table:table-cell table:style-name="ce2112" office:value-type="float" office:value="16" calcext:value-type="float">
            <text:p>16</text:p>
          </table:table-cell>
          <table:table-cell table:style-name="ce2112" office:value-type="float" office:value="0" calcext:value-type="float">
            <text:p>0</text:p>
          </table:table-cell>
          <table:table-cell table:style-name="ce2151" office:value-type="float" office:value="9" calcext:value-type="float">
            <text:p>9</text:p>
          </table:table-cell>
          <table:table-cell table:style-name="ce2228" office:value-type="string" calcext:value-type="string">
            <text:p>Z</text:p>
          </table:table-cell>
          <table:table-cell table:style-name="ce2228" office:value-type="float" office:value="0" calcext:value-type="float">
            <text:p>0</text:p>
          </table:table-cell>
          <table:table-cell table:style-name="ce2243" office:value-type="string" calcext:value-type="string">
            <text:p>egykezes</text:p>
          </table:table-cell>
          <table:table-cell table:style-name="ce2112" office:value-type="float" office:value="4" calcext:value-type="float">
            <text:p>4</text:p>
          </table:table-cell>
          <table:table-cell table:style-name="ce2228" office:value-type="float" office:value="0" calcext:value-type="float">
            <text:p>0</text:p>
          </table:table-cell>
          <table:table-cell table:style-name="ce2490" office:value-type="float" office:value="0" calcext:value-type="float">
            <text:p>0</text:p>
          </table:table-cell>
          <table:table-cell table:number-columns-repeated="2" table:style-name="ce2499" office:value-type="float" office:value="0" calcext:value-type="float">
            <text:p>0</text:p>
          </table:table-cell>
          <table:table-cell table:style-name="ce2505" office:value-type="string" calcext:value-type="string">
            <text:p>zúzás</text:p>
          </table:table-cell>
          <table:table-cell table:style-name="ce2555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550" table:number-columns-repeated="15"/>
          <table:table-cell table:style-name="ce2569"/>
          <table:table-cell table:style-name="ce550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1">
          <table:table-cell table:style-name="ce2056"/>
          <table:table-cell table:style-name="ce2093" office:value-type="string" calcext:value-type="string">
            <text:p>Fegyver</text:p>
          </table:table-cell>
          <table:table-cell table:style-name="ce2093" office:value-type="string" calcext:value-type="string">
            <text:p>CÉ</text:p>
          </table:table-cell>
          <table:table-cell table:style-name="ce2093" office:value-type="string" calcext:value-type="string">
            <text:p>Osztó</text:p>
          </table:table-cell>
          <table:table-cell table:style-name="ce2093" office:value-type="string" calcext:value-type="string">
            <text:p>SP</text:p>
          </table:table-cell>
          <table:table-cell table:style-name="ce2152" office:value-type="string" calcext:value-type="string">
            <text:p>Sebesség</text:p>
          </table:table-cell>
          <table:table-cell table:style-name="ce2152" office:value-type="string" calcext:value-type="string">
            <text:p>Sebzés</text:p>
            <text:p>Módja</text:p>
          </table:table-cell>
          <table:table-cell table:style-name="ce2152" office:value-type="string" calcext:value-type="string">
            <text:p>Hatótáv</text:p>
          </table:table-cell>
          <table:table-cell table:style-name="ce2093" office:value-type="string" calcext:value-type="string">
            <text:p>Tipus</text:p>
          </table:table-cell>
          <table:table-cell table:style-name="ce2434" office:value-type="string" calcext:value-type="string">
            <text:p>Erőbónusz</text:p>
            <text:p>Max</text:p>
          </table:table-cell>
          <table:table-cell table:style-name="ce2152" office:value-type="string" calcext:value-type="string">
            <text:p>Átütés</text:p>
          </table:table-cell>
          <table:table-cell table:style-name="ce2093" table:number-columns-repeated="3"/>
          <table:table-cell table:style-name="ce2152" office:value-type="string" calcext:value-type="string">
            <text:p>Harcmodor</text:p>
          </table:table-cell>
          <table:table-cell table:style-name="ce2557" office:value-type="string" calcext:value-type="string">
            <text:p>Megjegyzés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1" office:value-type="string" calcext:value-type="string">
            <text:p>Hajítófegyverek</text:p>
          </table:table-cell>
          <table:table-cell table:style-name="ce2094"/>
          <table:table-cell table:style-name="ce2115" table:number-columns-repeated="2"/>
          <table:table-cell table:style-name="ce2088" table:number-columns-repeated="11"/>
          <table:table-cell table:style-name="ce2551"/>
          <table:table-cell table:style-name="ce2569"/>
          <table:table-cell table:style-name="ce550" table:number-columns-repeated="111"/>
          <table:table-cell table:style-name="ce2044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95" office:value-type="string" calcext:value-type="string">
            <text:p>Bola</text:p>
          </table:table-cell>
          <table:table-cell table:style-name="ce977" office:value-type="float" office:value="2" calcext:value-type="float">
            <text:p>2</text:p>
          </table:table-cell>
          <table:table-cell table:style-name="ce977" office:value-type="float" office:value="1" calcext:value-type="float">
            <text:p>1</text:p>
          </table:table-cell>
          <table:table-cell table:style-name="ce2138" office:value-type="string" calcext:value-type="string">
            <text:p>-</text:p>
          </table:table-cell>
          <table:table-cell table:style-name="ce2153" office:value-type="float" office:value="11" calcext:value-type="float">
            <text:p>11</text:p>
          </table:table-cell>
          <table:table-cell table:style-name="ce2138" office:value-type="string" calcext:value-type="string">
            <text:p>-</text:p>
          </table:table-cell>
          <table:table-cell table:style-name="ce2138" office:value-type="string" calcext:value-type="string">
            <text:p>20m</text:p>
          </table:table-cell>
          <table:table-cell table:style-name="ce2143" office:value-type="string" calcext:value-type="string">
            <text:p>egykezes</text:p>
          </table:table-cell>
          <table:table-cell table:number-columns-repeated="2" table:style-name="ce2138" office:value-type="float" office:value="0" calcext:value-type="float">
            <text:p>0</text:p>
          </table:table-cell>
          <table:table-cell table:style-name="ce2491"/>
          <table:table-cell table:style-name="ce2500" table:number-columns-repeated="2"/>
          <table:table-cell table:style-name="ce2505" office:value-type="string" calcext:value-type="string">
            <text:p>hajítás</text:p>
          </table:table-cell>
          <table:table-cell table:style-name="ce2558"/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5">
          <table:table-cell table:style-name="ce2070"/>
          <table:table-cell table:style-name="ce2096" office:value-type="string" calcext:value-type="string">
            <text:p>Dárda</text:p>
          </table:table-cell>
          <table:table-cell table:style-name="ce977" office:value-type="float" office:value="4" calcext:value-type="float">
            <text:p>4</text:p>
          </table:table-cell>
          <table:table-cell table:style-name="ce2118" office:value-type="float" office:value="2" calcext:value-type="float">
            <text:p>2</text:p>
          </table:table-cell>
          <table:table-cell table:style-name="ce2136" office:value-type="float" office:value="3" calcext:value-type="float">
            <text:p>3</text:p>
          </table:table-cell>
          <table:table-cell table:style-name="ce2148" office:value-type="float" office:value="9" calcext:value-type="float">
            <text:p>9</text:p>
          </table:table-cell>
          <table:table-cell table:style-name="ce2136" office:value-type="string" calcext:value-type="string">
            <text:p>S</text:p>
          </table:table-cell>
          <table:table-cell table:style-name="ce2136" office:value-type="string" calcext:value-type="string">
            <text:p>5m</text:p>
            <text:p>+(Erő x 3)</text:p>
          </table:table-cell>
          <table:table-cell table:style-name="ce2244" office:value-type="string" calcext:value-type="string">
            <text:p>egykezes</text:p>
          </table:table-cell>
          <table:table-cell table:style-name="ce2136" office:value-type="float" office:value="99" calcext:value-type="float">
            <text:p>99</text:p>
          </table:table-cell>
          <table:table-cell table:style-name="ce2136" office:value-type="float" office:value="3" calcext:value-type="float">
            <text:p>3</text:p>
          </table:table-cell>
          <table:table-cell table:style-name="ce2488" table:number-columns-repeated="3"/>
          <table:table-cell table:style-name="ce2513" office:value-type="string" calcext:value-type="string">
            <text:p>hajítás</text:p>
          </table:table-cell>
          <table:table-cell table:style-name="ce2559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1" office:value-type="string" calcext:value-type="string">
            <text:p>Dobócsillag</text:p>
          </table:table-cell>
          <table:table-cell table:number-columns-repeated="2" table:style-name="ce977" office:value-type="float" office:value="1" calcext:value-type="float">
            <text:p>1</text:p>
          </table:table-cell>
          <table:table-cell table:style-name="ce2139" office:value-type="float" office:value="-3" calcext:value-type="float">
            <text:p>-3</text:p>
          </table:table-cell>
          <table:table-cell table:style-name="ce2154" office:value-type="float" office:value="5" calcext:value-type="float">
            <text:p>5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5m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492"/>
          <table:table-cell table:style-name="ce2500" table:number-columns-repeated="2"/>
          <table:table-cell table:style-name="ce2505" office:value-type="string" calcext:value-type="string">
            <text:p>hajítás</text:p>
          </table:table-cell>
          <table:table-cell table:style-name="ce2560"/>
          <table:table-cell table:style-name="ce2569"/>
          <table:table-cell table:style-name="ce550" table:number-columns-repeated="111"/>
          <table:table-cell table:style-name="ce580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95" office:value-type="string" calcext:value-type="string">
            <text:p>Dobóháló</text:p>
          </table:table-cell>
          <table:table-cell table:number-columns-repeated="2" table:style-name="ce977" office:value-type="float" office:value="1" calcext:value-type="float">
            <text:p>1</text:p>
          </table:table-cell>
          <table:table-cell table:style-name="ce2138" office:value-type="string" calcext:value-type="string">
            <text:p>-</text:p>
          </table:table-cell>
          <table:table-cell table:style-name="ce2153" office:value-type="float" office:value="11" calcext:value-type="float">
            <text:p>11</text:p>
          </table:table-cell>
          <table:table-cell table:style-name="ce2138" office:value-type="string" calcext:value-type="string">
            <text:p>-</text:p>
          </table:table-cell>
          <table:table-cell table:style-name="ce2138" office:value-type="string" calcext:value-type="string">
            <text:p>4m +Erő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8" office:value-type="float" office:value="0" calcext:value-type="float">
            <text:p>0</text:p>
          </table:table-cell>
          <table:table-cell table:style-name="ce2491"/>
          <table:table-cell table:style-name="ce2500" table:number-columns-repeated="2"/>
          <table:table-cell table:style-name="ce2505" office:value-type="string" calcext:value-type="string">
            <text:p>hajítás</text:p>
          </table:table-cell>
          <table:table-cell table:style-name="ce2558"/>
          <table:table-cell table:style-name="ce2569"/>
          <table:table-cell table:style-name="ce550" table:number-columns-repeated="111"/>
          <table:table-cell table:style-name="ce998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5">
          <table:table-cell/>
          <table:table-cell table:style-name="ce2101" office:value-type="string" calcext:value-type="string">
            <text:p>Hajítóbárd</text:p>
          </table:table-cell>
          <table:table-cell table:style-name="ce977" office:value-type="float" office:value="2" calcext:value-type="float">
            <text:p>2</text:p>
          </table:table-cell>
          <table:table-cell table:style-name="ce2118" office:value-type="float" office:value="2" calcext:value-type="float">
            <text:p>2</text:p>
          </table:table-cell>
          <table:table-cell table:style-name="ce2139" office:value-type="float" office:value="2" calcext:value-type="float">
            <text:p>2</text:p>
          </table:table-cell>
          <table:table-cell table:style-name="ce2154" office:value-type="float" office:value="7" calcext:value-type="float">
            <text:p>7</text:p>
          </table:table-cell>
          <table:table-cell table:style-name="ce2139" office:value-type="string" calcext:value-type="string">
            <text:p>Z</text:p>
          </table:table-cell>
          <table:table-cell table:style-name="ce2139" office:value-type="string" calcext:value-type="string">
            <text:p><text:span text:style-name="T45">20m</text:span></text:p>
            <text:p><text:span text:style-name="T46">+(Erő x 4) </text:span></text:p>
          </table:table-cell>
          <table:table-cell table:style-name="ce2239" office:value-type="string" calcext:value-type="string">
            <text:p>egykezes</text:p>
          </table:table-cell>
          <table:table-cell table:style-name="ce2139" office:value-type="float" office:value="3" calcext:value-type="float">
            <text:p>3</text:p>
          </table:table-cell>
          <table:table-cell table:style-name="ce2139" office:value-type="float" office:value="0" calcext:value-type="float">
            <text:p>0</text:p>
          </table:table-cell>
          <table:table-cell table:style-name="ce2492"/>
          <table:table-cell table:style-name="ce2500" table:number-columns-repeated="2"/>
          <table:table-cell table:style-name="ce2505" office:value-type="string" calcext:value-type="string">
            <text:p>hajítás</text:p>
          </table:table-cell>
          <table:table-cell table:style-name="ce2561" office:value-type="string" calcext:value-type="string">
            <text:p>Pajzsba dobva csökkenti annak Védő Értékét a dobott SP értékkel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1">
          <table:table-cell table:style-name="ce2062"/>
          <table:table-cell table:style-name="ce2102" office:value-type="string" calcext:value-type="string">
            <text:p>Hajítótőr</text:p>
          </table:table-cell>
          <table:table-cell table:style-name="ce977" office:value-type="float" office:value="3" calcext:value-type="float">
            <text:p>3</text:p>
          </table:table-cell>
          <table:table-cell table:style-name="ce2118" office:value-type="float" office:value="2" calcext:value-type="float">
            <text:p>2</text:p>
          </table:table-cell>
          <table:table-cell table:style-name="ce2140" office:value-type="float" office:value="0" calcext:value-type="float">
            <text:p>0</text:p>
          </table:table-cell>
          <table:table-cell table:style-name="ce2155" office:value-type="float" office:value="6" calcext:value-type="float">
            <text:p>6</text:p>
          </table:table-cell>
          <table:table-cell table:style-name="ce2229" office:value-type="string" calcext:value-type="string">
            <text:p>S</text:p>
          </table:table-cell>
          <table:table-cell table:style-name="ce2229" office:value-type="string" calcext:value-type="string">
            <text:p>15m</text:p>
          </table:table-cell>
          <table:table-cell table:style-name="ce2244" office:value-type="string" calcext:value-type="string">
            <text:p>egykezes</text:p>
          </table:table-cell>
          <table:table-cell table:style-name="ce2140" office:value-type="float" office:value="1" calcext:value-type="float">
            <text:p>1</text:p>
          </table:table-cell>
          <table:table-cell table:style-name="ce2229" office:value-type="float" office:value="0" calcext:value-type="float">
            <text:p>0</text:p>
          </table:table-cell>
          <table:table-cell table:style-name="ce2493"/>
          <table:table-cell table:style-name="ce2501" table:number-columns-repeated="2"/>
          <table:table-cell table:style-name="ce2516" office:value-type="string" calcext:value-type="string">
            <text:p>hajítás</text:p>
          </table:table-cell>
          <table:table-cell table:style-name="ce2562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569"/>
          <table:table-cell table:style-name="ce550" table:number-columns-repeated="111"/>
          <table:table-cell table:style-name="ce582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5">
          <table:table-cell/>
          <table:table-cell table:style-name="ce2101" office:value-type="string" calcext:value-type="string">
            <text:p>Kő</text:p>
          </table:table-cell>
          <table:table-cell table:style-name="ce977" office:value-type="float" office:value="2" calcext:value-type="float">
            <text:p>2</text:p>
          </table:table-cell>
          <table:table-cell table:style-name="ce977" office:value-type="float" office:value="1" calcext:value-type="float">
            <text:p>1</text:p>
          </table:table-cell>
          <table:table-cell table:style-name="ce2139" office:value-type="float" office:value="-10" calcext:value-type="float">
            <text:p>-10</text:p>
          </table:table-cell>
          <table:table-cell table:style-name="ce2154" office:value-type="float" office:value="6" calcext:value-type="float">
            <text:p>6</text:p>
          </table:table-cell>
          <table:table-cell table:style-name="ce2139" office:value-type="string" calcext:value-type="string">
            <text:p>Z</text:p>
          </table:table-cell>
          <table:table-cell table:style-name="ce2235" office:value-type="string" calcext:value-type="string">
            <text:p>20m</text:p>
            <text:p>+(Erő x 5) 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493"/>
          <table:table-cell table:style-name="ce2501" table:number-columns-repeated="2"/>
          <table:table-cell table:style-name="ce2505" office:value-type="string" calcext:value-type="string">
            <text:p>hajítás</text:p>
          </table:table-cell>
          <table:table-cell table:style-name="ce2560"/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0"/>
          <table:table-cell table:style-name="ce2089" office:value-type="string" calcext:value-type="string">
            <text:p>Lasszó</text:p>
          </table:table-cell>
          <table:table-cell table:number-columns-repeated="2" table:style-name="ce977" office:value-type="float" office:value="1" calcext:value-type="float">
            <text:p>1</text:p>
          </table:table-cell>
          <table:table-cell table:style-name="ce2136" office:value-type="string" calcext:value-type="string">
            <text:p>-</text:p>
          </table:table-cell>
          <table:table-cell table:style-name="ce2148" office:value-type="float" office:value="10" calcext:value-type="float">
            <text:p>10</text:p>
          </table:table-cell>
          <table:table-cell table:style-name="ce2136" office:value-type="string" calcext:value-type="string">
            <text:p>-</text:p>
          </table:table-cell>
          <table:table-cell table:style-name="ce2136" office:value-type="string" calcext:value-type="string">
            <text:p>10m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style-name="ce2488" table:number-columns-repeated="3"/>
          <table:table-cell table:style-name="ce2513" office:value-type="string" calcext:value-type="string">
            <text:p>hajítás</text:p>
          </table:table-cell>
          <table:table-cell table:style-name="ce2563" office:value-type="string" calcext:value-type="string">
            <text:p>Sebesülés az esés következtében lehet.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33">
          <table:table-cell/>
          <table:table-cell table:style-name="ce2089" office:value-type="string" calcext:value-type="string">
            <text:p>Parittya</text:p>
          </table:table-cell>
          <table:table-cell table:style-name="ce977" office:value-type="float" office:value="3" calcext:value-type="float">
            <text:p>3</text:p>
          </table:table-cell>
          <table:table-cell table:style-name="ce2118" office:value-type="float" office:value="2" calcext:value-type="float">
            <text:p>2</text:p>
          </table:table-cell>
          <table:table-cell table:style-name="ce2136" office:value-type="float" office:value="2" calcext:value-type="float">
            <text:p>2</text:p>
          </table:table-cell>
          <table:table-cell table:style-name="ce2148" office:value-type="float" office:value="10" calcext:value-type="float">
            <text:p>10</text:p>
          </table:table-cell>
          <table:table-cell table:style-name="ce2136" office:value-type="string" calcext:value-type="string">
            <text:p>Z</text:p>
          </table:table-cell>
          <table:table-cell table:style-name="ce2136" office:value-type="string" calcext:value-type="string">
            <text:p>70m</text:p>
          </table:table-cell>
          <table:table-cell table:style-name="ce2239" office:value-type="string" calcext:value-type="string">
            <text:p>egykezes</text:p>
          </table:table-cell>
          <table:table-cell table:style-name="ce2136" office:value-type="float" office:value="2" calcext:value-type="float">
            <text:p>2</text:p>
          </table:table-cell>
          <table:table-cell table:style-name="ce2136" office:value-type="float" office:value="0" calcext:value-type="float">
            <text:p>0</text:p>
          </table:table-cell>
          <table:table-cell table:style-name="ce2488"/>
          <table:table-cell table:style-name="ce2502" table:number-columns-repeated="2"/>
          <table:table-cell table:style-name="ce2513" office:value-type="string" calcext:value-type="string">
            <text:p>hajítás</text:p>
          </table:table-cell>
          <table:table-cell table:style-name="ce2564" office:value-type="string" calcext:value-type="string">
            <text:p>SFÉ duplán számít ellene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1" office:value-type="string" calcext:value-type="string">
            <text:p>Ramiera</text:p>
          </table:table-cell>
          <table:table-cell table:number-columns-repeated="2" table:style-name="ce977" office:value-type="float" office:value="1" calcext:value-type="float">
            <text:p>1</text:p>
          </table:table-cell>
          <table:table-cell table:style-name="ce2139" office:value-type="float" office:value="0" calcext:value-type="float">
            <text:p>0</text:p>
          </table:table-cell>
          <table:table-cell table:style-name="ce2154" office:value-type="float" office:value="7" calcext:value-type="float">
            <text:p>7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0m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492"/>
          <table:table-cell table:style-name="ce2500" table:number-columns-repeated="2"/>
          <table:table-cell table:style-name="ce2505" office:value-type="string" calcext:value-type="string">
            <text:p>hajítás</text:p>
          </table:table-cell>
          <table:table-cell table:style-name="ce2561"/>
          <table:table-cell table:style-name="ce2569"/>
          <table:table-cell table:style-name="ce550" table:number-columns-repeated="111"/>
          <table:table-cell table:style-name="ce2044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0"/>
          <table:table-cell table:style-name="ce2089" office:value-type="string" calcext:value-type="string">
            <text:p>Tőr</text:p>
          </table:table-cell>
          <table:table-cell table:style-name="ce977" office:value-type="float" office:value="2" calcext:value-type="float">
            <text:p>2</text:p>
          </table:table-cell>
          <table:table-cell table:style-name="ce977" office:value-type="float" office:value="1" calcext:value-type="float">
            <text:p>1</text:p>
          </table:table-cell>
          <table:table-cell table:style-name="ce2136" office:value-type="float" office:value="0" calcext:value-type="float">
            <text:p>0</text:p>
          </table:table-cell>
          <table:table-cell table:style-name="ce2148" office:value-type="float" office:value="7" calcext:value-type="float">
            <text:p>7</text:p>
          </table:table-cell>
          <table:table-cell table:style-name="ce2136" office:value-type="string" calcext:value-type="string">
            <text:p>S</text:p>
          </table:table-cell>
          <table:table-cell table:style-name="ce2136" office:value-type="string" calcext:value-type="string">
            <text:p>10m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style-name="ce2488" table:number-columns-repeated="3"/>
          <table:table-cell table:style-name="ce2513" office:value-type="string" calcext:value-type="string">
            <text:p>hajítás</text:p>
          </table:table-cell>
          <table:table-cell table:style-name="ce2555"/>
          <table:table-cell table:style-name="ce2569"/>
          <table:table-cell table:style-name="ce550" table:number-columns-repeated="111"/>
          <table:table-cell table:style-name="ce2572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1741"/>
          <table:table-cell table:style-name="ce1660" table:number-columns-repeated="2"/>
          <table:table-cell table:style-name="ce1741" table:number-columns-repeated="11"/>
          <table:table-cell table:style-name="ce2056"/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1">
          <table:table-cell table:style-name="ce2071" office:value-type="string" calcext:value-type="string">
            <text:p>Íjász lőfegyverek</text:p>
          </table:table-cell>
          <table:table-cell table:style-name="ce2103" office:value-type="string" calcext:value-type="string">
            <text:p>Rövid íj</text:p>
          </table:table-cell>
          <table:table-cell table:style-name="ce980" office:value-type="float" office:value="5" calcext:value-type="float">
            <text:p>5</text:p>
          </table:table-cell>
          <table:table-cell table:style-name="ce2119" office:value-type="float" office:value="3" calcext:value-type="float">
            <text:p>3</text:p>
          </table:table-cell>
          <table:table-cell table:style-name="ce2141" office:value-type="float" office:value="1" calcext:value-type="float">
            <text:p>1</text:p>
          </table:table-cell>
          <table:table-cell table:style-name="ce2156" office:value-type="float" office:value="6" calcext:value-type="float">
            <text:p>6</text:p>
          </table:table-cell>
          <table:table-cell table:style-name="ce2141" office:value-type="string" calcext:value-type="string">
            <text:p>S</text:p>
          </table:table-cell>
          <table:table-cell table:style-name="ce2141" office:value-type="string" calcext:value-type="string">
            <text:p>60m</text:p>
          </table:table-cell>
          <table:table-cell table:style-name="ce2245" office:value-type="string" calcext:value-type="string">
            <text:p>kétkezes</text:p>
          </table:table-cell>
          <table:table-cell table:style-name="ce2141" office:value-type="float" office:value="2" calcext:value-type="float">
            <text:p>2</text:p>
          </table:table-cell>
          <table:table-cell table:style-name="ce2437" office:value-type="float" office:value="0" calcext:value-type="float">
            <text:p>0</text:p>
          </table:table-cell>
          <table:table-cell table:style-name="ce2494"/>
          <table:table-cell table:style-name="ce2503" table:number-columns-repeated="2"/>
          <table:table-cell table:style-name="ce2509" office:value-type="string" calcext:value-type="string">
            <text:p>íjászat</text:p>
          </table:table-cell>
          <table:table-cell table:style-name="ce2565" office:value-type="string" calcext:value-type="string">
            <text:p>Az Erőbónusz csak akkor számít</text:p>
            <text:p>Ha az íj erre az Erő értékre lett tervezve!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101" office:value-type="string" calcext:value-type="string">
            <text:p>Hosszú íj</text:p>
          </table:table-cell>
          <table:table-cell table:style-name="ce977" office:value-type="float" office:value="6" calcext:value-type="float">
            <text:p>6</text:p>
          </table:table-cell>
          <table:table-cell table:style-name="ce2118" office:value-type="float" office:value="3" calcext:value-type="float">
            <text:p>3</text:p>
          </table:table-cell>
          <table:table-cell table:style-name="ce2139" office:value-type="float" office:value="3" calcext:value-type="float">
            <text:p>3</text:p>
          </table:table-cell>
          <table:table-cell table:style-name="ce2154" office:value-type="float" office:value="8" calcext:value-type="float">
            <text:p>8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20m</text:p>
          </table:table-cell>
          <table:table-cell table:style-name="ce2144" office:value-type="string" calcext:value-type="string">
            <text:p>kétkezes</text:p>
          </table:table-cell>
          <table:table-cell table:style-name="ce2139" office:value-type="float" office:value="3" calcext:value-type="float">
            <text:p>3</text:p>
          </table:table-cell>
          <table:table-cell table:style-name="ce2139" office:value-type="float" office:value="0" calcext:value-type="float">
            <text:p>0</text:p>
          </table:table-cell>
          <table:table-cell table:style-name="ce2492"/>
          <table:table-cell table:style-name="ce2500" table:number-columns-repeated="2"/>
          <table:table-cell table:style-name="ce2505" office:value-type="string" calcext:value-type="string">
            <text:p>íjászat</text:p>
          </table:table-cell>
          <table:table-cell table:style-name="ce2560" office:value-type="string" calcext:value-type="string">
            <text:p>Az Erőbónusz csak akkor számít</text:p>
            <text:p>Ha az íj erre az Erő értékre lett tervezve!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101" office:value-type="string" calcext:value-type="string">
            <text:p>Visszacsapó íj</text:p>
          </table:table-cell>
          <table:table-cell table:style-name="ce977" office:value-type="float" office:value="5" calcext:value-type="float">
            <text:p>5</text:p>
          </table:table-cell>
          <table:table-cell table:style-name="ce977" office:value-type="float" office:value="3" calcext:value-type="float">
            <text:p>3</text:p>
          </table:table-cell>
          <table:table-cell table:style-name="ce2139" office:value-type="float" office:value="4" calcext:value-type="float">
            <text:p>4</text:p>
          </table:table-cell>
          <table:table-cell table:style-name="ce2154" office:value-type="float" office:value="8" calcext:value-type="float">
            <text:p>8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60m</text:p>
          </table:table-cell>
          <table:table-cell table:style-name="ce2144" office:value-type="string" calcext:value-type="string">
            <text:p>kétkezes</text:p>
          </table:table-cell>
          <table:table-cell table:style-name="ce2139" office:value-type="float" office:value="4" calcext:value-type="float">
            <text:p>4</text:p>
          </table:table-cell>
          <table:table-cell table:style-name="ce2139" office:value-type="float" office:value="3" calcext:value-type="float">
            <text:p>3</text:p>
          </table:table-cell>
          <table:table-cell table:style-name="ce2492"/>
          <table:table-cell table:style-name="ce2500" table:number-columns-repeated="2"/>
          <table:table-cell table:style-name="ce2505" office:value-type="string" calcext:value-type="string">
            <text:p>íjászat</text:p>
          </table:table-cell>
          <table:table-cell table:style-name="ce2560" office:value-type="string" calcext:value-type="string">
            <text:p>Az Erőbónusz csak akkor számít</text:p>
            <text:p>Ha az íj erre az Erő értékre lett tervezve!</text:p>
          </table:table-cell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101" office:value-type="string" calcext:value-type="string">
            <text:p>Elf íj</text:p>
          </table:table-cell>
          <table:table-cell table:style-name="ce977" office:value-type="float" office:value="7" calcext:value-type="float">
            <text:p>7</text:p>
          </table:table-cell>
          <table:table-cell table:style-name="ce977" office:value-type="float" office:value="4" calcext:value-type="float">
            <text:p>4</text:p>
          </table:table-cell>
          <table:table-cell table:style-name="ce2139" office:value-type="float" office:value="4" calcext:value-type="float">
            <text:p>4</text:p>
          </table:table-cell>
          <table:table-cell table:style-name="ce2154" office:value-type="float" office:value="7" calcext:value-type="float">
            <text:p>7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120m</text:p>
          </table:table-cell>
          <table:table-cell table:style-name="ce2144" office:value-type="string" calcext:value-type="string">
            <text:p>két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492"/>
          <table:table-cell table:style-name="ce2500" table:number-columns-repeated="2"/>
          <table:table-cell table:style-name="ce2505" office:value-type="string" calcext:value-type="string">
            <text:p>íjászat</text:p>
          </table:table-cell>
          <table:table-cell table:style-name="ce256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569"/>
          <table:table-cell table:style-name="ce550" table:number-columns-repeated="111"/>
          <table:table-cell table:style-name="ce580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9" office:value-type="string" calcext:value-type="string">
            <text:p>Fúvócső, kicsi</text:p>
          </table:table-cell>
          <table:table-cell table:style-name="ce977" office:value-type="float" office:value="4" calcext:value-type="float">
            <text:p>4</text:p>
          </table:table-cell>
          <table:table-cell table:style-name="ce2118" office:value-type="float" office:value="2" calcext:value-type="float">
            <text:p>2</text:p>
          </table:table-cell>
          <table:table-cell table:style-name="ce2136" office:value-type="string" calcext:value-type="string">
            <text:p>spec</text:p>
          </table:table-cell>
          <table:table-cell table:style-name="ce2148" office:value-type="float" office:value="9" calcext:value-type="float">
            <text:p>9</text:p>
          </table:table-cell>
          <table:table-cell table:style-name="ce2136" office:value-type="string" calcext:value-type="string">
            <text:p>S</text:p>
          </table:table-cell>
          <table:table-cell table:style-name="ce2136" office:value-type="string" calcext:value-type="string">
            <text:p>16m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style-name="ce2488"/>
          <table:table-cell table:style-name="ce2502" table:number-columns-repeated="2"/>
          <table:table-cell table:style-name="ce2513" office:value-type="string" calcext:value-type="string">
            <text:p>íjászat</text:p>
          </table:table-cell>
          <table:table-cell table:style-name="ce2563" office:value-type="string" calcext:value-type="string">
            <text:p>k20 dobásnál: 20-as dobás: 1 ÉP, különben 0 ÉP</text:p>
          </table:table-cell>
          <table:table-cell table:style-name="ce2569"/>
          <table:table-cell table:style-name="ce550" table:number-columns-repeated="111"/>
          <table:table-cell table:style-name="ce2572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2"/>
          <table:table-cell table:style-name="ce2104" office:value-type="string" calcext:value-type="string">
            <text:p>Fúvócső, vadász</text:p>
          </table:table-cell>
          <table:table-cell table:style-name="ce2116" office:value-type="float" office:value="5" calcext:value-type="float">
            <text:p>5</text:p>
          </table:table-cell>
          <table:table-cell table:style-name="ce2120" office:value-type="float" office:value="3" calcext:value-type="float">
            <text:p>3</text:p>
          </table:table-cell>
          <table:table-cell table:style-name="ce2142" office:value-type="float" office:value="-10" calcext:value-type="float">
            <text:p>-10</text:p>
          </table:table-cell>
          <table:table-cell table:style-name="ce2157" office:value-type="float" office:value="10" calcext:value-type="float">
            <text:p>10</text:p>
          </table:table-cell>
          <table:table-cell table:style-name="ce2142" office:value-type="string" calcext:value-type="string">
            <text:p>S</text:p>
          </table:table-cell>
          <table:table-cell table:style-name="ce2142" office:value-type="string" calcext:value-type="string">
            <text:p>30m</text:p>
          </table:table-cell>
          <table:table-cell table:style-name="ce2428" office:value-type="string" calcext:value-type="string">
            <text:p>kétkezes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style-name="ce2495" table:number-columns-repeated="3"/>
          <table:table-cell table:style-name="ce2517" office:value-type="string" calcext:value-type="string">
            <text:p>íjászat</text:p>
          </table:table-cell>
          <table:table-cell table:style-name="ce2566"/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3" office:value-type="string" calcext:value-type="string">
            <text:p>Lövész lőfegyverek</text:p>
          </table:table-cell>
          <table:table-cell table:style-name="ce2095" office:value-type="string" calcext:value-type="string">
            <text:p>Kézi nyílpuska</text:p>
          </table:table-cell>
          <table:table-cell table:style-name="ce977" office:value-type="float" office:value="5" calcext:value-type="float">
            <text:p>5</text:p>
          </table:table-cell>
          <table:table-cell table:style-name="ce977" office:value-type="float" office:value="3" calcext:value-type="float">
            <text:p>3</text:p>
          </table:table-cell>
          <table:table-cell table:style-name="ce2143" office:value-type="float" office:value="0" calcext:value-type="float">
            <text:p>0</text:p>
          </table:table-cell>
          <table:table-cell table:style-name="ce2153" office:value-type="float" office:value="10" calcext:value-type="float">
            <text:p>10</text:p>
          </table:table-cell>
          <table:table-cell table:style-name="ce2143" office:value-type="string" calcext:value-type="string">
            <text:p>S</text:p>
          </table:table-cell>
          <table:table-cell table:style-name="ce2138" office:value-type="string" calcext:value-type="string">
            <text:p>20m</text:p>
          </table:table-cell>
          <table:table-cell table:style-name="ce2143" office:value-type="string" calcext:value-type="string">
            <text:p>egykezes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491"/>
          <table:table-cell table:style-name="ce2500" table:number-columns-repeated="2"/>
          <table:table-cell table:style-name="ce2505" office:value-type="string" calcext:value-type="string">
            <text:p>lövészet</text:p>
          </table:table-cell>
          <table:table-cell table:style-name="ce2558" office:value-type="string" calcext:value-type="string">
            <text:p>A kézi nyílpuska kevésbé pontos fegyver kis mérete miatt.</text:p>
          </table:table-cell>
          <table:table-cell table:style-name="ce2569"/>
          <table:table-cell table:style-name="ce550" table:number-columns-repeated="111"/>
          <table:table-cell table:style-name="ce2061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1" office:value-type="string" calcext:value-type="string">
            <text:p>Nyílpuska</text:p>
          </table:table-cell>
          <table:table-cell table:style-name="ce977" office:value-type="float" office:value="8" calcext:value-type="float">
            <text:p>8</text:p>
          </table:table-cell>
          <table:table-cell table:style-name="ce977" office:value-type="float" office:value="4" calcext:value-type="float">
            <text:p>4</text:p>
          </table:table-cell>
          <table:table-cell table:style-name="ce2144" office:value-type="float" office:value="6" calcext:value-type="float">
            <text:p>6</text:p>
          </table:table-cell>
          <table:table-cell table:style-name="ce2154" office:value-type="float" office:value="13" calcext:value-type="float">
            <text:p>13</text:p>
          </table:table-cell>
          <table:table-cell table:style-name="ce2144" office:value-type="string" calcext:value-type="string">
            <text:p>S</text:p>
          </table:table-cell>
          <table:table-cell table:style-name="ce2139" office:value-type="string" calcext:value-type="string">
            <text:p>50m</text:p>
          </table:table-cell>
          <table:table-cell table:style-name="ce2144" office:value-type="string" calcext:value-type="string">
            <text:p>kétkezes</text:p>
          </table:table-cell>
          <table:table-cell table:style-name="ce2144" office:value-type="float" office:value="0" calcext:value-type="float">
            <text:p>0</text:p>
          </table:table-cell>
          <table:table-cell table:style-name="ce2139" office:value-type="float" office:value="8" calcext:value-type="float">
            <text:p>8</text:p>
          </table:table-cell>
          <table:table-cell table:style-name="ce2492"/>
          <table:table-cell table:style-name="ce2500" table:number-columns-repeated="2"/>
          <table:table-cell table:style-name="ce2505" office:value-type="string" calcext:value-type="string">
            <text:p>lövészet</text:p>
          </table:table-cell>
          <table:table-cell table:style-name="ce2561"/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1" office:value-type="string" calcext:value-type="string">
            <text:p>Nehéz nyílpuska</text:p>
          </table:table-cell>
          <table:table-cell table:style-name="ce977" office:value-type="float" office:value="8" calcext:value-type="float">
            <text:p>8</text:p>
          </table:table-cell>
          <table:table-cell table:style-name="ce977" office:value-type="float" office:value="4" calcext:value-type="float">
            <text:p>4</text:p>
          </table:table-cell>
          <table:table-cell table:style-name="ce2144" office:value-type="float" office:value="14" calcext:value-type="float">
            <text:p>14</text:p>
          </table:table-cell>
          <table:table-cell table:style-name="ce2154" office:value-type="float" office:value="16" calcext:value-type="float">
            <text:p>16</text:p>
          </table:table-cell>
          <table:table-cell table:style-name="ce2144" office:value-type="string" calcext:value-type="string">
            <text:p>S</text:p>
          </table:table-cell>
          <table:table-cell table:style-name="ce2139" office:value-type="string" calcext:value-type="string">
            <text:p>80m</text:p>
          </table:table-cell>
          <table:table-cell table:style-name="ce2144" office:value-type="string" calcext:value-type="string">
            <text:p>kétkezes</text:p>
          </table:table-cell>
          <table:table-cell table:style-name="ce2144" office:value-type="float" office:value="0" calcext:value-type="float">
            <text:p>0</text:p>
          </table:table-cell>
          <table:table-cell table:style-name="ce2139" office:value-type="float" office:value="15" calcext:value-type="float">
            <text:p>15</text:p>
          </table:table-cell>
          <table:table-cell table:style-name="ce2492"/>
          <table:table-cell table:style-name="ce2500" table:number-columns-repeated="2"/>
          <table:table-cell table:style-name="ce2505" office:value-type="string" calcext:value-type="string">
            <text:p>lövészet</text:p>
          </table:table-cell>
          <table:table-cell table:style-name="ce2561"/>
          <table:table-cell table:style-name="ce2569"/>
          <table:table-cell table:style-name="ce550" table:number-columns-repeated="111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101" office:value-type="string" calcext:value-type="string">
            <text:p>Shadoni páncéltörő</text:p>
          </table:table-cell>
          <table:table-cell table:style-name="ce977" office:value-type="float" office:value="0" calcext:value-type="float">
            <text:p>0</text:p>
          </table:table-cell>
          <table:table-cell table:style-name="ce977" office:value-type="float" office:value="5" calcext:value-type="float">
            <text:p>5</text:p>
          </table:table-cell>
          <table:table-cell table:style-name="ce2144" office:value-type="float" office:value="20" calcext:value-type="float">
            <text:p>20</text:p>
          </table:table-cell>
          <table:table-cell table:style-name="ce2154" office:value-type="string" calcext:value-type="string">
            <text:p>-</text:p>
          </table:table-cell>
          <table:table-cell table:style-name="ce2144" office:value-type="string" calcext:value-type="string">
            <text:p>Z</text:p>
          </table:table-cell>
          <table:table-cell table:style-name="ce2139" office:value-type="string" calcext:value-type="string">
            <text:p>120m</text:p>
          </table:table-cell>
          <table:table-cell table:style-name="ce2144" office:value-type="string" calcext:value-type="string">
            <text:p>kétkezes</text:p>
          </table:table-cell>
          <table:table-cell table:style-name="ce2144" office:value-type="float" office:value="0" calcext:value-type="float">
            <text:p>0</text:p>
          </table:table-cell>
          <table:table-cell table:style-name="ce2139" office:value-type="float" office:value="20" calcext:value-type="float">
            <text:p>20</text:p>
          </table:table-cell>
          <table:table-cell table:style-name="ce2492"/>
          <table:table-cell table:style-name="ce2500" table:number-columns-repeated="2"/>
          <table:table-cell table:style-name="ce2505" office:value-type="string" calcext:value-type="string">
            <text:p>lövészet</text:p>
          </table:table-cell>
          <table:table-cell table:style-name="ce2561" office:value-type="string" calcext:value-type="string">
            <text:p>- Újratöltés: 1 emberrel: 3 kör, 2 emberrel: 1 kör</text:p>
            <text:p>- Páncéltörő</text:p>
          </table:table-cell>
          <table:table-cell table:style-name="ce2569"/>
          <table:table-cell table:style-name="ce550" table:number-columns-repeated="111"/>
          <table:table-cell table:number-columns-repeated="132"/>
          <table:table-cell table:style-name="ce550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1" office:value-type="string" calcext:value-type="string">
            <text:p>Kharei nyílpuska</text:p>
          </table:table-cell>
          <table:table-cell table:style-name="ce977" office:value-type="float" office:value="7" calcext:value-type="float">
            <text:p>7</text:p>
          </table:table-cell>
          <table:table-cell table:style-name="ce977" office:value-type="float" office:value="3" calcext:value-type="float">
            <text:p>3</text:p>
          </table:table-cell>
          <table:table-cell table:style-name="ce2144" office:value-type="float" office:value="3" calcext:value-type="float">
            <text:p>3</text:p>
          </table:table-cell>
          <table:table-cell table:style-name="ce2154" office:value-type="float" office:value="6" calcext:value-type="float">
            <text:p>6</text:p>
          </table:table-cell>
          <table:table-cell table:style-name="ce2144" office:value-type="string" calcext:value-type="string">
            <text:p>S</text:p>
          </table:table-cell>
          <table:table-cell table:style-name="ce2139" office:value-type="string" calcext:value-type="string">
            <text:p>50m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44" office:value-type="float" office:value="0" calcext:value-type="float">
            <text:p>0</text:p>
          </table:table-cell>
          <table:table-cell table:style-name="ce2492"/>
          <table:table-cell table:style-name="ce2500" table:number-columns-repeated="2"/>
          <table:table-cell table:style-name="ce2505" office:value-type="string" calcext:value-type="string">
            <text:p>lövészet</text:p>
          </table:table-cell>
          <table:table-cell table:style-name="ce2561" office:value-type="string" calcext:value-type="string">
            <text:p>Míg ki nem fogy a tár. Újratöltés: 1 kör</text:p>
          </table:table-cell>
          <table:table-cell table:style-name="ce2569"/>
          <table:table-cell table:style-name="ce550" table:number-columns-repeated="111"/>
          <table:table-cell table:number-columns-repeated="132"/>
          <table:table-cell table:style-name="ce550" table:number-columns-repeated="4"/>
          <table:table-cell/>
          <table:table-cell table:style-name="ce9" table:number-columns-repeated="16119"/>
        </table:table-row>
        <table:table-row table:style-name="ro33">
          <table:table-cell table:style-name="ce2072"/>
          <table:table-cell table:style-name="ce2105" office:value-type="string" calcext:value-type="string">
            <text:p>Aquir nyílpuska</text:p>
          </table:table-cell>
          <table:table-cell table:style-name="ce2116" office:value-type="float" office:value="9" calcext:value-type="float">
            <text:p>9</text:p>
          </table:table-cell>
          <table:table-cell table:style-name="ce2116" office:value-type="float" office:value="4" calcext:value-type="float">
            <text:p>4</text:p>
          </table:table-cell>
          <table:table-cell table:style-name="ce2145" office:value-type="string" calcext:value-type="string">
            <text:p>💀/+6</text:p>
          </table:table-cell>
          <table:table-cell table:style-name="ce2158" office:value-type="float" office:value="7" calcext:value-type="float">
            <text:p>7</text:p>
          </table:table-cell>
          <table:table-cell table:style-name="ce2145" office:value-type="string" calcext:value-type="string">
            <text:p>S</text:p>
          </table:table-cell>
          <table:table-cell table:style-name="ce2236" office:value-type="string" calcext:value-type="string">
            <text:p>50m</text:p>
          </table:table-cell>
          <table:table-cell table:style-name="ce2145" office:value-type="string" calcext:value-type="string">
            <text:p>egykezes</text:p>
          </table:table-cell>
          <table:table-cell table:style-name="ce2145" office:value-type="float" office:value="0" calcext:value-type="float">
            <text:p>0</text:p>
          </table:table-cell>
          <table:table-cell table:style-name="ce2145" office:value-type="float" office:value="20" calcext:value-type="float">
            <text:p>20</text:p>
          </table:table-cell>
          <table:table-cell table:style-name="ce2496" table:number-columns-repeated="3"/>
          <table:table-cell table:style-name="ce2510" office:value-type="string" calcext:value-type="string">
            <text:p>lövészet</text:p>
          </table:table-cell>
          <table:table-cell table:style-name="ce2567" office:value-type="string" calcext:value-type="string">
            <text:p>Halálos hatása és Átütés értéke csak aquir kézben érvényesül</text:p>
          </table:table-cell>
          <table:table-cell table:style-name="ce2569"/>
          <table:table-cell table:style-name="ce550" table:number-columns-repeated="111"/>
          <table:table-cell table:number-columns-repeated="132"/>
          <table:table-cell table:style-name="ce550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73" office:value-type="string" calcext:value-type="string">
            <text:p>Mágikus lövedékek</text:p>
          </table:table-cell>
          <table:table-cell table:style-name="ce945" office:value-type="string" calcext:value-type="string">
            <text:p>Mágikus lövedék I</text:p>
          </table:table-cell>
          <table:table-cell table:style-name="ce977" office:value-type="float" office:value="1" calcext:value-type="float">
            <text:p>1</text:p>
          </table:table-cell>
          <table:table-cell table:style-name="ce977" office:value-type="string" calcext:value-type="string">
            <text:p>0,5</text:p>
          </table:table-cell>
          <table:table-cell table:number-columns-repeated="5" table:style-name="ce977" office:value-type="string" calcext:value-type="string">
            <text:p>spec</text:p>
          </table:table-cell>
          <table:table-cell table:style-name="ce977" office:value-type="float" office:value="99" calcext:value-type="float">
            <text:p>99</text:p>
          </table:table-cell>
          <table:table-cell table:style-name="ce977" office:value-type="string" calcext:value-type="string">
            <text:p>spec</text:p>
          </table:table-cell>
          <table:table-cell table:style-name="ce2488"/>
          <table:table-cell table:style-name="ce2502" table:number-columns-repeated="2"/>
          <table:table-cell table:style-name="ce2518" office:value-type="string" calcext:value-type="string">
            <text:p>mágikus célzás</text:p>
          </table:table-cell>
          <table:table-cell table:style-name="ce2568"/>
          <table:table-cell table:style-name="ce2569"/>
          <table:table-cell table:style-name="ce550" table:number-columns-repeated="111"/>
          <table:table-cell table:number-columns-repeated="132"/>
          <table:table-cell table:style-name="ce550" table:number-columns-repeated="4"/>
          <table:table-cell/>
          <table:table-cell table:style-name="ce9" table:number-columns-repeated="16119"/>
        </table:table-row>
        <table:table-row table:style-name="ro49">
          <table:table-cell table:style-name="ce2056"/>
          <table:table-cell table:style-name="ce945" office:value-type="string" calcext:value-type="string">
            <text:p>Mágikus lövedék II</text:p>
          </table:table-cell>
          <table:table-cell table:style-name="ce977" office:value-type="float" office:value="2" calcext:value-type="float">
            <text:p>2</text:p>
          </table:table-cell>
          <table:table-cell table:style-name="ce977" office:value-type="float" office:value="1" calcext:value-type="float">
            <text:p>1</text:p>
          </table:table-cell>
          <table:table-cell table:number-columns-repeated="5" table:style-name="ce977" office:value-type="string" calcext:value-type="string">
            <text:p>spec</text:p>
          </table:table-cell>
          <table:table-cell table:style-name="ce977" office:value-type="float" office:value="99" calcext:value-type="float">
            <text:p>99</text:p>
          </table:table-cell>
          <table:table-cell table:style-name="ce977" office:value-type="string" calcext:value-type="string">
            <text:p>spec</text:p>
          </table:table-cell>
          <table:table-cell table:style-name="ce2488" table:number-columns-repeated="3"/>
          <table:table-cell table:style-name="ce2518" office:value-type="string" calcext:value-type="string">
            <text:p>mágikus célzás</text:p>
          </table:table-cell>
          <table:table-cell table:style-name="ce2568" office:value-type="string" calcext:value-type="string">
            <text:p><text:span text:style-name="T55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569"/>
          <table:table-cell table:style-name="ce550" table:number-columns-repeated="111"/>
          <table:table-cell table:number-columns-repeated="132"/>
          <table:table-cell table:style-name="ce550" table:number-columns-repeated="4"/>
          <table:table-cell/>
          <table:table-cell table:style-name="ce9" table:number-columns-repeated="16119"/>
        </table:table-row>
        <table:table-row table:style-name="ro49">
          <table:table-cell table:style-name="ce2056"/>
          <table:table-cell table:style-name="ce945" office:value-type="string" calcext:value-type="string">
            <text:p>Mágikus lövedék III</text:p>
          </table:table-cell>
          <table:table-cell table:style-name="ce977" office:value-type="float" office:value="3" calcext:value-type="float">
            <text:p>3</text:p>
          </table:table-cell>
          <table:table-cell table:style-name="ce2118" office:value-type="float" office:value="2" calcext:value-type="float">
            <text:p>2</text:p>
          </table:table-cell>
          <table:table-cell table:number-columns-repeated="5" table:style-name="ce977" office:value-type="string" calcext:value-type="string">
            <text:p>spec</text:p>
          </table:table-cell>
          <table:table-cell table:style-name="ce977" office:value-type="float" office:value="99" calcext:value-type="float">
            <text:p>99</text:p>
          </table:table-cell>
          <table:table-cell table:style-name="ce977" office:value-type="string" calcext:value-type="string">
            <text:p>spec</text:p>
          </table:table-cell>
          <table:table-cell table:style-name="ce2488" table:number-columns-repeated="3"/>
          <table:table-cell table:style-name="ce2518" office:value-type="string" calcext:value-type="string">
            <text:p>mágikus célzás</text:p>
          </table:table-cell>
          <table:table-cell table:style-name="ce2568" office:value-type="string" calcext:value-type="string">
            <text:p><text:span text:style-name="T55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569"/>
          <table:table-cell table:style-name="ce550" table:number-columns-repeated="111"/>
          <table:table-cell table:number-columns-repeated="132"/>
          <table:table-cell table:style-name="ce550" table:number-columns-repeated="4"/>
          <table:table-cell/>
          <table:table-cell table:style-name="ce9" table:number-columns-repeated="16119"/>
        </table:table-row>
        <table:table-row table:style-name="ro49">
          <table:table-cell table:style-name="ce2056"/>
          <table:table-cell table:style-name="ce945" office:value-type="string" calcext:value-type="string">
            <text:p>Mágikus lövedék IV</text:p>
          </table:table-cell>
          <table:table-cell table:style-name="ce977" office:value-type="float" office:value="4" calcext:value-type="float">
            <text:p>4</text:p>
          </table:table-cell>
          <table:table-cell table:style-name="ce2118" office:value-type="float" office:value="3" calcext:value-type="float">
            <text:p>3</text:p>
          </table:table-cell>
          <table:table-cell table:number-columns-repeated="5" table:style-name="ce977" office:value-type="string" calcext:value-type="string">
            <text:p>spec</text:p>
          </table:table-cell>
          <table:table-cell table:style-name="ce977" office:value-type="float" office:value="99" calcext:value-type="float">
            <text:p>99</text:p>
          </table:table-cell>
          <table:table-cell table:style-name="ce977" office:value-type="string" calcext:value-type="string">
            <text:p>spec</text:p>
          </table:table-cell>
          <table:table-cell table:style-name="ce2488" table:number-columns-repeated="3"/>
          <table:table-cell table:style-name="ce2518" office:value-type="string" calcext:value-type="string">
            <text:p>mágikus célzás</text:p>
          </table:table-cell>
          <table:table-cell table:style-name="ce945" office:value-type="string" calcext:value-type="string">
            <text:p><text:span text:style-name="T55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569"/>
          <table:table-cell table:style-name="ce550" table:number-columns-repeated="111"/>
          <table:table-cell table:number-columns-repeated="132"/>
          <table:table-cell table:style-name="ce550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117" table:number-columns-repeated="14"/>
          <table:table-cell table:style-name="ce550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41" table:number-columns-repeated="13"/>
          <table:table-cell/>
          <table:table-cell table:style-name="ce1660"/>
          <table:table-cell table:style-name="ce550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41" table:number-columns-repeated="4"/>
          <table:table-cell table:number-columns-repeated="2"/>
          <table:table-cell table:style-name="ce2117"/>
          <table:table-cell table:style-name="ce550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550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117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113" table:default-cell-style-name="ce1478"/>
        <table:table-column table:style-name="co114" table:default-cell-style-name="ce1481"/>
        <table:table-column table:style-name="co115" table:default-cell-style-name="ce1478"/>
        <table:table-column table:style-name="co114" table:default-cell-style-name="ce1481"/>
        <table:table-column table:style-name="co116" table:default-cell-style-name="ce1478"/>
        <table:table-column table:style-name="co117" table:default-cell-style-name="ce1515"/>
        <table:table-column table:style-name="co118" table:default-cell-style-name="ce1478"/>
        <table:table-column table:style-name="co119" table:default-cell-style-name="Default"/>
        <table:table-column table:style-name="co121" table:default-cell-style-name="Default"/>
        <table:table-column table:style-name="co122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73"/>
          <table:covered-table-cell table:style-name="ce1421"/>
          <table:covered-table-cell table:style-name="ce2182"/>
          <table:covered-table-cell table:style-name="ce1421"/>
          <table:table-cell table:style-name="ce87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73"/>
          <table:table-cell table:style-name="ce1413"/>
          <table:table-cell table:style-name="ce2182"/>
          <table:table-cell table:style-name="ce1413"/>
          <table:table-cell table:style-name="ce87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042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56">➖➖ </text:span><text:span text:style-name="T60">Harcmodorok </text:span><text:span text:style-name="T61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042" table:content-validation-name="val214" office:value-type="string" calcext:value-type="string">
            <text:p><text:span text:style-name="T79"><text:a xlink:href="https://github.com/kaktusztea/km100/blob/master/md/kepzettsegek.szekunder/szakma.md" xlink:type="simple">Szakma</text:a></text:span><text:span text:style-name="T7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042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042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042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042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042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042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042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44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62">➖➖ Kiemelt</text:span><text:span text:style-name="T74"> </text:span><text:span text:style-name="T7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042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042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042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042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042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042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042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79"><text:a xlink:href="https://github.com/kaktusztea/km100/blob/master/md/kepzettsegek.primer.misztikus/osi_nyelv_ismerete.md" xlink:type="simple">Ősi nyelv ismerete</text:a></text:span><text:span text:style-name="T7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6">➖➖ </text:span><text:span text:style-name="T60">Anyag szféra </text:span><text:span text:style-name="T6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274"/>
        <table:table-column table:style-name="co65" table:default-cell-style-name="ce2288"/>
        <table:table-column table:style-name="co86" table:default-cell-style-name="ce2296"/>
        <table:table-column table:style-name="co87" table:default-cell-style-name="ce2274"/>
        <table:table-column table:style-name="co88" table:default-cell-style-name="ce2307"/>
        <table:table-column table:style-name="co89" table:default-cell-style-name="ce2274"/>
        <table:table-column table:style-name="co90" table:default-cell-style-name="ce2274"/>
        <table:table-column table:style-name="co91" table:default-cell-style-name="ce2274"/>
        <table:table-column table:style-name="co92" table:default-cell-style-name="ce2315"/>
        <table:table-column table:style-name="co93" table:default-cell-style-name="ce2274"/>
        <table:table-column table:style-name="co94" table:default-cell-style-name="ce2274"/>
        <table:table-column table:style-name="co95" table:default-cell-style-name="Default"/>
        <table:table-column table:style-name="co96" table:default-cell-style-name="ce2274"/>
        <table:table-column table:style-name="co97" table:default-cell-style-name="ce2274"/>
        <table:table-column table:style-name="co98" table:default-cell-style-name="ce2274"/>
        <table:table-column table:style-name="co8" table:default-cell-style-name="Default"/>
        <table:table-row table:style-name="ro3">
          <table:table-cell table:style-name="ce2273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287"/>
          <table:covered-table-cell table:style-name="ce2295"/>
          <table:covered-table-cell table:style-name="ce2304"/>
          <table:covered-table-cell table:style-name="ce2305"/>
          <table:covered-table-cell table:number-columns-repeated="3" table:style-name="ce2304"/>
          <table:covered-table-cell table:style-name="ce2314"/>
          <table:covered-table-cell table:number-columns-repeated="2" table:style-name="ce2304"/>
          <table:covered-table-cell/>
          <table:covered-table-cell table:style-name="ce2304"/>
          <table:covered-table-cell table:number-columns-repeated="3"/>
        </table:table-row>
        <table:table-row table:style-name="ro2">
          <table:table-cell table:number-columns-repeated="4"/>
          <table:table-cell table:style-name="ce2305"/>
          <table:table-cell table:style-name="ce2304"/>
          <table:table-cell table:number-columns-repeated="10"/>
        </table:table-row>
        <table:table-row table:style-name="ro2">
          <table:table-cell table:style-name="ce2275" office:value-type="string" calcext:value-type="string">
            <text:p>Általános fortélyok</text:p>
          </table:table-cell>
          <table:table-cell table:style-name="ce2289" office:value-type="string" calcext:value-type="string">
            <text:p>Max fok</text:p>
          </table:table-cell>
          <table:table-cell table:style-name="ce2289" office:value-type="string" calcext:value-type="string">
            <text:p>Kiterjeszti</text:p>
          </table:table-cell>
          <table:table-cell/>
          <table:table-cell table:style-name="ce2306" office:value-type="string" calcext:value-type="string">
            <text:p>Kiemelt Fortélyok</text:p>
          </table:table-cell>
          <table:table-cell table:style-name="ce2304"/>
          <table:table-cell/>
          <table:table-cell table:style-name="ce2306" office:value-type="string" calcext:value-type="string">
            <text:p>Faj Hátterek</text:p>
          </table:table-cell>
          <table:table-cell table:style-name="ce2306" office:value-type="string" calcext:value-type="string">
            <text:p>Karma Hátterek</text:p>
          </table:table-cell>
          <table:table-cell table:style-name="ce2306" office:value-type="string" calcext:value-type="string">
            <text:p>Leíró Hátterek</text:p>
          </table:table-cell>
          <table:table-cell/>
          <table:table-cell table:style-name="ce2275" office:value-type="string" calcext:value-type="string">
            <text:p>Nyelvek</text:p>
          </table:table-cell>
          <table:table-cell table:style-name="ce2306" office:value-type="string" calcext:value-type="string">
            <text:p>Rövidítés</text:p>
          </table:table-cell>
          <table:table-cell table:style-name="Default"/>
          <table:table-cell table:style-name="ce2275" office:value-type="string" calcext:value-type="string">
            <text:p>Varázslási módszerek</text:p>
          </table:table-cell>
          <table:table-cell table:style-name="ce2274"/>
        </table:table-row>
        <table:table-row table:style-name="ro2">
          <table:table-cell table:style-name="ce2276"/>
          <table:table-cell table:style-name="ce2290"/>
          <table:table-cell table:style-name="ce2297"/>
          <table:table-cell/>
          <table:table-cell table:style-name="Default"/>
          <table:table-cell table:style-name="ce2304"/>
          <table:table-cell/>
          <table:table-cell table:style-name="ce2276"/>
          <table:table-cell table:style-name="ce2274"/>
          <table:table-cell table:style-name="Default"/>
          <table:table-cell/>
          <table:table-cell table:style-name="ce2307"/>
          <table:table-cell/>
          <table:table-cell table:style-name="Default"/>
          <table:table-cell/>
          <table:table-cell table:style-name="ce2274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2"/>
          <table:table-cell table:style-name="ce228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304"/>
          <table:table-cell/>
          <table:table-cell table:style-name="ce228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282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316" office:value-type="string" calcext:value-type="string">
            <text:p><text:span text:style-name="T56">➖➖➖ </text:span><text:span text:style-name="T104">Származás </text:span><text:span text:style-name="T105">➖➖➖</text:span></text:p>
          </table:table-cell>
          <table:table-cell/>
          <table:table-cell table:style-name="ce2307" office:value-type="string" calcext:value-type="string">
            <text:p><text:span text:style-name="T56">➖➖➖ </text:span><text:span text:style-name="T106">Godoni nyelvek </text:span><text:span text:style-name="T107">➖➖➖</text:span></text:p>
          </table:table-cell>
          <table:table-cell/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304"/>
          <table:table-cell/>
          <table:table-cell table:style-name="ce228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282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282" office:value-type="string" calcext:value-type="string">
            <text:p>Árva</text:p>
          </table:table-cell>
          <table:table-cell/>
          <table:table-cell table:style-name="ce230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2" office:value-type="string" calcext:value-type="string">
            <text:p><text:span text:style-name="T99"><text:a xlink:href="https://github.com/kaktusztea/km100/blob/master/md/fortelyok.kiemelt/nyelvismeret.md" xlink:type="simple">Nyelvismeret</text:a></text:span><text:span text:style-name="T99"> 🔁</text:span></text:p>
          </table:table-cell>
          <table:table-cell table:style-name="ce2304"/>
          <table:table-cell/>
          <table:table-cell table:style-name="ce228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282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282" office:value-type="string" calcext:value-type="string">
            <text:p>Erdőlakó</text:p>
          </table:table-cell>
          <table:table-cell/>
          <table:table-cell table:style-name="ce230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28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282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282" office:value-type="string" calcext:value-type="string">
            <text:p>Jobbágy</text:p>
          </table:table-cell>
          <table:table-cell/>
          <table:table-cell table:style-name="ce230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06" office:value-type="string" calcext:value-type="string">
            <text:p>Szabad Fortélyok</text:p>
          </table:table-cell>
          <table:table-cell table:style-name="ce2309" office:value-type="string" calcext:value-type="string">
            <text:p>Kiterjeszti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282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282" office:value-type="string" calcext:value-type="string">
            <text:p>Nemes</text:p>
          </table:table-cell>
          <table:table-cell/>
          <table:table-cell table:style-name="ce230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76"/>
          <table:table-cell table:style-name="ce2310"/>
          <table:table-cell/>
          <table:table-cell table:style-name="ce228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282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282" office:value-type="string" calcext:value-type="string">
            <text:p>Polgár</text:p>
          </table:table-cell>
          <table:table-cell/>
          <table:table-cell table:style-name="ce230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ce2298"/>
          <table:table-cell/>
          <table:table-cell table:style-name="ce228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303" office:value-type="string" calcext:value-type="string">
            <text:p><text:span text:style-name="T100">🟩</text:span> Befolyásolás, Emberismeret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282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282" office:value-type="string" calcext:value-type="string">
            <text:p>Városlakó</text:p>
          </table:table-cell>
          <table:table-cell/>
          <table:table-cell table:style-name="ce230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21">
          <table:table-cell table:style-name="ce2279" office:value-type="string" calcext:value-type="string">
            <text:p>➖➖➖ Általános ➖➖➖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303" office:value-type="string" calcext:value-type="string">
            <text:p><text:span text:style-name="T101">🟥</text:span> Kvantikum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282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316" office:value-type="string" calcext:value-type="string">
            <text:p><text:span text:style-name="T56">➖➖➖ Jellem, fóbiák, hobbik</text:span><text:span text:style-name="T104"> </text:span><text:span text:style-name="T105">➖➖➖ </text:span></text:p>
          </table:table-cell>
          <table:table-cell/>
          <table:table-cell table:style-name="ce230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3">
          <table:table-cell table:style-name="ce227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303" office:value-type="string" calcext:value-type="string">
            <text:p><text:span text:style-name="T94">🟩</text:span><text:span text:style-name="T102"> </text:span>Befolyásolás, Emberismeret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282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316" office:value-type="string" calcext:value-type="string">
            <text:p>Élet</text:p>
          </table:table-cell>
          <table:table-cell/>
          <table:table-cell table:style-name="ce230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3">
          <table:table-cell table:style-name="ce227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303" office:value-type="string" calcext:value-type="string">
            <text:p><text:span text:style-name="T94">🟩</text:span><text:span text:style-name="T102"> </text:span>Előadóművészet, Művészetismeret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282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316" office:value-type="string" calcext:value-type="string">
            <text:p>Rend</text:p>
          </table:table-cell>
          <table:table-cell/>
          <table:table-cell table:style-name="ce230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280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3">
          <table:table-cell table:style-name="ce2278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303" office:value-type="string" calcext:value-type="string">
            <text:p>Érzékenység Tulajdonságodat segíti ízlelés esetén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282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316" office:value-type="string" calcext:value-type="string">
            <text:p>Halál</text:p>
          </table:table-cell>
          <table:table-cell/>
          <table:table-cell table:style-name="ce230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280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22">
          <table:table-cell table:style-name="ce227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303" office:value-type="string" calcext:value-type="string">
            <text:p>Érzékenység Tulajdonságodat segíti tapintás esetén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282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316" office:value-type="string" calcext:value-type="string">
            <text:p>Káosz</text:p>
          </table:table-cell>
          <table:table-cell/>
          <table:table-cell table:style-name="ce230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303" office:value-type="string" calcext:value-type="string">
            <text:p><text:span text:style-name="T94">🟩 </text:span>Művészetismeret;  <text:span text:style-name="T95">🟥 </text:span><text:span text:style-name="T102">Képzőművészet</text:span></text:p>
          </table:table-cell>
          <table:table-cell/>
          <table:table-cell table:style-name="ce2313" table:formula="of:=COUNTA([.H5:.H16])" office:value-type="float" office:value="12" calcext:value-type="float">
            <text:p>12</text:p>
          </table:table-cell>
          <table:table-cell table:style-name="ce2282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282" office:value-type="string" calcext:value-type="string">
            <text:p>Alattomos</text:p>
          </table:table-cell>
          <table:table-cell/>
          <table:table-cell table:style-name="ce230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303" office:value-type="string" calcext:value-type="string">
            <text:p><text:span text:style-name="T94">🟩 </text:span>Befolyásolás, Emberismeret, Nyomozás</text:p>
          </table:table-cell>
          <table:table-cell/>
          <table:table-cell table:style-name="Default"/>
          <table:table-cell table:style-name="ce2282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282" office:value-type="string" calcext:value-type="string">
            <text:p>Álmodozó</text:p>
          </table:table-cell>
          <table:table-cell/>
          <table:table-cell table:style-name="ce230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303" office:value-type="string" calcext:value-type="string">
            <text:p><text:span text:style-name="T94">🟩</text:span><text:span text:style-name="T102">Lexikum, </text:span>Nyomozás</text:p>
          </table:table-cell>
          <table:table-cell/>
          <table:table-cell table:style-name="Default"/>
          <table:table-cell table:style-name="ce2282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282" office:value-type="string" calcext:value-type="string">
            <text:p>Autoriter</text:p>
          </table:table-cell>
          <table:table-cell/>
          <table:table-cell table:style-name="ce230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23">
          <table:table-cell table:style-name="ce2280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577" office:value-type="float" office:value="1" calcext:value-type="float">
            <text:p>1</text:p>
          </table:table-cell>
          <table:table-cell table:style-name="ce2300" office:value-type="string" calcext:value-type="string">
            <text:p><text:span text:style-name="T94">🟩 </text:span>Értékbecslés, Képzőművészet, Szakma: <text:span text:style-name="T30">asztalos, cipész, szabó, ékszerész, pénzverő, stb. </text:span>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303" office:value-type="string" calcext:value-type="string">
            <text:p><text:span text:style-name="T94">🟩</text:span><text:span text:style-name="T102"> </text:span>Előadóművészet, Művészetismeret</text:p>
          </table:table-cell>
          <table:table-cell/>
          <table:table-cell table:style-name="ce2306" office:value-type="string" calcext:value-type="string">
            <text:p>Kultúrkörök</text:p>
          </table:table-cell>
          <table:table-cell table:style-name="ce2282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282" office:value-type="string" calcext:value-type="string">
            <text:p>Barátságos</text:p>
          </table:table-cell>
          <table:table-cell/>
          <table:table-cell table:style-name="ce230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24">
          <table:table-cell table:style-name="ce227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ce2298"/>
          <table:table-cell/>
          <table:table-cell table:style-name="ce2280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303" office:value-type="string" calcext:value-type="string">
            <text:p><text:span text:style-name="T94">🟩</text:span><text:span text:style-name="T102"> </text:span>Lexikum, Nyomozás, Szakma: hivatalnok</text:p>
          </table:table-cell>
          <table:table-cell table:number-columns-repeated="2"/>
          <table:table-cell table:style-name="ce2316" office:value-type="string" calcext:value-type="string">
            <text:p><text:span text:style-name="T56">➖➖➖ Mágia</text:span><text:span text:style-name="T104"> </text:span><text:span text:style-name="T105">➖➖➖ </text:span></text:p>
          </table:table-cell>
          <table:table-cell table:style-name="ce2282" office:value-type="string" calcext:value-type="string">
            <text:p>Cinikus</text:p>
          </table:table-cell>
          <table:table-cell/>
          <table:table-cell table:style-name="ce230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303" office:value-type="string" calcext:value-type="string">
            <text:p><text:span text:style-name="T94">🟩</text:span><text:span text:style-name="T102"> </text:span>Művészetismeret;  <text:span text:style-name="T95">🟥 </text:span><text:span text:style-name="T102">Képzőművészet</text:span></text:p>
          </table:table-cell>
          <table:table-cell/>
          <table:table-cell table:style-name="ce2282" office:value-type="string" calcext:value-type="string">
            <text:p>4mund</text:p>
          </table:table-cell>
          <table:table-cell table:style-name="ce2282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282" office:value-type="string" calcext:value-type="string">
            <text:p>Gondoskodó</text:p>
          </table:table-cell>
          <table:table-cell/>
          <table:table-cell table:style-name="ce230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292" office:value-type="float" office:value="2" calcext:value-type="float">
            <text:p>2</text:p>
          </table:table-cell>
          <table:table-cell office:value-type="string" calcext:value-type="string">
            <text:p><text:span text:style-name="T94">🟩 </text:span>Észlelés, Természetjárás</text:p>
          </table:table-cell>
          <table:table-cell/>
          <table:table-cell table:style-name="ce2280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303" office:value-type="string" calcext:value-type="string">
            <text:p><text:span text:style-name="T102">🟩 Nyomozás;  🟩Emberismeret</text:span></text:p>
          </table:table-cell>
          <table:table-cell/>
          <table:table-cell table:style-name="ce2282" office:value-type="string" calcext:value-type="string">
            <text:p>asz1sz</text:p>
          </table:table-cell>
          <table:table-cell table:style-name="ce2282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282" office:value-type="string" calcext:value-type="string">
            <text:p>Gyáva</text:p>
          </table:table-cell>
          <table:table-cell/>
          <table:table-cell table:style-name="ce230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31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282" office:value-type="string" calcext:value-type="string">
            <text:p>barbár</text:p>
          </table:table-cell>
          <table:table-cell table:style-name="ce522" table:formula="of:=COUNTA([.I5:.I23])-1" office:value-type="float" office:value="18" calcext:value-type="float">
            <text:p>18</text:p>
          </table:table-cell>
          <table:table-cell table:style-name="ce2282" office:value-type="string" calcext:value-type="string">
            <text:p>Gyűjtögető</text:p>
          </table:table-cell>
          <table:table-cell/>
          <table:table-cell table:style-name="ce230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303" office:value-type="string" calcext:value-type="string">
            <text:p><text:span text:style-name="T94">🟩</text:span><text:span text:style-name="T102"> </text:span>Idomítás;  <text:span text:style-name="T95">🟥 </text:span>Lovaglás, Léglovaglás</text:p>
          </table:table-cell>
          <table:table-cell/>
          <table:table-cell table:style-name="ce2282" office:value-type="string" calcext:value-type="string">
            <text:p>bukán</text:p>
          </table:table-cell>
          <table:table-cell table:style-name="ce2310"/>
          <table:table-cell table:style-name="ce2282" office:value-type="string" calcext:value-type="string">
            <text:p>Hallgatag</text:p>
          </table:table-cell>
          <table:table-cell/>
          <table:table-cell table:style-name="ce230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303" office:value-type="string" calcext:value-type="string">
            <text:p><text:span text:style-name="T94">🟩</text:span><text:span text:style-name="T102"> </text:span>Hadászat</text:p>
          </table:table-cell>
          <table:table-cell/>
          <table:table-cell table:style-name="ce2282" office:value-type="string" calcext:value-type="string">
            <text:p>dw00n</text:p>
          </table:table-cell>
          <table:table-cell/>
          <table:table-cell table:style-name="ce2282" office:value-type="string" calcext:value-type="string">
            <text:p>Hiszékeny</text:p>
          </table:table-cell>
          <table:table-cell/>
          <table:table-cell table:style-name="ce230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28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292" office:value-type="float" office:value="2" calcext:value-type="float">
            <text:p>2</text:p>
          </table:table-cell>
          <table:table-cell office:value-type="string" calcext:value-type="string">
            <text:p><text:span text:style-name="T94">🟩 </text:span>Természetjárás</text:p>
          </table:table-cell>
          <table:table-cell/>
          <table:table-cell table:style-name="ce2280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303" office:value-type="string" calcext:value-type="string">
            <text:p><text:span text:style-name="T94">🟩 </text:span>Befolyásolás, Emberismeret</text:p>
          </table:table-cell>
          <table:table-cell/>
          <table:table-cell table:style-name="ce2282" office:value-type="string" calcext:value-type="string">
            <text:p>dzs4d</text:p>
          </table:table-cell>
          <table:table-cell table:style-name="ce2311"/>
          <table:table-cell table:style-name="ce2282" office:value-type="string" calcext:value-type="string">
            <text:p>Idealista</text:p>
          </table:table-cell>
          <table:table-cell/>
          <table:table-cell table:style-name="ce230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303" office:value-type="string" calcext:value-type="string">
            <text:p><text:span text:style-name="T94">🟩 </text:span><text:span text:style-name="T102">Kvantikum, </text:span>Nyomozás, Szakma: hivatalnok</text:p>
          </table:table-cell>
          <table:table-cell/>
          <table:table-cell table:style-name="ce2282" office:value-type="string" calcext:value-type="string">
            <text:p>elar</text:p>
          </table:table-cell>
          <table:table-cell table:style-name="ce2311"/>
          <table:table-cell table:style-name="ce2282" office:value-type="string" calcext:value-type="string">
            <text:p>Kígyóiszonyos</text:p>
          </table:table-cell>
          <table:table-cell/>
          <table:table-cell table:style-name="ce230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303" office:value-type="string" calcext:value-type="string">
            <text:p><text:span text:style-name="T94">🟩 </text:span><text:span text:style-name="T102">Kvantikum, </text:span>Nyomozás</text:p>
          </table:table-cell>
          <table:table-cell/>
          <table:table-cell table:style-name="ce2282" office:value-type="string" calcext:value-type="string">
            <text:p>elf</text:p>
          </table:table-cell>
          <table:table-cell table:style-name="Default"/>
          <table:table-cell table:style-name="ce2282" office:value-type="string" calcext:value-type="string">
            <text:p>Megfontolt</text:p>
          </table:table-cell>
          <table:table-cell/>
          <table:table-cell table:style-name="ce230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303" office:value-type="string" calcext:value-type="string">
            <text:p><text:span text:style-name="T94">🟩 </text:span>Lexikum, Hadászat</text:p>
          </table:table-cell>
          <table:table-cell/>
          <table:table-cell table:style-name="ce2282" office:value-type="string" calcext:value-type="string">
            <text:p>en0szukei</text:p>
          </table:table-cell>
          <table:table-cell table:style-name="ce2311"/>
          <table:table-cell table:style-name="ce2282" office:value-type="string" calcext:value-type="string">
            <text:p>Megbízhatatlan</text:p>
          </table:table-cell>
          <table:table-cell/>
          <table:table-cell table:style-name="ce2307" office:value-type="string" calcext:value-type="string">
            <text:p><text:span text:style-name="T10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303" office:value-type="string" calcext:value-type="string">
            <text:p><text:span text:style-name="T94">🟩 </text:span>Előadóművészet, Művészetismeret</text:p>
          </table:table-cell>
          <table:table-cell/>
          <table:table-cell table:style-name="ce2282" office:value-type="string" calcext:value-type="string">
            <text:p>erv</text:p>
          </table:table-cell>
          <table:table-cell table:style-name="ce2311"/>
          <table:table-cell table:style-name="ce2282" office:value-type="string" calcext:value-type="string">
            <text:p>Megbízható</text:p>
          </table:table-cell>
          <table:table-cell/>
          <table:table-cell table:style-name="ce2274" office:value-type="string" calcext:value-type="string">
            <text:p><text:span text:style-name="T56">➖➖➖ </text:span><text:span text:style-name="T106">Faj nyelvek </text:span><text:span text:style-name="T107">➖➖➖ </text:span></text:p>
          </table:table-cell>
          <table:table-cell table:number-columns-repeated="4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303" office:value-type="string" calcext:value-type="string">
            <text:p><text:span text:style-name="T94">🟩 </text:span><text:span text:style-name="T102">Művészetismeret;  </text:span><text:span text:style-name="T103">🟥 </text:span><text:span text:style-name="T102">Képzőművészet</text:span></text:p>
          </table:table-cell>
          <table:table-cell/>
          <table:table-cell table:style-name="ce2282" office:value-type="string" calcext:value-type="string">
            <text:p>gohr</text:p>
          </table:table-cell>
          <table:table-cell table:style-name="ce2311"/>
          <table:table-cell table:style-name="ce2282" office:value-type="string" calcext:value-type="string">
            <text:p>Meggondolatlan</text:p>
          </table:table-cell>
          <table:table-cell/>
          <table:table-cell table:style-name="ce230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303" office:value-type="string" calcext:value-type="string">
            <text:p><text:span text:style-name="T94">🟩 </text:span>Befolyásolás, Emberismeret</text:p>
          </table:table-cell>
          <table:table-cell/>
          <table:table-cell table:style-name="ce2282" office:value-type="string" calcext:value-type="string">
            <text:p>gorv1ki</text:p>
          </table:table-cell>
          <table:table-cell table:style-name="ce2311"/>
          <table:table-cell table:style-name="ce2282" office:value-type="string" calcext:value-type="string">
            <text:p>Naív</text:p>
          </table:table-cell>
          <table:table-cell/>
          <table:table-cell table:style-name="ce230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2">
          <table:table-cell table:style-name="ce227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303" office:value-type="string" calcext:value-type="string">
            <text:p><text:span text:style-name="T94">🟩 </text:span>Észlelés, Lexikum, Lopakodás/rejtőzés, Természetjárás, Vajákosság</text:p>
          </table:table-cell>
          <table:table-cell/>
          <table:table-cell table:style-name="ce2282" office:value-type="string" calcext:value-type="string">
            <text:p>il4nori</text:p>
          </table:table-cell>
          <table:table-cell table:style-name="ce2317"/>
          <table:table-cell table:style-name="ce2282" office:value-type="string" calcext:value-type="string">
            <text:p>Nagyképű</text:p>
          </table:table-cell>
          <table:table-cell/>
          <table:table-cell table:style-name="ce230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2">
          <table:table-cell table:style-name="ce227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303" office:value-type="string" calcext:value-type="string">
            <text:p><text:span text:style-name="T94">🟩 </text:span>Észlelés, Lexikum, Lopakodás/rejtőzés, Természetjárás, Vajákosság</text:p>
          </table:table-cell>
          <table:table-cell/>
          <table:table-cell table:style-name="ce2282" office:value-type="string" calcext:value-type="string">
            <text:p>khál</text:p>
          </table:table-cell>
          <table:table-cell table:style-name="ce2317"/>
          <table:table-cell table:style-name="ce2282" office:value-type="string" calcext:value-type="string">
            <text:p>Nárcisztikus</text:p>
          </table:table-cell>
          <table:table-cell/>
          <table:table-cell table:style-name="ce230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2">
          <table:table-cell table:style-name="ce2280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292"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303" office:value-type="string" calcext:value-type="string">
            <text:p><text:span text:style-name="T94">🟩 </text:span>Észlelés, Lexikum, Lopakodás/rejtőzés, Természetjárás, Vajákosság</text:p>
          </table:table-cell>
          <table:table-cell/>
          <table:table-cell table:style-name="ce2282" office:value-type="string" calcext:value-type="string">
            <text:p>kr4ni</text:p>
          </table:table-cell>
          <table:table-cell table:style-name="Default"/>
          <table:table-cell table:style-name="ce2282" office:value-type="string" calcext:value-type="string">
            <text:p>Pókiszonyos</text:p>
          </table:table-cell>
          <table:table-cell/>
          <table:table-cell table:style-name="ce230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2">
          <table:table-cell table:style-name="ce227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303" office:value-type="string" calcext:value-type="string">
            <text:p><text:span text:style-name="T94">🟩 </text:span>Észlelés, Lexikum, Lopakodás/rejtőzés, Természetjárás, Vajákosság</text:p>
          </table:table-cell>
          <table:table-cell/>
          <table:table-cell table:style-name="ce2282" office:value-type="string" calcext:value-type="string">
            <text:p>mawini</text:p>
          </table:table-cell>
          <table:table-cell table:style-name="Default"/>
          <table:table-cell table:style-name="ce2282" office:value-type="string" calcext:value-type="string">
            <text:p>Precíz</text:p>
          </table:table-cell>
          <table:table-cell/>
          <table:table-cell table:style-name="ce230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303" office:value-type="string" calcext:value-type="string">
            <text:p><text:span text:style-name="T94">🟩 </text:span>Előadóművészet, Művészetismeret</text:p>
          </table:table-cell>
          <table:table-cell table:style-name="Default"/>
          <table:table-cell table:style-name="ce2282" office:value-type="string" calcext:value-type="string">
            <text:p>ni4rei</text:p>
          </table:table-cell>
          <table:table-cell table:style-name="Default"/>
          <table:table-cell table:style-name="ce2282" office:value-type="string" calcext:value-type="string">
            <text:p>Szerény</text:p>
          </table:table-cell>
          <table:table-cell/>
          <table:table-cell table:style-name="ce230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279" office:value-type="string" calcext:value-type="string">
            <text:p>➖➖➖ Vezető ➖➖➖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303" office:value-type="string" calcext:value-type="string">
            <text:p><text:span text:style-name="T95">🟥 </text:span>Előadóművészet, Művészetismeret, Etikett</text:p>
          </table:table-cell>
          <table:table-cell table:style-name="Default"/>
          <table:table-cell table:style-name="ce2282" office:value-type="string" calcext:value-type="string">
            <text:p>nomád</text:p>
          </table:table-cell>
          <table:table-cell table:style-name="Default"/>
          <table:table-cell table:style-name="ce2282" office:value-type="string" calcext:value-type="string">
            <text:p>Talpnyaló</text:p>
          </table:table-cell>
          <table:table-cell/>
          <table:table-cell table:style-name="ce2307" office:value-type="string" calcext:value-type="string">
            <text:p><text:span text:style-name="T5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303" office:value-type="string" calcext:value-type="string">
            <text:p><text:span text:style-name="T95">🟥 </text:span>Etikett</text:p>
          </table:table-cell>
          <table:table-cell table:style-name="Default"/>
          <table:table-cell table:style-name="ce2282" office:value-type="string" calcext:value-type="string">
            <text:p>pier</text:p>
          </table:table-cell>
          <table:table-cell table:style-name="Default"/>
          <table:table-cell table:style-name="ce2282" office:value-type="string" calcext:value-type="string">
            <text:p>Tiszteletreméltó</text:p>
          </table:table-cell>
          <table:table-cell/>
          <table:table-cell table:style-name="ce230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303" office:value-type="string" calcext:value-type="string">
            <text:p><text:span text:style-name="T94">🟩 </text:span><text:span text:style-name="T102">Kvantikum, </text:span>Nyomozás, Hajózás</text:p>
          </table:table-cell>
          <table:table-cell table:style-name="Default"/>
          <table:table-cell table:style-name="ce2282" office:value-type="string" calcext:value-type="string">
            <text:p>predoci, edorli</text:p>
          </table:table-cell>
          <table:table-cell table:style-name="Default"/>
          <table:table-cell table:style-name="ce2282" office:value-type="string" calcext:value-type="string">
            <text:p>Teszetosza</text:p>
          </table:table-cell>
          <table:table-cell/>
          <table:table-cell table:style-name="ce230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303" office:value-type="string" calcext:value-type="string">
            <text:p><text:span text:style-name="T94">🟩 </text:span><text:span text:style-name="T102">Nyomozás;   </text:span><text:span text:style-name="T103">🟥 </text:span><text:span text:style-name="T102">Városi jártasság, Etikett</text:span></text:p>
          </table:table-cell>
          <table:table-cell table:style-name="Default"/>
          <table:table-cell table:style-name="ce2282" office:value-type="string" calcext:value-type="string">
            <text:p>py4r</text:p>
          </table:table-cell>
          <table:table-cell table:style-name="Default"/>
          <table:table-cell table:style-name="ce2282" office:value-type="string" calcext:value-type="string">
            <text:p>Tériszonyos</text:p>
          </table:table-cell>
          <table:table-cell/>
          <table:table-cell table:style-name="ce2274" office:value-type="string" calcext:value-type="string">
            <text:p><text:span text:style-name="T56">➖➖➖ Kyr</text:span><text:span text:style-name="T106"> nyelvek </text:span><text:span text:style-name="T107">➖➖➖ </text:span></text:p>
          </table:table-cell>
          <table:table-cell table:number-columns-repeated="4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303" office:value-type="string" calcext:value-type="string">
            <text:p>🟩 Művészetismeret; <text:s/>🟥 Előadóművészet</text:p>
          </table:table-cell>
          <table:table-cell/>
          <table:table-cell table:style-name="ce2282" office:value-type="string" calcext:value-type="string">
            <text:p>ragnaroki</text:p>
          </table:table-cell>
          <table:table-cell table:style-name="Default"/>
          <table:table-cell table:style-name="ce2282" office:value-type="string" calcext:value-type="string">
            <text:p>Tudálékos</text:p>
          </table:table-cell>
          <table:table-cell/>
          <table:table-cell table:style-name="ce230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303" office:value-type="string" calcext:value-type="string">
            <text:p>🟩 Művészetismeret; <text:s/>🟥 Előadóművészet</text:p>
          </table:table-cell>
          <table:table-cell/>
          <table:table-cell table:style-name="ce228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30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280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303" office:value-type="string" calcext:value-type="string">
            <text:p>🟩 Művészetismeret; <text:s/>🟥 Előadóművészet</text:p>
          </table:table-cell>
          <table:table-cell/>
          <table:table-cell table:style-name="ce2282" office:value-type="string" calcext:value-type="string">
            <text:p>syburri</text:p>
          </table:table-cell>
          <table:table-cell table:style-name="Default"/>
          <table:table-cell table:style-name="ce2316" office:value-type="string" calcext:value-type="string">
            <text:p><text:span text:style-name="T56">➖➖➖ </text:span><text:span text:style-name="T104">Küllem, fizikum </text:span><text:span text:style-name="T105">➖➖➖ </text:span></text:p>
          </table:table-cell>
          <table:table-cell/>
          <table:table-cell table:style-name="ce230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303" office:value-type="string" calcext:value-type="string">
            <text:p><text:span text:style-name="T102">🟥 </text:span>Előadóművészet</text:p>
          </table:table-cell>
          <table:table-cell/>
          <table:table-cell table:style-name="ce2282" office:value-type="string" calcext:value-type="string">
            <text:p>tarran</text:p>
          </table:table-cell>
          <table:table-cell table:style-name="Default"/>
          <table:table-cell table:style-name="ce2282" office:value-type="string" calcext:value-type="string">
            <text:p>Alacsony</text:p>
          </table:table-cell>
          <table:table-cell/>
          <table:table-cell table:style-name="ce230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303" office:value-type="string" calcext:value-type="string">
            <text:p><text:span text:style-name="T102">🟥 </text:span>Előadóművészet</text:p>
          </table:table-cell>
          <table:table-cell/>
          <table:table-cell table:style-name="ce2282" office:value-type="string" calcext:value-type="string">
            <text:p>ti4dlani</text:p>
          </table:table-cell>
          <table:table-cell table:style-name="Default"/>
          <table:table-cell table:style-name="ce2282" office:value-type="string" calcext:value-type="string">
            <text:p>Albínó</text:p>
          </table:table-cell>
          <table:table-cell/>
          <table:table-cell table:style-name="ce230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91">➖➖➖ Tudományos ➖➖➖</text:span>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2"/>
          <table:table-cell table:style-name="ce2308" table:formula="of:=COUNTA([.E11:.E47])" office:value-type="float" office:value="37" calcext:value-type="float">
            <text:p>37</text:p>
          </table:table-cell>
          <table:table-cell table:style-name="ce2303"/>
          <table:table-cell/>
          <table:table-cell table:style-name="ce2282" office:value-type="string" calcext:value-type="string">
            <text:p>tongoriai</text:p>
          </table:table-cell>
          <table:table-cell table:style-name="Default"/>
          <table:table-cell table:style-name="ce2282" office:value-type="string" calcext:value-type="string">
            <text:p>Divatos</text:p>
          </table:table-cell>
          <table:table-cell/>
          <table:table-cell table:style-name="ce2274" office:value-type="string" calcext:value-type="string">
            <text:p><text:span text:style-name="T56">➖➖➖ Speciális</text:span><text:span text:style-name="T106"> nyelvek </text:span><text:span text:style-name="T107">➖➖➖ </text:span></text:p>
          </table:table-cell>
          <table:table-cell table:number-columns-repeated="4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5">🟥 </text:span><text:span text:style-name="T9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282" office:value-type="string" calcext:value-type="string">
            <text:p>t0r0ni</text:p>
          </table:table-cell>
          <table:table-cell table:style-name="Default"/>
          <table:table-cell table:style-name="ce2282" office:value-type="string" calcext:value-type="string">
            <text:p>Jóképű</text:p>
          </table:table-cell>
          <table:table-cell/>
          <table:table-cell table:style-name="ce2274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292" office:value-type="float" office:value="2" calcext:value-type="float">
            <text:p>2</text:p>
          </table:table-cell>
          <table:table-cell office:value-type="string" calcext:value-type="string">
            <text:p><text:span text:style-name="T95">🟥 </text:span><text:span text:style-name="T96">Kvantikum;  </text:span><text:span text:style-name="T97">🟩</text:span><text:span text:style-name="T9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282" office:value-type="string" calcext:value-type="string">
            <text:p>törpe</text:p>
          </table:table-cell>
          <table:table-cell table:style-name="Default"/>
          <table:table-cell table:style-name="ce2282" office:value-type="string" calcext:value-type="string">
            <text:p>Kövér</text:p>
          </table:table-cell>
          <table:table-cell/>
          <table:table-cell table:style-name="ce2274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282" office:value-type="string" calcext:value-type="string">
            <text:p>Magas</text:p>
          </table:table-cell>
          <table:table-cell/>
          <table:table-cell table:style-name="ce2274"/>
          <table:table-cell table:style-name="ce2315"/>
          <table:table-cell table:number-columns-repeated="3"/>
        </table:table-row>
        <table:table-row table:style-name="ro23">
          <table:table-cell table:style-name="ce2280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1" office:value-type="string" calcext:value-type="string">
            <text:p><text:span text:style-name="T95">🟥 </text:span>Kvantikum, Csapdaállítás, Szakma: <text:span text:style-name="T30">Fegyverkovács, Páncélkovács</text:span></text:p>
          </table:table-cell>
          <table:table-cell/>
          <table:table-cell table:style-name="Default" table:number-columns-repeated="5"/>
          <table:table-cell table:style-name="ce228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280" office:value-type="string" calcext:value-type="string">
            <text:p><text:span text:style-name="T92"><text:a xlink:href="https://github.com/kaktusztea/km100/blob/master/md/fortelyok.altalanos/osi_kulturkor.md" xlink:type="simple">Ősi kultúrkör</text:a></text:span><text:span text:style-name="T92"> </text:span><text:span text:style-name="T93">🔁</text:span></text:p>
          </table:table-cell>
          <table:table-cell table:style-name="ce2292"/>
          <table:table-cell office:value-type="string" calcext:value-type="string">
            <text:p><text:span text:style-name="T95">🟥 </text:span><text:span text:style-name="T96">Lexikum, </text:span><text:span text:style-name="T97">🟩 </text:span><text:span text:style-name="T98">Értékbecslés</text:span></text:p>
          </table:table-cell>
          <table:table-cell/>
          <table:table-cell table:style-name="Default" table:number-columns-repeated="5"/>
          <table:table-cell table:style-name="ce228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28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292" office:value-type="float" office:value="2" calcext:value-type="float">
            <text:p>2</text:p>
          </table:table-cell>
          <table:table-cell office:value-type="string" calcext:value-type="string">
            <text:p><text:span text:style-name="T95">🟥 </text:span>Lexikum</text:p>
          </table:table-cell>
          <table:table-cell/>
          <table:table-cell table:style-name="Default"/>
          <table:table-cell table:style-name="ce2312"/>
          <table:table-cell table:style-name="Default" table:number-columns-repeated="3"/>
          <table:table-cell table:style-name="ce228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279" office:value-type="string" calcext:value-type="string">
            <text:p>➖➖➖ Befolyástól védő ➖➖➖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28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28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282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577"/>
          <table:table-cell table:style-name="ce2302"/>
          <table:table-cell/>
          <table:table-cell table:style-name="Default" table:number-columns-repeated="5"/>
          <table:table-cell table:style-name="ce2316" office:value-type="string" calcext:value-type="string">
            <text:p><text:span text:style-name="T56">➖➖➖ </text:span><text:span text:style-name="T104">Viszony </text:span><text:span text:style-name="T10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77"/>
          <table:table-cell table:style-name="ce230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77"/>
          <table:table-cell table:style-name="ce2302"/>
          <table:table-cell/>
          <table:table-cell table:style-name="Default" table:number-columns-repeated="4"/>
          <table:table-cell table:style-name="ce231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275" office:value-type="string" calcext:value-type="string">
            <text:p>Harci fortélyok</text:p>
          </table:table-cell>
          <table:table-cell table:style-name="ce577"/>
          <table:table-cell table:style-name="ce2302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285" office:value-type="string" calcext:value-type="string">
            <text:p><text:span text:style-name="T62">➖➖ Kiemelt</text:span><text:span text:style-name="T74"> </text:span><text:span text:style-name="T75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292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294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86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57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57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577" office:value-type="float" office:value="1" calcext:value-type="float">
            <text:p>1</text:p>
          </table:table-cell>
          <table:table-cell table:style-name="ce230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577" office:value-type="float" office:value="1" calcext:value-type="float">
            <text:p>1</text:p>
          </table:table-cell>
          <table:table-cell table:style-name="ce230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2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29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2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29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2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29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ce230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ce229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29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29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8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94">🟩 </text:span>Hadászat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94">🟩 </text:span>Hadászat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94">🟩 </text:span>Hadászat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94">🟩 </text:span>Hadászat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94">🟩 </text:span>Hadászat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94">🟩 </text:span>Hadászat</text:p>
          </table:table-cell>
          <table:table-cell table:number-columns-repeated="13"/>
        </table:table-row>
        <table:table-row table:style-name="ro2">
          <table:table-cell table:style-name="ce2280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275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285" office:value-type="string" calcext:value-type="string">
            <text:p><text:span text:style-name="T62">➖➖ Harci mágia</text:span><text:span text:style-name="T74"> </text:span><text:span text:style-name="T75">➖➖</text:span></text:p>
          </table:table-cell>
          <table:table-cell table:style-name="ce2274"/>
          <table:table-cell table:number-columns-repeated="14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293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85" office:value-type="string" calcext:value-type="string">
            <text:p><text:span text:style-name="T62">➖➖ Misztikus képességek</text:span><text:span text:style-name="T74"> </text:span><text:span text:style-name="T7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85" office:value-type="string" calcext:value-type="string">
            <text:p><text:span text:style-name="T62">➖➖ Lényismeretek</text:span><text:span text:style-name="T74"> </text:span><text:span text:style-name="T75">➖➖</text:span></text:p>
          </table:table-cell>
          <table:table-cell table:number-columns-repeated="15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5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5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5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5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5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5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5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5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5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550"/>
        <table:table-column table:style-name="co100" table:default-cell-style-name="ce550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318" office:value-type="string" calcext:value-type="string">
            <text:p>Karakter pontok (KP) elosztása </text:p>
          </table:table-cell>
          <table:table-cell table:style-name="ce2318"/>
          <table:table-cell table:style-name="ce550" table:number-columns-repeated="16382"/>
        </table:table-row>
        <table:table-row table:style-name="ro25">
          <table:table-cell/>
          <table:table-cell table:style-name="ce2319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550"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2319"/>
          <table:table-cell table:style-name="ce550" table:number-columns-repeated="16382"/>
        </table:table-row>
        <table:table-row table:style-name="ro26">
          <table:table-cell/>
          <table:table-cell table:style-name="ce2319" office:value-type="string" calcext:value-type="string">
            <text:p>→Egy primer képzettség értéke legfeljebb (Tapasztalati Szint) lehet</text:p>
            <text:p><text:span text:style-name="T5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550"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2319"/>
          <table:table-cell table:style-name="ce550" table:number-columns-repeated="16382"/>
        </table:table-row>
        <table:table-row table:style-name="ro27">
          <table:table-cell/>
          <table:table-cell table:style-name="ce231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550" table:number-columns-repeated="16382"/>
        </table:table-row>
        <table:table-row table:style-name="ro2">
          <table:table-cell/>
          <table:table-cell table:style-name="ce2319"/>
          <table:table-cell table:style-name="ce550"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2319"/>
          <table:table-cell table:style-name="ce550" table:number-columns-repeated="16382"/>
        </table:table-row>
        <table:table-row table:style-name="ro26">
          <table:table-cell/>
          <table:table-cell table:style-name="ce2319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550" table:number-columns-repeated="16382"/>
        </table:table-row>
        <table:table-row table:style-name="ro2">
          <table:table-cell/>
          <table:table-cell table:style-name="ce2319"/>
          <table:table-cell table:style-name="ce550" table:number-columns-repeated="16382"/>
        </table:table-row>
        <table:table-row table:style-name="ro25">
          <table:table-cell table:style-name="ce2318" office:value-type="string" calcext:value-type="string">
            <text:p>Mágikus tradíció, Arkánumok (Primer képzettség)</text:p>
            <text:p/>
          </table:table-cell>
          <table:table-cell/>
          <table:table-cell table:style-name="ce550" table:number-columns-repeated="16382"/>
        </table:table-row>
        <table:table-row table:style-name="ro28">
          <table:table-cell/>
          <table:table-cell table:style-name="ce231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550" table:number-columns-repeated="16382"/>
        </table:table-row>
        <table:table-row table:style-name="ro25">
          <table:table-cell table:style-name="ce2319" office:value-type="string" calcext:value-type="string">
            <text:p>Pszí</text:p>
            <text:p/>
          </table:table-cell>
          <table:table-cell/>
          <table:table-cell table:style-name="ce550" table:number-columns-repeated="16382"/>
        </table:table-row>
        <table:table-row table:style-name="ro1">
          <table:table-cell/>
          <table:table-cell table:style-name="ce2319" office:value-type="string" calcext:value-type="string">
            <text:p>→Pszí alkalmazés: Primer képzettség, ez a „pi4rroni” diszciplínák alkalmazásának ismerete</text:p>
          </table:table-cell>
          <table:table-cell table:style-name="ce550" table:number-columns-repeated="16382"/>
        </table:table-row>
        <table:table-row table:style-name="ro2">
          <table:table-cell table:number-columns-repeated="2"/>
          <table:table-cell table:style-name="ce550" table:number-columns-repeated="16382"/>
        </table:table-row>
        <table:table-row table:style-name="ro29">
          <table:table-cell table:number-columns-repeated="2"/>
          <table:table-cell table:style-name="ce550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550" table:number-columns-repeated="16382"/>
        </table:table-row>
        <table:table-row table:style-name="ro28">
          <table:table-cell/>
          <table:table-cell table:style-name="ce2319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550" table:number-columns-repeated="16382"/>
        </table:table-row>
        <table:table-row table:style-name="ro2" table:number-rows-repeated="1048557">
          <table:table-cell table:number-columns-repeated="2"/>
          <table:table-cell table:style-name="ce550" table:number-columns-repeated="16382"/>
        </table:table-row>
        <table:table-row table:style-name="ro2">
          <table:table-cell table:number-columns-repeated="2"/>
          <table:table-cell table:style-name="ce550" table:number-columns-repeated="16382"/>
        </table:table-row>
      </table:table>
      <table:table table:name="changelog" table:style-name="ta5" table:print="false">
        <table:table-column table:style-name="co101" table:default-cell-style-name="ce164"/>
        <table:table-row table:style-name="ro1">
          <table:table-cell table:style-name="ce2320" office:value-type="string" calcext:value-type="string">
            <text:p>V8.9.8</text:p>
          </table:table-cell>
        </table:table-row>
        <table:table-row table:style-name="ro1">
          <table:table-cell table:style-name="ce2321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321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321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321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321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321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321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321"/>
        </table:table-row>
        <table:table-row table:style-name="ro1">
          <table:table-cell table:style-name="ce2320" office:value-type="string" calcext:value-type="string">
            <text:p>V8.9.7</text:p>
          </table:table-cell>
        </table:table-row>
        <table:table-row table:style-name="ro1">
          <table:table-cell table:style-name="ce2321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321" office:value-type="string" calcext:value-type="string">
            <text:p>* Harcos elme leírása változott</text:p>
          </table:table-cell>
        </table:table-row>
        <table:table-row table:style-name="ro1">
          <table:table-cell table:style-name="ce2321" office:value-type="string" calcext:value-type="string">
            <text:p>* Gyors kezdeményezés: 4 KÉ / fok</text:p>
          </table:table-cell>
        </table:table-row>
        <table:table-row table:style-name="ro2">
          <table:table-cell table:style-name="ce2321"/>
        </table:table-row>
        <table:table-row table:style-name="ro1">
          <table:table-cell table:style-name="ce2320" office:value-type="string" calcext:value-type="string">
            <text:p>V8.9.6 – k20 innentől</text:p>
          </table:table-cell>
        </table:table-row>
        <table:table-row table:style-name="ro1">
          <table:table-cell table:style-name="ce2321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321" office:value-type="string" calcext:value-type="string">
            <text:p>* minden fegyver k20-ra konvertálva</text:p>
          </table:table-cell>
        </table:table-row>
        <table:table-row table:style-name="ro1">
          <table:table-cell table:style-name="ce2321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321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321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321"/>
        </table:table-row>
        <table:table-row table:style-name="ro1">
          <table:table-cell table:style-name="ce2320" office:value-type="string" calcext:value-type="string">
            <text:p>V8.9.5 – k100 utolsó</text:p>
          </table:table-cell>
        </table:table-row>
        <table:table-row table:style-name="ro1">
          <table:table-cell table:style-name="ce2321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321" office:value-type="string" calcext:value-type="string">
            <text:p>* Karma Hátterek bővültek</text:p>
          </table:table-cell>
        </table:table-row>
        <table:table-row table:style-name="ro1">
          <table:table-cell table:style-name="ce2321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322" office:value-type="string" calcext:value-type="string">
            <text:p><text:span text:style-name="T56">* Távharc VÉ kalkulátor</text:span> táblázat javítva (Osztó érték kiolvasása)</text:p>
          </table:table-cell>
        </table:table-row>
        <table:table-row table:style-name="ro2">
          <table:table-cell table:style-name="ce2321"/>
        </table:table-row>
        <table:table-row table:style-name="ro1">
          <table:table-cell table:style-name="ce2320" office:value-type="string" calcext:value-type="string">
            <text:p>V8.9.4</text:p>
          </table:table-cell>
        </table:table-row>
        <table:table-row table:style-name="ro1">
          <table:table-cell table:style-name="ce2321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321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321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321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321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321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321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321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321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321"/>
        </table:table-row>
        <table:table-row table:style-name="ro1">
          <table:table-cell table:style-name="ce2320" office:value-type="string" calcext:value-type="string">
            <text:p>V8.9.3</text:p>
          </table:table-cell>
        </table:table-row>
        <table:table-row table:style-name="ro1">
          <table:table-cell table:style-name="ce2321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321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321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320"/>
        </table:table-row>
        <table:table-row table:style-name="ro1">
          <table:table-cell table:style-name="ce2320" office:value-type="string" calcext:value-type="string">
            <text:p>V8.9.2</text:p>
          </table:table-cell>
        </table:table-row>
        <table:table-row table:style-name="ro1">
          <table:table-cell table:style-name="ce2321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321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321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321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321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321"/>
        </table:table-row>
        <table:table-row table:style-name="ro1">
          <table:table-cell table:style-name="ce2320" office:value-type="string" calcext:value-type="string">
            <text:p>V8.9.1</text:p>
          </table:table-cell>
        </table:table-row>
        <table:table-row table:style-name="ro1">
          <table:table-cell table:style-name="ce2321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321"/>
        </table:table-row>
        <table:table-row table:style-name="ro1">
          <table:table-cell table:style-name="ce2320" office:value-type="string" calcext:value-type="string">
            <text:p>V8.9.0</text:p>
          </table:table-cell>
        </table:table-row>
        <table:table-row table:style-name="ro1">
          <table:table-cell table:style-name="ce2321" office:value-type="string" calcext:value-type="string">
            <text:p>* Ostorharc a harcmodor táblázatba</text:p>
          </table:table-cell>
        </table:table-row>
        <table:table-row table:style-name="ro1">
          <table:table-cell table:style-name="ce2321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321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321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321" office:value-type="string" calcext:value-type="string">
            <text:p>* Pajzshasználat 3.fok: +5 VÉ</text:p>
          </table:table-cell>
        </table:table-row>
        <table:table-row table:style-name="ro2">
          <table:table-cell table:style-name="ce2321"/>
        </table:table-row>
        <table:table-row table:style-name="ro1">
          <table:table-cell table:style-name="ce2320" office:value-type="string" calcext:value-type="string">
            <text:p>V8.8.9</text:p>
          </table:table-cell>
        </table:table-row>
        <table:table-row table:style-name="ro1">
          <table:table-cell table:style-name="ce2321" office:value-type="string" calcext:value-type="string">
            <text:p>* Ostorharc harcmodor bekerült</text:p>
          </table:table-cell>
        </table:table-row>
        <table:table-row table:style-name="ro1">
          <table:table-cell table:style-name="ce2321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321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321"/>
        </table:table-row>
        <table:table-row table:style-name="ro1">
          <table:table-cell table:style-name="ce2320" office:value-type="string" calcext:value-type="string">
            <text:p>V8.8.8</text:p>
          </table:table-cell>
        </table:table-row>
        <table:table-row table:style-name="ro1">
          <table:table-cell table:style-name="ce2321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321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321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321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321"/>
        </table:table-row>
        <table:table-row table:style-name="ro1">
          <table:table-cell table:style-name="ce2320" office:value-type="string" calcext:value-type="string">
            <text:p>V8.8.7</text:p>
          </table:table-cell>
        </table:table-row>
        <table:table-row table:style-name="ro1">
          <table:table-cell table:style-name="ce2321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321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321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321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321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321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321"/>
        </table:table-row>
        <table:table-row table:style-name="ro1">
          <table:table-cell table:style-name="ce2320" office:value-type="string" calcext:value-type="string">
            <text:p>V8.8.6</text:p>
          </table:table-cell>
        </table:table-row>
        <table:table-row table:style-name="ro1">
          <table:table-cell table:style-name="ce2321" office:value-type="string" calcext:value-type="string">
            <text:p>* Vezető fortélyok bekerültek</text:p>
          </table:table-cell>
        </table:table-row>
        <table:table-row table:style-name="ro1">
          <table:table-cell table:style-name="ce2321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321" office:value-type="string" calcext:value-type="string">
            <text:p>* kultúrkörök listája frissítve</text:p>
          </table:table-cell>
        </table:table-row>
        <table:table-row table:style-name="ro1">
          <table:table-cell table:style-name="ce2321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321"/>
        </table:table-row>
        <table:table-row table:style-name="ro1">
          <table:table-cell table:style-name="ce2323" office:value-type="string" calcext:value-type="string">
            <text:p>V8.8.5</text:p>
          </table:table-cell>
        </table:table-row>
        <table:table-row table:style-name="ro1">
          <table:table-cell table:style-name="ce2321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321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321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321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321"/>
        </table:table-row>
        <table:table-row table:style-name="ro1">
          <table:table-cell table:style-name="ce2323" office:value-type="string" calcext:value-type="string">
            <text:p>V8.8.4</text:p>
          </table:table-cell>
        </table:table-row>
        <table:table-row table:style-name="ro1">
          <table:table-cell table:style-name="ce2321" office:value-type="string" calcext:value-type="string">
            <text:p>* Új: Alakzatharc képzettség</text:p>
          </table:table-cell>
        </table:table-row>
        <table:table-row table:style-name="ro1">
          <table:table-cell table:style-name="ce2321" office:value-type="string" calcext:value-type="string">
            <text:p>* Új: Alakzat: támadó fortély</text:p>
          </table:table-cell>
        </table:table-row>
        <table:table-row table:style-name="ro1">
          <table:table-cell table:style-name="ce2321" office:value-type="string" calcext:value-type="string">
            <text:p>* Új: Alakzat: védekező fortély</text:p>
          </table:table-cell>
        </table:table-row>
        <table:table-row table:style-name="ro1">
          <table:table-cell table:style-name="ce2321" office:value-type="string" calcext:value-type="string">
            <text:p>* Új: Parancsnok fortély</text:p>
          </table:table-cell>
        </table:table-row>
        <table:table-row table:style-name="ro2">
          <table:table-cell table:style-name="ce2321"/>
        </table:table-row>
        <table:table-row table:style-name="ro1">
          <table:table-cell table:style-name="ce2323" office:value-type="string" calcext:value-type="string">
            <text:p>V8.8.3</text:p>
          </table:table-cell>
        </table:table-row>
        <table:table-row table:style-name="ro1">
          <table:table-cell table:style-name="ce2321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321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321" office:value-type="string" calcext:value-type="string">
            <text:p>* Új: Harckeret növelés fortély</text:p>
          </table:table-cell>
        </table:table-row>
        <table:table-row table:style-name="ro1">
          <table:table-cell table:style-name="ce2321" office:value-type="string" calcext:value-type="string">
            <text:p>* Új: Koordinátor fortély</text:p>
          </table:table-cell>
        </table:table-row>
        <table:table-row table:style-name="ro1">
          <table:table-cell table:style-name="ce2321" office:value-type="string" calcext:value-type="string">
            <text:p>* Új: Daráló fortély</text:p>
          </table:table-cell>
        </table:table-row>
        <table:table-row table:style-name="ro1">
          <table:table-cell table:style-name="ce2321" office:value-type="string" calcext:value-type="string">
            <text:p>* Taktika: Falanx megszűnt</text:p>
          </table:table-cell>
        </table:table-row>
        <table:table-row table:style-name="ro2">
          <table:table-cell table:style-name="ce2321"/>
        </table:table-row>
        <table:table-row table:style-name="ro1">
          <table:table-cell table:style-name="ce2323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321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321"/>
        </table:table-row>
        <table:table-row table:style-name="ro1">
          <table:table-cell table:style-name="ce2323" office:value-type="string" calcext:value-type="string">
            <text:p>V8.8.1</text:p>
          </table:table-cell>
        </table:table-row>
        <table:table-row table:style-name="ro1">
          <table:table-cell table:style-name="ce2321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321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321" office:value-type="string" calcext:value-type="string">
            <text:p>* Új: Elpusztíthatatlan fortély</text:p>
          </table:table-cell>
        </table:table-row>
        <table:table-row table:style-name="ro1">
          <table:table-cell table:style-name="ce2321" office:value-type="string" calcext:value-type="string">
            <text:p>* Új: Gladiátor bestiái fortély</text:p>
          </table:table-cell>
        </table:table-row>
        <table:table-row table:style-name="ro1">
          <table:table-cell table:style-name="ce2321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321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321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321"/>
        </table:table-row>
        <table:table-row table:style-name="ro1">
          <table:table-cell table:style-name="ce2323" office:value-type="string" calcext:value-type="string">
            <text:p>V8.8.0</text:p>
          </table:table-cell>
        </table:table-row>
        <table:table-row table:style-name="ro1">
          <table:table-cell table:style-name="ce2321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32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321" office:value-type="string" calcext:value-type="string">
            <text:p><text:span text:style-name="T56">* Új fortély: Ősi kultkúrkör </text:span><text:span text:style-name="T109">🔁</text:span></text:p>
          </table:table-cell>
        </table:table-row>
        <table:table-row table:style-name="ro1">
          <table:table-cell table:style-name="ce2321" office:value-type="string" calcext:value-type="string">
            <text:p>* Szilánk pontértéknek cella</text:p>
          </table:table-cell>
        </table:table-row>
        <table:table-row table:style-name="ro1">
          <table:table-cell table:style-name="ce2321" office:value-type="string" calcext:value-type="string">
            <text:p>* Felszerelés keret képlet </text:p>
          </table:table-cell>
        </table:table-row>
        <table:table-row table:style-name="ro2">
          <table:table-cell table:style-name="ce2321"/>
        </table:table-row>
        <table:table-row table:style-name="ro1">
          <table:table-cell table:style-name="ce2323" office:value-type="string" calcext:value-type="string">
            <text:p>V8.7.9</text:p>
          </table:table-cell>
        </table:table-row>
        <table:table-row table:style-name="ro1">
          <table:table-cell table:style-name="ce2321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321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321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32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321"/>
        </table:table-row>
        <table:table-row table:style-name="ro1">
          <table:table-cell table:style-name="ce2323" office:value-type="string" calcext:value-type="string">
            <text:p>V8.7.8</text:p>
          </table:table-cell>
        </table:table-row>
        <table:table-row table:style-name="ro1">
          <table:table-cell table:style-name="ce2321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32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321" office:value-type="string" calcext:value-type="string">
            <text:p><text:span text:style-name="T56">* SzF_Hátterek fül visszanevezve: „</text:span>Speciális”</text:p>
          </table:table-cell>
        </table:table-row>
        <table:table-row table:style-name="ro2">
          <table:table-cell table:style-name="ce2321"/>
        </table:table-row>
        <table:table-row table:style-name="ro1">
          <table:table-cell table:style-name="ce2323" office:value-type="string" calcext:value-type="string">
            <text:p>V8.7.7</text:p>
          </table:table-cell>
        </table:table-row>
        <table:table-row table:style-name="ro1">
          <table:table-cell table:style-name="ce2321" office:value-type="string" calcext:value-type="string">
            <text:p>* Új Szabad Fortély: Kihallgatás</text:p>
          </table:table-cell>
        </table:table-row>
        <table:table-row table:style-name="ro1">
          <table:table-cell table:style-name="ce232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321"/>
        </table:table-row>
        <table:table-row table:style-name="ro1">
          <table:table-cell table:style-name="ce2323" office:value-type="string" calcext:value-type="string">
            <text:p>V8.7.6</text:p>
          </table:table-cell>
        </table:table-row>
        <table:table-row table:style-name="ro1">
          <table:table-cell table:style-name="ce232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321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321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321" office:value-type="string" calcext:value-type="string">
            <text:p>* Kínzás képzettség megszünt</text:p>
          </table:table-cell>
        </table:table-row>
        <table:table-row table:style-name="ro2">
          <table:table-cell table:style-name="ce2321"/>
        </table:table-row>
        <table:table-row table:style-name="ro1">
          <table:table-cell table:style-name="ce2323" office:value-type="string" calcext:value-type="string">
            <text:p>V8.7.5</text:p>
          </table:table-cell>
        </table:table-row>
        <table:table-row table:style-name="ro1">
          <table:table-cell table:style-name="ce2321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321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32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323"/>
        </table:table-row>
        <table:table-row table:style-name="ro1">
          <table:table-cell table:style-name="ce2323" office:value-type="string" calcext:value-type="string">
            <text:p>V8.7.4</text:p>
          </table:table-cell>
        </table:table-row>
        <table:table-row table:style-name="ro1">
          <table:table-cell table:style-name="ce2321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321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321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32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324" office:value-type="string" calcext:value-type="string">
            <text:p>* <text:span text:style-name="T110">Számtan</text:span> képzettség új neve: Kvantikum</text:p>
          </table:table-cell>
        </table:table-row>
        <table:table-row table:style-name="ro2">
          <table:table-cell table:style-name="ce2321"/>
        </table:table-row>
        <table:table-row table:style-name="ro1">
          <table:table-cell table:style-name="ce2323" office:value-type="string" calcext:value-type="string">
            <text:p>V8.7.3</text:p>
          </table:table-cell>
        </table:table-row>
        <table:table-row table:style-name="ro1">
          <table:table-cell table:style-name="ce2321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321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321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321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321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32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321"/>
        </table:table-row>
        <table:table-row table:style-name="ro1">
          <table:table-cell table:style-name="ce2323" office:value-type="string" calcext:value-type="string">
            <text:p>V8.7.2</text:p>
          </table:table-cell>
        </table:table-row>
        <table:table-row table:style-name="ro1">
          <table:table-cell table:style-name="ce2321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321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32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321"/>
        </table:table-row>
        <table:table-row table:style-name="ro1">
          <table:table-cell table:style-name="ce2323" office:value-type="string" calcext:value-type="string">
            <text:p>V8.7.1</text:p>
          </table:table-cell>
        </table:table-row>
        <table:table-row table:style-name="ro1">
          <table:table-cell table:style-name="ce2321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32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321"/>
        </table:table-row>
        <table:table-row table:style-name="ro1">
          <table:table-cell table:style-name="ce2323" office:value-type="string" calcext:value-type="string">
            <text:p>V8.7.0</text:p>
          </table:table-cell>
        </table:table-row>
        <table:table-row table:style-name="ro1">
          <table:table-cell table:style-name="ce2321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321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321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321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32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321"/>
        </table:table-row>
        <table:table-row table:style-name="ro1">
          <table:table-cell table:style-name="ce2323" office:value-type="string" calcext:value-type="string">
            <text:p>V8.6.9</text:p>
          </table:table-cell>
        </table:table-row>
        <table:table-row table:style-name="ro1">
          <table:table-cell table:style-name="ce2321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32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32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32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321"/>
        </table:table-row>
        <table:table-row table:style-name="ro1">
          <table:table-cell table:style-name="ce2323" office:value-type="string" calcext:value-type="string">
            <text:p>V8.6.8</text:p>
          </table:table-cell>
        </table:table-row>
        <table:table-row table:style-name="ro1">
          <table:table-cell table:style-name="ce2321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321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32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321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321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32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321"/>
        </table:table-row>
        <table:table-row table:style-name="ro1">
          <table:table-cell table:style-name="ce2323" office:value-type="string" calcext:value-type="string">
            <text:p>V8.6.7</text:p>
          </table:table-cell>
        </table:table-row>
        <table:table-row table:style-name="ro1">
          <table:table-cell table:style-name="ce2321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321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321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321" office:value-type="string" calcext:value-type="string">
            <text:p>* Tradíció lista frissítve</text:p>
          </table:table-cell>
        </table:table-row>
        <table:table-row table:style-name="ro1">
          <table:table-cell table:style-name="ce232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321"/>
        </table:table-row>
        <table:table-row table:style-name="ro1">
          <table:table-cell table:style-name="ce2323" office:value-type="string" calcext:value-type="string">
            <text:p>V8.6.6</text:p>
          </table:table-cell>
        </table:table-row>
        <table:table-row table:style-name="ro1">
          <table:table-cell table:style-name="ce232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321"/>
        </table:table-row>
        <table:table-row table:style-name="ro1">
          <table:table-cell table:style-name="ce2323" office:value-type="string" calcext:value-type="string">
            <text:p>V8.6.5</text:p>
          </table:table-cell>
        </table:table-row>
        <table:table-row table:style-name="ro1">
          <table:table-cell table:style-name="ce2321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32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321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32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321"/>
        </table:table-row>
        <table:table-row table:style-name="ro1">
          <table:table-cell table:style-name="ce2323" office:value-type="string" calcext:value-type="string">
            <text:p>V8.6.4</text:p>
          </table:table-cell>
        </table:table-row>
        <table:table-row table:style-name="ro1">
          <table:table-cell table:style-name="ce2321" office:value-type="string" calcext:value-type="string">
            <text:p>* KP Alap megszűnt</text:p>
          </table:table-cell>
        </table:table-row>
        <table:table-row table:style-name="ro1">
          <table:table-cell table:style-name="ce2321" office:value-type="string" calcext:value-type="string">
            <text:p>* KP / Szint: 50 + Intelligencia</text:p>
          </table:table-cell>
        </table:table-row>
        <table:table-row table:style-name="ro1">
          <table:table-cell table:style-name="ce2321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321" office:value-type="string" calcext:value-type="string">
            <text:p>* Új Leíró Hátterek</text:p>
          </table:table-cell>
        </table:table-row>
        <table:table-row table:style-name="ro1">
          <table:table-cell table:style-name="ce232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321"/>
        </table:table-row>
        <table:table-row table:style-name="ro1">
          <table:table-cell table:style-name="ce2323" office:value-type="string" calcext:value-type="string">
            <text:p>V8.6.3</text:p>
          </table:table-cell>
        </table:table-row>
        <table:table-row table:style-name="ro1">
          <table:table-cell table:style-name="ce2321" office:value-type="string" calcext:value-type="string">
            <text:p>* Helyismeret db számláló</text:p>
          </table:table-cell>
        </table:table-row>
        <table:table-row table:style-name="ro1">
          <table:table-cell table:style-name="ce2321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321" office:value-type="string" calcext:value-type="string">
            <text:p>* Hadvezetés átnevezve: Hadászat</text:p>
          </table:table-cell>
        </table:table-row>
        <table:table-row table:style-name="ro1">
          <table:table-cell table:style-name="ce2321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321" office:value-type="string" calcext:value-type="string">
            <text:p>* Leíró Hátterek bekerültek</text:p>
          </table:table-cell>
        </table:table-row>
        <table:table-row table:style-name="ro1">
          <table:table-cell table:style-name="ce2321" office:value-type="string" calcext:value-type="string">
            <text:p>* Vadember fortély bekerült</text:p>
          </table:table-cell>
        </table:table-row>
        <table:table-row table:style-name="ro2">
          <table:table-cell table:style-name="ce2321"/>
        </table:table-row>
        <table:table-row table:style-name="ro1">
          <table:table-cell table:style-name="ce2323" office:value-type="string" calcext:value-type="string">
            <text:p>V8.6.2</text:p>
          </table:table-cell>
        </table:table-row>
        <table:table-row table:style-name="ro1">
          <table:table-cell table:style-name="ce2321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321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32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321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321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32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321"/>
        </table:table-row>
        <table:table-row table:style-name="ro1">
          <table:table-cell table:style-name="ce2323" office:value-type="string" calcext:value-type="string">
            <text:p>V8.6.1</text:p>
          </table:table-cell>
        </table:table-row>
        <table:table-row table:style-name="ro1">
          <table:table-cell table:style-name="ce2321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321" office:value-type="string" calcext:value-type="string">
            <text:p>* képzettséglista szinkronizálás</text:p>
          </table:table-cell>
        </table:table-row>
        <table:table-row table:style-name="ro1">
          <table:table-cell table:style-name="ce2321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321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321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321" office:value-type="string" calcext:value-type="string">
            <text:p>* rengeteg apró javítás</text:p>
          </table:table-cell>
        </table:table-row>
        <table:table-row table:style-name="ro2">
          <table:table-cell table:style-name="ce2321"/>
        </table:table-row>
        <table:table-row table:style-name="ro1">
          <table:table-cell table:style-name="ce2323" office:value-type="string" calcext:value-type="string">
            <text:p>V8.6.0</text:p>
          </table:table-cell>
        </table:table-row>
        <table:table-row table:style-name="ro1">
          <table:table-cell table:style-name="ce232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321" office:value-type="string" calcext:value-type="string">
            <text:p>* Data fül teljes átrendezése</text:p>
          </table:table-cell>
        </table:table-row>
        <table:table-row table:style-name="ro2">
          <table:table-cell table:style-name="ce2321"/>
        </table:table-row>
        <table:table-row table:style-name="ro1">
          <table:table-cell table:style-name="ce2323" office:value-type="string" calcext:value-type="string">
            <text:p>V8.5.1</text:p>
          </table:table-cell>
        </table:table-row>
        <table:table-row table:style-name="ro1">
          <table:table-cell table:style-name="ce2321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321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321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32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321"/>
        </table:table-row>
        <table:table-row table:style-name="ro1">
          <table:table-cell table:style-name="ce2323" office:value-type="string" calcext:value-type="string">
            <text:p>V8.5.0 – 1K</text:p>
          </table:table-cell>
        </table:table-row>
        <table:table-row table:style-name="ro1">
          <table:table-cell table:style-name="ce2321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321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321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321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321" office:value-type="string" calcext:value-type="string">
            <text:p>* SFÉ számítása automatikus</text:p>
          </table:table-cell>
        </table:table-row>
        <table:table-row table:style-name="ro1">
          <table:table-cell table:style-name="ce2321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321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321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321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321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32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321"/>
        </table:table-row>
        <table:table-row table:style-name="ro1">
          <table:table-cell table:style-name="ce2323" office:value-type="string" calcext:value-type="string">
            <text:p>V8.3.2</text:p>
          </table:table-cell>
        </table:table-row>
        <table:table-row table:style-name="ro1">
          <table:table-cell table:style-name="ce2321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321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32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321"/>
        </table:table-row>
        <table:table-row table:style-name="ro1">
          <table:table-cell table:style-name="ce2323" office:value-type="string" calcext:value-type="string">
            <text:p>V8.3.1</text:p>
          </table:table-cell>
        </table:table-row>
        <table:table-row table:style-name="ro1">
          <table:table-cell table:style-name="ce232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32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32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32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321" office:value-type="string" calcext:value-type="string">
            <text:p>* Hamisítás képzettség bekötve</text:p>
          </table:table-cell>
        </table:table-row>
        <table:table-row table:style-name="ro30">
          <table:table-cell table:style-name="ce2321" office:value-type="string" calcext:value-type="string">
            <text:p>* Szakma lista</text:p>
          </table:table-cell>
        </table:table-row>
        <table:table-row table:style-name="ro30">
          <table:table-cell table:style-name="ce232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321"/>
        </table:table-row>
        <table:table-row table:style-name="ro30">
          <table:table-cell table:style-name="ce2323" office:value-type="string" calcext:value-type="string">
            <text:p>V8.3.0</text:p>
          </table:table-cell>
        </table:table-row>
        <table:table-row table:style-name="ro49">
          <table:table-cell table:style-name="ce2321" office:value-type="string" calcext:value-type="string">
            <text:p>* Történelemismeret: Átfogó</text:p>
          </table:table-cell>
        </table:table-row>
        <table:table-row table:style-name="ro49">
          <table:table-cell table:style-name="ce2321" office:value-type="string" calcext:value-type="string">
            <text:p>* Műveltség: Átlagos (új)</text:p>
          </table:table-cell>
        </table:table-row>
        <table:table-row table:style-name="ro49">
          <table:table-cell table:style-name="ce2321" office:value-type="string" calcext:value-type="string">
            <text:p>* Irodalom-ismeret megszűnt</text:p>
          </table:table-cell>
        </table:table-row>
        <table:table-row table:style-name="ro49">
          <table:table-cell table:style-name="ce2321" office:value-type="string" calcext:value-type="string">
            <text:p>* SP táblázat bekerült a Harcértékek fülre</text:p>
          </table:table-cell>
        </table:table-row>
        <table:table-row table:style-name="ro49">
          <table:table-cell table:style-name="ce2321" office:value-type="string" calcext:value-type="string">
            <text:p>* Könnyű képzettségek megszűntek</text:p>
          </table:table-cell>
        </table:table-row>
        <table:table-row table:style-name="ro49">
          <table:table-cell table:style-name="ce2321" office:value-type="string" calcext:value-type="string">
            <text:p>* Nyelvismeret (ingyenes) táblázat bekerült - választhatóak legördülő menüből</text:p>
          </table:table-cell>
        </table:table-row>
        <table:table-row table:style-name="ro49">
          <table:table-cell table:style-name="ce2321" office:value-type="string" calcext:value-type="string">
            <text:p>* Nyelvek választhatóak legördülő menüből</text:p>
          </table:table-cell>
        </table:table-row>
        <table:table-row table:style-name="ro49">
          <table:table-cell table:style-name="ce2321" office:value-type="string" calcext:value-type="string">
            <text:p>* Fortélylista fülre nyelvek, hátterek listája</text:p>
          </table:table-cell>
        </table:table-row>
        <table:table-row table:style-name="ro49">
          <table:table-cell table:style-name="ce232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32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49">
          <table:table-cell table:style-name="ce232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32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32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32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32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321"/>
        </table:table-row>
        <table:table-row table:style-name="ro2">
          <table:table-cell table:style-name="ce2323" office:value-type="string" calcext:value-type="string">
            <text:p>V8.2.6</text:p>
          </table:table-cell>
        </table:table-row>
        <table:table-row table:style-name="ro2">
          <table:table-cell table:style-name="ce232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321" office:value-type="string" calcext:value-type="string">
            <text:p>* Helyismeret Bónusz háttér lett</text:p>
          </table:table-cell>
        </table:table-row>
        <table:table-row table:style-name="ro2">
          <table:table-cell table:style-name="ce232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32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32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32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32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32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32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321"/>
        </table:table-row>
        <table:table-row table:style-name="ro49">
          <table:table-cell table:style-name="ce2323" office:value-type="string" calcext:value-type="string">
            <text:p>V8.2.4</text:p>
          </table:table-cell>
        </table:table-row>
        <table:table-row table:style-name="ro49">
          <table:table-cell table:style-name="ce2321" office:value-type="string" calcext:value-type="string">
            <text:p>* Fülek átnevezése, színezése</text:p>
          </table:table-cell>
        </table:table-row>
        <table:table-row table:style-name="ro49">
          <table:table-cell table:style-name="ce232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321"/>
        </table:table-row>
        <table:table-row table:style-name="ro49">
          <table:table-cell table:style-name="ce2323" office:value-type="string" calcext:value-type="string">
            <text:p>V8.2.3</text:p>
          </table:table-cell>
        </table:table-row>
        <table:table-row table:style-name="ro49">
          <table:table-cell table:style-name="ce2321" office:value-type="string" calcext:value-type="string">
            <text:p>* Szekunder fortélyok legördülő listából választhatóak</text:p>
          </table:table-cell>
        </table:table-row>
        <table:table-row table:style-name="ro49">
          <table:table-cell table:style-name="ce2321" office:value-type="string" calcext:value-type="string">
            <text:p>* Új fül: Fortélyok</text:p>
          </table:table-cell>
        </table:table-row>
        <table:table-row table:style-name="ro2">
          <table:table-cell table:style-name="ce2323"/>
        </table:table-row>
        <table:table-row table:style-name="ro49">
          <table:table-cell table:style-name="ce2323" office:value-type="string" calcext:value-type="string">
            <text:p>V8.2.2</text:p>
          </table:table-cell>
        </table:table-row>
        <table:table-row table:style-name="ro49">
          <table:table-cell table:style-name="ce2321" office:value-type="string" calcext:value-type="string">
            <text:p>* Új betűtípus: Avenir</text:p>
          </table:table-cell>
        </table:table-row>
        <table:table-row table:style-name="ro2">
          <table:table-cell table:style-name="ce232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32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32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321"/>
        </table:table-row>
        <table:table-row table:style-name="ro2">
          <table:table-cell table:style-name="ce2323" office:value-type="string" calcext:value-type="string">
            <text:p>V8.2.0</text:p>
          </table:table-cell>
        </table:table-row>
        <table:table-row table:style-name="ro2">
          <table:table-cell table:style-name="ce2321" office:value-type="string" calcext:value-type="string">
            <text:p>* Vértviselet bekerült a fix fortélyok közé</text:p>
          </table:table-cell>
        </table:table-row>
        <table:table-row table:style-name="ro49">
          <table:table-cell table:style-name="ce2321" office:value-type="string" calcext:value-type="string">
            <text:p>* Erőbónusz ismét beszámolva a fegyverek értékeibe</text:p>
          </table:table-cell>
        </table:table-row>
        <table:table-row table:style-name="ro49">
          <table:table-cell table:style-name="ce2321" office:value-type="string" calcext:value-type="string">
            <text:p>* ÉP táblázat: automatikus kiszürkítés ÉP számától függően</text:p>
          </table:table-cell>
        </table:table-row>
        <table:table-row table:style-name="ro49">
          <table:table-cell table:style-name="ce2321" office:value-type="string" calcext:value-type="string">
            <text:p>* Kétkezes harc táblázat</text:p>
          </table:table-cell>
        </table:table-row>
        <table:table-row table:style-name="ro49">
          <table:table-cell table:style-name="ce2321" office:value-type="string" calcext:value-type="string">
            <text:p>* Páncélok, vértek táblázat</text:p>
          </table:table-cell>
        </table:table-row>
        <table:table-row table:style-name="ro2">
          <table:table-cell table:style-name="ce2321"/>
        </table:table-row>
        <table:table-row table:style-name="ro49">
          <table:table-cell table:style-name="ce2323" office:value-type="string" calcext:value-type="string">
            <text:p>V8.1.1</text:p>
          </table:table-cell>
        </table:table-row>
        <table:table-row table:style-name="ro49">
          <table:table-cell table:style-name="ce2321" office:value-type="string" calcext:value-type="string">
            <text:p>* Max szint: 21</text:p>
          </table:table-cell>
        </table:table-row>
        <table:table-row table:style-name="ro49">
          <table:table-cell table:style-name="ce2321" office:value-type="string" calcext:value-type="string">
            <text:p>* KP Alap: 150</text:p>
          </table:table-cell>
        </table:table-row>
        <table:table-row table:style-name="ro49">
          <table:table-cell table:style-name="ce2321" office:value-type="string" calcext:value-type="string">
            <text:p>* KP/Szint: 100 + (2x Intelligencia)</text:p>
          </table:table-cell>
        </table:table-row>
        <table:table-row table:style-name="ro49">
          <table:table-cell table:style-name="ce232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321"/>
        </table:table-row>
        <table:table-row table:style-name="ro2">
          <table:table-cell table:style-name="ce2323" office:value-type="string" calcext:value-type="string">
            <text:p>V8.1.0</text:p>
          </table:table-cell>
        </table:table-row>
        <table:table-row table:style-name="ro2">
          <table:table-cell table:style-name="ce232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32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32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321" office:value-type="string" calcext:value-type="string">
            <text:p>* Hátterek átkerült a „Tartalék” lapra</text:p>
          </table:table-cell>
        </table:table-row>
        <table:table-row table:style-name="ro49">
          <table:table-cell table:style-name="ce2321" office:value-type="string" calcext:value-type="string">
            <text:p>* Fegyverek táblázatban a fegyver kommenteket is beszúrja</text:p>
          </table:table-cell>
        </table:table-row>
        <table:table-row table:style-name="ro49">
          <table:table-cell table:style-name="ce2321" office:value-type="string" calcext:value-type="string">
            <text:p>* Távolsági fegyvereknél: hatótáv; + fegyver komment</text:p>
          </table:table-cell>
        </table:table-row>
        <table:table-row table:style-name="ro49">
          <table:table-cell table:style-name="ce2321" office:value-type="string" calcext:value-type="string">
            <text:p>* Elsődleges nyelv és másodlagos nyelv (Pyarroni és második helyett).</text:p>
          </table:table-cell>
        </table:table-row>
        <table:table-row table:style-name="ro49">
          <table:table-cell table:style-name="ce2321" office:value-type="string" calcext:value-type="string">
            <text:p>* Az 1.nyelvre: +6 bónusz; 2.nyelvre: +3 bónusz.</text:p>
          </table:table-cell>
        </table:table-row>
        <table:table-row table:style-name="ro49">
          <table:table-cell table:style-name="ce232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9">
          <table:table-cell table:style-name="ce2321" office:value-type="string" calcext:value-type="string">
            <text:p>* Plusz egy sor az Életerő táblázatba</text:p>
          </table:table-cell>
        </table:table-row>
        <table:table-row table:style-name="ro49">
          <table:table-cell table:style-name="ce232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321"/>
        </table:table-row>
        <table:table-row table:style-name="ro2">
          <table:table-cell table:style-name="ce2323" office:value-type="string" calcext:value-type="string">
            <text:p>V8.0.5</text:p>
          </table:table-cell>
        </table:table-row>
        <table:table-row table:style-name="ro2">
          <table:table-cell table:style-name="ce232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321" office:value-type="string" calcext:value-type="string">
            <text:p>* KP maradt warning formázás</text:p>
          </table:table-cell>
        </table:table-row>
        <table:table-row table:style-name="ro2">
          <table:table-cell table:style-name="ce232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32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32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32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32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321"/>
        </table:table-row>
        <table:table-row table:style-name="ro2">
          <table:table-cell table:style-name="ce2323" office:value-type="string" calcext:value-type="string">
            <text:p>V8.0.1</text:p>
          </table:table-cell>
        </table:table-row>
        <table:table-row table:style-name="ro2">
          <table:table-cell table:style-name="ce232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32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321"/>
        </table:table-row>
        <table:table-row table:style-name="ro2">
          <table:table-cell table:style-name="ce2323" office:value-type="string" calcext:value-type="string">
            <text:p>V8.0.0</text:p>
          </table:table-cell>
        </table:table-row>
        <table:table-row table:style-name="ro2">
          <table:table-cell table:style-name="ce232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32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32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321" office:value-type="string" calcext:value-type="string">
            <text:p>* Szekunder képzettségek maximuma: (szint x <text:span text:style-name="T101">6</text:span>)</text:p>
          </table:table-cell>
        </table:table-row>
        <table:table-row table:style-name="ro2">
          <table:table-cell table:style-name="ce232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321"/>
        </table:table-row>
        <table:table-row table:style-name="ro2">
          <table:table-cell table:style-name="ce2323" office:value-type="string" calcext:value-type="string">
            <text:p>V7.9.3</text:p>
          </table:table-cell>
        </table:table-row>
        <table:table-row table:style-name="ro2">
          <table:table-cell table:style-name="ce2321" office:value-type="string" calcext:value-type="string">
            <text:p>* Új érték: Aura (3.fül)</text:p>
          </table:table-cell>
        </table:table-row>
        <table:table-row table:style-name="ro2">
          <table:table-cell table:style-name="ce232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32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32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321"/>
        </table:table-row>
        <table:table-row table:style-name="ro2">
          <table:table-cell table:style-name="ce2323" office:value-type="string" calcext:value-type="string">
            <text:p>V7.9.2</text:p>
          </table:table-cell>
        </table:table-row>
        <table:table-row table:style-name="ro49">
          <table:table-cell table:style-name="ce232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321"/>
        </table:table-row>
        <table:table-row table:style-name="ro49">
          <table:table-cell table:style-name="ce2323" office:value-type="string" calcext:value-type="string">
            <text:p>V7.9.1</text:p>
          </table:table-cell>
        </table:table-row>
        <table:table-row table:style-name="ro49">
          <table:table-cell table:style-name="ce2321" office:value-type="string" calcext:value-type="string">
            <text:p>* Új Primer képzettségek: Akrobatika, Lopakodás/rejtőzés, Aurafejlesztés</text:p>
          </table:table-cell>
        </table:table-row>
        <table:table-row table:style-name="ro49">
          <table:table-cell table:style-name="ce232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321"/>
        </table:table-row>
        <table:table-row table:style-name="ro2">
          <table:table-cell table:style-name="ce2323" office:value-type="string" calcext:value-type="string">
            <text:p>V7.9</text:p>
          </table:table-cell>
        </table:table-row>
        <table:table-row table:style-name="ro2">
          <table:table-cell table:style-name="ce2325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325" office:value-type="string" calcext:value-type="string">
            <text:p>* Háttér táblázatok összevonva</text:p>
          </table:table-cell>
        </table:table-row>
        <table:table-row table:style-name="ro2">
          <table:table-cell table:style-name="ce2326"/>
        </table:table-row>
        <table:table-row table:style-name="ro2">
          <table:table-cell table:style-name="ce2326" office:value-type="string" calcext:value-type="string">
            <text:p>V7.8</text:p>
          </table:table-cell>
        </table:table-row>
        <table:table-row table:style-name="ro2">
          <table:table-cell table:style-name="ce2325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325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325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325"/>
        </table:table-row>
        <table:table-row table:style-name="ro2">
          <table:table-cell table:style-name="ce2326" office:value-type="string" calcext:value-type="string">
            <text:p>V7.7.1</text:p>
          </table:table-cell>
        </table:table-row>
        <table:table-row table:style-name="ro2">
          <table:table-cell table:style-name="ce2327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326"/>
        </table:table-row>
        <table:table-row table:style-name="ro2">
          <table:table-cell table:style-name="ce2326" office:value-type="string" calcext:value-type="string">
            <text:p>V7.7</text:p>
          </table:table-cell>
        </table:table-row>
        <table:table-row table:style-name="ro2">
          <table:table-cell table:style-name="ce2325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325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325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325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325"/>
        </table:table-row>
        <table:table-row table:style-name="ro2">
          <table:table-cell table:style-name="ce2326" office:value-type="string" calcext:value-type="string">
            <text:p>V7.6.1</text:p>
          </table:table-cell>
        </table:table-row>
        <table:table-row table:style-name="ro2">
          <table:table-cell table:style-name="ce2328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326"/>
        </table:table-row>
        <table:table-row table:style-name="ro2">
          <table:table-cell table:style-name="ce2326" office:value-type="string" calcext:value-type="string">
            <text:p>V7.6</text:p>
          </table:table-cell>
        </table:table-row>
        <table:table-row table:style-name="ro2">
          <table:table-cell table:style-name="ce2325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329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329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326"/>
        </table:table-row>
        <table:table-row table:style-name="ro2">
          <table:table-cell table:style-name="ce2326" office:value-type="string" calcext:value-type="string">
            <text:p>V7.5</text:p>
          </table:table-cell>
        </table:table-row>
        <table:table-row table:style-name="ro2">
          <table:table-cell table:style-name="ce2329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329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326"/>
        </table:table-row>
        <table:table-row table:style-name="ro2">
          <table:table-cell table:style-name="ce2326" office:value-type="string" calcext:value-type="string">
            <text:p>V7.4</text:p>
          </table:table-cell>
        </table:table-row>
        <table:table-row table:style-name="ro2">
          <table:table-cell table:style-name="ce2329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329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330"/>
        </table:table-row>
        <table:table-row table:style-name="ro2">
          <table:table-cell table:style-name="ce2326" office:value-type="string" calcext:value-type="string">
            <text:p>V7.3</text:p>
          </table:table-cell>
        </table:table-row>
        <table:table-row table:style-name="ro2">
          <table:table-cell table:style-name="ce2325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325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326"/>
        </table:table-row>
        <table:table-row table:style-name="ro2">
          <table:table-cell table:style-name="ce2326" office:value-type="string" calcext:value-type="string">
            <text:p>V7.2</text:p>
          </table:table-cell>
        </table:table-row>
        <table:table-row table:style-name="ro2">
          <table:table-cell table:style-name="ce2325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325"/>
        </table:table-row>
        <table:table-row table:style-name="ro2">
          <table:table-cell table:style-name="ce2326" office:value-type="string" calcext:value-type="string">
            <text:p>V7.1</text:p>
          </table:table-cell>
        </table:table-row>
        <table:table-row table:style-name="ro2">
          <table:table-cell table:style-name="ce2325" office:value-type="string" calcext:value-type="string">
            <text:p>* Buzogány harcértékek</text:p>
          </table:table-cell>
        </table:table-row>
        <table:table-row table:style-name="ro2">
          <table:table-cell table:style-name="ce2326"/>
        </table:table-row>
        <table:table-row table:style-name="ro2">
          <table:table-cell table:style-name="ce2326" office:value-type="string" calcext:value-type="string">
            <text:p>V7.0</text:p>
          </table:table-cell>
        </table:table-row>
        <table:table-row table:style-name="ro1">
          <table:table-cell table:style-name="ce2325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325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325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325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326"/>
        </table:table-row>
        <table:table-row table:style-name="ro2">
          <table:table-cell table:style-name="ce2326" office:value-type="string" calcext:value-type="string">
            <text:p>V6.9</text:p>
          </table:table-cell>
        </table:table-row>
        <table:table-row table:style-name="ro1">
          <table:table-cell table:style-name="ce2325" office:value-type="string" calcext:value-type="string">
            <text:p>* <text:span text:style-name="T17">[Változás]:</text:span><text:span text:style-name="T48"> Kiegészítő KP / Szint: (</text:span><text:span text:style-name="T111">20</text:span><text:span text:style-name="T48">+Emlékezet)</text:span></text:p>
          </table:table-cell>
        </table:table-row>
        <table:table-row table:style-name="ro1">
          <table:table-cell table:style-name="ce2325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325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325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325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325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325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326"/>
        </table:table-row>
        <table:table-row table:style-name="ro2">
          <table:table-cell table:style-name="ce2326" office:value-type="string" calcext:value-type="string">
            <text:p>V6.8</text:p>
          </table:table-cell>
        </table:table-row>
        <table:table-row table:style-name="ro1">
          <table:table-cell table:style-name="ce2325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325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325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325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325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325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325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325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325" office:value-type="string" calcext:value-type="string">
            <text:p>* <text:span text:style-name="T17">[Új]</text:span>: Erőbónusz beszámít: (Erő/2) <text:span text:style-name="T112">→ </text:span><text:span text:style-name="T113">lefelé</text:span><text:span text:style-name="T112"> kerekítve</text:span></text:p>
          </table:table-cell>
        </table:table-row>
        <table:table-row table:style-name="ro1">
          <table:table-cell table:style-name="ce2325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325" office:value-type="string" calcext:value-type="string">
            <text:p>                   <text:span text:style-name="T112">→</text:span> A harci és misztikus képzettségek szintje legfeljebb (szint+3) lehet</text:p>
          </table:table-cell>
        </table:table-row>
        <table:table-row table:style-name="ro1">
          <table:table-cell table:style-name="ce2325" office:value-type="string" calcext:value-type="string">
            <text:p>                   <text:span text:style-name="T112">→</text:span> A többi képzettség értéke pedig legfeljebb (szint+8) lehet</text:p>
          </table:table-cell>
        </table:table-row>
        <table:table-row table:style-name="ro1">
          <table:table-cell table:style-name="ce2325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325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325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325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326"/>
        </table:table-row>
        <table:table-row table:style-name="ro2">
          <table:table-cell table:style-name="ce2326" office:value-type="string" calcext:value-type="string">
            <text:p>V6.7</text:p>
          </table:table-cell>
        </table:table-row>
        <table:table-row table:style-name="ro2">
          <table:table-cell table:style-name="ce2325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331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325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325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325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325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326"/>
        </table:table-row>
        <table:table-row table:style-name="ro2">
          <table:table-cell table:style-name="ce2326" office:value-type="string" calcext:value-type="string">
            <text:p>V6.6</text:p>
          </table:table-cell>
        </table:table-row>
        <table:table-row table:style-name="ro2">
          <table:table-cell table:style-name="ce2325" office:value-type="string" calcext:value-type="string">
            <text:p>* Akrobatika bekerült</text:p>
          </table:table-cell>
        </table:table-row>
        <table:table-row table:style-name="ro2">
          <table:table-cell table:style-name="ce2326"/>
        </table:table-row>
        <table:table-row table:style-name="ro2">
          <table:table-cell table:style-name="ce2326" office:value-type="string" calcext:value-type="string">
            <text:p>V6.5</text:p>
          </table:table-cell>
        </table:table-row>
        <table:table-row table:style-name="ro2">
          <table:table-cell table:style-name="ce2325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325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325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325"/>
        </table:table-row>
        <table:table-row table:style-name="ro2">
          <table:table-cell table:style-name="ce2326" office:value-type="string" calcext:value-type="string">
            <text:p>V6.4</text:p>
          </table:table-cell>
        </table:table-row>
        <table:table-row table:style-name="ro2">
          <table:table-cell table:style-name="ce2326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325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325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325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325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325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325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326"/>
        </table:table-row>
        <table:table-row table:style-name="ro2">
          <table:table-cell table:style-name="ce2326" office:value-type="string" calcext:value-type="string">
            <text:p>V6.3</text:p>
          </table:table-cell>
        </table:table-row>
        <table:table-row table:style-name="ro2">
          <table:table-cell table:style-name="ce2325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325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325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325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325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325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325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325"/>
        </table:table-row>
        <table:table-row table:style-name="ro2">
          <table:table-cell table:style-name="ce2326" office:value-type="string" calcext:value-type="string">
            <text:p>V6.2</text:p>
          </table:table-cell>
        </table:table-row>
        <table:table-row table:style-name="ro2">
          <table:table-cell table:style-name="ce2325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325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325" office:value-type="string" calcext:value-type="string">
            <text:p>* Licenc szöveg módosult kicsit</text:p>
          </table:table-cell>
        </table:table-row>
        <table:table-row table:style-name="ro2">
          <table:table-cell table:style-name="ce2325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325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325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325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325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325" office:value-type="string" calcext:value-type="string">
            <text:p>* Mágia tradíciókhoz infobox</text:p>
          </table:table-cell>
        </table:table-row>
        <table:table-row table:style-name="ro2">
          <table:table-cell table:style-name="ce2325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325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325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326"/>
        </table:table-row>
        <table:table-row table:style-name="ro2">
          <table:table-cell table:style-name="ce2326" office:value-type="string" calcext:value-type="string">
            <text:p>V6.1</text:p>
          </table:table-cell>
        </table:table-row>
        <table:table-row table:style-name="ro2">
          <table:table-cell table:style-name="ce2325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325"/>
        </table:table-row>
        <table:table-row table:style-name="ro2">
          <table:table-cell table:style-name="ce2326" office:value-type="string" calcext:value-type="string">
            <text:p>V6.0</text:p>
          </table:table-cell>
        </table:table-row>
        <table:table-row table:style-name="ro2">
          <table:table-cell table:style-name="ce2325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325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325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326"/>
        </table:table-row>
        <table:table-row table:style-name="ro2">
          <table:table-cell table:style-name="ce2326" office:value-type="string" calcext:value-type="string">
            <text:p>V5.9</text:p>
          </table:table-cell>
        </table:table-row>
        <table:table-row table:style-name="ro2">
          <table:table-cell table:style-name="ce2325" office:value-type="string" calcext:value-type="string">
            <text:p>* Kis javítások</text:p>
          </table:table-cell>
        </table:table-row>
        <table:table-row table:style-name="ro2">
          <table:table-cell table:style-name="ce2326"/>
        </table:table-row>
        <table:table-row table:style-name="ro2">
          <table:table-cell table:style-name="ce2326" office:value-type="string" calcext:value-type="string">
            <text:p>V5.8</text:p>
          </table:table-cell>
        </table:table-row>
        <table:table-row table:style-name="ro2">
          <table:table-cell table:style-name="ce2325" office:value-type="string" calcext:value-type="string">
            <text:p>* CC licenc bekerült</text:p>
          </table:table-cell>
        </table:table-row>
        <table:table-row table:style-name="ro2">
          <table:table-cell table:style-name="ce2326"/>
        </table:table-row>
        <table:table-row table:style-name="ro2">
          <table:table-cell table:style-name="ce2326" office:value-type="string" calcext:value-type="string">
            <text:p>V5.7</text:p>
          </table:table-cell>
        </table:table-row>
        <table:table-row table:style-name="ro2">
          <table:table-cell table:style-name="ce2325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325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325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325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325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326"/>
        </table:table-row>
        <table:table-row table:style-name="ro2">
          <table:table-cell table:style-name="ce2326" office:value-type="string" calcext:value-type="string">
            <text:p>V5.6</text:p>
          </table:table-cell>
        </table:table-row>
        <table:table-row table:style-name="ro2">
          <table:table-cell table:style-name="ce2325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325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325"/>
        </table:table-row>
        <table:table-row table:style-name="ro2">
          <table:table-cell table:style-name="ce2326" office:value-type="string" calcext:value-type="string">
            <text:p>V5.5</text:p>
          </table:table-cell>
        </table:table-row>
        <table:table-row table:style-name="ro2">
          <table:table-cell table:style-name="ce2332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32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325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332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329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332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329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332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329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4"> </text:span><text:span text:style-name="T115">→</text:span><text:span text:style-name="T114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4">  </text:span><text:span text:style-name="T115">→</text:span><text:span text:style-name="T114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4">  </text:span><text:span text:style-name="T115">→</text:span><text:span text:style-name="T114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4">  </text:span><text:span text:style-name="T115">→</text:span><text:span text:style-name="T114"> Külső</text:span></text:p>
          </table:table-cell>
        </table:table-row>
        <table:table-row table:style-name="ro2">
          <table:table-cell table:style-name="ce2325"/>
        </table:table-row>
        <table:table-row table:style-name="ro2">
          <table:table-cell table:style-name="ce2326" office:value-type="string" calcext:value-type="string">
            <text:p>V5.4</text:p>
          </table:table-cell>
        </table:table-row>
        <table:table-row table:style-name="ro2">
          <table:table-cell table:style-name="ce2325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325" office:value-type="string" calcext:value-type="string">
            <text:p>* 1HM=5KP</text:p>
          </table:table-cell>
        </table:table-row>
        <table:table-row table:style-name="ro2">
          <table:table-cell table:style-name="ce2326"/>
        </table:table-row>
        <table:table-row table:style-name="ro2">
          <table:table-cell table:style-name="ce2326" office:value-type="string" calcext:value-type="string">
            <text:p>V5.3</text:p>
          </table:table-cell>
        </table:table-row>
        <table:table-row table:style-name="ro2">
          <table:table-cell table:style-name="ce2328" office:value-type="string" calcext:value-type="string">
            <text:p>* Szabályok lapon Pszí javítása</text:p>
          </table:table-cell>
        </table:table-row>
        <table:table-row table:style-name="ro2">
          <table:table-cell table:style-name="ce2328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326"/>
        </table:table-row>
        <table:table-row table:style-name="ro2">
          <table:table-cell table:style-name="ce2326" office:value-type="string" calcext:value-type="string">
            <text:p>V5.2</text:p>
          </table:table-cell>
        </table:table-row>
        <table:table-row table:style-name="ro2">
          <table:table-cell table:style-name="ce2325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325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325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325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325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325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326"/>
        </table:table-row>
        <table:table-row table:style-name="ro2">
          <table:table-cell table:style-name="ce2326" office:value-type="string" calcext:value-type="string">
            <text:p>V5.1</text:p>
          </table:table-cell>
        </table:table-row>
        <table:table-row table:style-name="ro2">
          <table:table-cell table:style-name="ce2328" office:value-type="string" calcext:value-type="string">
            <text:p>* Könnyű KP oszlop javítása</text:p>
          </table:table-cell>
        </table:table-row>
        <table:table-row table:style-name="ro2">
          <table:table-cell table:style-name="ce2328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328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326"/>
        </table:table-row>
        <table:table-row table:style-name="ro2">
          <table:table-cell table:style-name="ce2326" office:value-type="string" calcext:value-type="string">
            <text:p>V5.0</text:p>
          </table:table-cell>
        </table:table-row>
        <table:table-row table:style-name="ro2">
          <table:table-cell table:style-name="ce2328" office:value-type="string" calcext:value-type="string">
            <text:p>* Cellaellenőrzések javítása</text:p>
          </table:table-cell>
        </table:table-row>
        <table:table-row table:style-name="ro2">
          <table:table-cell table:style-name="ce2326"/>
        </table:table-row>
        <table:table-row table:style-name="ro2">
          <table:table-cell table:style-name="ce2326" office:value-type="string" calcext:value-type="string">
            <text:p>V4.9</text:p>
          </table:table-cell>
        </table:table-row>
        <table:table-row table:style-name="ro32">
          <table:table-cell table:style-name="ce232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328" office:value-type="string" calcext:value-type="string">
            <text:p>* CHM egyszerűbb neve: CM</text:p>
          </table:table-cell>
        </table:table-row>
        <table:table-row table:style-name="ro2">
          <table:table-cell table:style-name="ce2328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328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328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328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328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328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328"/>
        </table:table-row>
        <table:table-row table:style-name="ro2">
          <table:table-cell table:style-name="ce2326" office:value-type="string" calcext:value-type="string">
            <text:p>V4.8</text:p>
          </table:table-cell>
        </table:table-row>
        <table:table-row table:style-name="ro2">
          <table:table-cell table:style-name="ce2328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326"/>
        </table:table-row>
        <table:table-row table:style-name="ro2">
          <table:table-cell table:style-name="ce2326" office:value-type="string" calcext:value-type="string">
            <text:p>V4.7</text:p>
          </table:table-cell>
        </table:table-row>
        <table:table-row table:style-name="ro2">
          <table:table-cell table:style-name="ce2328" office:value-type="string" calcext:value-type="string">
            <text:p>* Mana korlát eltörlése</text:p>
          </table:table-cell>
        </table:table-row>
        <table:table-row table:style-name="ro2">
          <table:table-cell table:style-name="ce2328" office:value-type="string" calcext:value-type="string">
            <text:p>* Mágia tradíciók: 50KP</text:p>
          </table:table-cell>
        </table:table-row>
        <table:table-row table:style-name="ro2">
          <table:table-cell table:style-name="ce2328" office:value-type="string" calcext:value-type="string">
            <text:p>* KÉ-be ismét beszámít a TSZ</text:p>
          </table:table-cell>
        </table:table-row>
        <table:table-row table:style-name="ro2">
          <table:table-cell table:style-name="ce2328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328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328" office:value-type="string" calcext:value-type="string">
            <text:p>* KP/szint: 80KP (eddig 70 volt)</text:p>
          </table:table-cell>
        </table:table-row>
        <table:table-row table:style-name="ro2">
          <table:table-cell table:style-name="ce2326"/>
        </table:table-row>
        <table:table-row table:style-name="ro2">
          <table:table-cell table:style-name="ce2326" office:value-type="string" calcext:value-type="string">
            <text:p>V4.6</text:p>
          </table:table-cell>
        </table:table-row>
        <table:table-row table:style-name="ro2">
          <table:table-cell table:style-name="ce232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26"/>
        </table:table-row>
        <table:table-row table:style-name="ro2">
          <table:table-cell table:style-name="ce2326" office:value-type="string" calcext:value-type="string">
            <text:p>V4.5</text:p>
          </table:table-cell>
        </table:table-row>
        <table:table-row table:style-name="ro2">
          <table:table-cell table:style-name="ce232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26"/>
        </table:table-row>
        <table:table-row table:style-name="ro2">
          <table:table-cell table:style-name="ce2326" office:value-type="string" calcext:value-type="string">
            <text:p>V4.4</text:p>
          </table:table-cell>
        </table:table-row>
        <table:table-row table:style-name="ro2">
          <table:table-cell table:style-name="ce2328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326"/>
        </table:table-row>
        <table:table-row table:style-name="ro2">
          <table:table-cell table:style-name="ce2326" office:value-type="string" calcext:value-type="string">
            <text:p>V4.3</text:p>
          </table:table-cell>
        </table:table-row>
        <table:table-row table:style-name="ro2">
          <table:table-cell table:style-name="ce232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28"/>
        </table:table-row>
        <table:table-row table:style-name="ro2">
          <table:table-cell table:style-name="ce2326" office:value-type="string" calcext:value-type="string">
            <text:p>V4.2</text:p>
          </table:table-cell>
        </table:table-row>
        <table:table-row table:style-name="ro2">
          <table:table-cell table:style-name="ce2328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328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328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328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328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328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326"/>
        </table:table-row>
        <table:table-row table:style-name="ro2">
          <table:table-cell table:style-name="ce2326" office:value-type="string" calcext:value-type="string">
            <text:p>V4.1</text:p>
          </table:table-cell>
        </table:table-row>
        <table:table-row table:style-name="ro2">
          <table:table-cell table:style-name="ce232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26"/>
        </table:table-row>
        <table:table-row table:style-name="ro2">
          <table:table-cell table:style-name="ce2326" office:value-type="string" calcext:value-type="string">
            <text:p>V4.0</text:p>
          </table:table-cell>
        </table:table-row>
        <table:table-row table:style-name="ro2">
          <table:table-cell table:style-name="ce2328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328" office:value-type="string" calcext:value-type="string">
            <text:p>* Belharc harcmodor törölve</text:p>
          </table:table-cell>
        </table:table-row>
        <table:table-row table:style-name="ro2">
          <table:table-cell table:style-name="ce2328" office:value-type="string" calcext:value-type="string">
            <text:p>* Fortély cellák átalakítása</text:p>
          </table:table-cell>
        </table:table-row>
        <table:table-row table:style-name="ro2">
          <table:table-cell table:style-name="ce2328"/>
        </table:table-row>
        <table:table-row table:style-name="ro2">
          <table:table-cell table:style-name="ce2326" office:value-type="string" calcext:value-type="string">
            <text:p>V3.9</text:p>
          </table:table-cell>
        </table:table-row>
        <table:table-row table:style-name="ro2">
          <table:table-cell table:style-name="ce2328" office:value-type="string" calcext:value-type="string">
            <text:p>* KP/Szint = 70 + Intelligencia</text:p>
          </table:table-cell>
        </table:table-row>
        <table:table-row table:style-name="ro2">
          <table:table-cell table:style-name="ce2328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328"/>
        </table:table-row>
        <table:table-row table:style-name="ro2">
          <table:table-cell table:style-name="ce2326" office:value-type="string" calcext:value-type="string">
            <text:p>V3.8</text:p>
          </table:table-cell>
        </table:table-row>
        <table:table-row table:style-name="ro2">
          <table:table-cell table:style-name="ce2328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328"/>
        </table:table-row>
        <table:table-row table:style-name="ro2">
          <table:table-cell table:style-name="ce2326" office:value-type="string" calcext:value-type="string">
            <text:p>V3.7</text:p>
          </table:table-cell>
        </table:table-row>
        <table:table-row table:style-name="ro2">
          <table:table-cell table:style-name="ce2328" office:value-type="string" calcext:value-type="string">
            <text:p>* Max egyfajta HM hiba jav</text:p>
          </table:table-cell>
        </table:table-row>
        <table:table-row table:style-name="ro2">
          <table:table-cell table:style-name="ce2328"/>
        </table:table-row>
        <table:table-row table:style-name="ro2">
          <table:table-cell table:style-name="ce2326" office:value-type="string" calcext:value-type="string">
            <text:p>V3.6</text:p>
          </table:table-cell>
        </table:table-row>
        <table:table-row table:style-name="ro2">
          <table:table-cell table:style-name="ce2328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326"/>
        </table:table-row>
        <table:table-row table:style-name="ro2">
          <table:table-cell table:style-name="ce2326" office:value-type="string" calcext:value-type="string">
            <text:p>V3.5</text:p>
          </table:table-cell>
        </table:table-row>
        <table:table-row table:style-name="ro2">
          <table:table-cell table:style-name="ce2333" office:value-type="string" calcext:value-type="string">
            <text:p>* 1ψP = 2KP</text:p>
          </table:table-cell>
        </table:table-row>
        <table:table-row table:style-name="ro2">
          <table:table-cell table:style-name="ce2333" office:value-type="string" calcext:value-type="string">
            <text:p>* 1 MP = 3KP</text:p>
          </table:table-cell>
        </table:table-row>
        <table:table-row table:style-name="ro2">
          <table:table-cell table:style-name="ce2333"/>
        </table:table-row>
        <table:table-row table:style-name="ro2">
          <table:table-cell table:style-name="ce2326" office:value-type="string" calcext:value-type="string">
            <text:p>V3.4</text:p>
          </table:table-cell>
        </table:table-row>
        <table:table-row table:style-name="ro2">
          <table:table-cell table:style-name="ce2328" office:value-type="string" calcext:value-type="string">
            <text:p>* Apró javítások</text:p>
          </table:table-cell>
        </table:table-row>
        <table:table-row table:style-name="ro2">
          <table:table-cell table:style-name="ce2328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333"/>
        </table:table-row>
        <table:table-row table:style-name="ro2">
          <table:table-cell table:style-name="ce2326" office:value-type="string" calcext:value-type="string">
            <text:p>V3.3</text:p>
          </table:table-cell>
        </table:table-row>
        <table:table-row table:style-name="ro2">
          <table:table-cell table:style-name="ce2333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333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333" office:value-type="string" calcext:value-type="string">
            <text:p>* 1 CHM = 4KP</text:p>
          </table:table-cell>
        </table:table-row>
        <table:table-row table:style-name="ro2">
          <table:table-cell table:style-name="ce2333" office:value-type="string" calcext:value-type="string">
            <text:p>* Egy harcérték alapra max 5/szint</text:p>
          </table:table-cell>
        </table:table-row>
        <table:table-row table:style-name="ro2">
          <table:table-cell table:style-name="ce2333" office:value-type="string" calcext:value-type="string">
            <text:p>* 5HM-&gt;3HM másra</text:p>
          </table:table-cell>
        </table:table-row>
        <table:table-row table:style-name="ro2">
          <table:table-cell table:style-name="ce2333" office:value-type="string" calcext:value-type="string">
            <text:p>* 4HM-&gt;2HM másra</text:p>
          </table:table-cell>
        </table:table-row>
        <table:table-row table:style-name="ro2">
          <table:table-cell table:style-name="ce2333" office:value-type="string" calcext:value-type="string">
            <text:p>* 3HM-&gt;1HM másra</text:p>
          </table:table-cell>
        </table:table-row>
        <table:table-row table:style-name="ro2">
          <table:table-cell table:style-name="ce2333"/>
        </table:table-row>
        <table:table-row table:style-name="ro2">
          <table:table-cell table:style-name="ce2326" office:value-type="string" calcext:value-type="string">
            <text:p>V3.1</text:p>
          </table:table-cell>
        </table:table-row>
        <table:table-row table:style-name="ro2">
          <table:table-cell table:style-name="ce2333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333"/>
        </table:table-row>
        <table:table-row table:style-name="ro2">
          <table:table-cell table:style-name="ce2326" office:value-type="string" calcext:value-type="string">
            <text:p>V2.8, V2.9</text:p>
          </table:table-cell>
        </table:table-row>
        <table:table-row table:style-name="ro2">
          <table:table-cell table:style-name="ce2333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333"/>
        </table:table-row>
        <table:table-row table:style-name="ro2">
          <table:table-cell table:style-name="ce2326" office:value-type="string" calcext:value-type="string">
            <text:p>V2.7</text:p>
          </table:table-cell>
        </table:table-row>
        <table:table-row table:style-name="ro2">
          <table:table-cell table:style-name="ce2333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333" office:value-type="string" calcext:value-type="string">
            <text:p>* Életerő táblázat bekerült</text:p>
          </table:table-cell>
        </table:table-row>
        <table:table-row table:style-name="ro2">
          <table:table-cell table:style-name="ce2333" office:value-type="string" calcext:value-type="string">
            <text:p>* Pajzsok, vértek, SFÉ táblázat</text:p>
          </table:table-cell>
        </table:table-row>
        <table:table-row table:style-name="ro2">
          <table:table-cell table:style-name="ce2333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333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333"/>
        </table:table-row>
        <table:table-row table:style-name="ro2">
          <table:table-cell table:style-name="ce2326" office:value-type="string" calcext:value-type="string">
            <text:p>V2.6</text:p>
          </table:table-cell>
        </table:table-row>
        <table:table-row table:style-name="ro2">
          <table:table-cell table:style-name="ce2328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333" office:value-type="string" calcext:value-type="string">
            <text:p>sehol a nyomtatási képből</text:p>
          </table:table-cell>
        </table:table-row>
        <table:table-row table:style-name="ro2">
          <table:table-cell table:style-name="ce2326" office:value-type="string" calcext:value-type="string">
            <text:p>v2.5</text:p>
          </table:table-cell>
        </table:table-row>
        <table:table-row table:style-name="ro2">
          <table:table-cell table:style-name="ce2328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326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326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7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23" table:default-cell-style-name="ce2274"/>
        <table:table-column table:style-name="co124" table:default-cell-style-name="ce2059"/>
        <table:table-column table:style-name="co35" table:default-cell-style-name="ce2274"/>
        <table:table-column table:style-name="co125" table:default-cell-style-name="ce2274"/>
        <table:table-column table:style-name="co126" table:default-cell-style-name="ce2274"/>
        <table:table-column table:style-name="co35" table:default-cell-style-name="ce2274"/>
        <table:table-column table:style-name="co127" table:default-cell-style-name="ce2274"/>
        <table:table-column table:style-name="co128" table:default-cell-style-name="ce2274"/>
        <table:table-column table:style-name="co129" table:default-cell-style-name="ce2274"/>
        <table:table-column table:style-name="co130" table:default-cell-style-name="ce2274"/>
        <table:table-column table:style-name="co131" table:default-cell-style-name="ce2274"/>
        <table:table-column table:style-name="co132" table:default-cell-style-name="ce2274"/>
        <table:table-column table:style-name="co133" table:default-cell-style-name="ce2274"/>
        <table:table-column table:style-name="co134" table:default-cell-style-name="ce2274"/>
        <table:table-column table:style-name="co135" table:default-cell-style-name="ce2274"/>
        <table:table-column table:style-name="co136" table:default-cell-style-name="ce2274"/>
        <table:table-column table:style-name="co137" table:default-cell-style-name="Default"/>
        <table:table-column table:style-name="co138" table:default-cell-style-name="Default"/>
        <table:table-column table:style-name="co139" table:default-cell-style-name="Default"/>
        <table:table-column table:style-name="co140" table:number-columns-repeated="2" table:default-cell-style-name="ce577"/>
        <table:table-column table:style-name="co140" table:default-cell-style-name="Default"/>
        <table:table-column table:style-name="co41" table:number-columns-repeated="2" table:default-cell-style-name="Default"/>
        <table:table-column table:style-name="co60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449"/>
          <table:covered-table-cell table:style-name="ce2458"/>
          <table:covered-table-cell table:number-columns-repeated="6" table:style-name="ce2449"/>
          <table:covered-table-cell table:number-columns-repeated="3" table:style-name="ce2584"/>
          <table:covered-table-cell table:style-name="ce244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449"/>
          <table:table-cell table:style-name="ce2458"/>
          <table:table-cell table:style-name="ce2449" table:number-columns-repeated="2"/>
          <table:table-cell table:style-name="ce2171"/>
          <table:table-cell table:style-name="ce2449" table:number-columns-repeated="3"/>
          <table:table-cell table:style-name="ce2584" table:number-columns-repeated="3"/>
          <table:table-cell table:style-name="ce2449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459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420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46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470" office:value-type="string" calcext:value-type="string">
            <text:p>Szint</text:p>
          </table:table-cell>
          <table:table-cell table:style-name="ce2470" office:value-type="string" calcext:value-type="string" table:number-columns-spanned="2" table:number-rows-spanned="1">
            <text:p>KP</text:p>
          </table:table-cell>
          <table:covered-table-cell table:style-name="ce2470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420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116">S1</text:span></text:p>
            <text:p><text:span text:style-name="T35">(ÉP/4)</text:span></text:p>
          </table:table-cell>
          <table:table-cell table:style-name="ce2540" office:value-type="string" calcext:value-type="string">
            <text:p><text:span text:style-name="T116">S2</text:span></text:p>
            <text:p><text:span text:style-name="T35">(ÉP/4)</text:span></text:p>
          </table:table-cell>
          <table:table-cell table:style-name="ce2540" office:value-type="string" calcext:value-type="string">
            <text:p><text:span text:style-name="T116">S3</text:span></text:p>
            <text:p><text:span text:style-name="T35">(ÉP/4)</text:span></text:p>
          </table:table-cell>
          <table:table-cell table:style-name="ce2540" office:value-type="string" calcext:value-type="string">
            <text:p><text:span text:style-name="T116">S4</text:span></text:p>
            <text:p><text:span text:style-name="T35">(ÉP/4)</text:span></text:p>
          </table:table-cell>
          <table:table-cell/>
          <table:table-cell table:style-name="ce2540" office:value-type="string" calcext:value-type="string">
            <text:p><text:span text:style-name="T116">S1</text:span></text:p>
            <text:p><text:span text:style-name="T35">(ÉP/4)</text:span></text:p>
          </table:table-cell>
          <table:table-cell table:style-name="ce2540" office:value-type="string" calcext:value-type="string">
            <text:p><text:span text:style-name="T116">S2</text:span></text:p>
            <text:p><text:span text:style-name="T35">(ÉP/4)</text:span></text:p>
          </table:table-cell>
          <table:table-cell table:style-name="ce2540" office:value-type="string" calcext:value-type="string">
            <text:p><text:span text:style-name="T116">S3</text:span></text:p>
            <text:p><text:span text:style-name="T35">(ÉP/4)</text:span></text:p>
          </table:table-cell>
          <table:table-cell table:style-name="ce2540" office:value-type="string" calcext:value-type="string">
            <text:p><text:span text:style-name="T116">S4</text:span></text:p>
            <text:p><text:span text:style-name="T35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288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420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77" office:value-type="string" calcext:value-type="string">
            <text:p>V1</text:p>
          </table:table-cell>
          <table:table-cell table:style-name="ce977" office:value-type="string" calcext:value-type="string">
            <text:p>Z2</text:p>
          </table:table-cell>
          <table:table-cell table:style-name="ce977" office:value-type="string" calcext:value-type="string">
            <text:p>S3</text:p>
          </table:table-cell>
          <table:table-cell table:style-name="ce977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288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274" table:number-columns-repeated="5"/>
          <table:table-cell table:number-columns-repeated="2"/>
          <table:table-cell table:style-name="ce706" table:number-columns-repeated="4"/>
          <table:table-cell/>
          <table:table-cell table:style-name="ce977" office:value-type="string" calcext:value-type="string">
            <text:p>V2</text:p>
          </table:table-cell>
          <table:table-cell table:style-name="ce977" office:value-type="string" calcext:value-type="string">
            <text:p>Z2</text:p>
          </table:table-cell>
          <table:table-cell table:style-name="ce977" office:value-type="string" calcext:value-type="string">
            <text:p>S3</text:p>
          </table:table-cell>
          <table:table-cell table:style-name="ce977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288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420"/>
          <table:table-cell table:number-columns-repeated="2"/>
          <table:table-cell table:style-name="ce706" table:number-columns-repeated="4"/>
          <table:table-cell/>
          <table:table-cell table:style-name="ce977" office:value-type="string" calcext:value-type="string">
            <text:p>V1</text:p>
          </table:table-cell>
          <table:table-cell table:style-name="ce977" office:value-type="string" calcext:value-type="string">
            <text:p>S3</text:p>
          </table:table-cell>
          <table:table-cell table:style-name="ce977" office:value-type="string" calcext:value-type="string">
            <text:p>FP</text:p>
          </table:table-cell>
          <table:table-cell table:style-name="ce977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288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440" office:value-type="string" calcext:value-type="string">
            <text:p>Fok</text:p>
          </table:table-cell>
          <table:table-cell table:style-name="ce2440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77" office:value-type="string" calcext:value-type="string">
            <text:p>Z2</text:p>
          </table:table-cell>
          <table:table-cell table:style-name="ce977" office:value-type="string" calcext:value-type="string">
            <text:p>S3</text:p>
          </table:table-cell>
          <table:table-cell table:style-name="ce977" office:value-type="string" calcext:value-type="string">
            <text:p>FP</text:p>
          </table:table-cell>
          <table:table-cell table:style-name="ce977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288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44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459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77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288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459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288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420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288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420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36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288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654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288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388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654"/>
          <table:table-cell table:number-columns-repeated="235"/>
        </table:table-row>
        <table:table-row table:style-name="ro20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288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440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65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288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654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288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654" table:content-validation-name="val5"/>
          <table:table-cell table:style-name="ce577" table:formula="of:= VLOOKUP([$Harcértékek.B61];ketkezes_harc_bonuszok;2;0)" office:value-type="float" office:value="1" calcext:value-type="float">
            <text:p>1</text:p>
          </table:table-cell>
          <table:table-cell table:number-columns-repeated="2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288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654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288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654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366" table:content-validation-name="val215" office:value-type="string" calcext:value-type="string">
            <text:p>Egyik HM nagyobb lehet</text:p>
          </table:table-cell>
          <table:table-cell table:style-name="ce2615" table:content-validation-name="val217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684" table:number-columns-repeated="3"/>
          <table:table-cell table:style-name="ce2654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1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21"/>
          <table:table-cell table:style-name="ce684"/>
          <table:table-cell table:style-name="ce2654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440" table:content-validation-name="val221" office:value-type="string" calcext:value-type="string">
            <text:p>Fok</text:p>
          </table:table-cell>
          <table:table-cell table:style-name="ce2440" table:content-validation-name="val221" office:value-type="string" calcext:value-type="string">
            <text:p>Bónusz</text:p>
          </table:table-cell>
          <table:table-cell table:style-name="ce770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1" office:value-type="float" office:value="0" calcext:value-type="float">
            <text:p>0</text:p>
          </table:table-cell>
          <table:table-cell table:style-name="ce1341" table:content-validation-name="val221" office:value-type="float" office:value="0" calcext:value-type="float">
            <text:p>0</text:p>
          </table:table-cell>
          <table:table-cell table:style-name="ce770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41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420"/>
          <table:table-cell table:style-name="Default" table:number-columns-repeated="2"/>
          <table:table-cell/>
          <table:table-cell table:style-name="ce507" table:content-validation-name="val221" office:value-type="float" office:value="1" calcext:value-type="float">
            <text:p>1</text:p>
          </table:table-cell>
          <table:table-cell table:style-name="ce1341" table:content-validation-name="val221" office:value-type="float" office:value="1" calcext:value-type="float">
            <text:p>1</text:p>
          </table:table-cell>
          <table:table-cell table:style-name="ce770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770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770" table:content-validation-name="val5"/>
          <table:table-cell table:style-name="ce770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36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440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770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366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459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770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770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366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770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770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36">
          <table:table-cell table:style-name="Default"/>
          <table:table-cell table:style-name="ce2366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770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8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77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77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459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77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77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945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33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577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– csak ő jó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77" office:value-type="float" office:value="2" calcext:value-type="float">
            <text:p>2</text:p>
          </table:table-cell>
          <table:table-cell table:style-name="ce2568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- bárki jó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420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684" table:content-validation-name="val5"/>
          <table:table-cell table:style-name="ce2440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84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444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444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444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288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444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77" office:value-type="float" office:value="3" calcext:value-type="float">
            <text:p>3</text:p>
          </table:table-cell>
          <table:table-cell table:style-name="ce2568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79" table:content-validation-name="val5"/>
          <table:table-cell table:style-name="ce2421" table:content-validation-name="val5" table:number-columns-repeated="2"/>
          <table:table-cell table:style-name="ce2288" table:content-validation-name="val5"/>
          <table:table-cell table:style-name="ce2460" table:content-validation-name="val5"/>
          <table:table-cell table:style-name="ce2288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684" table:content-validation-name="val5"/>
          <table:covered-table-cell table:style-name="ce770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44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445" table:content-validation-name="val5"/>
          <table:table-cell table:style-name="ce2445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577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445" table:content-validation-name="val5" office:value-type="string" calcext:value-type="string">
            <text:p>Szúró</text:p>
          </table:table-cell>
          <table:table-cell table:style-name="ce2445" table:content-validation-name="val5" office:value-type="string" calcext:value-type="string">
            <text:p>Vágó</text:p>
          </table:table-cell>
          <table:table-cell table:style-name="ce2445" table:content-validation-name="val5" office:value-type="string" calcext:value-type="string">
            <text:p>Zúzó</text:p>
          </table:table-cell>
          <table:table-cell table:style-name="ce2445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577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83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383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577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83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383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577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83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383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577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83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383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577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83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383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577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83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383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577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83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383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577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577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445" table:content-validation-name="val5" office:value-type="string" calcext:value-type="string">
            <text:p>SFÉ</text:p>
          </table:table-cell>
          <table:table-cell table:style-name="ce2445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445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.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9" office:value-type="string" calcext:value-type="string">
            <text:p>Köv</text:p>
          </table:table-cell>
          <table:table-cell table:style-name="ce2448" table:content-validation-name="val220" office:value-type="string" calcext:value-type="string">
            <text:p>TÉ</text:p>
          </table:table-cell>
          <table:table-cell table:style-name="ce2457" table:content-validation-name="val220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9" office:value-type="float" office:value="0" calcext:value-type="float">
            <text:p>0</text:p>
          </table:table-cell>
          <table:table-cell table:style-name="ce2431" table:content-validation-name="val220" table:formula="of:=VLOOKUP([.$C81];harcmodorok;2)" office:value-type="float" office:value="-9" calcext:value-type="float">
            <text:p>-9</text:p>
          </table:table-cell>
          <table:table-cell table:style-name="ce2431" table:content-validation-name="val220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9" office:value-type="float" office:value="6" calcext:value-type="float">
            <text:p>6</text:p>
          </table:table-cell>
          <table:table-cell table:style-name="ce2431" table:content-validation-name="val220" table:formula="of:=VLOOKUP([.$C82];harcmodorok;2)" office:value-type="float" office:value="3" calcext:value-type="float">
            <text:p>3</text:p>
          </table:table-cell>
          <table:table-cell table:style-name="ce2431" table:content-validation-name="val220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9" office:value-type="float" office:value="9" calcext:value-type="float">
            <text:p>9</text:p>
          </table:table-cell>
          <table:table-cell table:style-name="ce2431" table:content-validation-name="val220" table:formula="of:=VLOOKUP([.$C83];harcmodorok;2)" office:value-type="float" office:value="6" calcext:value-type="float">
            <text:p>6</text:p>
          </table:table-cell>
          <table:table-cell table:style-name="ce2431" table:content-validation-name="val220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522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9" office:value-type="float" office:value="12" calcext:value-type="float">
            <text:p>12</text:p>
          </table:table-cell>
          <table:table-cell table:style-name="ce2431" table:content-validation-name="val220" table:formula="of:=VLOOKUP([.$C84];harcmodorok;2)" office:value-type="float" office:value="9" calcext:value-type="float">
            <text:p>9</text:p>
          </table:table-cell>
          <table:table-cell table:style-name="ce2431" table:content-validation-name="val220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88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448" table:content-validation-name="val103" office:value-type="string" calcext:value-type="string">
            <text:p>TÉ</text:p>
          </table:table-cell>
          <table:table-cell table:style-name="ce2457" table:content-validation-name="val103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431" office:value-type="float" office:value="0" calcext:value-type="float">
            <text:p>0</text:p>
          </table:table-cell>
          <table:table-cell table:number-columns-repeated="2" table:style-name="ce2431" table:content-validation-name="val103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431" office:value-type="float" office:value="6" calcext:value-type="float">
            <text:p>6</text:p>
          </table:table-cell>
          <table:table-cell table:number-columns-repeated="2" table:style-name="ce2431" table:content-validation-name="val103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431" office:value-type="float" office:value="9" calcext:value-type="float">
            <text:p>9</text:p>
          </table:table-cell>
          <table:table-cell table:number-columns-repeated="2" table:style-name="ce2431" table:content-validation-name="val103" office:value-type="float" office:value="4" calcext:value-type="float">
            <text:p>4</text:p>
          </table:table-cell>
          <table:table-cell table:style-name="Default" table:number-columns-repeated="11"/>
          <table:table-cell table:style-name="ce57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7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7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7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52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522"/>
          <table:table-cell table:style-name="Default"/>
          <table:table-cell table:style-name="ce52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522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22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22"/>
          <table:table-cell/>
          <table:table-cell table:style-name="ce52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22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460"/>
          <table:table-cell table:style-name="ce2288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379"/>
          <table:table-cell table:style-name="ce2421" table:number-columns-repeated="2"/>
          <table:table-cell table:style-name="ce2288"/>
          <table:table-cell table:style-name="ce2460"/>
          <table:table-cell table:style-name="ce2288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379"/>
          <table:table-cell table:style-name="ce2421" table:number-columns-repeated="2"/>
          <table:table-cell table:style-name="ce2288"/>
          <table:table-cell table:style-name="ce2460"/>
          <table:table-cell table:style-name="ce2288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379"/>
          <table:table-cell table:style-name="ce2421" table:number-columns-repeated="2"/>
          <table:table-cell table:style-name="ce2288"/>
          <table:table-cell table:style-name="ce2460"/>
          <table:table-cell table:style-name="ce2288" table:number-columns-repeated="6"/>
          <table:table-cell table:style-name="ce1739"/>
          <table:table-cell table:style-name="ce2764" table:number-columns-repeated="2"/>
          <table:table-cell table:style-name="ce2288"/>
          <table:table-cell table:number-columns-repeated="240"/>
        </table:table-row>
        <table:table-row table:style-name="ro2">
          <table:table-cell table:style-name="ce1638"/>
          <table:table-cell table:style-name="ce2379"/>
          <table:table-cell table:style-name="ce2421" table:number-columns-repeated="2"/>
          <table:table-cell table:style-name="ce2288"/>
          <table:table-cell table:number-columns-repeated="4"/>
          <table:table-cell table:style-name="ce2288" table:number-columns-repeated="3"/>
          <table:table-cell table:style-name="ce1739"/>
          <table:table-cell table:style-name="ce2764" table:number-columns-repeated="2"/>
          <table:table-cell table:style-name="ce2288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288" table:number-columns-repeated="3"/>
          <table:table-cell table:style-name="ce1739"/>
          <table:table-cell table:style-name="ce2764" table:number-columns-repeated="2"/>
          <table:table-cell table:style-name="ce2288"/>
          <table:table-cell table:number-columns-repeated="240"/>
        </table:table-row>
        <table:table-row table:style-name="ro2">
          <table:table-cell table:number-columns-repeated="9"/>
          <table:table-cell table:style-name="ce2288" table:number-columns-repeated="3"/>
          <table:table-cell/>
          <table:table-cell table:style-name="ce2764" table:number-columns-repeated="2"/>
          <table:table-cell table:style-name="ce2288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288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0" table:default-cell-style-name="ce550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31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Fok&gt;Max!</number:text>
    </number:number-style>
    <number:number-style style:name="N144">
      <number:text>Túllépted a harci+misztikus KP limitet!</number:text>
    </number:number-style>
    <number:number-style style:name="N145">
      <number:number number:min-integer-digits="1"/>
      <number:text> (Limit túllépés!!)</number:text>
    </number:number-style>
    <number:number-style style:name="N146">
      <number:number number:min-integer-digits="1"/>
      <number:text> KP</number:text>
    </number:number-style>
    <number:text-style style:name="N147">
      <number:text-content/>
      <number:text> KP</number:text>
    </number:text-style>
    <number:number-style style:name="N148"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/>
      <number:text>KP</number:text>
    </number:number-style>
    <number:number-style style:name="N151">
      <number:text>Max </number:text>
      <number:number number:min-integer-digits="1"/>
      <number:text> KP</number:text>
    </number:number-style>
    <number:percentage-style style:name="N152">
      <number:number number:decimal-places="0" number:min-decimal-places="0" number:min-integer-digits="1"/>
      <number:text>%-a</number:text>
    </number:percentage-style>
    <number:percentage-style style:name="N153">
      <number:text>Össz KP-nak </number:text>
      <number:number number:decimal-places="0" number:min-decimal-places="0" number:min-integer-digits="1"/>
      <number:text>%-a</number:text>
    </number:percentage-style>
    <number:percentage-style style:name="N154">
      <number:text>Ey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 </number:text>
      <number:number number:decimal-places="0" number:min-decimal-places="0" number:min-integer-digits="1"/>
      <number:text>%-a</number:text>
    </number:percentage-style>
    <number:percentage-style style:name="N157">
      <number:text>(Ez az össz KP </number:text>
      <number:number number:decimal-places="0" number:min-decimal-places="0" number:min-integer-digits="1"/>
      <number:text>%-a)</number:text>
    </number:percentage-style>
    <number:number-style style:name="N158">
      <number:number number:min-integer-digits="1"/>
      <number:text>!</number:text>
    </number:number-style>
    <number:number-style style:name="N159">
      <number:number number:min-integer-digits="1"/>
      <number:text> (Limit túllépés)</number:text>
    </number:number-style>
    <number:number-style style:name="N160">
      <number:text>+</number:text>
      <number:number number:decimal-places="0" number:min-decimal-places="0" number:min-integer-digits="1"/>
    </number:number-style>
    <number:number-style style:name="N161">
      <number:number number:min-integer-digits="1"/>
      <number:text> db</number:text>
    </number:number-style>
    <number:number-style style:name="N162">
      <number:number number:decimal-places="0" number:min-decimal-places="0" number:min-integer-digits="1"/>
      <number:text> db</number:text>
    </number:number-style>
    <number:number-style style:name="N163">
      <number:text>Nincs ennyi fok!</number:text>
    </number:number-style>
    <number:number-style style:name="N164">
      <number:number number:min-integer-digits="1"/>
      <number:text> szint</number:text>
    </number:number-style>
    <number:number-style style:name="N165">
      <number:text>+</number:text>
      <number:number number:decimal-places="0" number:min-decimal-places="0" number:min-integer-digits="1"/>
      <number:text> szint</number:text>
    </number:number-style>
    <number:number-style style:name="N166">
      <number:number number:decimal-places="0" number:min-decimal-places="0" number:min-integer-digits="1"/>
      <number:text> szint</number:text>
    </number:number-style>
    <number:number-style style:name="N167">
      <number:number number:decimal-places="1" number:min-decimal-places="1" number:min-integer-digits="1"/>
    </number:number-style>
    <number:number-style style:name="N168">
      <number:number number:min-integer-digits="1"/>
      <number:text> fok</number:text>
    </number:number-style>
    <number:number-style style:name="N169">
      <number:number number:decimal-places="1" number:min-decimal-places="1" number:min-integer-digits="1"/>
      <number:text> szint</number:text>
    </number:number-style>
    <number:number-style style:name="N170">
      <number:text>Szint +</number:text>
      <number:number number:min-integer-digits="1"/>
      <number:text> fok</number:text>
    </number:number-style>
    <number:number-style style:name="N171">
      <number:text>Szint +</number:text>
      <number:number number:min-integer-digits="1"/>
    </number:number-style>
    <number:number-style style:name="N172">
      <number:number number:min-integer-digits="1"/>
      <number:text> HM</number:text>
    </number:number-style>
    <number:number-style style:name="N173">
      <number:number number:decimal-places="2" number:min-decimal-places="2" number:min-integer-digits="1" number:display-factor="1000"/>
      <number:text> HM/szint</number:text>
    </number:number-style>
    <number:number-style style:name="N174">
      <number:number number:decimal-places="1" number:min-decimal-places="1" number:min-integer-digits="1" number:display-factor="1000"/>
      <number:text> HM/sz</number:text>
    </number:number-style>
    <number:number-style style:name="N175">
      <number:number number:decimal-places="1" number:min-decimal-places="1" number:min-integer-digits="1"/>
      <number:text> HM/sz</number:text>
    </number:number-style>
    <number:number-style style:name="N176">
      <number:text>+</number:text>
      <number:number number:min-integer-digits="1"/>
      <number:text> KP</number:text>
    </number:number-style>
    <number:number-style style:name="N177">
      <number:number number:decimal-places="0" number:min-decimal-places="0" number:min-integer-digits="1"/>
      <number:text> KP</number:text>
    </number:number-style>
    <number:number-style style:name="N178">
      <number:number number:min-integer-digits="1"/>
      <number:text> CÉ</number:text>
    </number:number-style>
    <number:number-style style:name="N179">
      <number:number number:decimal-places="1" number:min-decimal-places="1" number:min-integer-digits="1"/>
      <number:text> HM/szint</number:text>
    </number:number-style>
    <number:number-style style:name="N180">
      <number:number number:min-integer-digits="1"/>
      <number:text> MP</number:text>
    </number:number-style>
    <number:percentage-style style:name="N181">
      <number:text>(Össz KP </number:text>
      <number:number number:decimal-places="0" number:min-decimal-places="0" number:min-integer-digits="1"/>
      <number:text>%-a)</number:text>
    </number:percentage-style>
    <number:number-style style:name="N182">
      <number:number number:min-integer-digits="1"/>
      <number:text> Pp</number:text>
    </number:number-style>
    <number:number-style style:name="N183">
      <number:number number:decimal-places="1" number:min-decimal-places="1" number:min-integer-digits="1"/>
      <number:text> MP/szint</number:text>
    </number:number-style>
    <number:number-style style:name="N184">
      <number:number number:min-integer-digits="1"/>
      <number:text>. fok</number:text>
    </number:number-style>
    <number:number-style style:name="N185">
      <number:number number:min-integer-digits="1"/>
      <number:text> CHM</number:text>
    </number:number-style>
    <number:number-style style:name="N186">
      <number:number number:min-integer-digits="1"/>
      <number:text> Ψp</number:text>
    </number:number-style>
    <number:number-style style:name="N187">
      <number:number number:min-integer-digits="1"/>
      <number:text>,</number:text>
    </number:number-style>
    <number:number-style style:name="N188">
      <number:number number:min-integer-digits="1"/>
      <number:text>+k20</number:text>
    </number:number-style>
    <number:number-style style:name="N189">
      <number:number number:min-integer-digits="1"/>
      <number:text> MFP</number:text>
    </number:number-style>
    <number:number-style style:name="N190">
      <number:text>Táp túllépés!</number:text>
    </number:number-style>
    <number:number-style style:name="N191">
      <number:text>Túllépted a harci és misztikus </number:text>
    </number:number-style>
    <number:number-style style:name="N192">
      <number:text>Túllépted a</number:text>
    </number:number-style>
    <number:number-style style:name="N193">
      <number:text>CÉ: +</number:text>
      <number:number number:min-integer-digits="1"/>
    </number:number-style>
    <number:number-style style:name="N194">
      <number:text>CÉ: </number:text>
      <number:number number:min-integer-digits="1"/>
    </number:number-style>
    <number:number-style style:name="N195">
      <number:number number:min-integer-digits="1"/>
      <number:text> Z</number:text>
    </number:number-style>
    <number:number-style style:name="N196">
      <number:number number:decimal-places="1" number:min-decimal-places="1" number:min-integer-digits="2"/>
    </number:number-style>
    <number:number-style style:name="N197">
      <number:text>Többet költöttél harci+misztikus értékekre, mint a limit!</number:text>
    </number:number-style>
    <number:number-style style:name="N198">
      <number:text>Többet költöttél harci+!</number:text>
    </number:number-style>
    <number:number-style style:name="N199">
      <number:text>Túllépés! Több KP-t tettél harci+misztikus ismeretre, mint a limit!</number:text>
    </number:number-style>
    <number:number-style style:name="N200" number:title="Szöveg">
      <number:text>Írástudó (tradícióból)</number:text>
    </number:number-style>
    <number:text-style style:name="N201">
      <number:text-content/>
      <number:text> tradícióból</number:text>
    </number:text-style>
    <number:number-style style:name="N202">
      <number:number number:min-integer-digits="1"/>
      <number:text>" fok)</number:text>
    </number:number-style>
    <number:number-style style:name="N203">
      <number:number number:min-integer-digits="1"/>
      <number:text>Ψ pont</number:text>
    </number:number-style>
    <number:number-style style:name="N204">
      <number:number number:min-integer-digits="1"/>
      <number:text>.szint a harcmodorban</number:text>
    </number:number-style>
    <number:number-style style:name="N205">
      <number:text>Harcmodor szint kevés a követelményhez!</number:text>
    </number:number-style>
    <number:number-style style:name="N206">
      <number:text>Harcmodor szint kevé</number:text>
    </number:number-style>
    <number:number-style style:name="N207">
      <number:text>Harcmodor</number:text>
    </number:number-style>
    <number:number-style style:name="N208">
      <number:text>jajj</number:text>
    </number:number-style>
    <number:number-style style:name="N209">
      <number:text>+</number:text>
      <number:number number:min-integer-digits="1"/>
      <number:text> SP</number:text>
    </number:number-style>
    <number:number-style style:name="N210">
      <number:text>+</number:text>
      <number:number number:decimal-places="0" number:min-decimal-places="0" number:min-integer-digits="1"/>
      <number:text>"</number:text>
    </number:number-style>
    <number:number-style style:name="N211">
      <number:number number:min-integer-digits="1"/>
      <number:text>.fok</number:text>
    </number:number-style>
    <number:number-style style:name="N212">
      <number:text>Erőbónusz: </number:text>
      <number:number number:min-integer-digits="1"/>
    </number:number-style>
    <number:number-style style:name="N213">
      <number:number number:min-integer-digits="1"/>
      <number:text> </number:text>
    </number:number-style>
    <number:number-style style:name="N214">
      <number:number number:min-integer-digits="1"/>
      <number:text> %</number:text>
    </number:number-style>
    <number:number-style style:name="N215">
      <number:number number:min-integer-digits="1"/>
      <number:text> SzP</number:text>
    </number:number-style>
    <number:number-style style:name="N216">
      <number:number number:min-integer-digits="1"/>
      <number:text> +k10</number:text>
    </number:number-style>
    <number:number-style style:name="N217">
      <number:number number:min-integer-digits="1"/>
      <number:text> →</number:text>
    </number:number-style>
    <number:number-style style:name="N218">
      <number:number number:min-integer-digits="1"/>
      <number:text> x</number:text>
    </number:number-style>
    <number:number-style style:name="N219">
      <number:number number:min-integer-digits="1"/>
      <number:text> +k10 ↓</number:text>
    </number:number-style>
    <number:number-style style:name="N220">
      <number:number number:min-integer-digits="1"/>
      <number:text> méter</number:text>
    </number:number-style>
    <number:number-style style:name="N221">
      <number:number number:min-integer-digits="1"/>
      <number:text>x</number:text>
    </number:number-style>
    <number:date-style style:name="N222">
      <number:month/>
      <number:text>ax: General</number:text>
    </number:date-style>
    <number:number-style style:name="N223">
      <number:text>Max költhető: </number:text>
      <number:number number:min-integer-digits="1"/>
    </number:number-style>
    <number:number-style style:name="N224">
      <number:text>Még költhető: </number:text>
      <number:number number:min-integer-digits="1"/>
    </number:number-style>
    <number:date-style style:name="N22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6">
      <number:text>Lovas harc fortély követelmény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0">00/00/0000</text:date>, <text:time style:data-style-name="N2" text:time-value="12:08:10.6999902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10T12:08:23.171893300</dc:date>
    <meta:editing-cycles>1237</meta:editing-cycles>
    <meta:editing-duration>P10DT13H36M18S</meta:editing-duration>
    <meta:document-statistic meta:table-count="11" meta:cell-count="477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